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2000000A0000099E0000087BB946F58A.wmf" manifest:media-type=""/>
  <manifest:file-entry manifest:full-path="Pictures/10000000000000A80000002557CF2F9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198cm"/>
    </style:style>
    <style:style style:name="co2" style:family="table-column">
      <style:table-column-properties fo:break-before="auto" style:column-width="3.175cm"/>
    </style:style>
    <style:style style:name="co3" style:family="table-column">
      <style:table-column-properties fo:break-before="auto" style:column-width="2.999cm"/>
    </style:style>
    <style:style style:name="co4" style:family="table-column">
      <style:table-column-properties fo:break-before="auto" style:column-width="3.069cm"/>
    </style:style>
    <style:style style:name="co5" style:family="table-column">
      <style:table-column-properties fo:break-before="auto" style:column-width="4.621cm"/>
    </style:style>
    <style:style style:name="co6" style:family="table-column">
      <style:table-column-properties fo:break-before="auto" style:column-width="2.709cm"/>
    </style:style>
    <style:style style:name="co7" style:family="table-column">
      <style:table-column-properties fo:break-before="auto" style:column-width="6.359cm"/>
    </style:style>
    <style:style style:name="co8" style:family="table-column">
      <style:table-column-properties fo:break-before="auto" style:column-width="2.559cm"/>
    </style:style>
    <style:style style:name="co9" style:family="table-column">
      <style:table-column-properties fo:break-before="auto" style:column-width="1.52cm"/>
    </style:style>
    <style:style style:name="co10" style:family="table-column">
      <style:table-column-properties fo:break-before="auto" style:column-width="1.409cm"/>
    </style:style>
    <style:style style:name="co11" style:family="table-column">
      <style:table-column-properties fo:break-before="auto" style:column-width="0.43cm"/>
    </style:style>
    <style:style style:name="co12" style:family="table-column">
      <style:table-column-properties fo:break-before="auto" style:column-width="2.45cm"/>
    </style:style>
    <style:style style:name="co13" style:family="table-column">
      <style:table-column-properties fo:break-before="auto" style:column-width="2.258cm"/>
    </style:style>
    <style:style style:name="co14" style:family="table-column">
      <style:table-column-properties fo:break-before="auto" style:column-width="2.404cm"/>
    </style:style>
    <style:style style:name="co15" style:family="table-column">
      <style:table-column-properties fo:break-before="auto" style:column-width="2.492cm"/>
    </style:style>
    <style:style style:name="co16" style:family="table-column">
      <style:table-column-properties fo:break-before="auto" style:column-width="2.487cm"/>
    </style:style>
    <style:style style:name="co17" style:family="table-column">
      <style:table-column-properties fo:break-before="page" style:column-width="2.424cm"/>
    </style:style>
    <style:style style:name="co18" style:family="table-column">
      <style:table-column-properties fo:break-before="auto" style:column-width="1.912cm"/>
    </style:style>
    <style:style style:name="co19" style:family="table-column">
      <style:table-column-properties fo:break-before="auto" style:column-width="2.106cm"/>
    </style:style>
    <style:style style:name="co20" style:family="table-column">
      <style:table-column-properties fo:break-before="auto" style:column-width="2.3cm"/>
    </style:style>
    <style:style style:name="co21" style:family="table-column">
      <style:table-column-properties fo:break-before="page" style:column-width="2.45cm"/>
    </style:style>
    <style:style style:name="co22" style:family="table-column">
      <style:table-column-properties fo:break-before="auto" style:column-width="0.977cm"/>
    </style:style>
    <style:style style:name="co23" style:family="table-column">
      <style:table-column-properties fo:break-before="auto" style:column-width="3.048cm"/>
    </style:style>
    <style:style style:name="co24" style:family="table-column">
      <style:table-column-properties fo:break-before="auto" style:column-width="2cm"/>
    </style:style>
    <style:style style:name="co25" style:family="table-column">
      <style:table-column-properties fo:break-before="auto" style:column-width="1.499cm"/>
    </style:style>
    <style:style style:name="co26" style:family="table-column">
      <style:table-column-properties fo:break-before="auto" style:column-width="3.508cm"/>
    </style:style>
    <style:style style:name="ro1" style:family="table-row">
      <style:table-row-properties style:row-height="0.513cm" fo:break-before="auto" style:use-optimal-row-height="true"/>
    </style:style>
    <style:style style:name="ro2" style:family="table-row">
      <style:table-row-properties style:row-height="0.979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499cm" fo:break-before="auto" style:use-optimal-row-height="true"/>
    </style:style>
    <style:style style:name="ro5" style:family="table-row">
      <style:table-row-properties style:row-height="1.005cm" fo:break-before="auto" style:use-optimal-row-height="false"/>
    </style:style>
    <style:style style:name="ro6" style:family="table-row">
      <style:table-row-properties style:row-height="0.497cm" fo:break-before="auto" style:use-optimal-row-height="true"/>
    </style:style>
    <style:style style:name="ro7" style:family="table-row">
      <style:table-row-properties style:row-height="0.263cm" fo:break-before="auto" style:use-optimal-row-height="false"/>
    </style:style>
    <style:style style:name="ro8" style:family="table-row">
      <style:table-row-properties style:row-height="1.473cm" fo:break-before="auto" style:use-optimal-row-height="false"/>
    </style:style>
    <style:style style:name="ro9" style:family="table-row">
      <style:table-row-properties style:row-height="0.54cm" fo:break-before="auto" style:use-optimal-row-height="true"/>
    </style:style>
    <style:style style:name="ro10" style:family="table-row">
      <style:table-row-properties style:row-height="0.529cm" fo:break-before="auto" style:use-optimal-row-height="true"/>
    </style:style>
    <style:style style:name="ro11" style:family="table-row">
      <style:table-row-properties style:row-height="0.443cm" fo:break-before="auto" style:use-optimal-row-height="true"/>
    </style:style>
    <style:style style:name="ro12" style:family="table-row">
      <style:table-row-properties style:row-height="0.469cm" fo:break-before="auto" style:use-optimal-row-height="true"/>
    </style:style>
    <style:style style:name="ro13" style:family="table-row">
      <style:table-row-properties style:row-height="0.446cm" fo:break-before="auto" style:use-optimal-row-height="true"/>
    </style:style>
    <style:style style:name="ro14" style:family="table-row">
      <style:table-row-properties style:row-height="0.427cm" fo:break-before="auto" style:use-optimal-row-height="true"/>
    </style:style>
    <style:style style:name="ro15" style:family="table-row">
      <style:table-row-properties style:row-height="0.443cm" fo:break-before="page" style:use-optimal-row-height="true"/>
    </style:style>
    <style:style style:name="ro16" style:family="table-row">
      <style:table-row-properties style:row-height="1.704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number:date-style style:name="N36" number:automatic-order="true">
      <number:day number:style="long"/>
      <number:text>/</number:text>
      <number:month number:style="long"/>
      <number:text>/</number:text>
      <number:year number:style="long"/>
    </number:date-style>
    <style:style style:name="ce1" style:family="table-cell" style:parent-style-name="Normal_20_2">
      <style:table-cell-properties fo:background-color="#ffffff" fo:padding="0.071cm"/>
    </style:style>
    <style:style style:name="ce2" style:family="table-cell" style:parent-style-name="Normal_20_2">
      <style:table-cell-properties style:glyph-orientation-vertical="0" fo:border-bottom="none" fo:background-color="#ffffff" style:cell-protect="none" style:print-content="true" style:diagonal-bl-tr="none" style:diagonal-tl-br="none" style:text-align-source="fix" style:repeat-content="false" fo:wrap-option="wrap" fo:border-left="0.06pt solid #333333" style:direction="ltr" fo:padding="0.071cm" fo:border-right="0.06pt solid #333333" style:rotation-angle="0" style:rotation-align="none" style:shrink-to-fit="false" fo:border-top="0.06pt solid #333333" style:vertical-align="middle" style:vertical-justify="auto"/>
      <style:paragraph-properties fo:text-align="center" css3t:text-justify="auto" fo:margin-left="0cm" style:writing-mode="page"/>
      <style:text-properties fo:color="#333399" style:text-outline="false" style:text-line-through-style="none" style:font-name="Arial" fo:font-size="22pt" fo:font-style="normal" fo:text-shadow="none" style:text-underline-style="none" fo:font-weight="bold" style:font-size-asian="22pt" style:font-style-asian="normal" style:font-weight-asian="bold" style:font-name-complex="Arial" style:font-size-complex="22pt" style:font-style-complex="normal" style:font-weight-complex="bold"/>
    </style:style>
    <style:style style:name="ce3" style:family="table-cell" style:parent-style-name="Normal_20_2">
      <style:table-cell-properties style:glyph-orientation-vertical="0" fo:border-bottom="none" fo:background-color="#ffffff" style:diagonal-bl-tr="none" style:diagonal-tl-br="none" style:text-align-source="fix" style:repeat-content="false" fo:wrap-option="wrap" fo:border-left="0.06pt solid #333333" style:direction="ltr" fo:padding="0.071cm" fo:border-right="0.06pt solid #333333" style:rotation-angle="0" style:rotation-align="none" style:shrink-to-fit="false" fo:border-top="none" style:vertical-align="middle" style:vertical-justify="auto"/>
      <style:paragraph-properties fo:text-align="center" css3t:text-justify="auto" fo:margin-left="0cm" style:writing-mode="page"/>
      <style:text-properties fo:color="#333399" style:text-outline="false" style:text-line-through-style="none" style:font-name="Arial" fo:font-size="22pt" fo:font-style="normal" fo:text-shadow="none" style:text-underline-style="none" fo:font-weight="bold" style:font-size-asian="22pt" style:font-style-asian="normal" style:font-weight-asian="bold" style:font-name-complex="Arial" style:font-size-complex="22pt" style:font-style-complex="normal" style:font-weight-complex="bold"/>
    </style:style>
    <style:style style:name="ce4" style:family="table-cell" style:parent-style-name="Normal_20_2">
      <style:table-cell-properties fo:border-bottom="none" fo:background-color="#ffffff" style:diagonal-bl-tr="none" style:diagonal-tl-br="none" fo:border-left="0.06pt solid #333333" fo:padding="0.071cm" fo:border-right="none" style:rotation-align="none" fo:border-top="none"/>
    </style:style>
    <style:style style:name="ce5" style:family="table-cell" style:parent-style-name="Normal_20_2">
      <style:table-cell-properties style:glyph-orientation-vertical="0" fo:border-bottom="none" fo:background-color="#ffffff" style:diagonal-bl-tr="none" style:diagonal-tl-br="none" style:text-align-source="fix" style:repeat-content="false" fo:wrap-option="no-wrap" fo:border-left="0.06pt solid #333333"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Normal_20_2">
      <style:table-cell-properties style:glyph-orientation-vertical="0" fo:border-bottom="none" fo:background-color="#ffffff" style:diagonal-bl-tr="none" style:diagonal-tl-br="none" style:text-align-source="fix" style:repeat-content="false" fo:wrap-option="no-wrap" fo:border-left="0.06pt solid #333333" style:direction="ltr" fo:padding="0.071cm" fo:border-right="none" style:rotation-angle="0" style:rotation-align="none" style:shrink-to-fit="false" fo:border-top="none" style:vertical-align="automatic" style:vertical-justify="auto"/>
      <style:paragraph-properties fo:text-align="start" css3t:text-justify="auto" fo:margin-left="0.353cm" style:writing-mode="page"/>
    </style:style>
    <style:style style:name="ce7" style:family="table-cell" style:parent-style-name="Normal_20_2">
      <style:table-cell-properties style:glyph-orientation-vertical="0" fo:border-bottom="0.06pt solid #333333" fo:background-color="#ffffff" style:diagonal-bl-tr="none" style:diagonal-tl-br="none" style:text-align-source="fix" style:repeat-content="false" fo:wrap-option="no-wrap" fo:border-left="0.06pt solid #333333"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Normal_20_2">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353cm" style:writing-mode="page"/>
    </style:style>
    <style:style style:name="ce9" style:family="table-cell" style:parent-style-name="Normal_20_2">
      <style:table-cell-properties style:glyph-orientation-vertical="0" fo:background-color="#ffffff" style:text-align-source="fix" style:repeat-content="false" fo:wrap-option="no-wrap" style:direction="ltr" fo:padding="0.071cm"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Normal_20_2">
      <style:table-cell-properties style:glyph-orientation-vertical="0" fo:border-bottom="none" fo:background-color="#ffffff" style:diagonal-bl-tr="none" style:diagonal-tl-br="none" style:text-align-source="fix" style:repeat-content="false" fo:wrap-option="no-wrap" fo:border-left="0.06pt solid #333333"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Normal_20_2">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style>
    <style:style style:name="ce12" style:family="table-cell" style:parent-style-name="Normal_20_2">
      <style:table-cell-properties style:glyph-orientation-vertical="0" fo:background-color="#ccccff" style:diagonal-bl-tr="none" style:diagonal-tl-br="none" style:text-align-source="fix" style:repeat-content="false" fo:wrap-option="no-wrap" fo:border="0.06pt solid #333333"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Normal_20_2">
      <style:table-cell-properties style:glyph-orientation-vertical="0" fo:background-color="#ffffff" style:cell-protect="none" style:print-content="true" style:diagonal-bl-tr="none" style:diagonal-tl-br="none" style:text-align-source="fix" style:repeat-content="false" fo:wrap-option="no-wrap" fo:border="0.06pt solid #333333"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4" style:family="table-cell" style:parent-style-name="Normal_20_2">
      <style:table-cell-properties fo:background-color="transparent" fo:padding="0.071cm"/>
    </style:style>
    <style:style style:name="ce15" style:family="table-cell" style:parent-style-name="Normal_20_2">
      <style:table-cell-properties fo:padding="0.071cm"/>
    </style:style>
    <style:style style:name="ce16" style:family="table-cell" style:parent-style-name="Normal_20_2">
      <style:table-cell-properties fo:background-color="#ffffff" style:diagonal-bl-tr="none" style:diagonal-tl-br="none" fo:border="none" fo:padding="0.071cm" style:rotation-align="none"/>
    </style:style>
    <style:style style:name="ce17" style:family="table-cell" style:parent-style-name="Normal_20_2">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06pt solid #333333" style:rotation-angle="0" style:rotation-align="none" style:shrink-to-fit="false" fo:border-top="none" style:vertical-align="top" style:vertical-justify="auto"/>
      <style:paragraph-properties fo:text-align="start" css3t:text-justify="auto" fo:margin-left="0cm" style:writing-mode="page"/>
    </style:style>
    <style:style style:name="ce18" style:family="table-cell" style:parent-style-name="Normal_20_2" style:data-style-name="N36">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Normal_20_2" style:data-style-name="N100">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font-name="Arial" style:font-name-asian="DejaVu Sans"/>
    </style:style>
    <style:style style:name="ce20" style:family="table-cell" style:parent-style-name="Normal_20_2">
      <style:table-cell-properties style:glyph-orientation-vertical="0" fo:border-bottom="none" fo:background-color="#ffffff" style:cell-protect="none" style:print-content="true" style:diagonal-bl-tr="none" style:diagonal-tl-br="none" style:text-align-source="fix" style:repeat-content="false" fo:wrap-option="wrap" fo:border-left="none" style:direction="ltr" fo:padding="0.071cm" fo:border-right="0.06pt solid #333333" style:rotation-angle="0" style:rotation-align="none" style:shrink-to-fit="false" fo:border-top="none" style:vertical-align="top" style:vertical-justify="auto"/>
      <style:paragraph-properties fo:text-align="start" css3t:text-justify="auto" fo:margin-left="0cm" style:writing-mode="page"/>
    </style:style>
    <style:style style:name="ce21" style:family="table-cell" style:parent-style-name="Normal_20_2">
      <style:table-cell-properties style:glyph-orientation-vertical="0" fo:background-color="#ffffff"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22" style:family="table-cell" style:parent-style-name="Excel_5f_BuiltIn_5f_Hyperlink" style:data-style-name="N0">
      <style:table-cell-properties style:glyph-orientation-vertical="0" fo:background-color="#ffffff"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0000ff" style:text-outline="false" style:text-line-through-style="none" style:font-name="Calibri" fo:font-size="8pt" fo:font-style="normal" fo:text-shadow="none" style:text-underline-style="solid" style:text-underline-width="auto" style:text-underline-color="font-color" fo:font-weight="normal" style:font-size-asian="8pt" style:font-style-asian="normal" style:font-weight-asian="normal" style:font-name-complex="Calibri" style:font-size-complex="8pt" style:font-style-complex="normal" style:font-weight-complex="normal"/>
    </style:style>
    <style:style style:name="ce23" style:family="table-cell" style:parent-style-name="Normal_20_2">
      <style:table-cell-properties style:glyph-orientation-vertical="0" fo:border-bottom="0.06pt solid #333333" fo:background-color="#ffffff" style:cell-protect="protected" style:print-content="true" style:diagonal-bl-tr="none" style:diagonal-tl-br="none" style:text-align-source="fix" style:repeat-content="false" fo:wrap-option="wrap" fo:border-left="none" style:direction="ltr" fo:padding="0.071cm" fo:border-right="0.06pt solid #333333"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Normal_20_2">
      <style:table-cell-properties style:glyph-orientation-vertical="0" fo:background-color="#ffffff"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font-name="Arial" fo:font-size="10pt" style:font-size-asian="10pt" style:font-size-complex="10pt"/>
    </style:style>
    <style:style style:name="ce25"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Normal_20_3">
      <style:table-cell-properties fo:background-color="#ffffff" style:diagonal-bl-tr="none" style:diagonal-tl-br="none" fo:border="none" fo:padding="0.071cm" style:rotation-align="none"/>
    </style:style>
    <style:style style:name="ce28" style:family="table-cell" style:parent-style-name="Normal_20_2" style:data-style-name="N36">
      <style:table-cell-properties style:glyph-orientation-vertical="0" fo:background-color="#ffffff" style:cell-protect="none" style:print-content="true" style:diagonal-bl-tr="none" style:diagonal-tl-br="none" style:text-align-source="fix" style:repeat-content="false" fo:wrap-option="no-wrap" fo:border="0.06pt solid #333333"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Normal_20_2" style:data-style-name="N36">
      <style:table-cell-properties style:glyph-orientation-vertical="0" fo:background-color="#ffffff" style:cell-protect="none" style:print-content="true" style:diagonal-bl-tr="none" style:diagonal-tl-br="none" style:text-align-source="fix" style:repeat-content="false" fo:wrap-option="no-wrap" fo:border="0.06pt solid #333333"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0" style:family="table-cell" style:parent-style-name="Normal_20_2">
      <style:table-cell-properties style:glyph-orientation-vertical="0" fo:background-color="#ffffff"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31" style:family="table-cell" style:parent-style-name="Normal_20_2">
      <style:table-cell-properties style:glyph-orientation-vertical="0" fo:border-bottom="0.06pt solid #333333" fo:background-color="#ffffff" style:cell-protect="protected" style:print-content="true"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Normal_20_2">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font-name="Arial" fo:font-size="10pt" style:font-size-asian="10pt" style:font-size-complex="10pt"/>
    </style:style>
    <style:style style:name="ce33" style:family="table-cell" style:parent-style-name="Normal_20_2">
      <style:table-cell-properties style:glyph-orientation-vertical="0" fo:background-color="#ffffff" style:cell-protect="none" style:print-content="true" style:diagonal-bl-tr="none" style:diagonal-tl-br="none" style:text-align-source="value-type" style:repeat-content="false" fo:wrap-option="no-wrap" fo:border="0.06pt solid #333333"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Normal_20_2">
      <style:table-cell-properties fo:border-bottom="none" fo:background-color="#ffffff" style:diagonal-bl-tr="none" style:diagonal-tl-br="none" fo:border-left="none" fo:padding="0.071cm" fo:border-right="0.06pt solid #333333" style:rotation-align="none" fo:border-top="none"/>
    </style:style>
    <style:style style:name="ce35" style:family="table-cell" style:parent-style-name="Normal_20_2">
      <style:table-cell-properties style:glyph-orientation-vertical="0" fo:border-bottom="none" fo:background-color="#ffffff" style:cell-protect="none" style:print-content="true" style:diagonal-bl-tr="none" style:diagonal-tl-br="none" style:text-align-source="value-type" style:repeat-content="false" fo:wrap-option="no-wrap" fo:border-left="none" style:direction="ltr" fo:padding="0.071cm" fo:border-right="0.06pt solid #333333" style:rotation-angle="0" style:rotation-align="none" style:shrink-to-fit="false" fo:border-top="none" style:vertical-align="top" style:vertical-justify="auto"/>
      <style:paragraph-properties css3t:text-justify="auto" fo:margin-left="0cm" style:writing-mode="page"/>
    </style:style>
    <style:style style:name="ce36" style:family="table-cell" style:parent-style-name="Default">
      <style:table-cell-properties fo:background-color="#2300dc"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37" style:family="table-cell" style:parent-style-name="Default">
      <style:table-cell-properties fo:background-color="#e6e6ff" fo:border="0.06pt solid #000000"/>
      <style:text-properties fo:font-weight="bold" style:font-weight-asian="bold" style:font-weight-complex="bold"/>
    </style:style>
    <style:style style:name="ce38" style:family="table-cell" style:parent-style-name="Default">
      <style:table-cell-properties fo:background-color="#e6e6ff" fo:border="0.06pt solid #000000"/>
    </style:style>
    <style:style style:name="ce39" style:family="table-cell" style:parent-style-name="Default">
      <style:table-cell-properties fo:background-color="#2300dc" style:text-align-source="fix" style:repeat-content="false" fo:border="0.06pt solid #000000" style:vertical-align="middle"/>
      <style:paragraph-properties fo:text-align="center"/>
      <style:text-properties style:use-window-font-color="true" style:font-name="Liberation Sans" fo:font-weight="bold" style:font-name-asian="DejaVu Sans" style:font-weight-asian="bold" style:font-name-complex="FreeSans" style:font-weight-complex="bold"/>
    </style:style>
    <style:style style:name="ce40" style:family="table-cell" style:parent-style-name="Default">
      <style:text-properties fo:font-style="italic" style:font-style-asian="italic" style:font-style-complex="italic"/>
    </style:style>
    <style:style style:name="ce41" style:family="table-cell" style:parent-style-name="Default">
      <style:table-cell-properties fo:border="0.06pt solid #000000"/>
    </style:style>
    <style:style style:name="ce42" style:family="table-cell" style:parent-style-name="Default">
      <style:table-cell-properties fo:background-color="#e6e6ff" style:text-align-source="fix" style:repeat-content="false" fo:border="0.06pt solid #000000"/>
      <style:paragraph-properties fo:text-align="center" fo:margin-left="0cm"/>
      <style:text-properties fo:font-weight="bold" style:font-weight-asian="bold" style:font-weight-complex="bold"/>
    </style:style>
    <style:style style:name="ce43" style:family="table-cell" style:parent-style-name="Default">
      <style:table-cell-properties fo:background-color="transparent" fo:border="0.06pt solid #000000"/>
    </style:style>
    <style:style style:name="ce44" style:family="table-cell" style:parent-style-name="Default">
      <style:table-cell-properties fo:border-bottom="0.06pt solid #000000" fo:background-color="#2300dc" style:text-align-source="fix" style:repeat-content="false" fo:border-left="0.54pt solid #000000" fo:border-right="0.54pt solid #000000" fo:border-top="0.54pt solid #000000" style:vertical-align="middle"/>
      <style:paragraph-properties fo:text-align="center" fo:margin-left="0cm"/>
      <style:text-properties style:use-window-font-color="true" fo:font-weight="bold" style:font-weight-asian="bold" style:font-weight-complex="bold"/>
    </style:style>
    <style:style style:name="ce45" style:family="table-cell" style:parent-style-name="Default">
      <style:table-cell-properties fo:border-bottom="none" fo:border-left="0.54pt solid #000000" fo:border-right="none" fo:border-top="none"/>
    </style:style>
    <style:style style:name="ce46" style:family="table-cell" style:parent-style-name="Default">
      <style:table-cell-properties fo:border-bottom="0.06pt solid #000000" fo:background-color="#e6e6ff" fo:border-left="0.54pt solid #000000" fo:border-right="0.06pt solid #000000" fo:border-top="0.06pt solid #000000"/>
      <style:text-properties fo:font-size="8pt" style:font-size-asian="8pt" style:font-size-complex="8pt"/>
    </style:style>
    <style:style style:name="ce47" style:family="table-cell" style:parent-style-name="Default" style:data-style-name="N11">
      <style:table-cell-properties fo:border-bottom="0.06pt solid #000000" fo:background-color="#e6e6ff" fo:border-left="0.54pt solid #000000" fo:border-right="0.06pt solid #000000" fo:border-top="0.06pt solid #000000"/>
    </style:style>
    <style:style style:name="ce48" style:family="table-cell" style:parent-style-name="Default">
      <style:table-cell-properties fo:border-bottom="none" fo:border-left="0.54pt solid #000000" fo:border-right="none" fo:border-top="none"/>
      <style:text-properties fo:font-size="9pt" fo:font-weight="bold" style:font-size-asian="9pt" style:font-weight-asian="bold" style:font-size-complex="9pt" style:font-weight-complex="bold"/>
    </style:style>
    <style:style style:name="ce49" style:family="table-cell" style:parent-style-name="Default">
      <style:table-cell-properties fo:border-bottom="none" fo:border-left="0.54pt solid #000000" fo:border-right="none" fo:border-top="none"/>
      <style:text-properties fo:font-weight="bold" style:font-weight-asian="bold" style:font-weight-complex="bold"/>
    </style:style>
    <style:style style:name="ce50" style:family="table-cell" style:parent-style-name="Default">
      <style:table-cell-properties fo:border-bottom="0.06pt solid #000000" fo:background-color="#e6e6ff" fo:border-left="0.54pt solid #000000" fo:border-right="0.06pt solid #000000" fo:border-top="0.06pt solid #000000"/>
    </style:style>
    <style:style style:name="ce51" style:family="table-cell" style:parent-style-name="Default" style:data-style-name="N11">
      <style:table-cell-properties fo:border-bottom="0.54pt solid #000000" fo:background-color="#e6e6ff" fo:border-left="0.54pt solid #000000" fo:border-right="0.06pt solid #000000" fo:border-top="0.06pt solid #000000"/>
    </style:style>
    <style:style style:name="ce52" style:family="table-cell" style:parent-style-name="Default">
      <style:table-cell-properties fo:border-bottom="0.06pt solid #000000" fo:background-color="#2300dc" style:text-align-source="fix" style:repeat-content="false" fo:border-left="0.54pt solid #000000" fo:border-right="0.54pt solid #000000" fo:border-top="1.05pt solid #000000" style:vertical-align="middle"/>
      <style:paragraph-properties fo:text-align="center" fo:margin-left="0cm"/>
      <style:text-properties style:use-window-font-color="true" fo:font-weight="bold" style:font-weight-asian="bold" style:font-weight-complex="bold"/>
    </style:style>
    <style:style style:name="ce53" style:family="table-cell" style:parent-style-name="Default">
      <style:table-cell-properties fo:border-bottom="0.54pt solid #000000" style:text-align-source="fix" style:repeat-content="false" fo:wrap-option="wrap" fo:border-left="0.54pt solid #000000" fo:border-right="0.54pt solid #000000" fo:border-top="1.05pt solid #000000" style:vertical-align="middle"/>
      <style:paragraph-properties fo:text-align="start" fo:margin-left="0cm"/>
      <style:text-properties fo:font-weight="bold" style:font-weight-asian="bold" style:font-weight-complex="bold"/>
    </style:style>
    <style:style style:name="ce54" style:family="table-cell" style:parent-style-name="Default">
      <style:table-cell-properties fo:border-bottom="none" fo:border-left="none" fo:border-right="none" fo:border-top="0.54pt solid #000000"/>
    </style:style>
    <style:style style:name="ce55" style:family="table-cell" style:parent-style-name="Default">
      <style:table-cell-properties fo:border-bottom="0.06pt solid #000000" fo:background-color="#e6e6ff" style:text-align-source="fix" style:repeat-content="false" fo:border-left="0.06pt solid #000000" fo:border-right="0.54pt solid #000000" fo:border-top="0.06pt solid #000000" style:vertical-align="middle"/>
      <style:paragraph-properties fo:text-align="start" fo:margin-left="0cm"/>
    </style:style>
    <style:style style:name="ce56" style:family="table-cell" style:parent-style-name="Default" style:data-style-name="N108">
      <style:table-cell-properties fo:border="0.06pt solid #000000"/>
    </style:style>
    <style:style style:name="ce57" style:family="table-cell" style:parent-style-name="Default" style:data-style-name="N109">
      <style:table-cell-properties fo:border="0.06pt solid #000000"/>
    </style:style>
    <style:style style:name="ce58" style:family="table-cell" style:parent-style-name="Default" style:data-style-name="N109">
      <style:table-cell-properties fo:border="0.06pt solid #000000"/>
    </style:style>
    <style:style style:name="ce59" style:family="table-cell" style:parent-style-name="Default" style:data-style-name="N1">
      <style:table-cell-properties fo:border="0.06pt solid #000000"/>
    </style:style>
    <style:style style:name="ce60" style:family="table-cell" style:parent-style-name="Default" style:data-style-name="N109">
      <style:table-cell-properties fo:border="0.06pt solid #000000"/>
    </style:style>
    <style:style style:name="ce61" style:family="table-cell" style:parent-style-name="Default" style:data-style-name="N1">
      <style:table-cell-properties fo:border="0.06pt solid #000000"/>
    </style:style>
    <style:style style:name="ce62" style:family="table-cell" style:parent-style-name="Default" style:data-style-name="N109">
      <style:table-cell-properties fo:border="0.06pt solid #000000"/>
    </style:style>
    <style:style style:name="ce63" style:family="table-cell" style:parent-style-name="Default" style:data-style-name="N1">
      <style:table-cell-properties fo:border="0.06pt solid #000000"/>
    </style:style>
    <style:style style:name="ce64" style:family="table-cell" style:parent-style-name="Default" style:data-style-name="N1">
      <style:table-cell-properties fo:border-bottom="0.54pt solid #000000" fo:border-left="0.06pt solid #000000" fo:border-right="0.06pt solid #000000" fo:border-top="0.06pt solid #000000"/>
    </style:style>
    <style:style style:name="ce65" style:family="table-cell" style:parent-style-name="Default">
      <style:table-cell-properties fo:border-bottom="0.54pt solid #000000" style:text-align-source="fix" style:repeat-content="false" fo:border-left="none" fo:border-right="none" fo:border-top="1.05pt solid #000000"/>
      <style:paragraph-properties fo:text-align="start" fo:margin-left="0cm"/>
      <style:text-properties fo:font-weight="bold" style:font-weight-asian="bold" style:font-weight-complex="bold"/>
    </style:style>
    <style:style style:name="ce66" style:family="table-cell" style:parent-style-name="Default">
      <style:table-cell-properties fo:border-bottom="0.06pt solid #000000" fo:background-color="#e6e6ff" style:text-align-source="fix" style:repeat-content="false" fo:border-left="0.06pt solid #000000" fo:border-right="1.05pt solid #000000" fo:border-top="0.06pt solid #000000" style:vertical-align="middle"/>
      <style:paragraph-properties fo:text-align="start" fo:margin-left="0cm"/>
    </style:style>
    <style:style style:name="ce67" style:family="table-cell" style:parent-style-name="Default" style:data-style-name="N109">
      <style:table-cell-properties fo:border="0.06pt solid #000000"/>
    </style:style>
    <style:style style:name="ce68" style:family="table-cell" style:parent-style-name="Default">
      <style:text-properties fo:font-size="10pt" fo:font-style="italic" style:font-size-asian="10pt" style:font-style-asian="italic" style:font-size-complex="10pt" style:font-style-complex="italic"/>
    </style:style>
    <style:style style:name="ce69" style:family="table-cell" style:parent-style-name="Default">
      <style:table-cell-properties fo:border-bottom="none" fo:border-left="none" fo:border-right="0.54pt solid #000000" fo:border-top="0.54pt solid #000000"/>
    </style:style>
    <style:style style:name="ce70" style:family="table-cell" style:parent-style-name="Default">
      <style:table-cell-properties fo:border-bottom="none" fo:border-left="none" fo:border-right="0.54pt solid #000000" fo:border-top="none"/>
    </style:style>
    <style:style style:name="ce71" style:family="table-cell" style:parent-style-name="Default">
      <style:table-cell-properties fo:border-bottom="0.06pt solid #000000" fo:background-color="#e6e6ff" fo:border-left="0.06pt solid #000000" fo:border-right="0.54pt solid #000000" fo:border-top="0.06pt solid #000000"/>
    </style:style>
    <style:style style:name="ce72" style:family="table-cell" style:parent-style-name="Default" style:data-style-name="N108">
      <style:table-cell-properties fo:border-bottom="0.06pt solid #000000" fo:border-left="0.06pt solid #000000" fo:border-right="0.54pt solid #000000" fo:border-top="0.06pt solid #000000"/>
    </style:style>
    <style:style style:name="ce73" style:family="table-cell" style:parent-style-name="Default" style:data-style-name="N109">
      <style:table-cell-properties fo:border-bottom="0.06pt solid #000000" fo:border-left="0.06pt solid #000000" fo:border-right="0.54pt solid #000000" fo:border-top="0.06pt solid #000000"/>
    </style:style>
    <style:style style:name="ce74" style:family="table-cell" style:parent-style-name="Default" style:data-style-name="N109">
      <style:table-cell-properties fo:border-bottom="0.06pt solid #000000" fo:border-left="0.06pt solid #000000" fo:border-right="0.54pt solid #000000" fo:border-top="0.06pt solid #000000"/>
    </style:style>
    <style:style style:name="ce75" style:family="table-cell" style:parent-style-name="Default" style:data-style-name="N1">
      <style:table-cell-properties fo:border-bottom="0.06pt solid #000000" fo:border-left="0.06pt solid #000000" fo:border-right="0.54pt solid #000000" fo:border-top="0.06pt solid #000000"/>
    </style:style>
    <style:style style:name="ce76" style:family="table-cell" style:parent-style-name="Default" style:data-style-name="N109">
      <style:table-cell-properties fo:border-bottom="0.06pt solid #000000" fo:border-left="0.06pt solid #000000" fo:border-right="0.54pt solid #000000" fo:border-top="0.06pt solid #000000"/>
    </style:style>
    <style:style style:name="ce77" style:family="table-cell" style:parent-style-name="Default" style:data-style-name="N1">
      <style:table-cell-properties fo:border-bottom="0.06pt solid #000000" fo:border-left="0.06pt solid #000000" fo:border-right="0.54pt solid #000000" fo:border-top="0.06pt solid #000000"/>
    </style:style>
    <style:style style:name="ce78" style:family="table-cell" style:parent-style-name="Default" style:data-style-name="N1">
      <style:table-cell-properties fo:border-bottom="0.06pt solid #000000" fo:border-left="0.06pt solid #000000" fo:border-right="0.54pt solid #000000" fo:border-top="0.06pt solid #000000"/>
    </style:style>
    <style:style style:name="ce79" style:family="table-cell" style:parent-style-name="Default" style:data-style-name="N1">
      <style:table-cell-properties fo:border-bottom="0.54pt solid #000000" fo:border-left="0.06pt solid #000000" fo:border-right="0.54pt solid #000000" fo:border-top="0.06pt solid #000000"/>
    </style:style>
    <style:style style:name="ce80" style:family="table-cell" style:parent-style-name="Default">
      <style:table-cell-properties fo:border-bottom="0.54pt solid #000000" style:text-align-source="fix" style:repeat-content="false" fo:border-left="none" fo:border-right="0.54pt solid #000000" fo:border-top="1.05pt solid #000000"/>
      <style:paragraph-properties fo:text-align="start" fo:margin-left="0cm"/>
      <style:text-properties fo:font-weight="bold" style:font-weight-asian="bold" style:font-weight-complex="bold"/>
    </style:style>
    <style:style style:name="ce81" style:family="table-cell" style:parent-style-name="Default">
      <style:table-cell-properties fo:background-color="transparent" fo:border="none"/>
      <style:text-properties fo:color="#ffffff"/>
    </style:style>
    <style:style style:name="ce82" style:family="table-cell" style:parent-style-name="Default" style:data-style-name="N113">
      <style:table-cell-properties fo:border="0.06pt solid #000000"/>
    </style:style>
    <style:style style:name="ce83" style:family="table-cell" style:parent-style-name="Default">
      <style:table-cell-properties fo:border-bottom="none" style:text-align-source="fix" style:repeat-content="false" fo:border-left="none" fo:border-right="1.05pt solid #000000" fo:border-top="none" style:vertical-align="middle"/>
      <style:paragraph-properties fo:text-align="start" fo:margin-left="0cm"/>
      <style:text-properties fo:font-style="italic" style:font-style-asian="italic" style:font-style-complex="italic"/>
    </style:style>
    <style:style style:name="ce84" style:family="table-cell" style:parent-style-name="Default" style:data-style-name="N113"/>
    <style:style style:name="ce85" style:family="table-cell" style:parent-style-name="Default" style:data-style-name="N113"/>
    <style:style style:name="ce86" style:family="table-cell" style:parent-style-name="Default">
      <style:table-cell-properties fo:border-bottom="0.54pt solid #000000" fo:border-left="none" fo:border-right="none" fo:border-top="none"/>
    </style:style>
    <style:style style:name="ce87" style:family="table-cell" style:parent-style-name="Default">
      <style:table-cell-properties fo:border-bottom="none" fo:background-color="transparent" fo:border-left="none" fo:border-right="0.54pt solid #000000" fo:border-top="none"/>
      <style:text-properties fo:color="#ffffff"/>
    </style:style>
    <style:style style:name="ce88" style:family="table-cell" style:parent-style-name="Default" style:data-style-name="N113">
      <style:table-cell-properties fo:border-bottom="0.06pt solid #000000" fo:border-left="0.06pt solid #000000" fo:border-right="0.54pt solid #000000" fo:border-top="0.06pt solid #000000"/>
    </style:style>
    <style:style style:name="ce89" style:family="table-cell" style:parent-style-name="Default" style:data-style-name="N113">
      <style:table-cell-properties fo:border-bottom="none" fo:border-left="none" fo:border-right="0.54pt solid #000000" fo:border-top="none"/>
    </style:style>
    <style:style style:name="ce90" style:family="table-cell" style:parent-style-name="Default" style:data-style-name="N113">
      <style:table-cell-properties fo:border-bottom="none" fo:border-left="none" fo:border-right="0.54pt solid #000000" fo:border-top="none"/>
    </style:style>
    <style:style style:name="ce91" style:family="table-cell" style:parent-style-name="Default">
      <style:table-cell-properties fo:border-bottom="0.54pt solid #000000" fo:border-left="none" fo:border-right="0.54pt solid #000000" fo:border-top="none"/>
    </style:style>
    <style:style style:name="ce92" style:family="table-cell" style:parent-style-name="Default">
      <style:table-cell-properties fo:border-bottom="none" fo:border-left="0.54pt solid #000000" fo:border-right="none" fo:border-top="none"/>
      <style:text-properties fo:font-size="8pt" fo:font-weight="bold" style:font-size-asian="8pt" style:font-weight-asian="bold" style:font-size-complex="8pt" style:font-weight-complex="bold"/>
    </style:style>
    <style:style style:name="ce93" style:family="table-cell" style:parent-style-name="Default">
      <style:table-cell-properties fo:border-bottom="0.54pt solid #000000" fo:border-left="0.54pt solid #000000" fo:border-right="none" fo:border-top="none"/>
    </style:style>
    <style:style style:name="ce94" style:family="table-cell" style:parent-style-name="Default" style:data-style-name="N114">
      <style:table-cell-properties fo:border="0.06pt solid #000000"/>
    </style:style>
    <style:style style:name="ce95" style:family="table-cell" style:parent-style-name="Default" style:data-style-name="N115">
      <style:table-cell-properties fo:border="0.06pt solid #000000"/>
    </style:style>
    <style:style style:name="ce96" style:family="table-cell" style:parent-style-name="Default">
      <style:text-properties fo:font-size="10pt" fo:font-style="italic" fo:font-weight="normal" style:font-size-asian="10pt" style:font-style-asian="italic" style:font-weight-asian="normal" style:font-size-complex="10pt" style:font-style-complex="italic" style:font-weight-complex="normal"/>
    </style:style>
    <style:style style:name="ce97" style:family="table-cell" style:parent-style-name="Default" style:data-style-name="N114">
      <style:table-cell-properties fo:border-bottom="0.06pt solid #000000" fo:border-left="0.06pt solid #000000" fo:border-right="0.54pt solid #000000" fo:border-top="0.06pt solid #000000"/>
    </style:style>
    <style:style style:name="ce98" style:family="table-cell" style:parent-style-name="Default" style:data-style-name="N115">
      <style:table-cell-properties fo:border-bottom="0.06pt solid #000000" fo:border-left="0.06pt solid #000000" fo:border-right="0.54pt solid #000000" fo:border-top="0.06pt solid #000000"/>
    </style:style>
    <style:style style:name="ce99" style:family="table-cell" style:parent-style-name="Default">
      <style:text-properties fo:font-weight="bold" style:font-weight-asian="bold" style:font-weight-complex="bold"/>
    </style:style>
    <style:style style:name="ce100" style:family="table-cell" style:parent-style-name="Default">
      <style:table-cell-properties fo:background-color="#c0c0c0" fo:border="0.06pt solid #000000"/>
      <style:text-properties fo:color="#ffffff" fo:font-weight="bold" style:font-weight-asian="bold" style:font-weight-complex="bold"/>
    </style:style>
    <style:style style:name="ce101" style:family="table-cell" style:parent-style-name="Default">
      <style:table-cell-properties fo:background-color="#f3f3f3" fo:border="0.06pt solid #000000"/>
      <style:text-properties fo:color="#808080"/>
    </style:style>
    <style:style style:name="ce102" style:family="table-cell" style:parent-style-name="Default">
      <style:table-cell-properties fo:background-color="#f3f3f3" fo:border="0.06pt solid #000000"/>
    </style:style>
    <style:style style:name="ce103" style:family="table-cell" style:parent-style-name="Default">
      <style:table-cell-properties fo:background-color="#c0c0c0" fo:border="0.06pt solid #000000"/>
      <style:text-properties fo:font-weight="bold" style:font-weight-asian="bold" style:font-weight-complex="bold"/>
    </style:style>
    <style:style style:name="ce104" style:family="table-cell" style:parent-style-name="Default">
      <style:table-cell-properties style:text-align-source="fix" style:repeat-content="false" fo:border="0.06pt solid #000000"/>
      <style:paragraph-properties fo:text-align="end" fo:margin-left="0cm"/>
      <style:text-properties fo:color="#808080"/>
    </style:style>
    <style:style style:name="ce105" style:family="table-cell" style:parent-style-name="Default">
      <style:table-cell-properties style:text-align-source="fix" style:repeat-content="false" fo:border="0.06pt solid #000000"/>
      <style:paragraph-properties fo:text-align="end" fo:margin-left="0cm"/>
    </style:style>
    <style:style style:name="ce106" style:family="table-cell" style:parent-style-name="Default">
      <style:table-cell-properties fo:background-color="#c0c0c0" style:text-align-source="fix" style:repeat-content="false" fo:border="0.06pt solid #000000"/>
      <style:paragraph-properties fo:text-align="end" fo:margin-left="0cm"/>
      <style:text-properties fo:font-weight="bold" style:font-weight-asian="bold" style:font-weight-complex="bold"/>
    </style:style>
    <style:style style:name="ce107" style:family="table-cell" style:parent-style-name="Default">
      <style:table-cell-properties fo:background-color="#c0c0c0" style:text-align-source="fix" style:repeat-content="false" fo:border="0.06pt solid #000000" style:vertical-align="middle"/>
      <style:paragraph-properties fo:text-align="center"/>
      <style:text-properties fo:color="#000000" fo:font-weight="bold" style:font-weight-asian="bold" style:font-weight-complex="bold"/>
    </style:style>
    <style:style style:name="ce108" style:family="table-cell" style:parent-style-name="Default">
      <style:table-cell-properties fo:background-color="#c0c0c0" style:text-align-source="fix" style:repeat-content="false" fo:border="0.06pt solid #000000"/>
      <style:paragraph-properties fo:text-align="center" fo:margin-left="0cm"/>
      <style:text-properties fo:color="#000000" fo:font-weight="bold" style:font-weight-asian="bold" style:font-weight-complex="bold"/>
    </style:style>
    <style:style style:name="ce109" style:family="table-cell" style:parent-style-name="Default" style:data-style-name="N1">
      <style:table-cell-properties style:text-align-source="fix" style:repeat-content="false" fo:border="0.06pt solid #000000"/>
      <style:paragraph-properties fo:text-align="end" fo:margin-left="0cm"/>
    </style:style>
    <style:style style:name="ce110" style:family="table-cell" style:parent-style-name="Default" style:data-style-name="N1">
      <style:table-cell-properties fo:background-color="#c0c0c0" style:text-align-source="fix" style:repeat-content="false" fo:border="0.06pt solid #000000"/>
      <style:paragraph-properties fo:text-align="end" fo:margin-left="0cm"/>
      <style:text-properties fo:font-weight="bold" style:font-weight-asian="bold" style:font-weight-complex="bold"/>
    </style:style>
    <style:style style:name="ce111" style:family="table-cell" style:parent-style-name="Default">
      <style:table-cell-properties fo:background-color="#f3f3f3" fo:border="0.06pt solid #000000"/>
      <style:text-properties style:font-name="Verdana" fo:language="en" fo:country="US" style:font-size-asian="6.80000019073486pt" style:language-asian="en" style:country-asian="US" style:font-name-complex="DejaVu Sans" style:font-size-complex="6.80000019073486pt" style:language-complex="en" style:country-complex="U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writing-mode="lr-tb"/>
    </style:style>
    <style:style style:name="T1" style:family="text">
      <style:text-properties style:font-name-asian="DejaVu Sans" style:font-weight-asian="normal" style:font-weight-complex="normal"/>
    </style:style>
    <style:style style:name="T2" style:family="text">
      <style:text-properties style:font-name="Times New Roman" style:font-size-asian="16pt" style:font-size-complex="16pt"/>
    </style:style>
  </office:automatic-styles>
  <office:body>
    <office:spreadsheet>
      <table:table table:name="Readme" table:style-name="ta1">
        <table:shapes>
          <draw:frame draw:z-index="1" draw:name="Images 1" draw:style-name="gr1" draw:text-style-name="P1" svg:width="4.593cm" svg:height="0.961cm" svg:x="19.438cm" svg:y="1.005cm">
            <draw:image xlink:href="Pictures/10000000000000A80000002557CF2F91.png" xlink:type="simple" xlink:show="embed" xlink:actuate="onLoad">
              <text:p/>
            </draw:image>
          </draw:frame>
        </table:shapes>
        <table:table-column table:style-name="co1" table:default-cell-style-name="ce15"/>
        <table:table-column table:style-name="co2" table:default-cell-style-name="ce15"/>
        <table:table-column table:style-name="co3" table:number-columns-repeated="3" table:default-cell-style-name="ce15"/>
        <table:table-column table:style-name="co4" table:default-cell-style-name="ce15"/>
        <table:table-column table:style-name="co5" table:default-cell-style-name="ce15"/>
        <table:table-column table:style-name="co6" table:number-columns-repeated="1017" table:default-cell-style-name="Default"/>
        <table:table-row table:style-name="ro1">
          <table:table-cell table:style-name="ce1" table:number-columns-repeated="7"/>
          <table:table-cell table:number-columns-repeated="1017"/>
        </table:table-row>
        <table:table-row table:style-name="ro1">
          <table:table-cell table:style-name="ce1">
            <draw:frame table:end-cell-address="Readme.A6" table:end-x="3.391cm" table:end-y="0.186cm" draw:z-index="0" draw:name="Picture 8" draw:style-name="gr2" draw:text-style-name="P2" svg:width="3.336cm" svg:height="2.69cm" svg:x="0.055cm" svg:y="0.482cm">
              <draw:image xlink:href="Pictures/2000000A0000099E0000087BB946F58A.wmf" xlink:type="simple" xlink:show="embed" xlink:actuate="onLoad">
                <text:p/>
              </draw:image>
            </draw:frame>
          </table:table-cell>
          <table:table-cell table:style-name="ce1" table:number-columns-repeated="6"/>
          <table:table-cell table:number-columns-repeated="1017"/>
        </table:table-row>
        <table:table-row table:style-name="ro2">
          <table:table-cell table:style-name="ce2" office:value-type="string" calcext:value-type="string" table:number-columns-spanned="7" table:number-rows-spanned="1">
            <text:p>ownCoRE project</text:p>
          </table:table-cell>
          <table:covered-table-cell table:number-columns-repeated="6" table:style-name="ce2"/>
          <table:table-cell table:number-columns-repeated="1017"/>
        </table:table-row>
        <table:table-row table:style-name="ro2">
          <table:table-cell table:style-name="ce3" office:value-type="string" calcext:value-type="string" table:number-columns-spanned="7" table:number-rows-spanned="1">
            <text:p>ownCloud SQL and network load estimate</text:p>
          </table:table-cell>
          <table:covered-table-cell table:number-columns-repeated="6" table:style-name="ce3"/>
          <table:table-cell table:number-columns-repeated="1017"/>
        </table:table-row>
        <table:table-row table:style-name="ro1" table:number-rows-repeated="2">
          <table:table-cell table:style-name="ce4"/>
          <table:table-cell table:style-name="ce16" table:number-columns-repeated="5"/>
          <table:table-cell table:style-name="ce34"/>
          <table:table-cell table:number-columns-repeated="1017"/>
        </table:table-row>
        <table:table-row table:style-name="ro3">
          <table:table-cell table:style-name="ce5" office:value-type="string" calcext:value-type="string">
            <text:p>Reference</text:p>
          </table:table-cell>
          <table:table-cell table:style-name="ce17" office:value-type="string" calcext:value-type="string" table:number-columns-spanned="6" table:number-rows-spanned="1">
            <text:p>N/A</text:p>
          </table:table-cell>
          <table:covered-table-cell table:number-columns-repeated="5" table:style-name="ce17"/>
          <table:table-cell table:number-columns-repeated="1017"/>
        </table:table-row>
        <table:table-row table:style-name="ro4">
          <table:table-cell table:style-name="ce5" office:value-type="string" calcext:value-type="string">
            <text:p>Last update</text:p>
          </table:table-cell>
          <table:table-cell table:style-name="ce18" office:value-type="date" office:date-value="2014-04-25" calcext:value-type="date">
            <text:p>25/04/2014</text:p>
          </table:table-cell>
          <table:table-cell table:style-name="ce21" table:number-columns-repeated="4"/>
          <table:table-cell table:style-name="ce35"/>
          <table:table-cell table:number-columns-repeated="1017"/>
        </table:table-row>
        <table:table-row table:style-name="ro1">
          <table:table-cell table:style-name="ce5" office:value-type="string" calcext:value-type="string">
            <text:p>Version</text:p>
          </table:table-cell>
          <table:table-cell table:style-name="ce18" office:value-type="string" calcext:value-type="string">
            <text:p>1.3</text:p>
          </table:table-cell>
          <table:table-cell table:style-name="ce21" table:number-columns-repeated="4"/>
          <table:table-cell table:style-name="ce35"/>
          <table:table-cell table:number-columns-repeated="1017"/>
        </table:table-row>
        <table:table-row table:style-name="ro4">
          <table:table-cell table:style-name="ce5" office:value-type="string" calcext:value-type="string">
            <text:p>Responsible</text:p>
          </table:table-cell>
          <table:table-cell table:style-name="ce19" office:value-type="string" calcext:value-type="string" table:number-columns-spanned="6" table:number-rows-spanned="1">
            <text:p>CNRS (D. Rousse) / Linagora (P. Vilarem)</text:p>
          </table:table-cell>
          <table:covered-table-cell table:number-columns-repeated="4" table:style-name="ce21"/>
          <table:covered-table-cell table:style-name="ce35"/>
          <table:table-cell table:number-columns-repeated="1017"/>
        </table:table-row>
        <table:table-row table:style-name="ro5">
          <table:table-cell table:style-name="ce5" office:value-type="string" calcext:value-type="string">
            <text:p>Other documents/info.</text:p>
          </table:table-cell>
          <table:table-cell table:style-name="ce20" office:value-type="string" calcext:value-type="string" table:number-columns-spanned="6" table:number-rows-spanned="1">
            <text:p>Tests made on owncloud-6.0.2 (server side) and owncloud-client-1.4.2 (client side)</text:p>
            <text:p/>
          </table:table-cell>
          <table:covered-table-cell table:number-columns-repeated="4" table:style-name="ce30"/>
          <table:covered-table-cell table:style-name="ce20"/>
          <table:table-cell table:number-columns-repeated="1017"/>
        </table:table-row>
        <table:table-row table:style-name="ro6">
          <table:table-cell table:style-name="ce5" office:value-type="string" calcext:value-type="string">
            <text:p>Diffusion</text:p>
          </table:table-cell>
          <table:table-cell table:style-name="ce18" office:value-type="string" calcext:value-type="string">
            <text:p>CC BY-NC-ND 3.0</text:p>
          </table:table-cell>
          <table:table-cell table:style-name="ce21" table:number-columns-repeated="4"/>
          <table:table-cell table:style-name="ce35"/>
          <table:table-cell table:number-columns-repeated="1017"/>
        </table:table-row>
        <table:table-row table:style-name="ro1">
          <table:table-cell table:style-name="ce5"/>
          <table:table-cell table:style-name="ce21" table:number-columns-repeated="5"/>
          <table:table-cell table:style-name="ce35"/>
          <table:table-cell table:number-columns-repeated="1017"/>
        </table:table-row>
        <table:table-row table:style-name="ro7">
          <table:table-cell table:style-name="ce6"/>
          <table:table-cell table:style-name="ce22"/>
          <table:table-cell table:style-name="ce21" table:number-columns-repeated="4"/>
          <table:table-cell table:style-name="ce35"/>
          <table:table-cell table:number-columns-repeated="1017"/>
        </table:table-row>
        <table:table-row table:style-name="ro8">
          <table:table-cell table:style-name="ce7" office:value-type="string" calcext:value-type="string">
            <text:p>Object</text:p>
          </table:table-cell>
          <table:table-cell table:style-name="ce23" office:value-type="string" calcext:value-type="string" table:number-columns-spanned="6" table:number-rows-spanned="1">
            <text:p>The aim of this document is to estimate the SQL load of the ownCloud solution. The job is done through a simulation of the load generated by one user and then an extrapolation is calculated. Other load tests are scheduled in order to estimate more accurely these figures. Network bandwith is also simulated.</text:p>
          </table:table-cell>
          <table:covered-table-cell table:number-columns-repeated="4" table:style-name="ce31"/>
          <table:covered-table-cell table:style-name="ce23"/>
          <table:table-cell table:number-columns-repeated="1017"/>
        </table:table-row>
        <table:table-row table:style-name="ro1">
          <table:table-cell table:style-name="ce8"/>
          <table:table-cell table:style-name="ce11" table:number-columns-repeated="6"/>
          <table:table-cell table:number-columns-repeated="1017"/>
        </table:table-row>
        <table:table-row table:style-name="ro1">
          <table:table-cell table:style-name="ce9" office:value-type="string" calcext:value-type="string">
            <text:p>Content :</text:p>
          </table:table-cell>
          <table:table-cell table:style-name="ce24"/>
          <table:table-cell table:style-name="ce32" table:number-columns-repeated="5"/>
          <table:table-cell table:number-columns-repeated="1017"/>
        </table:table-row>
        <table:table-row table:style-name="ro3">
          <table:table-cell table:style-name="ce10" office:value-type="string" calcext:value-type="string">
            <text:p>Sheet 1 :</text:p>
          </table:table-cell>
          <table:table-cell table:style-name="ce25" office:value-type="string" calcext:value-type="string" table:number-columns-spanned="6" table:number-rows-spanned="1">
            <text:p>This sheet</text:p>
          </table:table-cell>
          <table:covered-table-cell table:number-columns-repeated="5" table:style-name="ce25"/>
          <table:table-cell table:number-columns-repeated="1017"/>
        </table:table-row>
        <table:table-row table:style-name="ro3">
          <table:table-cell table:style-name="ce10" office:value-type="string" calcext:value-type="string">
            <text:p>Sheet 2 :</text:p>
          </table:table-cell>
          <table:table-cell table:style-name="ce26" office:value-type="string" calcext:value-type="string" table:number-columns-spanned="6" table:number-rows-spanned="1">
            <text:p>Estimate sheet</text:p>
          </table:table-cell>
          <table:covered-table-cell table:number-columns-repeated="5" table:style-name="ce26"/>
          <table:table-cell table:number-columns-repeated="1017"/>
        </table:table-row>
        <table:table-row table:style-name="ro3">
          <table:table-cell table:style-name="ce10" office:value-type="string" calcext:value-type="string">
            <text:p>Sheet 3 :</text:p>
          </table:table-cell>
          <table:table-cell table:style-name="ce26" office:value-type="string" calcext:value-type="string" table:number-columns-spanned="6" table:number-rows-spanned="1">
            <text:p>Estimate VM</text:p>
          </table:table-cell>
          <table:covered-table-cell table:number-columns-repeated="5" table:style-name="ce26"/>
          <table:table-cell table:number-columns-repeated="1017"/>
        </table:table-row>
        <table:table-row table:style-name="ro9">
          <table:table-cell table:style-name="ce10"/>
          <table:table-cell table:style-name="ce27" table:number-columns-spanned="6" table:number-rows-spanned="1"/>
          <table:covered-table-cell table:number-columns-repeated="5" table:style-name="ce27"/>
          <table:table-cell table:number-columns-repeated="1017"/>
        </table:table-row>
        <table:table-row table:style-name="ro1">
          <table:table-cell table:style-name="ce11" table:number-columns-repeated="7"/>
          <table:table-cell table:number-columns-repeated="1017"/>
        </table:table-row>
        <table:table-row table:style-name="ro1">
          <table:table-cell table:style-name="ce12" office:value-type="string" calcext:value-type="string" table:number-columns-spanned="7" table:number-rows-spanned="1">
            <text:p>Table des mises à jour du document</text:p>
          </table:table-cell>
          <table:covered-table-cell table:number-columns-repeated="6" table:style-name="ce12"/>
          <table:table-cell table:number-columns-repeated="1017"/>
        </table:table-row>
        <table:table-row table:style-name="ro1">
          <table:table-cell table:style-name="ce12" office:value-type="string" calcext:value-type="string">
            <text:p>Version</text:p>
          </table:table-cell>
          <table:table-cell table:style-name="ce12" office:value-type="string" calcext:value-type="string">
            <text:p>Date</text:p>
          </table:table-cell>
          <table:table-cell table:style-name="ce12" office:value-type="string" calcext:value-type="string" table:number-columns-spanned="5" table:number-rows-spanned="1">
            <text:p>Objet de la mise à jour</text:p>
          </table:table-cell>
          <table:covered-table-cell table:number-columns-repeated="4" table:style-name="ce12"/>
          <table:table-cell table:number-columns-repeated="1017"/>
        </table:table-row>
        <table:table-row table:style-name="ro10">
          <table:table-cell table:style-name="ce13" office:value-type="string" calcext:value-type="string">
            <text:p>0.1</text:p>
          </table:table-cell>
          <table:table-cell table:style-name="ce28" office:value-type="date" office:date-value="2014-02-28" calcext:value-type="date">
            <text:p>28/02/2014</text:p>
          </table:table-cell>
          <table:table-cell table:style-name="ce33" office:value-type="string" calcext:value-type="string" table:number-columns-spanned="5" table:number-rows-spanned="1">
            <text:p>Draft</text:p>
          </table:table-cell>
          <table:covered-table-cell table:number-columns-repeated="4" table:style-name="ce33"/>
          <table:table-cell table:number-columns-repeated="1017"/>
        </table:table-row>
        <table:table-row table:style-name="ro10">
          <table:table-cell table:style-name="ce13" office:value-type="string" calcext:value-type="string">
            <text:p>1.0</text:p>
          </table:table-cell>
          <table:table-cell table:style-name="ce29" office:value-type="date" office:date-value="2014-03-06" calcext:value-type="date">
            <text:p>06/03/2014</text:p>
          </table:table-cell>
          <table:table-cell table:style-name="ce33" office:value-type="string" calcext:value-type="string" table:number-columns-spanned="5" table:number-rows-spanned="1">
            <text:p>Update and delivery to CNRS</text:p>
          </table:table-cell>
          <table:covered-table-cell table:number-columns-repeated="4" table:style-name="ce33"/>
          <table:table-cell table:number-columns-repeated="1017"/>
        </table:table-row>
        <table:table-row table:style-name="ro10">
          <table:table-cell table:style-name="ce13" office:value-type="string" calcext:value-type="string">
            <text:p>1.1</text:p>
          </table:table-cell>
          <table:table-cell table:style-name="ce29" office:value-type="date" office:date-value="2014-03-10" calcext:value-type="date">
            <text:p>10/03/2014</text:p>
          </table:table-cell>
          <table:table-cell table:style-name="ce33" office:value-type="string" calcext:value-type="string" table:number-columns-spanned="5" table:number-rows-spanned="1">
            <text:p>Translation to english</text:p>
          </table:table-cell>
          <table:covered-table-cell table:number-columns-repeated="4" table:style-name="ce33"/>
          <table:table-cell table:number-columns-repeated="1017"/>
        </table:table-row>
        <table:table-row table:style-name="ro10">
          <table:table-cell table:style-name="ce13" office:value-type="string" calcext:value-type="string">
            <text:p>1.2</text:p>
          </table:table-cell>
          <table:table-cell table:style-name="ce29" office:value-type="date" office:date-value="2014-03-24T20:32:18.895305" calcext:value-type="date">
            <text:p>24/03/2014</text:p>
          </table:table-cell>
          <table:table-cell table:style-name="ce33" office:value-type="string" calcext:value-type="string" table:number-columns-spanned="5" table:number-rows-spanned="1">
            <text:p>Updating document with updated figures and virtualisation tab</text:p>
          </table:table-cell>
          <table:covered-table-cell table:number-columns-repeated="4" table:style-name="ce33"/>
          <table:table-cell table:number-columns-repeated="1017"/>
        </table:table-row>
        <table:table-row table:style-name="ro4">
          <table:table-cell table:style-name="ce13" office:value-type="string" calcext:value-type="string">
            <text:p>1.3</text:p>
          </table:table-cell>
          <table:table-cell table:style-name="ce29" office:value-type="date" office:date-value="2014-04-25T20:32:19" calcext:value-type="date">
            <text:p>25/04/2014</text:p>
          </table:table-cell>
          <table:table-cell table:style-name="ce33" office:value-type="string" calcext:value-type="string" table:number-columns-spanned="5" table:number-rows-spanned="1">
            <text:p>Some updates (metadata)</text:p>
          </table:table-cell>
          <table:covered-table-cell table:number-columns-repeated="4" table:style-name="ce33"/>
          <table:table-cell table:number-columns-repeated="1017"/>
        </table:table-row>
        <table:table-row table:style-name="ro1" table:number-rows-repeated="6">
          <table:table-cell table:style-name="ce14" table:number-columns-repeated="7"/>
          <table:table-cell table:number-columns-repeated="1017"/>
        </table:table-row>
        <table:table-row table:style-name="ro1" table:number-rows-repeated="1048540">
          <table:table-cell table:number-columns-repeated="1024"/>
        </table:table-row>
        <table:table-row table:style-name="ro1">
          <table:table-cell table:number-columns-repeated="1024"/>
        </table:table-row>
      </table:table>
      <table:table table:name="Sim Charge SQL"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4" table:default-cell-style-name="Default"/>
        <table:table-column table:style-name="co14" table:default-cell-style-name="Default"/>
        <table:table-column table:style-name="co15" table:default-cell-style-name="Default"/>
        <table:table-column table:style-name="co16" table:default-cell-style-name="Default"/>
        <table:table-column table:style-name="co1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5" table:number-columns-repeated="4" table:default-cell-style-name="Default"/>
        <table:table-column table:style-name="co13" table:default-cell-style-name="Default"/>
        <table:table-column table:style-name="co21" table:default-cell-style-name="Default"/>
        <table:table-column table:style-name="co13" table:number-columns-repeated="7" table:default-cell-style-name="Default"/>
        <table:table-row table:style-name="ro11">
          <table:table-cell table:number-columns-repeated="31"/>
        </table:table-row>
        <table:table-row table:style-name="ro12">
          <table:table-cell table:style-name="ce36" office:value-type="string" calcext:value-type="string" table:number-columns-spanned="4" table:number-rows-spanned="1">
            <text:p>ownCloud constants</text:p>
          </table:table-cell>
          <table:covered-table-cell table:style-name="ce41"/>
          <table:covered-table-cell table:number-columns-repeated="2"/>
          <table:table-cell table:number-columns-repeated="27"/>
        </table:table-row>
        <table:table-row table:style-name="ro11">
          <table:table-cell table:style-name="ce37" office:value-type="string" calcext:value-type="string">
            <text:p>Item</text:p>
          </table:table-cell>
          <table:table-cell table:style-name="ce42" office:value-type="string" calcext:value-type="string">
            <text:p>SELECT</text:p>
          </table:table-cell>
          <table:table-cell table:style-name="ce42" office:value-type="string" calcext:value-type="string">
            <text:p>UPDATE</text:p>
          </table:table-cell>
          <table:table-cell table:style-name="ce42" office:value-type="string" calcext:value-type="string">
            <text:p>INSERT</text:p>
          </table:table-cell>
          <table:table-cell table:number-columns-repeated="27"/>
        </table:table-row>
        <table:table-row table:style-name="ro12">
          <table:table-cell table:style-name="ce38" office:value-type="string" calcext:value-type="string">
            <text:p>Login oC client (Ri)</text:p>
          </table:table-cell>
          <table:table-cell table:style-name="ce43" office:value-type="float" office:value="320" calcext:value-type="float">
            <text:p>320</text:p>
          </table:table-cell>
          <table:table-cell table:number-columns-repeated="2" table:style-name="ce43" office:value-type="float" office:value="0" calcext:value-type="float">
            <text:p>0</text:p>
          </table:table-cell>
          <table:table-cell table:number-columns-repeated="27"/>
        </table:table-row>
        <table:table-row table:style-name="ro12">
          <table:table-cell table:style-name="ce38" office:value-type="string" calcext:value-type="string">
            <text:p>Upload oC client (Nu)</text:p>
          </table:table-cell>
          <table:table-cell table:style-name="ce43" office:value-type="float" office:value="600" calcext:value-type="float">
            <text:p>600</text:p>
          </table:table-cell>
          <table:table-cell table:style-name="ce43" office:value-type="float" office:value="26" calcext:value-type="float">
            <text:p>26</text:p>
          </table:table-cell>
          <table:table-cell table:style-name="ce43" office:value-type="float" office:value="13" calcext:value-type="float">
            <text:p>13</text:p>
          </table:table-cell>
          <table:table-cell table:number-columns-repeated="27"/>
        </table:table-row>
        <table:table-row table:style-name="ro12">
          <table:table-cell table:style-name="ce38" office:value-type="string" calcext:value-type="string">
            <text:p>Sync oC client (Rd)</text:p>
          </table:table-cell>
          <table:table-cell table:style-name="ce43" office:value-type="float" office:value="350" calcext:value-type="float">
            <text:p>350</text:p>
          </table:table-cell>
          <table:table-cell table:number-columns-repeated="2" table:style-name="ce43" office:value-type="float" office:value="0" calcext:value-type="float">
            <text:p>0</text:p>
          </table:table-cell>
          <table:table-cell table:number-columns-repeated="27"/>
        </table:table-row>
        <table:table-row table:style-name="ro12">
          <table:table-cell table:style-name="ce38" office:value-type="string" calcext:value-type="string">
            <text:p>Login Web</text:p>
          </table:table-cell>
          <table:table-cell table:style-name="ce43" office:value-type="float" office:value="716" calcext:value-type="float">
            <text:p>716</text:p>
          </table:table-cell>
          <table:table-cell table:style-name="ce43" office:value-type="float" office:value="13" calcext:value-type="float">
            <text:p>13</text:p>
          </table:table-cell>
          <table:table-cell table:style-name="ce43" office:value-type="float" office:value="9" calcext:value-type="float">
            <text:p>9</text:p>
          </table:table-cell>
          <table:table-cell table:number-columns-repeated="27"/>
        </table:table-row>
        <table:table-row table:style-name="ro12">
          <table:table-cell table:style-name="ce38" office:value-type="string" calcext:value-type="string">
            <text:p>Upload Web</text:p>
          </table:table-cell>
          <table:table-cell table:style-name="ce43" office:value-type="float" office:value="150" calcext:value-type="float">
            <text:p>150</text:p>
          </table:table-cell>
          <table:table-cell table:style-name="ce43" office:value-type="float" office:value="7" calcext:value-type="float">
            <text:p>7</text:p>
          </table:table-cell>
          <table:table-cell table:style-name="ce43" office:value-type="float" office:value="5" calcext:value-type="float">
            <text:p>5</text:p>
          </table:table-cell>
          <table:table-cell table:number-columns-repeated="27"/>
        </table:table-row>
        <table:table-row table:style-name="ro12">
          <table:table-cell table:style-name="ce37" office:value-type="string" calcext:value-type="string">
            <text:p>Item</text:p>
          </table:table-cell>
          <table:table-cell table:style-name="ce37" office:value-type="string" calcext:value-type="string">
            <text:p>Nb of SQL req</text:p>
          </table:table-cell>
          <table:table-cell table:number-columns-repeated="3"/>
          <table:table-cell table:style-name="ce44" office:value-type="string" calcext:value-type="string" table:number-columns-spanned="8" table:number-rows-spanned="1">
            <text:p>SQL load simulation</text:p>
          </table:table-cell>
          <table:covered-table-cell table:number-columns-repeated="6" table:style-name="ce54"/>
          <table:covered-table-cell table:style-name="ce69"/>
          <table:table-cell/>
          <table:table-cell table:style-name="ce44" office:value-type="string" calcext:value-type="string" table:number-columns-spanned="8" table:number-rows-spanned="1">
            <text:p>Bandwith simulation</text:p>
          </table:table-cell>
          <table:covered-table-cell table:number-columns-repeated="6" table:style-name="ce54"/>
          <table:covered-table-cell table:style-name="ce69"/>
          <table:table-cell/>
          <table:table-cell table:style-name="ce44" office:value-type="string" calcext:value-type="string" table:number-columns-spanned="8" table:number-rows-spanned="1">
            <text:p>Apache servers simulation</text:p>
          </table:table-cell>
          <table:covered-table-cell table:number-columns-repeated="6" table:style-name="ce54"/>
          <table:covered-table-cell table:style-name="ce69"/>
        </table:table-row>
        <table:table-row table:style-name="ro12">
          <table:table-cell table:style-name="ce38" office:value-type="string" calcext:value-type="string">
            <text:p>Link oC Client (L)</text:p>
          </table:table-cell>
          <table:table-cell table:style-name="ce41" office:value-type="float" office:value="1.7" calcext:value-type="float">
            <text:p>1,7</text:p>
          </table:table-cell>
          <table:table-cell table:number-columns-repeated="3"/>
          <table:table-cell table:style-name="ce45"/>
          <table:table-cell table:number-columns-repeated="6"/>
          <table: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3">
          <table:table-cell table:number-columns-repeated="5"/>
          <table:table-cell table:style-name="ce45" office:value-type="string" calcext:value-type="string">
            <text:p>Sync (SELECT) = <text:s/>A * N * L</text:p>
          </table:table-cell>
          <table:table-cell/>
          <table:table-cell table:style-name="ce40" office:value-type="string" calcext:value-type="string">
            <text:p>Load is due to the basic activity of the ownCloud client</text:p>
          </table:table-cell>
          <table:table-cell table:number-columns-repeated="4"/>
          <table:table-cell table:style-name="ce70"/>
          <table:table-cell/>
          <table:table-cell table:style-name="ce45"/>
          <table:table-cell table:number-columns-repeated="6"/>
          <table:table-cell table:style-name="ce70"/>
          <table:table-cell/>
          <table:table-cell table:style-name="ce92" office:value-type="string" calcext:value-type="string">
            <text:p>Clients connexions</text:p>
          </table:table-cell>
          <table:table-cell table:number-columns-repeated="6"/>
          <table:table-cell table:style-name="ce70"/>
        </table:table-row>
        <table:table-row table:style-name="ro12">
          <table:table-cell table:number-columns-repeated="5"/>
          <table:table-cell table:style-name="ce45"/>
          <table:table-cell table:style-name="ce55" office:value-type="string" calcext:value-type="string" table:number-columns-spanned="7" table:number-rows-spanned="1">
            <text:p>Number of users (N)</text:p>
          </table:table-cell>
          <table:covered-table-cell table:style-name="ce66" office:value-type="string" calcext:value-type="string">
            <text:p>Number of users (N)</text:p>
          </table:covered-table-cell>
          <table:covered-table-cell table:number-columns-repeated="4"/>
          <table:covered-table-cell table:style-name="ce70"/>
          <table:table-cell/>
          <table:table-cell table:style-name="ce45"/>
          <table:table-cell table:number-columns-repeated="6"/>
          <table:table-cell table:style-name="ce70"/>
          <table:table-cell/>
          <table:table-cell table:style-name="ce45"/>
          <table:table-cell table:style-name="ce66" office:value-type="string" calcext:value-type="string" table:number-columns-spanned="7" table:number-rows-spanned="1">
            <text:p>Number of users (N)</text:p>
          </table:table-cell>
          <table:covered-table-cell table:number-columns-repeated="5"/>
          <table:covered-table-cell table:style-name="ce70"/>
        </table:table-row>
        <table:table-row table:style-name="ro13">
          <table:table-cell table:style-name="ce36" office:value-type="string" calcext:value-type="string" table:number-columns-spanned="2" table:number-rows-spanned="1">
            <text:p>CNRS project hypothesys</text:p>
          </table:table-cell>
          <table:covered-table-cell/>
          <table:table-cell table:number-columns-repeated="3"/>
          <table:table-cell table:style-name="ce46" office:value-type="string" calcext:value-type="string">
            <text:p>% of active users</text:p>
          </table:table-cell>
          <table:table-cell table:style-name="ce38" office:value-type="float" office:value="1" calcext:value-type="float">
            <text:p>1</text:p>
          </table:table-cell>
          <table:table-cell table:style-name="ce38" office:value-type="float" office:value="1000" calcext:value-type="float">
            <text:p>1000</text:p>
          </table:table-cell>
          <table:table-cell table:style-name="ce38" office:value-type="float" office:value="5000" calcext:value-type="float">
            <text:p>5000</text:p>
          </table:table-cell>
          <table:table-cell table:style-name="ce38" office:value-type="float" office:value="30000" calcext:value-type="float">
            <text:p>30000</text:p>
          </table:table-cell>
          <table:table-cell table:style-name="ce38" office:value-type="float" office:value="50000" calcext:value-type="float">
            <text:p>50000</text:p>
          </table:table-cell>
          <table:table-cell table:style-name="ce38" office:value-type="float" office:value="70000" calcext:value-type="float">
            <text:p>70000</text:p>
          </table:table-cell>
          <table:table-cell table:style-name="ce71" office:value-type="float" office:value="100000" calcext:value-type="float">
            <text:p>100000</text:p>
          </table:table-cell>
          <table:table-cell/>
          <table:table-cell table:style-name="ce45"/>
          <table:table-cell table:style-name="ce81" office:value-type="float" office:value="1" calcext:value-type="float">
            <text:p>1</text:p>
          </table:table-cell>
          <table:table-cell table:style-name="ce81" office:value-type="float" office:value="1000" calcext:value-type="float">
            <text:p>1000</text:p>
          </table:table-cell>
          <table:table-cell table:style-name="ce81" office:value-type="float" office:value="5000" calcext:value-type="float">
            <text:p>5000</text:p>
          </table:table-cell>
          <table:table-cell table:style-name="ce81" office:value-type="float" office:value="30000" calcext:value-type="float">
            <text:p>30000</text:p>
          </table:table-cell>
          <table:table-cell table:style-name="ce81" office:value-type="float" office:value="50000" calcext:value-type="float">
            <text:p>50000</text:p>
          </table:table-cell>
          <table:table-cell table:style-name="ce81" office:value-type="float" office:value="70000" calcext:value-type="float">
            <text:p>70000</text:p>
          </table:table-cell>
          <table:table-cell table:style-name="ce87" office:value-type="float" office:value="100000" calcext:value-type="float">
            <text:p>100000</text:p>
          </table:table-cell>
          <table:table-cell/>
          <table:table-cell table:style-name="ce46" office:value-type="string" calcext:value-type="string">
            <text:p>% of active users</text:p>
          </table:table-cell>
          <table:table-cell table:style-name="ce38" office:value-type="float" office:value="1" calcext:value-type="float">
            <text:p>1</text:p>
          </table:table-cell>
          <table:table-cell table:style-name="ce38" office:value-type="float" office:value="1000" calcext:value-type="float">
            <text:p>1000</text:p>
          </table:table-cell>
          <table:table-cell table:style-name="ce38" office:value-type="float" office:value="5000" calcext:value-type="float">
            <text:p>5000</text:p>
          </table:table-cell>
          <table:table-cell table:style-name="ce38" office:value-type="float" office:value="30000" calcext:value-type="float">
            <text:p>30000</text:p>
          </table:table-cell>
          <table:table-cell table:style-name="ce38" office:value-type="float" office:value="50000" calcext:value-type="float">
            <text:p>50000</text:p>
          </table:table-cell>
          <table:table-cell table:style-name="ce38" office:value-type="float" office:value="70000" calcext:value-type="float">
            <text:p>70000</text:p>
          </table:table-cell>
          <table:table-cell table:style-name="ce71" office:value-type="float" office:value="100000" calcext:value-type="float">
            <text:p>100000</text:p>
          </table:table-cell>
        </table:table-row>
        <table:table-row table:style-name="ro12">
          <table:table-cell table:style-name="ce38" office:value-type="string" calcext:value-type="string">
            <text:p>Hours worked (Pa)</text:p>
          </table:table-cell>
          <table:table-cell table:style-name="ce41" office:value-type="float" office:value="6" calcext:value-type="float">
            <text:p>6</text:p>
          </table:table-cell>
          <table:table-cell table:number-columns-repeated="3"/>
          <table:table-cell table:style-name="ce47" office:value-type="percentage" office:value="0.05" calcext:value-type="percentage">
            <text:p>5,00%</text:p>
          </table:table-cell>
          <table:table-cell table:style-name="ce56" table:formula="of:=MAX(1;[.G$13]*[.$F14])*[.$B$10]" office:value-type="float" office:value="1.7" calcext:value-type="float">
            <text:p>1,7 r/s</text:p>
          </table:table-cell>
          <table:table-cell table:style-name="ce56" table:formula="of:=MAX(1;[.H$13]*[.$F14])*[.$B$10]" office:value-type="float" office:value="85" calcext:value-type="float">
            <text:p>85 r/s</text:p>
          </table:table-cell>
          <table:table-cell table:style-name="ce56" table:formula="of:=MAX(1;[.I$13]*[.$F14])*[.$B$10]" office:value-type="float" office:value="425" calcext:value-type="float">
            <text:p>425 r/s</text:p>
          </table:table-cell>
          <table:table-cell table:style-name="ce56" table:formula="of:=MAX(1;[.J$13]*[.$F14])*[.$B$10]" office:value-type="float" office:value="2550" calcext:value-type="float">
            <text:p>2550 r/s</text:p>
          </table:table-cell>
          <table:table-cell table:style-name="ce56" table:formula="of:=MAX(1;[.K$13]*[.$F14])*[.$B$10]" office:value-type="float" office:value="4250" calcext:value-type="float">
            <text:p>4250 r/s</text:p>
          </table:table-cell>
          <table:table-cell table:style-name="ce56" table:formula="of:=MAX(1;[.L$13]*[.$F14])*[.$B$10]" office:value-type="float" office:value="5950" calcext:value-type="float">
            <text:p>5950 r/s</text:p>
          </table:table-cell>
          <table:table-cell table:style-name="ce72" table:formula="of:=MAX(1;[.M$13]*[.$F14])*[.$B$10]" office:value-type="float" office:value="8500" calcext:value-type="float">
            <text:p>8500 r/s</text:p>
          </table:table-cell>
          <table:table-cell/>
          <table:table-cell table:style-name="ce45"/>
          <table:table-cell table:number-columns-repeated="6"/>
          <table:table-cell table:style-name="ce70"/>
          <table:table-cell/>
          <table:table-cell table:style-name="ce47" office:value-type="percentage" office:value="0.05" calcext:value-type="percentage">
            <text:p>5,00%</text:p>
          </table:table-cell>
          <table:table-cell table:style-name="ce94" table:formula="of:=ROUNDUP([.Y$13]*[.$F14])" office:value-type="float" office:value="1" calcext:value-type="float">
            <text:p>1 conn</text:p>
          </table:table-cell>
          <table:table-cell table:style-name="ce94" table:formula="of:=ROUNDUP([.Z$13]*[.$F14])" office:value-type="float" office:value="50" calcext:value-type="float">
            <text:p>50 conn</text:p>
          </table:table-cell>
          <table:table-cell table:style-name="ce94" table:formula="of:=ROUNDUP([.AA$13]*[.$F14])" office:value-type="float" office:value="250" calcext:value-type="float">
            <text:p>250 conn</text:p>
          </table:table-cell>
          <table:table-cell table:style-name="ce94" table:formula="of:=ROUNDUP([.AB$13]*[.$F14])" office:value-type="float" office:value="1500" calcext:value-type="float">
            <text:p>1500 conn</text:p>
          </table:table-cell>
          <table:table-cell table:style-name="ce94" table:formula="of:=ROUNDUP([.AC$13]*[.$F14])" office:value-type="float" office:value="2500" calcext:value-type="float">
            <text:p>2500 conn</text:p>
          </table:table-cell>
          <table:table-cell table:style-name="ce94" table:formula="of:=ROUNDUP([.AD$13]*[.$F14])" office:value-type="float" office:value="3500" calcext:value-type="float">
            <text:p>3500 conn</text:p>
          </table:table-cell>
          <table:table-cell table:style-name="ce97" table:formula="of:=ROUNDUP([.AE$13]*[.$F14])" office:value-type="float" office:value="5000" calcext:value-type="float">
            <text:p>5000 conn</text:p>
          </table:table-cell>
        </table:table-row>
        <table:table-row table:style-name="ro12">
          <table:table-cell table:style-name="ce38" office:value-type="string" calcext:value-type="string">
            <text:p>Writing / user / day (Ru)</text:p>
          </table:table-cell>
          <table:table-cell table:style-name="ce41" office:value-type="float" office:value="50" calcext:value-type="float">
            <text:p>50</text:p>
          </table:table-cell>
          <table:table-cell table:number-columns-repeated="3"/>
          <table:table-cell table:style-name="ce47" office:value-type="percentage" office:value="0.1" calcext:value-type="percentage">
            <text:p>10,00%</text:p>
          </table:table-cell>
          <table:table-cell table:style-name="ce56" table:formula="of:=MAX(1;[.G$13]*[.$F15])*[.$B$10]" office:value-type="float" office:value="1.7" calcext:value-type="float">
            <text:p>1,7 r/s</text:p>
          </table:table-cell>
          <table:table-cell table:style-name="ce56" table:formula="of:=MAX(1;[.H$13]*[.$F15])*[.$B$10]" office:value-type="float" office:value="170" calcext:value-type="float">
            <text:p>170 r/s</text:p>
          </table:table-cell>
          <table:table-cell table:style-name="ce56" table:formula="of:=MAX(1;[.I$13]*[.$F15])*[.$B$10]" office:value-type="float" office:value="850" calcext:value-type="float">
            <text:p>850 r/s</text:p>
          </table:table-cell>
          <table:table-cell table:style-name="ce56" table:formula="of:=MAX(1;[.J$13]*[.$F15])*[.$B$10]" office:value-type="float" office:value="5100" calcext:value-type="float">
            <text:p>5100 r/s</text:p>
          </table:table-cell>
          <table:table-cell table:style-name="ce56" table:formula="of:=MAX(1;[.K$13]*[.$F15])*[.$B$10]" office:value-type="float" office:value="8500" calcext:value-type="float">
            <text:p>8500 r/s</text:p>
          </table:table-cell>
          <table:table-cell table:style-name="ce56" table:formula="of:=MAX(1;[.L$13]*[.$F15])*[.$B$10]" office:value-type="float" office:value="11900" calcext:value-type="float">
            <text:p>11900 r/s</text:p>
          </table:table-cell>
          <table:table-cell table:style-name="ce72" table:formula="of:=MAX(1;[.M$13]*[.$F15])*[.$B$10]" office:value-type="float" office:value="17000" calcext:value-type="float">
            <text:p>17000 r/s</text:p>
          </table:table-cell>
          <table:table-cell/>
          <table:table-cell table:style-name="ce45"/>
          <table:table-cell table:number-columns-repeated="6"/>
          <table:table-cell table:style-name="ce70"/>
          <table:table-cell/>
          <table:table-cell table:style-name="ce47" office:value-type="percentage" office:value="0.1" calcext:value-type="percentage">
            <text:p>10,00%</text:p>
          </table:table-cell>
          <table:table-cell table:style-name="ce94" table:formula="of:=ROUNDUP([.Y$13]*[.$F15])" office:value-type="float" office:value="1" calcext:value-type="float">
            <text:p>1 conn</text:p>
          </table:table-cell>
          <table:table-cell table:style-name="ce94" table:formula="of:=ROUNDUP([.Z$13]*[.$F15])" office:value-type="float" office:value="100" calcext:value-type="float">
            <text:p>100 conn</text:p>
          </table:table-cell>
          <table:table-cell table:style-name="ce94" table:formula="of:=ROUNDUP([.AA$13]*[.$F15])" office:value-type="float" office:value="500" calcext:value-type="float">
            <text:p>500 conn</text:p>
          </table:table-cell>
          <table:table-cell table:style-name="ce94" table:formula="of:=ROUNDUP([.AB$13]*[.$F15])" office:value-type="float" office:value="3000" calcext:value-type="float">
            <text:p>3000 conn</text:p>
          </table:table-cell>
          <table:table-cell table:style-name="ce94" table:formula="of:=ROUNDUP([.AC$13]*[.$F15])" office:value-type="float" office:value="5000" calcext:value-type="float">
            <text:p>5000 conn</text:p>
          </table:table-cell>
          <table:table-cell table:style-name="ce94" table:formula="of:=ROUNDUP([.AD$13]*[.$F15])" office:value-type="float" office:value="7000" calcext:value-type="float">
            <text:p>7000 conn</text:p>
          </table:table-cell>
          <table:table-cell table:style-name="ce97" table:formula="of:=ROUNDUP([.AE$13]*[.$F15])" office:value-type="float" office:value="10000" calcext:value-type="float">
            <text:p>10000 conn</text:p>
          </table:table-cell>
        </table:table-row>
        <table:table-row table:style-name="ro13">
          <table:table-cell table:style-name="ce38" office:value-type="string" calcext:value-type="string">
            <text:p>Nb of devices / user (Du)</text:p>
          </table:table-cell>
          <table:table-cell table:style-name="ce41" office:value-type="float" office:value="3" calcext:value-type="float">
            <text:p>3</text:p>
          </table:table-cell>
          <table:table-cell table:number-columns-repeated="3"/>
          <table:table-cell table:style-name="ce47" office:value-type="percentage" office:value="0.15" calcext:value-type="percentage">
            <text:p>15,00%</text:p>
          </table:table-cell>
          <table:table-cell table:style-name="ce56" table:formula="of:=MAX(1;[.G$13]*[.$F16])*[.$B$10]" office:value-type="float" office:value="1.7" calcext:value-type="float">
            <text:p>1,7 r/s</text:p>
          </table:table-cell>
          <table:table-cell table:style-name="ce56" table:formula="of:=MAX(1;[.H$13]*[.$F16])*[.$B$10]" office:value-type="float" office:value="255" calcext:value-type="float">
            <text:p>255 r/s</text:p>
          </table:table-cell>
          <table:table-cell table:style-name="ce56" table:formula="of:=MAX(1;[.I$13]*[.$F16])*[.$B$10]" office:value-type="float" office:value="1275" calcext:value-type="float">
            <text:p>1275 r/s</text:p>
          </table:table-cell>
          <table:table-cell table:style-name="ce56" table:formula="of:=MAX(1;[.J$13]*[.$F16])*[.$B$10]" office:value-type="float" office:value="7650" calcext:value-type="float">
            <text:p>7650 r/s</text:p>
          </table:table-cell>
          <table:table-cell table:style-name="ce56" table:formula="of:=MAX(1;[.K$13]*[.$F16])*[.$B$10]" office:value-type="float" office:value="12750" calcext:value-type="float">
            <text:p>12750 r/s</text:p>
          </table:table-cell>
          <table:table-cell table:style-name="ce56" table:formula="of:=MAX(1;[.L$13]*[.$F16])*[.$B$10]" office:value-type="float" office:value="17850" calcext:value-type="float">
            <text:p>17850 r/s</text:p>
          </table:table-cell>
          <table:table-cell table:style-name="ce72" table:formula="of:=MAX(1;[.M$13]*[.$F16])*[.$B$10]" office:value-type="float" office:value="25500" calcext:value-type="float">
            <text:p>25500 r/s</text:p>
          </table:table-cell>
          <table:table-cell/>
          <table:table-cell table:style-name="ce45"/>
          <table:table-cell table:number-columns-repeated="6"/>
          <table:table-cell table:style-name="ce70"/>
          <table:table-cell/>
          <table:table-cell table:style-name="ce47" office:value-type="percentage" office:value="0.15" calcext:value-type="percentage">
            <text:p>15,00%</text:p>
          </table:table-cell>
          <table:table-cell table:style-name="ce94" table:formula="of:=ROUNDUP([.Y$13]*[.$F16])" office:value-type="float" office:value="1" calcext:value-type="float">
            <text:p>1 conn</text:p>
          </table:table-cell>
          <table:table-cell table:style-name="ce94" table:formula="of:=ROUNDUP([.Z$13]*[.$F16])" office:value-type="float" office:value="150" calcext:value-type="float">
            <text:p>150 conn</text:p>
          </table:table-cell>
          <table:table-cell table:style-name="ce94" table:formula="of:=ROUNDUP([.AA$13]*[.$F16])" office:value-type="float" office:value="750" calcext:value-type="float">
            <text:p>750 conn</text:p>
          </table:table-cell>
          <table:table-cell table:style-name="ce94" table:formula="of:=ROUNDUP([.AB$13]*[.$F16])" office:value-type="float" office:value="4500" calcext:value-type="float">
            <text:p>4500 conn</text:p>
          </table:table-cell>
          <table:table-cell table:style-name="ce94" table:formula="of:=ROUNDUP([.AC$13]*[.$F16])" office:value-type="float" office:value="7500" calcext:value-type="float">
            <text:p>7500 conn</text:p>
          </table:table-cell>
          <table:table-cell table:style-name="ce94" table:formula="of:=ROUNDUP([.AD$13]*[.$F16])" office:value-type="float" office:value="10500" calcext:value-type="float">
            <text:p>10500 conn</text:p>
          </table:table-cell>
          <table:table-cell table:style-name="ce97" table:formula="of:=ROUNDUP([.AE$13]*[.$F16])" office:value-type="float" office:value="15000" calcext:value-type="float">
            <text:p>15000 conn</text:p>
          </table:table-cell>
        </table:table-row>
        <table:table-row table:style-name="ro12">
          <table:table-cell table:style-name="ce38" office:value-type="string" calcext:value-type="string">
            <text:p>Share % (Tp)</text:p>
          </table:table-cell>
          <table:table-cell table:style-name="ce41" office:value-type="float" office:value="0.15" calcext:value-type="float">
            <text:p>0,15</text:p>
          </table:table-cell>
          <table:table-cell table:number-columns-repeated="3"/>
          <table:table-cell table:style-name="ce47" office:value-type="percentage" office:value="0.2" calcext:value-type="percentage">
            <text:p>20,00%</text:p>
          </table:table-cell>
          <table:table-cell table:style-name="ce56" table:formula="of:=MAX(1;[.G$13]*[.$F17])*[.$B$10]" office:value-type="float" office:value="1.7" calcext:value-type="float">
            <text:p>1,7 r/s</text:p>
          </table:table-cell>
          <table:table-cell table:style-name="ce56" table:formula="of:=MAX(1;[.H$13]*[.$F17])*[.$B$10]" office:value-type="float" office:value="340" calcext:value-type="float">
            <text:p>340 r/s</text:p>
          </table:table-cell>
          <table:table-cell table:style-name="ce56" table:formula="of:=MAX(1;[.I$13]*[.$F17])*[.$B$10]" office:value-type="float" office:value="1700" calcext:value-type="float">
            <text:p>1700 r/s</text:p>
          </table:table-cell>
          <table:table-cell table:style-name="ce56" table:formula="of:=MAX(1;[.J$13]*[.$F17])*[.$B$10]" office:value-type="float" office:value="10200" calcext:value-type="float">
            <text:p>10200 r/s</text:p>
          </table:table-cell>
          <table:table-cell table:style-name="ce56" table:formula="of:=MAX(1;[.K$13]*[.$F17])*[.$B$10]" office:value-type="float" office:value="17000" calcext:value-type="float">
            <text:p>17000 r/s</text:p>
          </table:table-cell>
          <table:table-cell table:style-name="ce56" table:formula="of:=MAX(1;[.L$13]*[.$F17])*[.$B$10]" office:value-type="float" office:value="23800" calcext:value-type="float">
            <text:p>23800 r/s</text:p>
          </table:table-cell>
          <table:table-cell table:style-name="ce72" table:formula="of:=MAX(1;[.M$13]*[.$F17])*[.$B$10]" office:value-type="float" office:value="34000" calcext:value-type="float">
            <text:p>34000 r/s</text:p>
          </table:table-cell>
          <table:table-cell/>
          <table:table-cell table:style-name="ce45"/>
          <table:table-cell table:number-columns-repeated="6"/>
          <table:table-cell table:style-name="ce70"/>
          <table:table-cell/>
          <table:table-cell table:style-name="ce47" office:value-type="percentage" office:value="0.2" calcext:value-type="percentage">
            <text:p>20,00%</text:p>
          </table:table-cell>
          <table:table-cell table:style-name="ce94" table:formula="of:=ROUNDUP([.Y$13]*[.$F17])" office:value-type="float" office:value="1" calcext:value-type="float">
            <text:p>1 conn</text:p>
          </table:table-cell>
          <table:table-cell table:style-name="ce94" table:formula="of:=ROUNDUP([.Z$13]*[.$F17])" office:value-type="float" office:value="200" calcext:value-type="float">
            <text:p>200 conn</text:p>
          </table:table-cell>
          <table:table-cell table:style-name="ce94" table:formula="of:=ROUNDUP([.AA$13]*[.$F17])" office:value-type="float" office:value="1000" calcext:value-type="float">
            <text:p>1000 conn</text:p>
          </table:table-cell>
          <table:table-cell table:style-name="ce94" table:formula="of:=ROUNDUP([.AB$13]*[.$F17])" office:value-type="float" office:value="6000" calcext:value-type="float">
            <text:p>6000 conn</text:p>
          </table:table-cell>
          <table:table-cell table:style-name="ce94" table:formula="of:=ROUNDUP([.AC$13]*[.$F17])" office:value-type="float" office:value="10000" calcext:value-type="float">
            <text:p>10000 conn</text:p>
          </table:table-cell>
          <table:table-cell table:style-name="ce94" table:formula="of:=ROUNDUP([.AD$13]*[.$F17])" office:value-type="float" office:value="14000" calcext:value-type="float">
            <text:p>14000 conn</text:p>
          </table:table-cell>
          <table:table-cell table:style-name="ce97" table:formula="of:=ROUNDUP([.AE$13]*[.$F17])" office:value-type="float" office:value="20000" calcext:value-type="float">
            <text:p>20000 conn</text:p>
          </table:table-cell>
        </table:table-row>
        <table:table-row table:style-name="ro12">
          <table:table-cell table:style-name="ce38" office:value-type="string" calcext:value-type="string">
            <text:p>~ nb of users who receive a share (Np)</text:p>
          </table:table-cell>
          <table:table-cell table:style-name="ce41" office:value-type="float" office:value="5" calcext:value-type="float">
            <text:p>5</text:p>
          </table:table-cell>
          <table:table-cell table:number-columns-repeated="3"/>
          <table:table-cell table:style-name="ce47" office:value-type="percentage" office:value="0.3" calcext:value-type="percentage">
            <text:p>30,00%</text:p>
          </table:table-cell>
          <table:table-cell table:style-name="ce56" table:formula="of:=MAX(1;[.G$13]*[.$F18])*[.$B$10]" office:value-type="float" office:value="1.7" calcext:value-type="float">
            <text:p>1,7 r/s</text:p>
          </table:table-cell>
          <table:table-cell table:style-name="ce56" table:formula="of:=MAX(1;[.H$13]*[.$F18])*[.$B$10]" office:value-type="float" office:value="510" calcext:value-type="float">
            <text:p>510 r/s</text:p>
          </table:table-cell>
          <table:table-cell table:style-name="ce56" table:formula="of:=MAX(1;[.I$13]*[.$F18])*[.$B$10]" office:value-type="float" office:value="2550" calcext:value-type="float">
            <text:p>2550 r/s</text:p>
          </table:table-cell>
          <table:table-cell table:style-name="ce56" table:formula="of:=MAX(1;[.J$13]*[.$F18])*[.$B$10]" office:value-type="float" office:value="15300" calcext:value-type="float">
            <text:p>15300 r/s</text:p>
          </table:table-cell>
          <table:table-cell table:style-name="ce56" table:formula="of:=MAX(1;[.K$13]*[.$F18])*[.$B$10]" office:value-type="float" office:value="25500" calcext:value-type="float">
            <text:p>25500 r/s</text:p>
          </table:table-cell>
          <table:table-cell table:style-name="ce56" table:formula="of:=MAX(1;[.L$13]*[.$F18])*[.$B$10]" office:value-type="float" office:value="35700" calcext:value-type="float">
            <text:p>35700 r/s</text:p>
          </table:table-cell>
          <table:table-cell table:style-name="ce72" table:formula="of:=MAX(1;[.M$13]*[.$F18])*[.$B$10]" office:value-type="float" office:value="51000" calcext:value-type="float">
            <text:p>51000 r/s</text:p>
          </table:table-cell>
          <table:table-cell/>
          <table:table-cell table:style-name="ce45"/>
          <table:table-cell table:number-columns-repeated="6"/>
          <table:table-cell table:style-name="ce70"/>
          <table:table-cell/>
          <table:table-cell table:style-name="ce47" office:value-type="percentage" office:value="0.3" calcext:value-type="percentage">
            <text:p>30,00%</text:p>
          </table:table-cell>
          <table:table-cell table:style-name="ce94" table:formula="of:=ROUNDUP([.Y$13]*[.$F18])" office:value-type="float" office:value="1" calcext:value-type="float">
            <text:p>1 conn</text:p>
          </table:table-cell>
          <table:table-cell table:style-name="ce94" table:formula="of:=ROUNDUP([.Z$13]*[.$F18])" office:value-type="float" office:value="300" calcext:value-type="float">
            <text:p>300 conn</text:p>
          </table:table-cell>
          <table:table-cell table:style-name="ce94" table:formula="of:=ROUNDUP([.AA$13]*[.$F18])" office:value-type="float" office:value="1500" calcext:value-type="float">
            <text:p>1500 conn</text:p>
          </table:table-cell>
          <table:table-cell table:style-name="ce94" table:formula="of:=ROUNDUP([.AB$13]*[.$F18])" office:value-type="float" office:value="9000" calcext:value-type="float">
            <text:p>9000 conn</text:p>
          </table:table-cell>
          <table:table-cell table:style-name="ce94" table:formula="of:=ROUNDUP([.AC$13]*[.$F18])" office:value-type="float" office:value="15000" calcext:value-type="float">
            <text:p>15000 conn</text:p>
          </table:table-cell>
          <table:table-cell table:style-name="ce94" table:formula="of:=ROUNDUP([.AD$13]*[.$F18])" office:value-type="float" office:value="21000" calcext:value-type="float">
            <text:p>21000 conn</text:p>
          </table:table-cell>
          <table:table-cell table:style-name="ce97" table:formula="of:=ROUNDUP([.AE$13]*[.$F18])" office:value-type="float" office:value="30000" calcext:value-type="float">
            <text:p>30000 conn</text:p>
          </table:table-cell>
        </table:table-row>
        <table:table-row table:style-name="ro12">
          <table:table-cell table:style-name="ce38" office:value-type="string" calcext:value-type="string">
            <text:p>Login length / day (Pi)</text:p>
          </table:table-cell>
          <table:table-cell table:style-name="ce41" office:value-type="float" office:value="1" calcext:value-type="float">
            <text:p>1</text:p>
          </table:table-cell>
          <table:table-cell table:number-columns-repeated="3"/>
          <table:table-cell table:style-name="ce47" office:value-type="percentage" office:value="0.5" calcext:value-type="percentage">
            <text:p>50,00%</text:p>
          </table:table-cell>
          <table:table-cell table:style-name="ce56" table:formula="of:=MAX(1;[.G$13]*[.$F19])*[.$B$10]" office:value-type="float" office:value="1.7" calcext:value-type="float">
            <text:p>1,7 r/s</text:p>
          </table:table-cell>
          <table:table-cell table:style-name="ce56" table:formula="of:=MAX(1;[.H$13]*[.$F19])*[.$B$10]" office:value-type="float" office:value="850" calcext:value-type="float">
            <text:p>850 r/s</text:p>
          </table:table-cell>
          <table:table-cell table:style-name="ce56" table:formula="of:=MAX(1;[.I$13]*[.$F19])*[.$B$10]" office:value-type="float" office:value="4250" calcext:value-type="float">
            <text:p>4250 r/s</text:p>
          </table:table-cell>
          <table:table-cell table:style-name="ce56" table:formula="of:=MAX(1;[.J$13]*[.$F19])*[.$B$10]" office:value-type="float" office:value="25500" calcext:value-type="float">
            <text:p>25500 r/s</text:p>
          </table:table-cell>
          <table:table-cell table:style-name="ce56" table:formula="of:=MAX(1;[.K$13]*[.$F19])*[.$B$10]" office:value-type="float" office:value="42500" calcext:value-type="float">
            <text:p>42500 r/s</text:p>
          </table:table-cell>
          <table:table-cell table:style-name="ce56" table:formula="of:=MAX(1;[.L$13]*[.$F19])*[.$B$10]" office:value-type="float" office:value="59500" calcext:value-type="float">
            <text:p>59500 r/s</text:p>
          </table:table-cell>
          <table:table-cell table:style-name="ce72" table:formula="of:=MAX(1;[.M$13]*[.$F19])*[.$B$10]" office:value-type="float" office:value="85000" calcext:value-type="float">
            <text:p>85000 r/s</text:p>
          </table:table-cell>
          <table:table-cell/>
          <table:table-cell table:style-name="ce45"/>
          <table:table-cell table:number-columns-repeated="6"/>
          <table:table-cell table:style-name="ce70"/>
          <table:table-cell/>
          <table:table-cell table:style-name="ce47" office:value-type="percentage" office:value="0.5" calcext:value-type="percentage">
            <text:p>50,00%</text:p>
          </table:table-cell>
          <table:table-cell table:style-name="ce94" table:formula="of:=ROUNDUP([.Y$13]*[.$F19])" office:value-type="float" office:value="1" calcext:value-type="float">
            <text:p>1 conn</text:p>
          </table:table-cell>
          <table:table-cell table:style-name="ce94" table:formula="of:=ROUNDUP([.Z$13]*[.$F19])" office:value-type="float" office:value="500" calcext:value-type="float">
            <text:p>500 conn</text:p>
          </table:table-cell>
          <table:table-cell table:style-name="ce94" table:formula="of:=ROUNDUP([.AA$13]*[.$F19])" office:value-type="float" office:value="2500" calcext:value-type="float">
            <text:p>2500 conn</text:p>
          </table:table-cell>
          <table:table-cell table:style-name="ce94" table:formula="of:=ROUNDUP([.AB$13]*[.$F19])" office:value-type="float" office:value="15000" calcext:value-type="float">
            <text:p>15000 conn</text:p>
          </table:table-cell>
          <table:table-cell table:style-name="ce94" table:formula="of:=ROUNDUP([.AC$13]*[.$F19])" office:value-type="float" office:value="25000" calcext:value-type="float">
            <text:p>25000 conn</text:p>
          </table:table-cell>
          <table:table-cell table:style-name="ce94" table:formula="of:=ROUNDUP([.AD$13]*[.$F19])" office:value-type="float" office:value="35000" calcext:value-type="float">
            <text:p>35000 conn</text:p>
          </table:table-cell>
          <table:table-cell table:style-name="ce97" table:formula="of:=ROUNDUP([.AE$13]*[.$F19])" office:value-type="float" office:value="50000" calcext:value-type="float">
            <text:p>50000 conn</text:p>
          </table:table-cell>
        </table:table-row>
        <table:table-row table:style-name="ro12">
          <table:table-cell table:style-name="ce38" office:value-type="string" calcext:value-type="string">
            <text:p>Upload file size (Mo)</text:p>
          </table:table-cell>
          <table:table-cell table:style-name="ce41" office:value-type="float" office:value="5" calcext:value-type="float">
            <text:p>5</text:p>
          </table:table-cell>
          <table:table-cell table:number-columns-repeated="3"/>
          <table:table-cell table:style-name="ce45"/>
          <table:table-cell table:number-columns-repeated="6"/>
          <table: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4">
          <table:table-cell table:number-columns-repeated="5"/>
          <table:table-cell table:style-name="ce45"/>
          <table:table-cell table:number-columns-repeated="6"/>
          <table: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3">
          <table:table-cell table:number-columns-repeated="5"/>
          <table:table-cell table:style-name="ce45" office:value-type="string" calcext:value-type="string">
            <text:p>Upload (SELECT) = A * N * Nu * Ru / ( Pa * 3600 )</text:p>
          </table:table-cell>
          <table:table-cell table:number-columns-repeated="3"/>
          <table:table-cell table:style-name="ce40" office:value-type="string" calcext:value-type="string">
            <text:p>Load due to the upload activity made by users</text:p>
          </table:table-cell>
          <table:table-cell table:number-columns-repeated="2"/>
          <table:table-cell table:style-name="ce70"/>
          <table:table-cell/>
          <table:table-cell table:style-name="ce45" office:value-type="string" calcext:value-type="string">
            <text:p>Upload</text:p>
          </table:table-cell>
          <table:table-cell table:style-name="ce40" office:value-type="string" calcext:value-type="string">
            <text:p>Network bandwith simulation for upload</text:p>
          </table:table-cell>
          <table:table-cell table:number-columns-repeated="5"/>
          <table:table-cell table:style-name="ce70"/>
          <table:table-cell/>
          <table:table-cell table:style-name="ce92" office:value-type="string" calcext:value-type="string">
            <text:p>Web servers</text:p>
          </table:table-cell>
          <table:table-cell/>
          <table:table-cell table:style-name="ce96" office:value-type="string" calcext:value-type="string">
            <text:p>Number of web nodes for the estimated load (<text:span text:style-name="T2">8 cores/16GB RAM per node)</text:span></text:p>
          </table:table-cell>
          <table:table-cell table:number-columns-repeated="4"/>
          <table:table-cell table:style-name="ce70"/>
        </table:table-row>
        <table:table-row table:style-name="ro12">
          <table:table-cell table:style-name="ce39" office:value-type="string" calcext:value-type="string" table:number-columns-spanned="2" table:number-rows-spanned="1">
            <text:p><text:span text:style-name="T1">Number of request per SQL node</text:span></text:p>
          </table:table-cell>
          <table:covered-table-cell/>
          <table:table-cell table:number-columns-repeated="3"/>
          <table:table-cell table:style-name="ce45"/>
          <table:table-cell table:style-name="ce55" office:value-type="string" calcext:value-type="string" table:number-columns-spanned="7" table:number-rows-spanned="1">
            <text:p>Number of users (N)</text:p>
          </table:table-cell>
          <table:covered-table-cell table:style-name="ce66" office:value-type="string" calcext:value-type="string">
            <text:p>Number of users (N)</text:p>
          </table:covered-table-cell>
          <table:covered-table-cell table:number-columns-repeated="4"/>
          <table:covered-table-cell table:style-name="ce70"/>
          <table:table-cell/>
          <table:table-cell table:style-name="ce45"/>
          <table:table-cell table:style-name="ce66" office:value-type="string" calcext:value-type="string" table:number-columns-spanned="7" table:number-rows-spanned="1">
            <text:p>Number of users (N)</text:p>
          </table:table-cell>
          <table:covered-table-cell table:number-columns-repeated="5"/>
          <table:covered-table-cell table:style-name="ce70"/>
          <table:table-cell/>
          <table:table-cell table:style-name="ce45"/>
          <table:table-cell table:style-name="ce66" office:value-type="string" calcext:value-type="string" table:number-columns-spanned="7" table:number-rows-spanned="1">
            <text:p>Number of users (N)</text:p>
          </table:table-cell>
          <table:covered-table-cell table:number-columns-repeated="5"/>
          <table:covered-table-cell table:style-name="ce70"/>
        </table:table-row>
        <table:table-row table:style-name="ro13">
          <table:table-cell table:style-name="ce37" office:value-type="string" calcext:value-type="string">
            <text:p>Item</text:p>
          </table:table-cell>
          <table:table-cell table:style-name="ce37" office:value-type="string" calcext:value-type="string">
            <text:p>Nb of SQL req</text:p>
          </table:table-cell>
          <table:table-cell table:number-columns-repeated="3"/>
          <table:table-cell table:style-name="ce46" office:value-type="string" calcext:value-type="string">
            <text:p>% of active users</text:p>
          </table:table-cell>
          <table:table-cell table:style-name="ce38" office:value-type="float" office:value="1" calcext:value-type="float">
            <text:p>1</text:p>
          </table:table-cell>
          <table:table-cell table:style-name="ce38" office:value-type="float" office:value="1000" calcext:value-type="float">
            <text:p>1000</text:p>
          </table:table-cell>
          <table:table-cell table:style-name="ce38" office:value-type="float" office:value="5000" calcext:value-type="float">
            <text:p>5000</text:p>
          </table:table-cell>
          <table:table-cell table:style-name="ce38" office:value-type="float" office:value="30000" calcext:value-type="float">
            <text:p>30000</text:p>
          </table:table-cell>
          <table:table-cell table:style-name="ce38" office:value-type="float" office:value="50000" calcext:value-type="float">
            <text:p>50000</text:p>
          </table:table-cell>
          <table:table-cell table:style-name="ce38" office:value-type="float" office:value="70000" calcext:value-type="float">
            <text:p>70000</text:p>
          </table:table-cell>
          <table:table-cell table:style-name="ce71" office:value-type="float" office:value="100000" calcext:value-type="float">
            <text:p>100000</text:p>
          </table:table-cell>
          <table:table-cell/>
          <table:table-cell table:style-name="ce46" office:value-type="string" calcext:value-type="string">
            <text:p>% of active users</text:p>
          </table:table-cell>
          <table:table-cell table:style-name="ce38" office:value-type="float" office:value="1" calcext:value-type="float">
            <text:p>1</text:p>
          </table:table-cell>
          <table:table-cell table:style-name="ce38" office:value-type="float" office:value="1000" calcext:value-type="float">
            <text:p>1000</text:p>
          </table:table-cell>
          <table:table-cell table:style-name="ce38" office:value-type="float" office:value="5000" calcext:value-type="float">
            <text:p>5000</text:p>
          </table:table-cell>
          <table:table-cell table:style-name="ce38" office:value-type="float" office:value="30000" calcext:value-type="float">
            <text:p>30000</text:p>
          </table:table-cell>
          <table:table-cell table:style-name="ce38" office:value-type="float" office:value="50000" calcext:value-type="float">
            <text:p>50000</text:p>
          </table:table-cell>
          <table:table-cell table:style-name="ce38" office:value-type="float" office:value="70000" calcext:value-type="float">
            <text:p>70000</text:p>
          </table:table-cell>
          <table:table-cell table:style-name="ce71" office:value-type="float" office:value="100000" calcext:value-type="float">
            <text:p>100000</text:p>
          </table:table-cell>
          <table:table-cell/>
          <table:table-cell table:style-name="ce46" office:value-type="string" calcext:value-type="string">
            <text:p>% of active users</text:p>
          </table:table-cell>
          <table:table-cell table:style-name="ce38" office:value-type="float" office:value="1" calcext:value-type="float">
            <text:p>1</text:p>
          </table:table-cell>
          <table:table-cell table:style-name="ce38" office:value-type="float" office:value="1000" calcext:value-type="float">
            <text:p>1000</text:p>
          </table:table-cell>
          <table:table-cell table:style-name="ce38" office:value-type="float" office:value="5000" calcext:value-type="float">
            <text:p>5000</text:p>
          </table:table-cell>
          <table:table-cell table:style-name="ce38" office:value-type="float" office:value="30000" calcext:value-type="float">
            <text:p>30000</text:p>
          </table:table-cell>
          <table:table-cell table:style-name="ce38" office:value-type="float" office:value="50000" calcext:value-type="float">
            <text:p>50000</text:p>
          </table:table-cell>
          <table:table-cell table:style-name="ce38" office:value-type="float" office:value="70000" calcext:value-type="float">
            <text:p>70000</text:p>
          </table:table-cell>
          <table:table-cell table:style-name="ce71" office:value-type="float" office:value="100000" calcext:value-type="float">
            <text:p>100000</text:p>
          </table:table-cell>
        </table:table-row>
        <table:table-row table:style-name="ro12">
          <table:table-cell table:style-name="ce38" office:value-type="string" calcext:value-type="string">
            <text:p>SELECTs / sec</text:p>
          </table:table-cell>
          <table:table-cell table:style-name="ce41" table:formula="of:=ROUND(27000/7)" office:value-type="float" office:value="3857" calcext:value-type="float">
            <text:p>3857</text:p>
          </table:table-cell>
          <table:table-cell table:number-columns-repeated="3"/>
          <table:table-cell table:style-name="ce47" office:value-type="percentage" office:value="0.05" calcext:value-type="percentage">
            <text:p>5,00%</text:p>
          </table:table-cell>
          <table:table-cell table:style-name="ce57" table:formula="of:=MAX(1;[.G$13]*[.$F25])*[.$B$5]*[.$B$15]/([.$B$14]*3600)" office:value-type="float" office:value="1.38888888888889" calcext:value-type="float">
            <text:p>1,39 r/s</text:p>
          </table:table-cell>
          <table:table-cell table:style-name="ce57" table:formula="of:=MAX(1;[.H$13]*[.$F25])*[.$B$5]*[.$B$15]/([.$B$14]*3600)" office:value-type="float" office:value="69.4444444444444" calcext:value-type="float">
            <text:p>69,44 r/s</text:p>
          </table:table-cell>
          <table:table-cell table:style-name="ce57" table:formula="of:=MAX(1;[.I$13]*[.$F25])*[.$B$5]*[.$B$15]/([.$B$14]*3600)" office:value-type="float" office:value="347.222222222222" calcext:value-type="float">
            <text:p>347,22 r/s</text:p>
          </table:table-cell>
          <table:table-cell table:style-name="ce57" table:formula="of:=MAX(1;[.J$13]*[.$F25])*[.$B$5]*[.$B$15]/([.$B$14]*3600)" office:value-type="float" office:value="2083.33333333333" calcext:value-type="float">
            <text:p>2083,33 r/s</text:p>
          </table:table-cell>
          <table:table-cell table:style-name="ce57" table:formula="of:=MAX(1;[.K$13]*[.$F25])*[.$B$5]*[.$B$15]/([.$B$14]*3600)" office:value-type="float" office:value="3472.22222222222" calcext:value-type="float">
            <text:p>3472,22 r/s</text:p>
          </table:table-cell>
          <table:table-cell table:style-name="ce57" table:formula="of:=MAX(1;[.L$13]*[.$F25])*[.$B$5]*[.$B$15]/([.$B$14]*3600)" office:value-type="float" office:value="4861.11111111111" calcext:value-type="float">
            <text:p>4861,11 r/s</text:p>
          </table:table-cell>
          <table:table-cell table:style-name="ce73" table:formula="of:=MAX(1;[.M$13]*[.$F25])*[.$B$5]*[.$B$15]/([.$B$14]*3600)" office:value-type="float" office:value="6944.44444444444" calcext:value-type="float">
            <text:p>6944,44 r/s</text:p>
          </table:table-cell>
          <table:table-cell/>
          <table:table-cell table:style-name="ce47" office:value-type="percentage" office:value="0.05" calcext:value-type="percentage">
            <text:p>5,00%</text:p>
          </table:table-cell>
          <table:table-cell table:style-name="ce82" table:formula="of:=MAX(1;[.P$13]*[.$F25])*[.$B$15]*[.$B$20]/([.$B$14]*3600)*8" office:value-type="float" office:value="0.0925925925925926" calcext:value-type="float">
            <text:p>0 mb/s</text:p>
          </table:table-cell>
          <table:table-cell table:style-name="ce82" table:formula="of:=MAX(1;[.Q$13]*[.$F25])*[.$B$15]*[.$B$20]/([.$B$14]*3600)*8" office:value-type="float" office:value="4.62962962962963" calcext:value-type="float">
            <text:p>5 mb/s</text:p>
          </table:table-cell>
          <table:table-cell table:style-name="ce82" table:formula="of:=MAX(1;[.R$13]*[.$F25])*[.$B$15]*[.$B$20]/([.$B$14]*3600)*8" office:value-type="float" office:value="23.1481481481481" calcext:value-type="float">
            <text:p>23 mb/s</text:p>
          </table:table-cell>
          <table:table-cell table:style-name="ce82" table:formula="of:=MAX(1;[.S$13]*[.$F25])*[.$B$15]*[.$B$20]/([.$B$14]*3600)*8" office:value-type="float" office:value="138.888888888889" calcext:value-type="float">
            <text:p>139 mb/s</text:p>
          </table:table-cell>
          <table:table-cell table:style-name="ce82" table:formula="of:=MAX(1;[.T$13]*[.$F25])*[.$B$15]*[.$B$20]/([.$B$14]*3600)*8" office:value-type="float" office:value="231.481481481481" calcext:value-type="float">
            <text:p>231 mb/s</text:p>
          </table:table-cell>
          <table:table-cell table:style-name="ce82" table:formula="of:=MAX(1;[.U$13]*[.$F25])*[.$B$15]*[.$B$20]/([.$B$14]*3600)*8" office:value-type="float" office:value="324.074074074074" calcext:value-type="float">
            <text:p>324 mb/s</text:p>
          </table:table-cell>
          <table:table-cell table:style-name="ce88" table:formula="of:=MAX(1;[.V$13]*[.$F25])*[.$B$15]*[.$B$20]/([.$B$14]*3600)*8" office:value-type="float" office:value="462.962962962963" calcext:value-type="float">
            <text:p>463 mb/s</text:p>
          </table:table-cell>
          <table:table-cell/>
          <table:table-cell table:style-name="ce47" office:value-type="percentage" office:value="0.05" calcext:value-type="percentage">
            <text:p>5,00%</text:p>
          </table:table-cell>
          <table:table-cell table:style-name="ce95" table:formula="of:=ROUNDUP([.Y$13]*[.$F25]/530)" office:value-type="float" office:value="1" calcext:value-type="float">
            <text:p>1 serv</text:p>
          </table:table-cell>
          <table:table-cell table:style-name="ce95" table:formula="of:=ROUNDUP([.Z$13]*[.$F25]/530)" office:value-type="float" office:value="1" calcext:value-type="float">
            <text:p>1 serv</text:p>
          </table:table-cell>
          <table:table-cell table:style-name="ce95" table:formula="of:=ROUNDUP([.AA$13]*[.$F25]/530)" office:value-type="float" office:value="1" calcext:value-type="float">
            <text:p>1 serv</text:p>
          </table:table-cell>
          <table:table-cell table:style-name="ce95" table:formula="of:=ROUNDUP([.AB$13]*[.$F25]/530)" office:value-type="float" office:value="3" calcext:value-type="float">
            <text:p>3 serv</text:p>
          </table:table-cell>
          <table:table-cell table:style-name="ce95" table:formula="of:=ROUNDUP([.AC$13]*[.$F25]/530)" office:value-type="float" office:value="5" calcext:value-type="float">
            <text:p>5 serv</text:p>
          </table:table-cell>
          <table:table-cell table:style-name="ce95" table:formula="of:=ROUNDUP([.AD$13]*[.$F25]/530)" office:value-type="float" office:value="7" calcext:value-type="float">
            <text:p>7 serv</text:p>
          </table:table-cell>
          <table:table-cell table:style-name="ce98" table:formula="of:=ROUNDUP([.AE$13]*[.$F25]/530)" office:value-type="float" office:value="10" calcext:value-type="float">
            <text:p>10 serv</text:p>
          </table:table-cell>
        </table:table-row>
        <table:table-row table:style-name="ro11">
          <table:table-cell table:style-name="ce38" office:value-type="string" calcext:value-type="string">
            <text:p>INSERTS/ sec</text:p>
          </table:table-cell>
          <table:table-cell table:style-name="ce41" office:value-type="float" office:value="22000" calcext:value-type="float">
            <text:p>22000</text:p>
          </table:table-cell>
          <table:table-cell table:number-columns-repeated="3"/>
          <table:table-cell table:style-name="ce47" office:value-type="percentage" office:value="0.1" calcext:value-type="percentage">
            <text:p>10,00%</text:p>
          </table:table-cell>
          <table:table-cell table:style-name="ce57" table:formula="of:=MAX(1;[.G$13]*[.$F26])*[.$B$5]*[.$B$15]/([.$B$14]*3600)" office:value-type="float" office:value="1.38888888888889" calcext:value-type="float">
            <text:p>1,39 r/s</text:p>
          </table:table-cell>
          <table:table-cell table:style-name="ce57" table:formula="of:=MAX(1;[.H$13]*[.$F26])*[.$B$5]*[.$B$15]/([.$B$14]*3600)" office:value-type="float" office:value="138.888888888889" calcext:value-type="float">
            <text:p>138,89 r/s</text:p>
          </table:table-cell>
          <table:table-cell table:style-name="ce57" table:formula="of:=MAX(1;[.I$13]*[.$F26])*[.$B$5]*[.$B$15]/([.$B$14]*3600)" office:value-type="float" office:value="694.444444444444" calcext:value-type="float">
            <text:p>694,44 r/s</text:p>
          </table:table-cell>
          <table:table-cell table:style-name="ce57" table:formula="of:=MAX(1;[.J$13]*[.$F26])*[.$B$5]*[.$B$15]/([.$B$14]*3600)" office:value-type="float" office:value="4166.66666666667" calcext:value-type="float">
            <text:p>4166,67 r/s</text:p>
          </table:table-cell>
          <table:table-cell table:style-name="ce57" table:formula="of:=MAX(1;[.K$13]*[.$F26])*[.$B$5]*[.$B$15]/([.$B$14]*3600)" office:value-type="float" office:value="6944.44444444444" calcext:value-type="float">
            <text:p>6944,44 r/s</text:p>
          </table:table-cell>
          <table:table-cell table:style-name="ce57" table:formula="of:=MAX(1;[.L$13]*[.$F26])*[.$B$5]*[.$B$15]/([.$B$14]*3600)" office:value-type="float" office:value="9722.22222222222" calcext:value-type="float">
            <text:p>9722,22 r/s</text:p>
          </table:table-cell>
          <table:table-cell table:style-name="ce73" table:formula="of:=MAX(1;[.M$13]*[.$F26])*[.$B$5]*[.$B$15]/([.$B$14]*3600)" office:value-type="float" office:value="13888.8888888889" calcext:value-type="float">
            <text:p>13888,89 r/s</text:p>
          </table:table-cell>
          <table:table-cell/>
          <table:table-cell table:style-name="ce47" office:value-type="percentage" office:value="0.1" calcext:value-type="percentage">
            <text:p>10,00%</text:p>
          </table:table-cell>
          <table:table-cell table:style-name="ce82" table:formula="of:=MAX(1;[.P$13]*[.$F26])*[.$B$15]*[.$B$20]/([.$B$14]*3600)*8" office:value-type="float" office:value="0.0925925925925926" calcext:value-type="float">
            <text:p>0 mb/s</text:p>
          </table:table-cell>
          <table:table-cell table:style-name="ce82" table:formula="of:=MAX(1;[.Q$13]*[.$F26])*[.$B$15]*[.$B$20]/([.$B$14]*3600)*8" office:value-type="float" office:value="9.25925925925926" calcext:value-type="float">
            <text:p>9 mb/s</text:p>
          </table:table-cell>
          <table:table-cell table:style-name="ce82" table:formula="of:=MAX(1;[.R$13]*[.$F26])*[.$B$15]*[.$B$20]/([.$B$14]*3600)*8" office:value-type="float" office:value="46.2962962962963" calcext:value-type="float">
            <text:p>46 mb/s</text:p>
          </table:table-cell>
          <table:table-cell table:style-name="ce82" table:formula="of:=MAX(1;[.S$13]*[.$F26])*[.$B$15]*[.$B$20]/([.$B$14]*3600)*8" office:value-type="float" office:value="277.777777777778" calcext:value-type="float">
            <text:p>278 mb/s</text:p>
          </table:table-cell>
          <table:table-cell table:style-name="ce82" table:formula="of:=MAX(1;[.T$13]*[.$F26])*[.$B$15]*[.$B$20]/([.$B$14]*3600)*8" office:value-type="float" office:value="462.962962962963" calcext:value-type="float">
            <text:p>463 mb/s</text:p>
          </table:table-cell>
          <table:table-cell table:style-name="ce82" table:formula="of:=MAX(1;[.U$13]*[.$F26])*[.$B$15]*[.$B$20]/([.$B$14]*3600)*8" office:value-type="float" office:value="648.148148148148" calcext:value-type="float">
            <text:p>648 mb/s</text:p>
          </table:table-cell>
          <table:table-cell table:style-name="ce88" table:formula="of:=MAX(1;[.V$13]*[.$F26])*[.$B$15]*[.$B$20]/([.$B$14]*3600)*8" office:value-type="float" office:value="925.925925925926" calcext:value-type="float">
            <text:p>926 mb/s</text:p>
          </table:table-cell>
          <table:table-cell/>
          <table:table-cell table:style-name="ce47" office:value-type="percentage" office:value="0.1" calcext:value-type="percentage">
            <text:p>10,00%</text:p>
          </table:table-cell>
          <table:table-cell table:style-name="ce95" table:formula="of:=ROUNDUP([.Y$13]*[.$F26]/530)" office:value-type="float" office:value="1" calcext:value-type="float">
            <text:p>1 serv</text:p>
          </table:table-cell>
          <table:table-cell table:style-name="ce95" table:formula="of:=ROUNDUP([.Z$13]*[.$F26]/530)" office:value-type="float" office:value="1" calcext:value-type="float">
            <text:p>1 serv</text:p>
          </table:table-cell>
          <table:table-cell table:style-name="ce95" table:formula="of:=ROUNDUP([.AA$13]*[.$F26]/530)" office:value-type="float" office:value="1" calcext:value-type="float">
            <text:p>1 serv</text:p>
          </table:table-cell>
          <table:table-cell table:style-name="ce95" table:formula="of:=ROUNDUP([.AB$13]*[.$F26]/530)" office:value-type="float" office:value="6" calcext:value-type="float">
            <text:p>6 serv</text:p>
          </table:table-cell>
          <table:table-cell table:style-name="ce95" table:formula="of:=ROUNDUP([.AC$13]*[.$F26]/530)" office:value-type="float" office:value="10" calcext:value-type="float">
            <text:p>10 serv</text:p>
          </table:table-cell>
          <table:table-cell table:style-name="ce95" table:formula="of:=ROUNDUP([.AD$13]*[.$F26]/530)" office:value-type="float" office:value="14" calcext:value-type="float">
            <text:p>14 serv</text:p>
          </table:table-cell>
          <table:table-cell table:style-name="ce98" table:formula="of:=ROUNDUP([.AE$13]*[.$F26]/530)" office:value-type="float" office:value="19" calcext:value-type="float">
            <text:p>19 serv</text:p>
          </table:table-cell>
        </table:table-row>
        <table:table-row table:style-name="ro11">
          <table:table-cell table:style-name="ce38" office:value-type="string" calcext:value-type="string">
            <text:p>UPDATES / sec</text:p>
          </table:table-cell>
          <table:table-cell table:style-name="ce41" table:formula="of:=ROUND(27000/7)" office:value-type="float" office:value="3857" calcext:value-type="float">
            <text:p>3857</text:p>
          </table:table-cell>
          <table:table-cell table:number-columns-repeated="3"/>
          <table:table-cell table:style-name="ce47" office:value-type="percentage" office:value="0.15" calcext:value-type="percentage">
            <text:p>15,00%</text:p>
          </table:table-cell>
          <table:table-cell table:style-name="ce57" table:formula="of:=MAX(1;[.G$13]*[.$F27])*[.$B$5]*[.$B$15]/([.$B$14]*3600)" office:value-type="float" office:value="1.38888888888889" calcext:value-type="float">
            <text:p>1,39 r/s</text:p>
          </table:table-cell>
          <table:table-cell table:style-name="ce57" table:formula="of:=MAX(1;[.H$13]*[.$F27])*[.$B$5]*[.$B$15]/([.$B$14]*3600)" office:value-type="float" office:value="208.333333333333" calcext:value-type="float">
            <text:p>208,33 r/s</text:p>
          </table:table-cell>
          <table:table-cell table:style-name="ce57" table:formula="of:=MAX(1;[.I$13]*[.$F27])*[.$B$5]*[.$B$15]/([.$B$14]*3600)" office:value-type="float" office:value="1041.66666666667" calcext:value-type="float">
            <text:p>1041,67 r/s</text:p>
          </table:table-cell>
          <table:table-cell table:style-name="ce57" table:formula="of:=MAX(1;[.J$13]*[.$F27])*[.$B$5]*[.$B$15]/([.$B$14]*3600)" office:value-type="float" office:value="6250" calcext:value-type="float">
            <text:p>6250,00 r/s</text:p>
          </table:table-cell>
          <table:table-cell table:style-name="ce57" table:formula="of:=MAX(1;[.K$13]*[.$F27])*[.$B$5]*[.$B$15]/([.$B$14]*3600)" office:value-type="float" office:value="10416.6666666667" calcext:value-type="float">
            <text:p>10416,67 r/s</text:p>
          </table:table-cell>
          <table:table-cell table:style-name="ce57" table:formula="of:=MAX(1;[.L$13]*[.$F27])*[.$B$5]*[.$B$15]/([.$B$14]*3600)" office:value-type="float" office:value="14583.3333333333" calcext:value-type="float">
            <text:p>14583,33 r/s</text:p>
          </table:table-cell>
          <table:table-cell table:style-name="ce73" table:formula="of:=MAX(1;[.M$13]*[.$F27])*[.$B$5]*[.$B$15]/([.$B$14]*3600)" office:value-type="float" office:value="20833.3333333333" calcext:value-type="float">
            <text:p>20833,33 r/s</text:p>
          </table:table-cell>
          <table:table-cell/>
          <table:table-cell table:style-name="ce47" office:value-type="percentage" office:value="0.15" calcext:value-type="percentage">
            <text:p>15,00%</text:p>
          </table:table-cell>
          <table:table-cell table:style-name="ce82" table:formula="of:=MAX(1;[.P$13]*[.$F27])*[.$B$15]*[.$B$20]/([.$B$14]*3600)*8" office:value-type="float" office:value="0.0925925925925926" calcext:value-type="float">
            <text:p>0 mb/s</text:p>
          </table:table-cell>
          <table:table-cell table:style-name="ce82" table:formula="of:=MAX(1;[.Q$13]*[.$F27])*[.$B$15]*[.$B$20]/([.$B$14]*3600)*8" office:value-type="float" office:value="13.8888888888889" calcext:value-type="float">
            <text:p>14 mb/s</text:p>
          </table:table-cell>
          <table:table-cell table:style-name="ce82" table:formula="of:=MAX(1;[.R$13]*[.$F27])*[.$B$15]*[.$B$20]/([.$B$14]*3600)*8" office:value-type="float" office:value="69.4444444444444" calcext:value-type="float">
            <text:p>69 mb/s</text:p>
          </table:table-cell>
          <table:table-cell table:style-name="ce82" table:formula="of:=MAX(1;[.S$13]*[.$F27])*[.$B$15]*[.$B$20]/([.$B$14]*3600)*8" office:value-type="float" office:value="416.666666666667" calcext:value-type="float">
            <text:p>417 mb/s</text:p>
          </table:table-cell>
          <table:table-cell table:style-name="ce82" table:formula="of:=MAX(1;[.T$13]*[.$F27])*[.$B$15]*[.$B$20]/([.$B$14]*3600)*8" office:value-type="float" office:value="694.444444444444" calcext:value-type="float">
            <text:p>694 mb/s</text:p>
          </table:table-cell>
          <table:table-cell table:style-name="ce82" table:formula="of:=MAX(1;[.U$13]*[.$F27])*[.$B$15]*[.$B$20]/([.$B$14]*3600)*8" office:value-type="float" office:value="972.222222222222" calcext:value-type="float">
            <text:p>972 mb/s</text:p>
          </table:table-cell>
          <table:table-cell table:style-name="ce88" table:formula="of:=MAX(1;[.V$13]*[.$F27])*[.$B$15]*[.$B$20]/([.$B$14]*3600)*8" office:value-type="float" office:value="1388.88888888889" calcext:value-type="float">
            <text:p>1 389 mb/s</text:p>
          </table:table-cell>
          <table:table-cell/>
          <table:table-cell table:style-name="ce47" office:value-type="percentage" office:value="0.15" calcext:value-type="percentage">
            <text:p>15,00%</text:p>
          </table:table-cell>
          <table:table-cell table:style-name="ce95" table:formula="of:=ROUNDUP([.Y$13]*[.$F27]/530)" office:value-type="float" office:value="1" calcext:value-type="float">
            <text:p>1 serv</text:p>
          </table:table-cell>
          <table:table-cell table:style-name="ce95" table:formula="of:=ROUNDUP([.Z$13]*[.$F27]/530)" office:value-type="float" office:value="1" calcext:value-type="float">
            <text:p>1 serv</text:p>
          </table:table-cell>
          <table:table-cell table:style-name="ce95" table:formula="of:=ROUNDUP([.AA$13]*[.$F27]/530)" office:value-type="float" office:value="2" calcext:value-type="float">
            <text:p>2 serv</text:p>
          </table:table-cell>
          <table:table-cell table:style-name="ce95" table:formula="of:=ROUNDUP([.AB$13]*[.$F27]/530)" office:value-type="float" office:value="9" calcext:value-type="float">
            <text:p>9 serv</text:p>
          </table:table-cell>
          <table:table-cell table:style-name="ce95" table:formula="of:=ROUNDUP([.AC$13]*[.$F27]/530)" office:value-type="float" office:value="15" calcext:value-type="float">
            <text:p>15 serv</text:p>
          </table:table-cell>
          <table:table-cell table:style-name="ce95" table:formula="of:=ROUNDUP([.AD$13]*[.$F27]/530)" office:value-type="float" office:value="20" calcext:value-type="float">
            <text:p>20 serv</text:p>
          </table:table-cell>
          <table:table-cell table:style-name="ce98" table:formula="of:=ROUNDUP([.AE$13]*[.$F27]/530)" office:value-type="float" office:value="29" calcext:value-type="float">
            <text:p>29 serv</text:p>
          </table:table-cell>
        </table:table-row>
        <table:table-row table:style-name="ro11">
          <table:table-cell table:number-columns-repeated="5"/>
          <table:table-cell table:style-name="ce47" office:value-type="percentage" office:value="0.2" calcext:value-type="percentage">
            <text:p>20,00%</text:p>
          </table:table-cell>
          <table:table-cell table:style-name="ce57" table:formula="of:=MAX(1;[.G$13]*[.$F28])*[.$B$5]*[.$B$15]/([.$B$14]*3600)" office:value-type="float" office:value="1.38888888888889" calcext:value-type="float">
            <text:p>1,39 r/s</text:p>
          </table:table-cell>
          <table:table-cell table:style-name="ce57" table:formula="of:=MAX(1;[.H$13]*[.$F28])*[.$B$5]*[.$B$15]/([.$B$14]*3600)" office:value-type="float" office:value="277.777777777778" calcext:value-type="float">
            <text:p>277,78 r/s</text:p>
          </table:table-cell>
          <table:table-cell table:style-name="ce57" table:formula="of:=MAX(1;[.I$13]*[.$F28])*[.$B$5]*[.$B$15]/([.$B$14]*3600)" office:value-type="float" office:value="1388.88888888889" calcext:value-type="float">
            <text:p>1388,89 r/s</text:p>
          </table:table-cell>
          <table:table-cell table:style-name="ce57" table:formula="of:=MAX(1;[.J$13]*[.$F28])*[.$B$5]*[.$B$15]/([.$B$14]*3600)" office:value-type="float" office:value="8333.33333333333" calcext:value-type="float">
            <text:p>8333,33 r/s</text:p>
          </table:table-cell>
          <table:table-cell table:style-name="ce57" table:formula="of:=MAX(1;[.K$13]*[.$F28])*[.$B$5]*[.$B$15]/([.$B$14]*3600)" office:value-type="float" office:value="13888.8888888889" calcext:value-type="float">
            <text:p>13888,89 r/s</text:p>
          </table:table-cell>
          <table:table-cell table:style-name="ce57" table:formula="of:=MAX(1;[.L$13]*[.$F28])*[.$B$5]*[.$B$15]/([.$B$14]*3600)" office:value-type="float" office:value="19444.4444444444" calcext:value-type="float">
            <text:p>19444,44 r/s</text:p>
          </table:table-cell>
          <table:table-cell table:style-name="ce73" table:formula="of:=MAX(1;[.M$13]*[.$F28])*[.$B$5]*[.$B$15]/([.$B$14]*3600)" office:value-type="float" office:value="27777.7777777778" calcext:value-type="float">
            <text:p>27777,78 r/s</text:p>
          </table:table-cell>
          <table:table-cell/>
          <table:table-cell table:style-name="ce47" office:value-type="percentage" office:value="0.2" calcext:value-type="percentage">
            <text:p>20,00%</text:p>
          </table:table-cell>
          <table:table-cell table:style-name="ce82" table:formula="of:=MAX(1;[.P$13]*[.$F28])*[.$B$15]*[.$B$20]/([.$B$14]*3600)*8" office:value-type="float" office:value="0.0925925925925926" calcext:value-type="float">
            <text:p>0 mb/s</text:p>
          </table:table-cell>
          <table:table-cell table:style-name="ce82" table:formula="of:=MAX(1;[.Q$13]*[.$F28])*[.$B$15]*[.$B$20]/([.$B$14]*3600)*8" office:value-type="float" office:value="18.5185185185185" calcext:value-type="float">
            <text:p>19 mb/s</text:p>
          </table:table-cell>
          <table:table-cell table:style-name="ce82" table:formula="of:=MAX(1;[.R$13]*[.$F28])*[.$B$15]*[.$B$20]/([.$B$14]*3600)*8" office:value-type="float" office:value="92.5925925925926" calcext:value-type="float">
            <text:p>93 mb/s</text:p>
          </table:table-cell>
          <table:table-cell table:style-name="ce82" table:formula="of:=MAX(1;[.S$13]*[.$F28])*[.$B$15]*[.$B$20]/([.$B$14]*3600)*8" office:value-type="float" office:value="555.555555555556" calcext:value-type="float">
            <text:p>556 mb/s</text:p>
          </table:table-cell>
          <table:table-cell table:style-name="ce82" table:formula="of:=MAX(1;[.T$13]*[.$F28])*[.$B$15]*[.$B$20]/([.$B$14]*3600)*8" office:value-type="float" office:value="925.925925925926" calcext:value-type="float">
            <text:p>926 mb/s</text:p>
          </table:table-cell>
          <table:table-cell table:style-name="ce82" table:formula="of:=MAX(1;[.U$13]*[.$F28])*[.$B$15]*[.$B$20]/([.$B$14]*3600)*8" office:value-type="float" office:value="1296.2962962963" calcext:value-type="float">
            <text:p>1 296 mb/s</text:p>
          </table:table-cell>
          <table:table-cell table:style-name="ce88" table:formula="of:=MAX(1;[.V$13]*[.$F28])*[.$B$15]*[.$B$20]/([.$B$14]*3600)*8" office:value-type="float" office:value="1851.85185185185" calcext:value-type="float">
            <text:p>1 852 mb/s</text:p>
          </table:table-cell>
          <table:table-cell/>
          <table:table-cell table:style-name="ce47" office:value-type="percentage" office:value="0.2" calcext:value-type="percentage">
            <text:p>20,00%</text:p>
          </table:table-cell>
          <table:table-cell table:style-name="ce95" table:formula="of:=ROUNDUP([.Y$13]*[.$F28]/530)" office:value-type="float" office:value="1" calcext:value-type="float">
            <text:p>1 serv</text:p>
          </table:table-cell>
          <table:table-cell table:style-name="ce95" table:formula="of:=ROUNDUP([.Z$13]*[.$F28]/530)" office:value-type="float" office:value="1" calcext:value-type="float">
            <text:p>1 serv</text:p>
          </table:table-cell>
          <table:table-cell table:style-name="ce95" table:formula="of:=ROUNDUP([.AA$13]*[.$F28]/530)" office:value-type="float" office:value="2" calcext:value-type="float">
            <text:p>2 serv</text:p>
          </table:table-cell>
          <table:table-cell table:style-name="ce95" table:formula="of:=ROUNDUP([.AB$13]*[.$F28]/530)" office:value-type="float" office:value="12" calcext:value-type="float">
            <text:p>12 serv</text:p>
          </table:table-cell>
          <table:table-cell table:style-name="ce95" table:formula="of:=ROUNDUP([.AC$13]*[.$F28]/530)" office:value-type="float" office:value="19" calcext:value-type="float">
            <text:p>19 serv</text:p>
          </table:table-cell>
          <table:table-cell table:style-name="ce95" table:formula="of:=ROUNDUP([.AD$13]*[.$F28]/530)" office:value-type="float" office:value="27" calcext:value-type="float">
            <text:p>27 serv</text:p>
          </table:table-cell>
          <table:table-cell table:style-name="ce98" table:formula="of:=ROUNDUP([.AE$13]*[.$F28]/530)" office:value-type="float" office:value="38" calcext:value-type="float">
            <text:p>38 serv</text:p>
          </table:table-cell>
        </table:table-row>
        <table:table-row table:style-name="ro11">
          <table:table-cell table:number-columns-repeated="5"/>
          <table:table-cell table:style-name="ce47" office:value-type="percentage" office:value="0.3" calcext:value-type="percentage">
            <text:p>30,00%</text:p>
          </table:table-cell>
          <table:table-cell table:style-name="ce57" table:formula="of:=MAX(1;[.G$13]*[.$F29])*[.$B$5]*[.$B$15]/([.$B$14]*3600)" office:value-type="float" office:value="1.38888888888889" calcext:value-type="float">
            <text:p>1,39 r/s</text:p>
          </table:table-cell>
          <table:table-cell table:style-name="ce57" table:formula="of:=MAX(1;[.H$13]*[.$F29])*[.$B$5]*[.$B$15]/([.$B$14]*3600)" office:value-type="float" office:value="416.666666666667" calcext:value-type="float">
            <text:p>416,67 r/s</text:p>
          </table:table-cell>
          <table:table-cell table:style-name="ce57" table:formula="of:=MAX(1;[.I$13]*[.$F29])*[.$B$5]*[.$B$15]/([.$B$14]*3600)" office:value-type="float" office:value="2083.33333333333" calcext:value-type="float">
            <text:p>2083,33 r/s</text:p>
          </table:table-cell>
          <table:table-cell table:style-name="ce57" table:formula="of:=MAX(1;[.J$13]*[.$F29])*[.$B$5]*[.$B$15]/([.$B$14]*3600)" office:value-type="float" office:value="12500" calcext:value-type="float">
            <text:p>12500,00 r/s</text:p>
          </table:table-cell>
          <table:table-cell table:style-name="ce57" table:formula="of:=MAX(1;[.K$13]*[.$F29])*[.$B$5]*[.$B$15]/([.$B$14]*3600)" office:value-type="float" office:value="20833.3333333333" calcext:value-type="float">
            <text:p>20833,33 r/s</text:p>
          </table:table-cell>
          <table:table-cell table:style-name="ce57" table:formula="of:=MAX(1;[.L$13]*[.$F29])*[.$B$5]*[.$B$15]/([.$B$14]*3600)" office:value-type="float" office:value="29166.6666666667" calcext:value-type="float">
            <text:p>29166,67 r/s</text:p>
          </table:table-cell>
          <table:table-cell table:style-name="ce73" table:formula="of:=MAX(1;[.M$13]*[.$F29])*[.$B$5]*[.$B$15]/([.$B$14]*3600)" office:value-type="float" office:value="41666.6666666667" calcext:value-type="float">
            <text:p>41666,67 r/s</text:p>
          </table:table-cell>
          <table:table-cell/>
          <table:table-cell table:style-name="ce47" office:value-type="percentage" office:value="0.3" calcext:value-type="percentage">
            <text:p>30,00%</text:p>
          </table:table-cell>
          <table:table-cell table:style-name="ce82" table:formula="of:=MAX(1;[.P$13]*[.$F29])*[.$B$15]*[.$B$20]/([.$B$14]*3600)*8" office:value-type="float" office:value="0.0925925925925926" calcext:value-type="float">
            <text:p>0 mb/s</text:p>
          </table:table-cell>
          <table:table-cell table:style-name="ce82" table:formula="of:=MAX(1;[.Q$13]*[.$F29])*[.$B$15]*[.$B$20]/([.$B$14]*3600)*8" office:value-type="float" office:value="27.7777777777778" calcext:value-type="float">
            <text:p>28 mb/s</text:p>
          </table:table-cell>
          <table:table-cell table:style-name="ce82" table:formula="of:=MAX(1;[.R$13]*[.$F29])*[.$B$15]*[.$B$20]/([.$B$14]*3600)*8" office:value-type="float" office:value="138.888888888889" calcext:value-type="float">
            <text:p>139 mb/s</text:p>
          </table:table-cell>
          <table:table-cell table:style-name="ce82" table:formula="of:=MAX(1;[.S$13]*[.$F29])*[.$B$15]*[.$B$20]/([.$B$14]*3600)*8" office:value-type="float" office:value="833.333333333334" calcext:value-type="float">
            <text:p>833 mb/s</text:p>
          </table:table-cell>
          <table:table-cell table:style-name="ce82" table:formula="of:=MAX(1;[.T$13]*[.$F29])*[.$B$15]*[.$B$20]/([.$B$14]*3600)*8" office:value-type="float" office:value="1388.88888888889" calcext:value-type="float">
            <text:p>1 389 mb/s</text:p>
          </table:table-cell>
          <table:table-cell table:style-name="ce82" table:formula="of:=MAX(1;[.U$13]*[.$F29])*[.$B$15]*[.$B$20]/([.$B$14]*3600)*8" office:value-type="float" office:value="1944.44444444444" calcext:value-type="float">
            <text:p>1 944 mb/s</text:p>
          </table:table-cell>
          <table:table-cell table:style-name="ce88" table:formula="of:=MAX(1;[.V$13]*[.$F29])*[.$B$15]*[.$B$20]/([.$B$14]*3600)*8" office:value-type="float" office:value="2777.77777777778" calcext:value-type="float">
            <text:p>2 778 mb/s</text:p>
          </table:table-cell>
          <table:table-cell/>
          <table:table-cell table:style-name="ce47" office:value-type="percentage" office:value="0.3" calcext:value-type="percentage">
            <text:p>30,00%</text:p>
          </table:table-cell>
          <table:table-cell table:style-name="ce95" table:formula="of:=ROUNDUP([.Y$13]*[.$F29]/530)" office:value-type="float" office:value="1" calcext:value-type="float">
            <text:p>1 serv</text:p>
          </table:table-cell>
          <table:table-cell table:style-name="ce95" table:formula="of:=ROUNDUP([.Z$13]*[.$F29]/530)" office:value-type="float" office:value="1" calcext:value-type="float">
            <text:p>1 serv</text:p>
          </table:table-cell>
          <table:table-cell table:style-name="ce95" table:formula="of:=ROUNDUP([.AA$13]*[.$F29]/530)" office:value-type="float" office:value="3" calcext:value-type="float">
            <text:p>3 serv</text:p>
          </table:table-cell>
          <table:table-cell table:style-name="ce95" table:formula="of:=ROUNDUP([.AB$13]*[.$F29]/530)" office:value-type="float" office:value="17" calcext:value-type="float">
            <text:p>17 serv</text:p>
          </table:table-cell>
          <table:table-cell table:style-name="ce95" table:formula="of:=ROUNDUP([.AC$13]*[.$F29]/530)" office:value-type="float" office:value="29" calcext:value-type="float">
            <text:p>29 serv</text:p>
          </table:table-cell>
          <table:table-cell table:style-name="ce95" table:formula="of:=ROUNDUP([.AD$13]*[.$F29]/530)" office:value-type="float" office:value="40" calcext:value-type="float">
            <text:p>40 serv</text:p>
          </table:table-cell>
          <table:table-cell table:style-name="ce98" table:formula="of:=ROUNDUP([.AE$13]*[.$F29]/530)" office:value-type="float" office:value="57" calcext:value-type="float">
            <text:p>57 serv</text:p>
          </table:table-cell>
        </table:table-row>
        <table:table-row table:style-name="ro12">
          <table:table-cell table:style-name="ce36" office:value-type="string" calcext:value-type="string" table:number-columns-spanned="2" table:number-rows-spanned="1">
            <text:p>ownCloud constants with LDAP app</text:p>
          </table:table-cell>
          <table:covered-table-cell/>
          <table:table-cell table:number-columns-repeated="3"/>
          <table:table-cell table:style-name="ce47" office:value-type="percentage" office:value="0.5" calcext:value-type="percentage">
            <text:p>50,00%</text:p>
          </table:table-cell>
          <table:table-cell table:style-name="ce57" table:formula="of:=MAX(1;[.G$13]*[.$F30])*[.$B$5]*[.$B$15]/([.$B$14]*3600)" office:value-type="float" office:value="1.38888888888889" calcext:value-type="float">
            <text:p>1,39 r/s</text:p>
          </table:table-cell>
          <table:table-cell table:style-name="ce57" table:formula="of:=MAX(1;[.H$13]*[.$F30])*[.$B$5]*[.$B$15]/([.$B$14]*3600)" office:value-type="float" office:value="694.444444444444" calcext:value-type="float">
            <text:p>694,44 r/s</text:p>
          </table:table-cell>
          <table:table-cell table:style-name="ce57" table:formula="of:=MAX(1;[.I$13]*[.$F30])*[.$B$5]*[.$B$15]/([.$B$14]*3600)" office:value-type="float" office:value="3472.22222222222" calcext:value-type="float">
            <text:p>3472,22 r/s</text:p>
          </table:table-cell>
          <table:table-cell table:style-name="ce57" table:formula="of:=MAX(1;[.J$13]*[.$F30])*[.$B$5]*[.$B$15]/([.$B$14]*3600)" office:value-type="float" office:value="20833.3333333333" calcext:value-type="float">
            <text:p>20833,33 r/s</text:p>
          </table:table-cell>
          <table:table-cell table:style-name="ce57" table:formula="of:=MAX(1;[.K$13]*[.$F30])*[.$B$5]*[.$B$15]/([.$B$14]*3600)" office:value-type="float" office:value="34722.2222222222" calcext:value-type="float">
            <text:p>34722,22 r/s</text:p>
          </table:table-cell>
          <table:table-cell table:style-name="ce57" table:formula="of:=MAX(1;[.L$13]*[.$F30])*[.$B$5]*[.$B$15]/([.$B$14]*3600)" office:value-type="float" office:value="48611.1111111111" calcext:value-type="float">
            <text:p>48611,11 r/s</text:p>
          </table:table-cell>
          <table:table-cell table:style-name="ce73" table:formula="of:=MAX(1;[.M$13]*[.$F30])*[.$B$5]*[.$B$15]/([.$B$14]*3600)" office:value-type="float" office:value="69444.4444444444" calcext:value-type="float">
            <text:p>69444,44 r/s</text:p>
          </table:table-cell>
          <table:table-cell/>
          <table:table-cell table:style-name="ce47" office:value-type="percentage" office:value="0.5" calcext:value-type="percentage">
            <text:p>50,00%</text:p>
          </table:table-cell>
          <table:table-cell table:style-name="ce82" table:formula="of:=MAX(1;[.P$13]*[.$F30])*[.$B$15]*[.$B$20]/([.$B$14]*3600)*8" office:value-type="float" office:value="0.0925925925925926" calcext:value-type="float">
            <text:p>0 mb/s</text:p>
          </table:table-cell>
          <table:table-cell table:style-name="ce82" table:formula="of:=MAX(1;[.Q$13]*[.$F30])*[.$B$15]*[.$B$20]/([.$B$14]*3600)*8" office:value-type="float" office:value="46.2962962962963" calcext:value-type="float">
            <text:p>46 mb/s</text:p>
          </table:table-cell>
          <table:table-cell table:style-name="ce82" table:formula="of:=MAX(1;[.R$13]*[.$F30])*[.$B$15]*[.$B$20]/([.$B$14]*3600)*8" office:value-type="float" office:value="231.481481481481" calcext:value-type="float">
            <text:p>231 mb/s</text:p>
          </table:table-cell>
          <table:table-cell table:style-name="ce82" table:formula="of:=MAX(1;[.S$13]*[.$F30])*[.$B$15]*[.$B$20]/([.$B$14]*3600)*8" office:value-type="float" office:value="1388.88888888889" calcext:value-type="float">
            <text:p>1 389 mb/s</text:p>
          </table:table-cell>
          <table:table-cell table:style-name="ce82" table:formula="of:=MAX(1;[.T$13]*[.$F30])*[.$B$15]*[.$B$20]/([.$B$14]*3600)*8" office:value-type="float" office:value="2314.81481481481" calcext:value-type="float">
            <text:p>2 315 mb/s</text:p>
          </table:table-cell>
          <table:table-cell table:style-name="ce82" table:formula="of:=MAX(1;[.U$13]*[.$F30])*[.$B$15]*[.$B$20]/([.$B$14]*3600)*8" office:value-type="float" office:value="3240.74074074074" calcext:value-type="float">
            <text:p>3 241 mb/s</text:p>
          </table:table-cell>
          <table:table-cell table:style-name="ce88" table:formula="of:=MAX(1;[.V$13]*[.$F30])*[.$B$15]*[.$B$20]/([.$B$14]*3600)*8" office:value-type="float" office:value="4629.62962962963" calcext:value-type="float">
            <text:p>4 630 mb/s</text:p>
          </table:table-cell>
          <table:table-cell/>
          <table:table-cell table:style-name="ce47" office:value-type="percentage" office:value="0.5" calcext:value-type="percentage">
            <text:p>50,00%</text:p>
          </table:table-cell>
          <table:table-cell table:style-name="ce95" table:formula="of:=ROUNDUP([.Y$13]*[.$F30]/530)" office:value-type="float" office:value="1" calcext:value-type="float">
            <text:p>1 serv</text:p>
          </table:table-cell>
          <table:table-cell table:style-name="ce95" table:formula="of:=ROUNDUP([.Z$13]*[.$F30]/530)" office:value-type="float" office:value="1" calcext:value-type="float">
            <text:p>1 serv</text:p>
          </table:table-cell>
          <table:table-cell table:style-name="ce95" table:formula="of:=ROUNDUP([.AA$13]*[.$F30]/530)" office:value-type="float" office:value="5" calcext:value-type="float">
            <text:p>5 serv</text:p>
          </table:table-cell>
          <table:table-cell table:style-name="ce95" table:formula="of:=ROUNDUP([.AB$13]*[.$F30]/530)" office:value-type="float" office:value="29" calcext:value-type="float">
            <text:p>29 serv</text:p>
          </table:table-cell>
          <table:table-cell table:style-name="ce95" table:formula="of:=ROUNDUP([.AC$13]*[.$F30]/530)" office:value-type="float" office:value="48" calcext:value-type="float">
            <text:p>48 serv</text:p>
          </table:table-cell>
          <table:table-cell table:style-name="ce95" table:formula="of:=ROUNDUP([.AD$13]*[.$F30]/530)" office:value-type="float" office:value="67" calcext:value-type="float">
            <text:p>67 serv</text:p>
          </table:table-cell>
          <table:table-cell table:style-name="ce98" table:formula="of:=ROUNDUP([.AE$13]*[.$F30]/530)" office:value-type="float" office:value="95" calcext:value-type="float">
            <text:p>95 serv</text:p>
          </table:table-cell>
        </table:table-row>
        <table:table-row table:style-name="ro12">
          <table:table-cell table:style-name="ce37" office:value-type="string" calcext:value-type="string">
            <text:p>Item</text:p>
          </table:table-cell>
          <table:table-cell table:style-name="ce37" office:value-type="string" calcext:value-type="string">
            <text:p>Nb of SQL req</text:p>
          </table:table-cell>
          <table:table-cell table:number-columns-repeated="3"/>
          <table:table-cell table:style-name="ce45"/>
          <table:table-cell table:number-columns-repeated="6"/>
          <table:table-cell table:style-name="ce70"/>
          <table:table-cell/>
          <table:table-cell table:style-name="ce45"/>
          <table:table-cell table:number-columns-repeated="6"/>
          <table:table-cell table:style-name="ce70"/>
          <table:table-cell/>
          <table:table-cell table:style-name="ce45" office:value-type="string" calcext:value-type="string">
            <text:p>16 GB servers - Apache 30 MB</text:p>
          </table:table-cell>
          <table:table-cell table:number-columns-repeated="6"/>
          <table:table-cell table:style-name="ce70"/>
        </table:table-row>
        <table:table-row table:style-name="ro12">
          <table:table-cell table:style-name="ce38" office:value-type="string" calcext:value-type="string">
            <text:p>Login oC client (Ri)</text:p>
          </table:table-cell>
          <table:table-cell table:style-name="ce41" table:formula="of:=[.B4]+[.B4]*130/100" office:value-type="float" office:value="736" calcext:value-type="float">
            <text:p>736</text:p>
          </table:table-cell>
          <table:table-cell table:number-columns-repeated="3"/>
          <table:table-cell table:style-name="ce45" office:value-type="string" calcext:value-type="string">
            <text:p>Sync own (SELECT) = A * N * Nu * Rd / ( Pa * 3600 ) * Du</text:p>
          </table:table-cell>
          <table:table-cell table:number-columns-repeated="4"/>
          <table:table-cell table:style-name="ce40" office:value-type="string" calcext:value-type="string">
            <text:p>Load due to synchronization of users devices</text:p>
          </table:table-cell>
          <table:table-cell/>
          <table:table-cell table:style-name="ce70"/>
          <table:table-cell/>
          <table:table-cell table:style-name="ce45" office:value-type="string" calcext:value-type="string">
            <text:p>Sync own</text:p>
          </table:table-cell>
          <table:table-cell table:style-name="ce40" office:value-type="string" calcext:value-type="string">
            <text:p>Network bandwith simulation for synchronisation</text:p>
          </table:table-cell>
          <table:table-cell table:number-columns-repeated="5"/>
          <table:table-cell table:style-name="ce70"/>
          <table:table-cell/>
          <table:table-cell table:style-name="ce45"/>
          <table:table-cell table:number-columns-repeated="6"/>
          <table:table-cell table:style-name="ce70"/>
        </table:table-row>
        <table:table-row table:style-name="ro12">
          <table:table-cell table:style-name="ce38" office:value-type="string" calcext:value-type="string">
            <text:p>Upload oC client (Nu)</text:p>
          </table:table-cell>
          <table:table-cell table:style-name="ce41" table:formula="of:=[.B5]+[.B5]*130/100" office:value-type="float" office:value="1380" calcext:value-type="float">
            <text:p>1380</text:p>
          </table:table-cell>
          <table:table-cell table:number-columns-repeated="3"/>
          <table:table-cell table:style-name="ce45"/>
          <table:table-cell table:style-name="ce55" office:value-type="string" calcext:value-type="string" table:number-columns-spanned="7" table:number-rows-spanned="1">
            <text:p>Number of users (N)</text:p>
          </table:table-cell>
          <table:covered-table-cell table:style-name="ce66" office:value-type="string" calcext:value-type="string">
            <text:p>Number of users (N)</text:p>
          </table:covered-table-cell>
          <table:covered-table-cell table:number-columns-repeated="4"/>
          <table:covered-table-cell table:style-name="ce70"/>
          <table:table-cell/>
          <table:table-cell table:style-name="ce45"/>
          <table:table-cell table:style-name="ce66" office:value-type="string" calcext:value-type="string" table:number-columns-spanned="7" table:number-rows-spanned="1">
            <text:p>Number of users (N)</text:p>
          </table:table-cell>
          <table:covered-table-cell table:number-columns-repeated="5"/>
          <table:covered-table-cell table:style-name="ce70"/>
          <table:table-cell/>
          <table:table-cell table:style-name="ce45"/>
          <table:table-cell table:number-columns-repeated="6"/>
          <table:table-cell table:style-name="ce70"/>
        </table:table-row>
        <table:table-row table:style-name="ro13">
          <table:table-cell table:style-name="ce38" office:value-type="string" calcext:value-type="string">
            <text:p>Sync oC client = profind</text:p>
          </table:table-cell>
          <table:table-cell table:style-name="ce41" table:formula="of:=[.B6]+[.B6]*130/100" office:value-type="float" office:value="805" calcext:value-type="float">
            <text:p>805</text:p>
          </table:table-cell>
          <table:table-cell table:number-columns-repeated="3"/>
          <table:table-cell table:style-name="ce46" office:value-type="string" calcext:value-type="string">
            <text:p>% of active users</text:p>
          </table:table-cell>
          <table:table-cell table:style-name="ce38" office:value-type="float" office:value="1" calcext:value-type="float">
            <text:p>1</text:p>
          </table:table-cell>
          <table:table-cell table:style-name="ce38" office:value-type="float" office:value="1000" calcext:value-type="float">
            <text:p>1000</text:p>
          </table:table-cell>
          <table:table-cell table:style-name="ce38" office:value-type="float" office:value="5000" calcext:value-type="float">
            <text:p>5000</text:p>
          </table:table-cell>
          <table:table-cell table:style-name="ce38" office:value-type="float" office:value="30000" calcext:value-type="float">
            <text:p>30000</text:p>
          </table:table-cell>
          <table:table-cell table:style-name="ce38" office:value-type="float" office:value="50000" calcext:value-type="float">
            <text:p>50000</text:p>
          </table:table-cell>
          <table:table-cell table:style-name="ce38" office:value-type="float" office:value="70000" calcext:value-type="float">
            <text:p>70000</text:p>
          </table:table-cell>
          <table:table-cell table:style-name="ce71" office:value-type="float" office:value="100000" calcext:value-type="float">
            <text:p>100000</text:p>
          </table:table-cell>
          <table:table-cell/>
          <table:table-cell table:style-name="ce46" office:value-type="string" calcext:value-type="string">
            <text:p>% of active users</text:p>
          </table:table-cell>
          <table:table-cell table:style-name="ce38" office:value-type="float" office:value="1" calcext:value-type="float">
            <text:p>1</text:p>
          </table:table-cell>
          <table:table-cell table:style-name="ce38" office:value-type="float" office:value="1000" calcext:value-type="float">
            <text:p>1000</text:p>
          </table:table-cell>
          <table:table-cell table:style-name="ce38" office:value-type="float" office:value="5000" calcext:value-type="float">
            <text:p>5000</text:p>
          </table:table-cell>
          <table:table-cell table:style-name="ce38" office:value-type="float" office:value="30000" calcext:value-type="float">
            <text:p>30000</text:p>
          </table:table-cell>
          <table:table-cell table:style-name="ce38" office:value-type="float" office:value="50000" calcext:value-type="float">
            <text:p>50000</text:p>
          </table:table-cell>
          <table:table-cell table:style-name="ce38" office:value-type="float" office:value="70000" calcext:value-type="float">
            <text:p>70000</text:p>
          </table:table-cell>
          <table:table-cell table:style-name="ce71" office:value-type="float" office:value="100000" calcext:value-type="float">
            <text:p>100000</text:p>
          </table:table-cell>
          <table:table-cell/>
          <table:table-cell table:style-name="ce45"/>
          <table:table-cell table:number-columns-repeated="6"/>
          <table:table-cell table:style-name="ce70"/>
        </table:table-row>
        <table:table-row table:style-name="ro12">
          <table:table-cell table:style-name="ce38" office:value-type="string" calcext:value-type="string">
            <text:p>Login Web</text:p>
          </table:table-cell>
          <table:table-cell table:style-name="ce41" table:formula="of:=[.B7]+[.B7]*130/100" office:value-type="float" office:value="1646.8" calcext:value-type="float">
            <text:p>1646,8</text:p>
          </table:table-cell>
          <table:table-cell table:number-columns-repeated="3"/>
          <table:table-cell table:style-name="ce47" office:value-type="percentage" office:value="0.05" calcext:value-type="percentage">
            <text:p>5,00%</text:p>
          </table:table-cell>
          <table:table-cell table:style-name="ce57" table:formula="of:=MAX(1;[.G$13]*[.$F35])*[.$B$6]*([.$B$16]-1)*[.$B$15]/([.$B$14]*3600)" office:value-type="float" office:value="1.62037037037037" calcext:value-type="float">
            <text:p>1,62 r/s</text:p>
          </table:table-cell>
          <table:table-cell table:style-name="ce57" table:formula="of:=MAX(1;[.H$13]*[.$F35])*[.$B$6]*([.$B$16]-1)*[.$B$15]/([.$B$14]*3600)" office:value-type="float" office:value="81.0185185185185" calcext:value-type="float">
            <text:p>81,02 r/s</text:p>
          </table:table-cell>
          <table:table-cell table:style-name="ce57" table:formula="of:=MAX(1;[.I$13]*[.$F35])*[.$B$6]*([.$B$16]-1)*[.$B$15]/([.$B$14]*3600)" office:value-type="float" office:value="405.092592592593" calcext:value-type="float">
            <text:p>405,09 r/s</text:p>
          </table:table-cell>
          <table:table-cell table:style-name="ce57" table:formula="of:=MAX(1;[.J$13]*[.$F35])*[.$B$6]*([.$B$16]-1)*[.$B$15]/([.$B$14]*3600)" office:value-type="float" office:value="2430.55555555556" calcext:value-type="float">
            <text:p>2430,56 r/s</text:p>
          </table:table-cell>
          <table:table-cell table:style-name="ce57" table:formula="of:=MAX(1;[.K$13]*[.$F35])*[.$B$6]*([.$B$16]-1)*[.$B$15]/([.$B$14]*3600)" office:value-type="float" office:value="4050.92592592593" calcext:value-type="float">
            <text:p>4050,93 r/s</text:p>
          </table:table-cell>
          <table:table-cell table:style-name="ce57" table:formula="of:=MAX(1;[.L$13]*[.$F35])*[.$B$6]*([.$B$16]-1)*[.$B$15]/([.$B$14]*3600)" office:value-type="float" office:value="5671.2962962963" calcext:value-type="float">
            <text:p>5671,30 r/s</text:p>
          </table:table-cell>
          <table:table-cell table:style-name="ce73" table:formula="of:=MAX(1;[.M$13]*[.$F35])*[.$B$6]*([.$B$16]-1)*[.$B$15]/([.$B$14]*3600)" office:value-type="float" office:value="8101.85185185185" calcext:value-type="float">
            <text:p>8101,85 r/s</text:p>
          </table:table-cell>
          <table:table-cell/>
          <table:table-cell table:style-name="ce47" office:value-type="percentage" office:value="0.05" calcext:value-type="percentage">
            <text:p>5,00%</text:p>
          </table:table-cell>
          <table:table-cell table:style-name="ce82" table:formula="of:=MAX(1;[.P$13]*[.$F35])*[.$B$15]*[.$B$20]/([.$B$14]*3600)*8*([.$B$16]-1)" office:value-type="float" office:value="0.185185185185185" calcext:value-type="float">
            <text:p>0 mb/s</text:p>
          </table:table-cell>
          <table:table-cell table:style-name="ce82" table:formula="of:=MAX(1;[.Q$13]*[.$F35])*[.$B$15]*[.$B$20]/([.$B$14]*3600)*8*([.$B$16]-1)" office:value-type="float" office:value="9.25925925925926" calcext:value-type="float">
            <text:p>9 mb/s</text:p>
          </table:table-cell>
          <table:table-cell table:style-name="ce82" table:formula="of:=MAX(1;[.R$13]*[.$F35])*[.$B$15]*[.$B$20]/([.$B$14]*3600)*8*([.$B$16]-1)" office:value-type="float" office:value="46.2962962962963" calcext:value-type="float">
            <text:p>46 mb/s</text:p>
          </table:table-cell>
          <table:table-cell table:style-name="ce82" table:formula="of:=MAX(1;[.S$13]*[.$F35])*[.$B$15]*[.$B$20]/([.$B$14]*3600)*8*([.$B$16]-1)" office:value-type="float" office:value="277.777777777778" calcext:value-type="float">
            <text:p>278 mb/s</text:p>
          </table:table-cell>
          <table:table-cell table:style-name="ce82" table:formula="of:=MAX(1;[.T$13]*[.$F35])*[.$B$15]*[.$B$20]/([.$B$14]*3600)*8*([.$B$16]-1)" office:value-type="float" office:value="462.962962962963" calcext:value-type="float">
            <text:p>463 mb/s</text:p>
          </table:table-cell>
          <table:table-cell table:style-name="ce82" table:formula="of:=MAX(1;[.U$13]*[.$F35])*[.$B$15]*[.$B$20]/([.$B$14]*3600)*8*([.$B$16]-1)" office:value-type="float" office:value="648.148148148148" calcext:value-type="float">
            <text:p>648 mb/s</text:p>
          </table:table-cell>
          <table:table-cell table:style-name="ce88" table:formula="of:=MAX(1;[.V$13]*[.$F35])*[.$B$15]*[.$B$20]/([.$B$14]*3600)*8*([.$B$16]-1)" office:value-type="float" office:value="925.925925925926" calcext:value-type="float">
            <text:p>926 mb/s</text:p>
          </table:table-cell>
          <table:table-cell/>
          <table:table-cell table:style-name="ce45"/>
          <table:table-cell table:number-columns-repeated="6"/>
          <table:table-cell table:style-name="ce70"/>
        </table:table-row>
        <table:table-row table:style-name="ro12">
          <table:table-cell table:style-name="ce38" office:value-type="string" calcext:value-type="string">
            <text:p>Upload Web</text:p>
          </table:table-cell>
          <table:table-cell table:style-name="ce41" table:formula="of:=[.B8]+[.B8]*130/100" office:value-type="float" office:value="345" calcext:value-type="float">
            <text:p>345</text:p>
          </table:table-cell>
          <table:table-cell table:number-columns-repeated="3"/>
          <table:table-cell table:style-name="ce47" office:value-type="percentage" office:value="0.1" calcext:value-type="percentage">
            <text:p>10,00%</text:p>
          </table:table-cell>
          <table:table-cell table:style-name="ce57" table:formula="of:=MAX(1;[.G$13]*[.$F36])*[.$B$6]*([.$B$16]-1)*[.$B$15]/([.$B$14]*3600)" office:value-type="float" office:value="1.62037037037037" calcext:value-type="float">
            <text:p>1,62 r/s</text:p>
          </table:table-cell>
          <table:table-cell table:style-name="ce57" table:formula="of:=MAX(1;[.H$13]*[.$F36])*[.$B$6]*([.$B$16]-1)*[.$B$15]/([.$B$14]*3600)" office:value-type="float" office:value="162.037037037037" calcext:value-type="float">
            <text:p>162,04 r/s</text:p>
          </table:table-cell>
          <table:table-cell table:style-name="ce57" table:formula="of:=MAX(1;[.I$13]*[.$F36])*[.$B$6]*([.$B$16]-1)*[.$B$15]/([.$B$14]*3600)" office:value-type="float" office:value="810.185185185185" calcext:value-type="float">
            <text:p>810,19 r/s</text:p>
          </table:table-cell>
          <table:table-cell table:style-name="ce57" table:formula="of:=MAX(1;[.J$13]*[.$F36])*[.$B$6]*([.$B$16]-1)*[.$B$15]/([.$B$14]*3600)" office:value-type="float" office:value="4861.11111111111" calcext:value-type="float">
            <text:p>4861,11 r/s</text:p>
          </table:table-cell>
          <table:table-cell table:style-name="ce57" table:formula="of:=MAX(1;[.K$13]*[.$F36])*[.$B$6]*([.$B$16]-1)*[.$B$15]/([.$B$14]*3600)" office:value-type="float" office:value="8101.85185185185" calcext:value-type="float">
            <text:p>8101,85 r/s</text:p>
          </table:table-cell>
          <table:table-cell table:style-name="ce57" table:formula="of:=MAX(1;[.L$13]*[.$F36])*[.$B$6]*([.$B$16]-1)*[.$B$15]/([.$B$14]*3600)" office:value-type="float" office:value="11342.5925925926" calcext:value-type="float">
            <text:p>11342,59 r/s</text:p>
          </table:table-cell>
          <table:table-cell table:style-name="ce73" table:formula="of:=MAX(1;[.M$13]*[.$F36])*[.$B$6]*([.$B$16]-1)*[.$B$15]/([.$B$14]*3600)" office:value-type="float" office:value="16203.7037037037" calcext:value-type="float">
            <text:p>16203,70 r/s</text:p>
          </table:table-cell>
          <table:table-cell/>
          <table:table-cell table:style-name="ce47" office:value-type="percentage" office:value="0.1" calcext:value-type="percentage">
            <text:p>10,00%</text:p>
          </table:table-cell>
          <table:table-cell table:style-name="ce82" table:formula="of:=MAX(1;[.P$13]*[.$F36])*[.$B$15]*[.$B$20]/([.$B$14]*3600)*8*([.$B$16]-1)" office:value-type="float" office:value="0.185185185185185" calcext:value-type="float">
            <text:p>0 mb/s</text:p>
          </table:table-cell>
          <table:table-cell table:style-name="ce82" table:formula="of:=MAX(1;[.Q$13]*[.$F36])*[.$B$15]*[.$B$20]/([.$B$14]*3600)*8*([.$B$16]-1)" office:value-type="float" office:value="18.5185185185185" calcext:value-type="float">
            <text:p>19 mb/s</text:p>
          </table:table-cell>
          <table:table-cell table:style-name="ce82" table:formula="of:=MAX(1;[.R$13]*[.$F36])*[.$B$15]*[.$B$20]/([.$B$14]*3600)*8*([.$B$16]-1)" office:value-type="float" office:value="92.5925925925926" calcext:value-type="float">
            <text:p>93 mb/s</text:p>
          </table:table-cell>
          <table:table-cell table:style-name="ce82" table:formula="of:=MAX(1;[.S$13]*[.$F36])*[.$B$15]*[.$B$20]/([.$B$14]*3600)*8*([.$B$16]-1)" office:value-type="float" office:value="555.555555555556" calcext:value-type="float">
            <text:p>556 mb/s</text:p>
          </table:table-cell>
          <table:table-cell table:style-name="ce82" table:formula="of:=MAX(1;[.T$13]*[.$F36])*[.$B$15]*[.$B$20]/([.$B$14]*3600)*8*([.$B$16]-1)" office:value-type="float" office:value="925.925925925926" calcext:value-type="float">
            <text:p>926 mb/s</text:p>
          </table:table-cell>
          <table:table-cell table:style-name="ce82" table:formula="of:=MAX(1;[.U$13]*[.$F36])*[.$B$15]*[.$B$20]/([.$B$14]*3600)*8*([.$B$16]-1)" office:value-type="float" office:value="1296.2962962963" calcext:value-type="float">
            <text:p>1 296 mb/s</text:p>
          </table:table-cell>
          <table:table-cell table:style-name="ce88" table:formula="of:=MAX(1;[.V$13]*[.$F36])*[.$B$15]*[.$B$20]/([.$B$14]*3600)*8*([.$B$16]-1)" office:value-type="float" office:value="1851.85185185185" calcext:value-type="float">
            <text:p>1 852 mb/s</text:p>
          </table:table-cell>
          <table:table-cell/>
          <table:table-cell table:style-name="ce45"/>
          <table:table-cell table:number-columns-repeated="6"/>
          <table:table-cell table:style-name="ce70"/>
        </table:table-row>
        <table:table-row table:style-name="ro12">
          <table:table-cell table:style-name="ce40" office:value-type="string" calcext:value-type="string">
            <text:p>Nota : the LDAP option is not use in the calculation tabs</text:p>
          </table:table-cell>
          <table:table-cell table:number-columns-repeated="4"/>
          <table:table-cell table:style-name="ce47" office:value-type="percentage" office:value="0.15" calcext:value-type="percentage">
            <text:p>15,00%</text:p>
          </table:table-cell>
          <table:table-cell table:style-name="ce57" table:formula="of:=MAX(1;[.G$13]*[.$F37])*[.$B$6]*([.$B$16]-1)*[.$B$15]/([.$B$14]*3600)" office:value-type="float" office:value="1.62037037037037" calcext:value-type="float">
            <text:p>1,62 r/s</text:p>
          </table:table-cell>
          <table:table-cell table:style-name="ce57" table:formula="of:=MAX(1;[.H$13]*[.$F37])*[.$B$6]*([.$B$16]-1)*[.$B$15]/([.$B$14]*3600)" office:value-type="float" office:value="243.055555555556" calcext:value-type="float">
            <text:p>243,06 r/s</text:p>
          </table:table-cell>
          <table:table-cell table:style-name="ce57" table:formula="of:=MAX(1;[.I$13]*[.$F37])*[.$B$6]*([.$B$16]-1)*[.$B$15]/([.$B$14]*3600)" office:value-type="float" office:value="1215.27777777778" calcext:value-type="float">
            <text:p>1215,28 r/s</text:p>
          </table:table-cell>
          <table:table-cell table:style-name="ce57" table:formula="of:=MAX(1;[.J$13]*[.$F37])*[.$B$6]*([.$B$16]-1)*[.$B$15]/([.$B$14]*3600)" office:value-type="float" office:value="7291.66666666667" calcext:value-type="float">
            <text:p>7291,67 r/s</text:p>
          </table:table-cell>
          <table:table-cell table:style-name="ce57" table:formula="of:=MAX(1;[.K$13]*[.$F37])*[.$B$6]*([.$B$16]-1)*[.$B$15]/([.$B$14]*3600)" office:value-type="float" office:value="12152.7777777778" calcext:value-type="float">
            <text:p>12152,78 r/s</text:p>
          </table:table-cell>
          <table:table-cell table:style-name="ce57" table:formula="of:=MAX(1;[.L$13]*[.$F37])*[.$B$6]*([.$B$16]-1)*[.$B$15]/([.$B$14]*3600)" office:value-type="float" office:value="17013.8888888889" calcext:value-type="float">
            <text:p>17013,89 r/s</text:p>
          </table:table-cell>
          <table:table-cell table:style-name="ce73" table:formula="of:=MAX(1;[.M$13]*[.$F37])*[.$B$6]*([.$B$16]-1)*[.$B$15]/([.$B$14]*3600)" office:value-type="float" office:value="24305.5555555556" calcext:value-type="float">
            <text:p>24305,56 r/s</text:p>
          </table:table-cell>
          <table:table-cell/>
          <table:table-cell table:style-name="ce47" office:value-type="percentage" office:value="0.15" calcext:value-type="percentage">
            <text:p>15,00%</text:p>
          </table:table-cell>
          <table:table-cell table:style-name="ce82" table:formula="of:=MAX(1;[.P$13]*[.$F37])*[.$B$15]*[.$B$20]/([.$B$14]*3600)*8*([.$B$16]-1)" office:value-type="float" office:value="0.185185185185185" calcext:value-type="float">
            <text:p>0 mb/s</text:p>
          </table:table-cell>
          <table:table-cell table:style-name="ce82" table:formula="of:=MAX(1;[.Q$13]*[.$F37])*[.$B$15]*[.$B$20]/([.$B$14]*3600)*8*([.$B$16]-1)" office:value-type="float" office:value="27.7777777777778" calcext:value-type="float">
            <text:p>28 mb/s</text:p>
          </table:table-cell>
          <table:table-cell table:style-name="ce82" table:formula="of:=MAX(1;[.R$13]*[.$F37])*[.$B$15]*[.$B$20]/([.$B$14]*3600)*8*([.$B$16]-1)" office:value-type="float" office:value="138.888888888889" calcext:value-type="float">
            <text:p>139 mb/s</text:p>
          </table:table-cell>
          <table:table-cell table:style-name="ce82" table:formula="of:=MAX(1;[.S$13]*[.$F37])*[.$B$15]*[.$B$20]/([.$B$14]*3600)*8*([.$B$16]-1)" office:value-type="float" office:value="833.333333333333" calcext:value-type="float">
            <text:p>833 mb/s</text:p>
          </table:table-cell>
          <table:table-cell table:style-name="ce82" table:formula="of:=MAX(1;[.T$13]*[.$F37])*[.$B$15]*[.$B$20]/([.$B$14]*3600)*8*([.$B$16]-1)" office:value-type="float" office:value="1388.88888888889" calcext:value-type="float">
            <text:p>1 389 mb/s</text:p>
          </table:table-cell>
          <table:table-cell table:style-name="ce82" table:formula="of:=MAX(1;[.U$13]*[.$F37])*[.$B$15]*[.$B$20]/([.$B$14]*3600)*8*([.$B$16]-1)" office:value-type="float" office:value="1944.44444444444" calcext:value-type="float">
            <text:p>1 944 mb/s</text:p>
          </table:table-cell>
          <table:table-cell table:style-name="ce88" table:formula="of:=MAX(1;[.V$13]*[.$F37])*[.$B$15]*[.$B$20]/([.$B$14]*3600)*8*([.$B$16]-1)" office:value-type="float" office:value="2777.77777777778" calcext:value-type="float">
            <text:p>2 778 mb/s</text:p>
          </table:table-cell>
          <table:table-cell/>
          <table:table-cell table:style-name="ce45"/>
          <table:table-cell table:number-columns-repeated="6"/>
          <table:table-cell table:style-name="ce70"/>
        </table:table-row>
        <table:table-row table:style-name="ro13">
          <table:table-cell table:style-name="ce40" office:value-type="string" calcext:value-type="string">
            <text:p>Nota bis : this LDAP part needs more work !</text:p>
          </table:table-cell>
          <table:table-cell table:number-columns-repeated="4"/>
          <table:table-cell table:style-name="ce47" office:value-type="percentage" office:value="0.2" calcext:value-type="percentage">
            <text:p>20,00%</text:p>
          </table:table-cell>
          <table:table-cell table:style-name="ce57" table:formula="of:=MAX(1;[.G$13]*[.$F38])*[.$B$6]*([.$B$16]-1)*[.$B$15]/([.$B$14]*3600)" office:value-type="float" office:value="1.62037037037037" calcext:value-type="float">
            <text:p>1,62 r/s</text:p>
          </table:table-cell>
          <table:table-cell table:style-name="ce57" table:formula="of:=MAX(1;[.H$13]*[.$F38])*[.$B$6]*([.$B$16]-1)*[.$B$15]/([.$B$14]*3600)" office:value-type="float" office:value="324.074074074074" calcext:value-type="float">
            <text:p>324,07 r/s</text:p>
          </table:table-cell>
          <table:table-cell table:style-name="ce57" table:formula="of:=MAX(1;[.I$13]*[.$F38])*[.$B$6]*([.$B$16]-1)*[.$B$15]/([.$B$14]*3600)" office:value-type="float" office:value="1620.37037037037" calcext:value-type="float">
            <text:p>1620,37 r/s</text:p>
          </table:table-cell>
          <table:table-cell table:style-name="ce57" table:formula="of:=MAX(1;[.J$13]*[.$F38])*[.$B$6]*([.$B$16]-1)*[.$B$15]/([.$B$14]*3600)" office:value-type="float" office:value="9722.22222222222" calcext:value-type="float">
            <text:p>9722,22 r/s</text:p>
          </table:table-cell>
          <table:table-cell table:style-name="ce57" table:formula="of:=MAX(1;[.K$13]*[.$F38])*[.$B$6]*([.$B$16]-1)*[.$B$15]/([.$B$14]*3600)" office:value-type="float" office:value="16203.7037037037" calcext:value-type="float">
            <text:p>16203,70 r/s</text:p>
          </table:table-cell>
          <table:table-cell table:style-name="ce57" table:formula="of:=MAX(1;[.L$13]*[.$F38])*[.$B$6]*([.$B$16]-1)*[.$B$15]/([.$B$14]*3600)" office:value-type="float" office:value="22685.1851851852" calcext:value-type="float">
            <text:p>22685,19 r/s</text:p>
          </table:table-cell>
          <table:table-cell table:style-name="ce73" table:formula="of:=MAX(1;[.M$13]*[.$F38])*[.$B$6]*([.$B$16]-1)*[.$B$15]/([.$B$14]*3600)" office:value-type="float" office:value="32407.4074074074" calcext:value-type="float">
            <text:p>32407,41 r/s</text:p>
          </table:table-cell>
          <table:table-cell/>
          <table:table-cell table:style-name="ce47" office:value-type="percentage" office:value="0.2" calcext:value-type="percentage">
            <text:p>20,00%</text:p>
          </table:table-cell>
          <table:table-cell table:style-name="ce82" table:formula="of:=MAX(1;[.P$13]*[.$F38])*[.$B$15]*[.$B$20]/([.$B$14]*3600)*8*([.$B$16]-1)" office:value-type="float" office:value="0.185185185185185" calcext:value-type="float">
            <text:p>0 mb/s</text:p>
          </table:table-cell>
          <table:table-cell table:style-name="ce82" table:formula="of:=MAX(1;[.Q$13]*[.$F38])*[.$B$15]*[.$B$20]/([.$B$14]*3600)*8*([.$B$16]-1)" office:value-type="float" office:value="37.037037037037" calcext:value-type="float">
            <text:p>37 mb/s</text:p>
          </table:table-cell>
          <table:table-cell table:style-name="ce82" table:formula="of:=MAX(1;[.R$13]*[.$F38])*[.$B$15]*[.$B$20]/([.$B$14]*3600)*8*([.$B$16]-1)" office:value-type="float" office:value="185.185185185185" calcext:value-type="float">
            <text:p>185 mb/s</text:p>
          </table:table-cell>
          <table:table-cell table:style-name="ce82" table:formula="of:=MAX(1;[.S$13]*[.$F38])*[.$B$15]*[.$B$20]/([.$B$14]*3600)*8*([.$B$16]-1)" office:value-type="float" office:value="1111.11111111111" calcext:value-type="float">
            <text:p>1 111 mb/s</text:p>
          </table:table-cell>
          <table:table-cell table:style-name="ce82" table:formula="of:=MAX(1;[.T$13]*[.$F38])*[.$B$15]*[.$B$20]/([.$B$14]*3600)*8*([.$B$16]-1)" office:value-type="float" office:value="1851.85185185185" calcext:value-type="float">
            <text:p>1 852 mb/s</text:p>
          </table:table-cell>
          <table:table-cell table:style-name="ce82" table:formula="of:=MAX(1;[.U$13]*[.$F38])*[.$B$15]*[.$B$20]/([.$B$14]*3600)*8*([.$B$16]-1)" office:value-type="float" office:value="2592.59259259259" calcext:value-type="float">
            <text:p>2 593 mb/s</text:p>
          </table:table-cell>
          <table:table-cell table:style-name="ce88" table:formula="of:=MAX(1;[.V$13]*[.$F38])*[.$B$15]*[.$B$20]/([.$B$14]*3600)*8*([.$B$16]-1)" office:value-type="float" office:value="3703.7037037037" calcext:value-type="float">
            <text:p>3 704 mb/s</text:p>
          </table:table-cell>
          <table:table-cell/>
          <table:table-cell table:style-name="ce45"/>
          <table:table-cell table:number-columns-repeated="6"/>
          <table:table-cell table:style-name="ce70"/>
        </table:table-row>
        <table:table-row table:style-name="ro11">
          <table:table-cell table:number-columns-repeated="5"/>
          <table:table-cell table:style-name="ce47" office:value-type="percentage" office:value="0.3" calcext:value-type="percentage">
            <text:p>30,00%</text:p>
          </table:table-cell>
          <table:table-cell table:style-name="ce57" table:formula="of:=MAX(1;[.G$13]*[.$F39])*[.$B$6]*([.$B$16]-1)*[.$B$15]/([.$B$14]*3600)" office:value-type="float" office:value="1.62037037037037" calcext:value-type="float">
            <text:p>1,62 r/s</text:p>
          </table:table-cell>
          <table:table-cell table:style-name="ce57" table:formula="of:=MAX(1;[.H$13]*[.$F39])*[.$B$6]*([.$B$16]-1)*[.$B$15]/([.$B$14]*3600)" office:value-type="float" office:value="486.111111111111" calcext:value-type="float">
            <text:p>486,11 r/s</text:p>
          </table:table-cell>
          <table:table-cell table:style-name="ce57" table:formula="of:=MAX(1;[.I$13]*[.$F39])*[.$B$6]*([.$B$16]-1)*[.$B$15]/([.$B$14]*3600)" office:value-type="float" office:value="2430.55555555556" calcext:value-type="float">
            <text:p>2430,56 r/s</text:p>
          </table:table-cell>
          <table:table-cell table:style-name="ce57" table:formula="of:=MAX(1;[.J$13]*[.$F39])*[.$B$6]*([.$B$16]-1)*[.$B$15]/([.$B$14]*3600)" office:value-type="float" office:value="14583.3333333333" calcext:value-type="float">
            <text:p>14583,33 r/s</text:p>
          </table:table-cell>
          <table:table-cell table:style-name="ce57" table:formula="of:=MAX(1;[.K$13]*[.$F39])*[.$B$6]*([.$B$16]-1)*[.$B$15]/([.$B$14]*3600)" office:value-type="float" office:value="24305.5555555556" calcext:value-type="float">
            <text:p>24305,56 r/s</text:p>
          </table:table-cell>
          <table:table-cell table:style-name="ce57" table:formula="of:=MAX(1;[.L$13]*[.$F39])*[.$B$6]*([.$B$16]-1)*[.$B$15]/([.$B$14]*3600)" office:value-type="float" office:value="34027.7777777778" calcext:value-type="float">
            <text:p>34027,78 r/s</text:p>
          </table:table-cell>
          <table:table-cell table:style-name="ce73" table:formula="of:=MAX(1;[.M$13]*[.$F39])*[.$B$6]*([.$B$16]-1)*[.$B$15]/([.$B$14]*3600)" office:value-type="float" office:value="48611.1111111111" calcext:value-type="float">
            <text:p>48611,11 r/s</text:p>
          </table:table-cell>
          <table:table-cell/>
          <table:table-cell table:style-name="ce47" office:value-type="percentage" office:value="0.3" calcext:value-type="percentage">
            <text:p>30,00%</text:p>
          </table:table-cell>
          <table:table-cell table:style-name="ce82" table:formula="of:=MAX(1;[.P$13]*[.$F39])*[.$B$15]*[.$B$20]/([.$B$14]*3600)*8*([.$B$16]-1)" office:value-type="float" office:value="0.185185185185185" calcext:value-type="float">
            <text:p>0 mb/s</text:p>
          </table:table-cell>
          <table:table-cell table:style-name="ce82" table:formula="of:=MAX(1;[.Q$13]*[.$F39])*[.$B$15]*[.$B$20]/([.$B$14]*3600)*8*([.$B$16]-1)" office:value-type="float" office:value="55.5555555555556" calcext:value-type="float">
            <text:p>56 mb/s</text:p>
          </table:table-cell>
          <table:table-cell table:style-name="ce82" table:formula="of:=MAX(1;[.R$13]*[.$F39])*[.$B$15]*[.$B$20]/([.$B$14]*3600)*8*([.$B$16]-1)" office:value-type="float" office:value="277.777777777778" calcext:value-type="float">
            <text:p>278 mb/s</text:p>
          </table:table-cell>
          <table:table-cell table:style-name="ce82" table:formula="of:=MAX(1;[.S$13]*[.$F39])*[.$B$15]*[.$B$20]/([.$B$14]*3600)*8*([.$B$16]-1)" office:value-type="float" office:value="1666.66666666667" calcext:value-type="float">
            <text:p>1 667 mb/s</text:p>
          </table:table-cell>
          <table:table-cell table:style-name="ce82" table:formula="of:=MAX(1;[.T$13]*[.$F39])*[.$B$15]*[.$B$20]/([.$B$14]*3600)*8*([.$B$16]-1)" office:value-type="float" office:value="2777.77777777778" calcext:value-type="float">
            <text:p>2 778 mb/s</text:p>
          </table:table-cell>
          <table:table-cell table:style-name="ce82" table:formula="of:=MAX(1;[.U$13]*[.$F39])*[.$B$15]*[.$B$20]/([.$B$14]*3600)*8*([.$B$16]-1)" office:value-type="float" office:value="3888.88888888889" calcext:value-type="float">
            <text:p>3 889 mb/s</text:p>
          </table:table-cell>
          <table:table-cell table:style-name="ce88" table:formula="of:=MAX(1;[.V$13]*[.$F39])*[.$B$15]*[.$B$20]/([.$B$14]*3600)*8*([.$B$16]-1)" office:value-type="float" office:value="5555.55555555556" calcext:value-type="float">
            <text:p>5 556 mb/s</text:p>
          </table:table-cell>
          <table:table-cell/>
          <table:table-cell table:style-name="ce45"/>
          <table:table-cell table:number-columns-repeated="6"/>
          <table:table-cell table:style-name="ce70"/>
        </table:table-row>
        <table:table-row table:style-name="ro11">
          <table:table-cell table:number-columns-repeated="5"/>
          <table:table-cell table:style-name="ce47" office:value-type="percentage" office:value="0.5" calcext:value-type="percentage">
            <text:p>50,00%</text:p>
          </table:table-cell>
          <table:table-cell table:style-name="ce57" table:formula="of:=MAX(1;[.G$13]*[.$F40])*[.$B$6]*([.$B$16]-1)*[.$B$15]/([.$B$14]*3600)" office:value-type="float" office:value="1.62037037037037" calcext:value-type="float">
            <text:p>1,62 r/s</text:p>
          </table:table-cell>
          <table:table-cell table:style-name="ce57" table:formula="of:=MAX(1;[.H$13]*[.$F40])*[.$B$6]*([.$B$16]-1)*[.$B$15]/([.$B$14]*3600)" office:value-type="float" office:value="810.185185185185" calcext:value-type="float">
            <text:p>810,19 r/s</text:p>
          </table:table-cell>
          <table:table-cell table:style-name="ce57" table:formula="of:=MAX(1;[.I$13]*[.$F40])*[.$B$6]*([.$B$16]-1)*[.$B$15]/([.$B$14]*3600)" office:value-type="float" office:value="4050.92592592593" calcext:value-type="float">
            <text:p>4050,93 r/s</text:p>
          </table:table-cell>
          <table:table-cell table:style-name="ce57" table:formula="of:=MAX(1;[.J$13]*[.$F40])*[.$B$6]*([.$B$16]-1)*[.$B$15]/([.$B$14]*3600)" office:value-type="float" office:value="24305.5555555556" calcext:value-type="float">
            <text:p>24305,56 r/s</text:p>
          </table:table-cell>
          <table:table-cell table:style-name="ce57" table:formula="of:=MAX(1;[.K$13]*[.$F40])*[.$B$6]*([.$B$16]-1)*[.$B$15]/([.$B$14]*3600)" office:value-type="float" office:value="40509.2592592593" calcext:value-type="float">
            <text:p>40509,26 r/s</text:p>
          </table:table-cell>
          <table:table-cell table:style-name="ce57" table:formula="of:=MAX(1;[.L$13]*[.$F40])*[.$B$6]*([.$B$16]-1)*[.$B$15]/([.$B$14]*3600)" office:value-type="float" office:value="56712.962962963" calcext:value-type="float">
            <text:p>56712,96 r/s</text:p>
          </table:table-cell>
          <table:table-cell table:style-name="ce73" table:formula="of:=MAX(1;[.M$13]*[.$F40])*[.$B$6]*([.$B$16]-1)*[.$B$15]/([.$B$14]*3600)" office:value-type="float" office:value="81018.5185185185" calcext:value-type="float">
            <text:p>81018,52 r/s</text:p>
          </table:table-cell>
          <table:table-cell/>
          <table:table-cell table:style-name="ce47" office:value-type="percentage" office:value="0.5" calcext:value-type="percentage">
            <text:p>50,00%</text:p>
          </table:table-cell>
          <table:table-cell table:style-name="ce82" table:formula="of:=MAX(1;[.P$13]*[.$F40])*[.$B$15]*[.$B$20]/([.$B$14]*3600)*8*([.$B$16]-1)" office:value-type="float" office:value="0.185185185185185" calcext:value-type="float">
            <text:p>0 mb/s</text:p>
          </table:table-cell>
          <table:table-cell table:style-name="ce82" table:formula="of:=MAX(1;[.Q$13]*[.$F40])*[.$B$15]*[.$B$20]/([.$B$14]*3600)*8*([.$B$16]-1)" office:value-type="float" office:value="92.5925925925926" calcext:value-type="float">
            <text:p>93 mb/s</text:p>
          </table:table-cell>
          <table:table-cell table:style-name="ce82" table:formula="of:=MAX(1;[.R$13]*[.$F40])*[.$B$15]*[.$B$20]/([.$B$14]*3600)*8*([.$B$16]-1)" office:value-type="float" office:value="462.962962962963" calcext:value-type="float">
            <text:p>463 mb/s</text:p>
          </table:table-cell>
          <table:table-cell table:style-name="ce82" table:formula="of:=MAX(1;[.S$13]*[.$F40])*[.$B$15]*[.$B$20]/([.$B$14]*3600)*8*([.$B$16]-1)" office:value-type="float" office:value="2777.77777777778" calcext:value-type="float">
            <text:p>2 778 mb/s</text:p>
          </table:table-cell>
          <table:table-cell table:style-name="ce82" table:formula="of:=MAX(1;[.T$13]*[.$F40])*[.$B$15]*[.$B$20]/([.$B$14]*3600)*8*([.$B$16]-1)" office:value-type="float" office:value="4629.62962962963" calcext:value-type="float">
            <text:p>4 630 mb/s</text:p>
          </table:table-cell>
          <table:table-cell table:style-name="ce82" table:formula="of:=MAX(1;[.U$13]*[.$F40])*[.$B$15]*[.$B$20]/([.$B$14]*3600)*8*([.$B$16]-1)" office:value-type="float" office:value="6481.48148148148" calcext:value-type="float">
            <text:p>6 481 mb/s</text:p>
          </table:table-cell>
          <table:table-cell table:style-name="ce88" table:formula="of:=MAX(1;[.V$13]*[.$F40])*[.$B$15]*[.$B$20]/([.$B$14]*3600)*8*([.$B$16]-1)" office:value-type="float" office:value="9259.25925925926" calcext:value-type="float">
            <text:p>9 259 mb/s</text:p>
          </table:table-cell>
          <table:table-cell/>
          <table:table-cell table:style-name="ce45"/>
          <table:table-cell table:number-columns-repeated="6"/>
          <table:table-cell table:style-name="ce70"/>
        </table:table-row>
        <table:table-row table:style-name="ro11">
          <table:table-cell table:number-columns-repeated="5"/>
          <table:table-cell table:style-name="ce45"/>
          <table:table-cell table:number-columns-repeated="6"/>
          <table: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5" office:value-type="string" calcext:value-type="string">
            <text:p>Sync share (SELECT) = A * N * Nu * Rd / ( Pa * 3600 ) * Np * Tp</text:p>
          </table:table-cell>
          <table:table-cell table:number-columns-repeated="4"/>
          <table:table-cell table:style-name="ce40" office:value-type="string" calcext:value-type="string">
            <text:p>Load due to sharing to other users</text:p>
          </table:table-cell>
          <table:table-cell/>
          <table:table-cell table:style-name="ce70"/>
          <table:table-cell/>
          <table:table-cell table:style-name="ce45" office:value-type="string" calcext:value-type="string">
            <text:p>Sync share</text:p>
          </table:table-cell>
          <table:table-cell table:style-name="ce40" office:value-type="string" calcext:value-type="string">
            <text:p>Network bandwith simulation for sharing feature</text:p>
          </table:table-cell>
          <table:table-cell table:number-columns-repeated="5"/>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5"/>
          <table:table-cell table:style-name="ce55" office:value-type="string" calcext:value-type="string" table:number-columns-spanned="7" table:number-rows-spanned="1">
            <text:p>Number of users (N)</text:p>
          </table:table-cell>
          <table:covered-table-cell table:style-name="ce66" office:value-type="string" calcext:value-type="string">
            <text:p>Number of users (N)</text:p>
          </table:covered-table-cell>
          <table:covered-table-cell table:number-columns-repeated="4"/>
          <table:covered-table-cell table:style-name="ce70"/>
          <table:table-cell/>
          <table:table-cell table:style-name="ce45"/>
          <table:table-cell table:style-name="ce66" office:value-type="string" calcext:value-type="string" table:number-columns-spanned="7" table:number-rows-spanned="1">
            <text:p>Number of users (N)</text:p>
          </table:table-cell>
          <table:covered-table-cell table:number-columns-repeated="5"/>
          <table:covered-table-cell table:style-name="ce70"/>
          <table:table-cell/>
          <table:table-cell table:style-name="ce45"/>
          <table:table-cell table:number-columns-repeated="6"/>
          <table:table-cell table:style-name="ce70"/>
        </table:table-row>
        <table:table-row table:style-name="ro14">
          <table:table-cell table:number-columns-repeated="5"/>
          <table:table-cell table:style-name="ce46" office:value-type="string" calcext:value-type="string">
            <text:p>% of active users</text:p>
          </table:table-cell>
          <table:table-cell table:style-name="ce38" office:value-type="float" office:value="1" calcext:value-type="float">
            <text:p>1</text:p>
          </table:table-cell>
          <table:table-cell table:style-name="ce38" office:value-type="float" office:value="1000" calcext:value-type="float">
            <text:p>1000</text:p>
          </table:table-cell>
          <table:table-cell table:style-name="ce38" office:value-type="float" office:value="5000" calcext:value-type="float">
            <text:p>5000</text:p>
          </table:table-cell>
          <table:table-cell table:style-name="ce38" office:value-type="float" office:value="30000" calcext:value-type="float">
            <text:p>30000</text:p>
          </table:table-cell>
          <table:table-cell table:style-name="ce38" office:value-type="float" office:value="50000" calcext:value-type="float">
            <text:p>50000</text:p>
          </table:table-cell>
          <table:table-cell table:style-name="ce38" office:value-type="float" office:value="70000" calcext:value-type="float">
            <text:p>70000</text:p>
          </table:table-cell>
          <table:table-cell table:style-name="ce71" office:value-type="float" office:value="100000" calcext:value-type="float">
            <text:p>100000</text:p>
          </table:table-cell>
          <table:table-cell/>
          <table:table-cell table:style-name="ce46" office:value-type="string" calcext:value-type="string">
            <text:p>% of active users</text:p>
          </table:table-cell>
          <table:table-cell table:style-name="ce38" office:value-type="float" office:value="1" calcext:value-type="float">
            <text:p>1</text:p>
          </table:table-cell>
          <table:table-cell table:style-name="ce38" office:value-type="float" office:value="1000" calcext:value-type="float">
            <text:p>1000</text:p>
          </table:table-cell>
          <table:table-cell table:style-name="ce38" office:value-type="float" office:value="5000" calcext:value-type="float">
            <text:p>5000</text:p>
          </table:table-cell>
          <table:table-cell table:style-name="ce38" office:value-type="float" office:value="30000" calcext:value-type="float">
            <text:p>30000</text:p>
          </table:table-cell>
          <table:table-cell table:style-name="ce38" office:value-type="float" office:value="50000" calcext:value-type="float">
            <text:p>50000</text:p>
          </table:table-cell>
          <table:table-cell table:style-name="ce38" office:value-type="float" office:value="70000" calcext:value-type="float">
            <text:p>70000</text:p>
          </table:table-cell>
          <table:table-cell table:style-name="ce71" office:value-type="float" office:value="100000" calcext:value-type="float">
            <text:p>100000</text:p>
          </table:table-cell>
          <table:table-cell/>
          <table:table-cell table:style-name="ce45"/>
          <table:table-cell table:number-columns-repeated="6"/>
          <table:table-cell table:style-name="ce70"/>
        </table:table-row>
        <table:table-row table:style-name="ro11">
          <table:table-cell table:number-columns-repeated="5"/>
          <table:table-cell table:style-name="ce47" office:value-type="percentage" office:value="0.05" calcext:value-type="percentage">
            <text:p>5,00%</text:p>
          </table:table-cell>
          <table:table-cell table:style-name="ce57" table:formula="of:=MAX(1;[.G$13]*[.$F45])*[.$B$5]*[.$B$15]/([.$B$14]*3600)*[.$B$17]*[.$B$18]" office:value-type="float" office:value="1.04166666666667" calcext:value-type="float">
            <text:p>1,04 r/s</text:p>
          </table:table-cell>
          <table:table-cell table:style-name="ce57" table:formula="of:=MAX(1;[.H$13]*[.$F45])*[.$B$5]*[.$B$15]/([.$B$14]*3600)*[.$B$17]*[.$B$18]" office:value-type="float" office:value="52.0833333333333" calcext:value-type="float">
            <text:p>52,08 r/s</text:p>
          </table:table-cell>
          <table:table-cell table:style-name="ce57" table:formula="of:=MAX(1;[.I$13]*[.$F45])*[.$B$5]*[.$B$15]/([.$B$14]*3600)*[.$B$17]*[.$B$18]" office:value-type="float" office:value="260.416666666667" calcext:value-type="float">
            <text:p>260,42 r/s</text:p>
          </table:table-cell>
          <table:table-cell table:style-name="ce57" table:formula="of:=MAX(1;[.J$13]*[.$F45])*[.$B$5]*[.$B$15]/([.$B$14]*3600)*[.$B$17]*[.$B$18]" office:value-type="float" office:value="1562.5" calcext:value-type="float">
            <text:p>1562,50 r/s</text:p>
          </table:table-cell>
          <table:table-cell table:style-name="ce57" table:formula="of:=MAX(1;[.K$13]*[.$F45])*[.$B$5]*[.$B$15]/([.$B$14]*3600)*[.$B$17]*[.$B$18]" office:value-type="float" office:value="2604.16666666667" calcext:value-type="float">
            <text:p>2604,17 r/s</text:p>
          </table:table-cell>
          <table:table-cell table:style-name="ce57" table:formula="of:=MAX(1;[.L$13]*[.$F45])*[.$B$5]*[.$B$15]/([.$B$14]*3600)*[.$B$17]*[.$B$18]" office:value-type="float" office:value="3645.83333333333" calcext:value-type="float">
            <text:p>3645,83 r/s</text:p>
          </table:table-cell>
          <table:table-cell table:style-name="ce73" table:formula="of:=MAX(1;[.M$13]*[.$F45])*[.$B$5]*[.$B$15]/([.$B$14]*3600)*[.$B$17]*[.$B$18]" office:value-type="float" office:value="5208.33333333333" calcext:value-type="float">
            <text:p>5208,33 r/s</text:p>
          </table:table-cell>
          <table:table-cell/>
          <table:table-cell table:style-name="ce47" office:value-type="percentage" office:value="0.05" calcext:value-type="percentage">
            <text:p>5,00%</text:p>
          </table:table-cell>
          <table:table-cell table:style-name="ce82" table:formula="of:=MAX(1;[.P$13]*[.$F45])*[.$B$15]*[.$B$20]/([.$B$14]*3600)*8*[.$B$17]*[.$B$18]" office:value-type="float" office:value="0.0694444444444444" calcext:value-type="float">
            <text:p>0 mb/s</text:p>
          </table:table-cell>
          <table:table-cell table:style-name="ce82" table:formula="of:=MAX(1;[.Q$13]*[.$F45])*[.$B$15]*[.$B$20]/([.$B$14]*3600)*8*[.$B$17]*[.$B$18]" office:value-type="float" office:value="3.47222222222222" calcext:value-type="float">
            <text:p>3 mb/s</text:p>
          </table:table-cell>
          <table:table-cell table:style-name="ce82" table:formula="of:=MAX(1;[.R$13]*[.$F45])*[.$B$15]*[.$B$20]/([.$B$14]*3600)*8*[.$B$17]*[.$B$18]" office:value-type="float" office:value="17.3611111111111" calcext:value-type="float">
            <text:p>17 mb/s</text:p>
          </table:table-cell>
          <table:table-cell table:style-name="ce82" table:formula="of:=MAX(1;[.S$13]*[.$F45])*[.$B$15]*[.$B$20]/([.$B$14]*3600)*8*[.$B$17]*[.$B$18]" office:value-type="float" office:value="104.166666666667" calcext:value-type="float">
            <text:p>104 mb/s</text:p>
          </table:table-cell>
          <table:table-cell table:style-name="ce82" table:formula="of:=MAX(1;[.T$13]*[.$F45])*[.$B$15]*[.$B$20]/([.$B$14]*3600)*8*[.$B$17]*[.$B$18]" office:value-type="float" office:value="173.611111111111" calcext:value-type="float">
            <text:p>174 mb/s</text:p>
          </table:table-cell>
          <table:table-cell table:style-name="ce82" table:formula="of:=MAX(1;[.U$13]*[.$F45])*[.$B$15]*[.$B$20]/([.$B$14]*3600)*8*[.$B$17]*[.$B$18]" office:value-type="float" office:value="243.055555555556" calcext:value-type="float">
            <text:p>243 mb/s</text:p>
          </table:table-cell>
          <table:table-cell table:style-name="ce88" table:formula="of:=MAX(1;[.V$13]*[.$F45])*[.$B$15]*[.$B$20]/([.$B$14]*3600)*8*[.$B$17]*[.$B$18]" office:value-type="float" office:value="347.222222222222" calcext:value-type="float">
            <text:p>347 mb/s</text:p>
          </table:table-cell>
          <table:table-cell/>
          <table:table-cell table:style-name="ce45"/>
          <table:table-cell table:number-columns-repeated="6"/>
          <table:table-cell table:style-name="ce70"/>
        </table:table-row>
        <table:table-row table:style-name="ro11">
          <table:table-cell table:number-columns-repeated="5"/>
          <table:table-cell table:style-name="ce47" office:value-type="percentage" office:value="0.1" calcext:value-type="percentage">
            <text:p>10,00%</text:p>
          </table:table-cell>
          <table:table-cell table:style-name="ce57" table:formula="of:=MAX(1;[.G$13]*[.$F46])*[.$B$5]*[.$B$15]/([.$B$14]*3600)*[.$B$17]*[.$B$18]" office:value-type="float" office:value="1.04166666666667" calcext:value-type="float">
            <text:p>1,04 r/s</text:p>
          </table:table-cell>
          <table:table-cell table:style-name="ce57" table:formula="of:=MAX(1;[.H$13]*[.$F46])*[.$B$5]*[.$B$15]/([.$B$14]*3600)*[.$B$17]*[.$B$18]" office:value-type="float" office:value="104.166666666667" calcext:value-type="float">
            <text:p>104,17 r/s</text:p>
          </table:table-cell>
          <table:table-cell table:style-name="ce57" table:formula="of:=MAX(1;[.I$13]*[.$F46])*[.$B$5]*[.$B$15]/([.$B$14]*3600)*[.$B$17]*[.$B$18]" office:value-type="float" office:value="520.833333333333" calcext:value-type="float">
            <text:p>520,83 r/s</text:p>
          </table:table-cell>
          <table:table-cell table:style-name="ce57" table:formula="of:=MAX(1;[.J$13]*[.$F46])*[.$B$5]*[.$B$15]/([.$B$14]*3600)*[.$B$17]*[.$B$18]" office:value-type="float" office:value="3125" calcext:value-type="float">
            <text:p>3125,00 r/s</text:p>
          </table:table-cell>
          <table:table-cell table:style-name="ce57" table:formula="of:=MAX(1;[.K$13]*[.$F46])*[.$B$5]*[.$B$15]/([.$B$14]*3600)*[.$B$17]*[.$B$18]" office:value-type="float" office:value="5208.33333333333" calcext:value-type="float">
            <text:p>5208,33 r/s</text:p>
          </table:table-cell>
          <table:table-cell table:style-name="ce57" table:formula="of:=MAX(1;[.L$13]*[.$F46])*[.$B$5]*[.$B$15]/([.$B$14]*3600)*[.$B$17]*[.$B$18]" office:value-type="float" office:value="7291.66666666667" calcext:value-type="float">
            <text:p>7291,67 r/s</text:p>
          </table:table-cell>
          <table:table-cell table:style-name="ce73" table:formula="of:=MAX(1;[.M$13]*[.$F46])*[.$B$5]*[.$B$15]/([.$B$14]*3600)*[.$B$17]*[.$B$18]" office:value-type="float" office:value="10416.6666666667" calcext:value-type="float">
            <text:p>10416,67 r/s</text:p>
          </table:table-cell>
          <table:table-cell/>
          <table:table-cell table:style-name="ce47" office:value-type="percentage" office:value="0.1" calcext:value-type="percentage">
            <text:p>10,00%</text:p>
          </table:table-cell>
          <table:table-cell table:style-name="ce82" table:formula="of:=MAX(1;[.P$13]*[.$F46])*[.$B$15]*[.$B$20]/([.$B$14]*3600)*8*[.$B$17]*[.$B$18]" office:value-type="float" office:value="0.0694444444444444" calcext:value-type="float">
            <text:p>0 mb/s</text:p>
          </table:table-cell>
          <table:table-cell table:style-name="ce82" table:formula="of:=MAX(1;[.Q$13]*[.$F46])*[.$B$15]*[.$B$20]/([.$B$14]*3600)*8*[.$B$17]*[.$B$18]" office:value-type="float" office:value="6.94444444444444" calcext:value-type="float">
            <text:p>7 mb/s</text:p>
          </table:table-cell>
          <table:table-cell table:style-name="ce82" table:formula="of:=MAX(1;[.R$13]*[.$F46])*[.$B$15]*[.$B$20]/([.$B$14]*3600)*8*[.$B$17]*[.$B$18]" office:value-type="float" office:value="34.7222222222222" calcext:value-type="float">
            <text:p>35 mb/s</text:p>
          </table:table-cell>
          <table:table-cell table:style-name="ce82" table:formula="of:=MAX(1;[.S$13]*[.$F46])*[.$B$15]*[.$B$20]/([.$B$14]*3600)*8*[.$B$17]*[.$B$18]" office:value-type="float" office:value="208.333333333333" calcext:value-type="float">
            <text:p>208 mb/s</text:p>
          </table:table-cell>
          <table:table-cell table:style-name="ce82" table:formula="of:=MAX(1;[.T$13]*[.$F46])*[.$B$15]*[.$B$20]/([.$B$14]*3600)*8*[.$B$17]*[.$B$18]" office:value-type="float" office:value="347.222222222222" calcext:value-type="float">
            <text:p>347 mb/s</text:p>
          </table:table-cell>
          <table:table-cell table:style-name="ce82" table:formula="of:=MAX(1;[.U$13]*[.$F46])*[.$B$15]*[.$B$20]/([.$B$14]*3600)*8*[.$B$17]*[.$B$18]" office:value-type="float" office:value="486.111111111111" calcext:value-type="float">
            <text:p>486 mb/s</text:p>
          </table:table-cell>
          <table:table-cell table:style-name="ce88" table:formula="of:=MAX(1;[.V$13]*[.$F46])*[.$B$15]*[.$B$20]/([.$B$14]*3600)*8*[.$B$17]*[.$B$18]" office:value-type="float" office:value="694.444444444444" calcext:value-type="float">
            <text:p>694 mb/s</text:p>
          </table:table-cell>
          <table:table-cell/>
          <table:table-cell table:style-name="ce45"/>
          <table:table-cell table:number-columns-repeated="6"/>
          <table:table-cell table:style-name="ce70"/>
        </table:table-row>
        <table:table-row table:style-name="ro11">
          <table:table-cell table:number-columns-repeated="5"/>
          <table:table-cell table:style-name="ce47" office:value-type="percentage" office:value="0.15" calcext:value-type="percentage">
            <text:p>15,00%</text:p>
          </table:table-cell>
          <table:table-cell table:style-name="ce57" table:formula="of:=MAX(1;[.G$13]*[.$F47])*[.$B$5]*[.$B$15]/([.$B$14]*3600)*[.$B$17]*[.$B$18]" office:value-type="float" office:value="1.04166666666667" calcext:value-type="float">
            <text:p>1,04 r/s</text:p>
          </table:table-cell>
          <table:table-cell table:style-name="ce57" table:formula="of:=MAX(1;[.H$13]*[.$F47])*[.$B$5]*[.$B$15]/([.$B$14]*3600)*[.$B$17]*[.$B$18]" office:value-type="float" office:value="156.25" calcext:value-type="float">
            <text:p>156,25 r/s</text:p>
          </table:table-cell>
          <table:table-cell table:style-name="ce57" table:formula="of:=MAX(1;[.I$13]*[.$F47])*[.$B$5]*[.$B$15]/([.$B$14]*3600)*[.$B$17]*[.$B$18]" office:value-type="float" office:value="781.25" calcext:value-type="float">
            <text:p>781,25 r/s</text:p>
          </table:table-cell>
          <table:table-cell table:style-name="ce57" table:formula="of:=MAX(1;[.J$13]*[.$F47])*[.$B$5]*[.$B$15]/([.$B$14]*3600)*[.$B$17]*[.$B$18]" office:value-type="float" office:value="4687.5" calcext:value-type="float">
            <text:p>4687,50 r/s</text:p>
          </table:table-cell>
          <table:table-cell table:style-name="ce57" table:formula="of:=MAX(1;[.K$13]*[.$F47])*[.$B$5]*[.$B$15]/([.$B$14]*3600)*[.$B$17]*[.$B$18]" office:value-type="float" office:value="7812.5" calcext:value-type="float">
            <text:p>7812,50 r/s</text:p>
          </table:table-cell>
          <table:table-cell table:style-name="ce57" table:formula="of:=MAX(1;[.L$13]*[.$F47])*[.$B$5]*[.$B$15]/([.$B$14]*3600)*[.$B$17]*[.$B$18]" office:value-type="float" office:value="10937.5" calcext:value-type="float">
            <text:p>10937,50 r/s</text:p>
          </table:table-cell>
          <table:table-cell table:style-name="ce73" table:formula="of:=MAX(1;[.M$13]*[.$F47])*[.$B$5]*[.$B$15]/([.$B$14]*3600)*[.$B$17]*[.$B$18]" office:value-type="float" office:value="15625" calcext:value-type="float">
            <text:p>15625,00 r/s</text:p>
          </table:table-cell>
          <table:table-cell/>
          <table:table-cell table:style-name="ce47" office:value-type="percentage" office:value="0.15" calcext:value-type="percentage">
            <text:p>15,00%</text:p>
          </table:table-cell>
          <table:table-cell table:style-name="ce82" table:formula="of:=MAX(1;[.P$13]*[.$F47])*[.$B$15]*[.$B$20]/([.$B$14]*3600)*8*[.$B$17]*[.$B$18]" office:value-type="float" office:value="0.0694444444444444" calcext:value-type="float">
            <text:p>0 mb/s</text:p>
          </table:table-cell>
          <table:table-cell table:style-name="ce82" table:formula="of:=MAX(1;[.Q$13]*[.$F47])*[.$B$15]*[.$B$20]/([.$B$14]*3600)*8*[.$B$17]*[.$B$18]" office:value-type="float" office:value="10.4166666666667" calcext:value-type="float">
            <text:p>10 mb/s</text:p>
          </table:table-cell>
          <table:table-cell table:style-name="ce82" table:formula="of:=MAX(1;[.R$13]*[.$F47])*[.$B$15]*[.$B$20]/([.$B$14]*3600)*8*[.$B$17]*[.$B$18]" office:value-type="float" office:value="52.0833333333333" calcext:value-type="float">
            <text:p>52 mb/s</text:p>
          </table:table-cell>
          <table:table-cell table:style-name="ce82" table:formula="of:=MAX(1;[.S$13]*[.$F47])*[.$B$15]*[.$B$20]/([.$B$14]*3600)*8*[.$B$17]*[.$B$18]" office:value-type="float" office:value="312.5" calcext:value-type="float">
            <text:p>313 mb/s</text:p>
          </table:table-cell>
          <table:table-cell table:style-name="ce82" table:formula="of:=MAX(1;[.T$13]*[.$F47])*[.$B$15]*[.$B$20]/([.$B$14]*3600)*8*[.$B$17]*[.$B$18]" office:value-type="float" office:value="520.833333333333" calcext:value-type="float">
            <text:p>521 mb/s</text:p>
          </table:table-cell>
          <table:table-cell table:style-name="ce82" table:formula="of:=MAX(1;[.U$13]*[.$F47])*[.$B$15]*[.$B$20]/([.$B$14]*3600)*8*[.$B$17]*[.$B$18]" office:value-type="float" office:value="729.166666666667" calcext:value-type="float">
            <text:p>729 mb/s</text:p>
          </table:table-cell>
          <table:table-cell table:style-name="ce88" table:formula="of:=MAX(1;[.V$13]*[.$F47])*[.$B$15]*[.$B$20]/([.$B$14]*3600)*8*[.$B$17]*[.$B$18]" office:value-type="float" office:value="1041.66666666667" calcext:value-type="float">
            <text:p>1 042 mb/s</text:p>
          </table:table-cell>
          <table:table-cell/>
          <table:table-cell table:style-name="ce45"/>
          <table:table-cell table:number-columns-repeated="6"/>
          <table:table-cell table:style-name="ce70"/>
        </table:table-row>
        <table:table-row table:style-name="ro11">
          <table:table-cell table:number-columns-repeated="5"/>
          <table:table-cell table:style-name="ce47" office:value-type="percentage" office:value="0.2" calcext:value-type="percentage">
            <text:p>20,00%</text:p>
          </table:table-cell>
          <table:table-cell table:style-name="ce57" table:formula="of:=MAX(1;[.G$13]*[.$F48])*[.$B$5]*[.$B$15]/([.$B$14]*3600)*[.$B$17]*[.$B$18]" office:value-type="float" office:value="1.04166666666667" calcext:value-type="float">
            <text:p>1,04 r/s</text:p>
          </table:table-cell>
          <table:table-cell table:style-name="ce57" table:formula="of:=MAX(1;[.H$13]*[.$F48])*[.$B$5]*[.$B$15]/([.$B$14]*3600)*[.$B$17]*[.$B$18]" office:value-type="float" office:value="208.333333333333" calcext:value-type="float">
            <text:p>208,33 r/s</text:p>
          </table:table-cell>
          <table:table-cell table:style-name="ce57" table:formula="of:=MAX(1;[.I$13]*[.$F48])*[.$B$5]*[.$B$15]/([.$B$14]*3600)*[.$B$17]*[.$B$18]" office:value-type="float" office:value="1041.66666666667" calcext:value-type="float">
            <text:p>1041,67 r/s</text:p>
          </table:table-cell>
          <table:table-cell table:style-name="ce57" table:formula="of:=MAX(1;[.J$13]*[.$F48])*[.$B$5]*[.$B$15]/([.$B$14]*3600)*[.$B$17]*[.$B$18]" office:value-type="float" office:value="6250" calcext:value-type="float">
            <text:p>6250,00 r/s</text:p>
          </table:table-cell>
          <table:table-cell table:style-name="ce57" table:formula="of:=MAX(1;[.K$13]*[.$F48])*[.$B$5]*[.$B$15]/([.$B$14]*3600)*[.$B$17]*[.$B$18]" office:value-type="float" office:value="10416.6666666667" calcext:value-type="float">
            <text:p>10416,67 r/s</text:p>
          </table:table-cell>
          <table:table-cell table:style-name="ce57" table:formula="of:=MAX(1;[.L$13]*[.$F48])*[.$B$5]*[.$B$15]/([.$B$14]*3600)*[.$B$17]*[.$B$18]" office:value-type="float" office:value="14583.3333333333" calcext:value-type="float">
            <text:p>14583,33 r/s</text:p>
          </table:table-cell>
          <table:table-cell table:style-name="ce73" table:formula="of:=MAX(1;[.M$13]*[.$F48])*[.$B$5]*[.$B$15]/([.$B$14]*3600)*[.$B$17]*[.$B$18]" office:value-type="float" office:value="20833.3333333333" calcext:value-type="float">
            <text:p>20833,33 r/s</text:p>
          </table:table-cell>
          <table:table-cell/>
          <table:table-cell table:style-name="ce47" office:value-type="percentage" office:value="0.2" calcext:value-type="percentage">
            <text:p>20,00%</text:p>
          </table:table-cell>
          <table:table-cell table:style-name="ce82" table:formula="of:=MAX(1;[.P$13]*[.$F48])*[.$B$15]*[.$B$20]/([.$B$14]*3600)*8*[.$B$17]*[.$B$18]" office:value-type="float" office:value="0.0694444444444444" calcext:value-type="float">
            <text:p>0 mb/s</text:p>
          </table:table-cell>
          <table:table-cell table:style-name="ce82" table:formula="of:=MAX(1;[.Q$13]*[.$F48])*[.$B$15]*[.$B$20]/([.$B$14]*3600)*8*[.$B$17]*[.$B$18]" office:value-type="float" office:value="13.8888888888889" calcext:value-type="float">
            <text:p>14 mb/s</text:p>
          </table:table-cell>
          <table:table-cell table:style-name="ce82" table:formula="of:=MAX(1;[.R$13]*[.$F48])*[.$B$15]*[.$B$20]/([.$B$14]*3600)*8*[.$B$17]*[.$B$18]" office:value-type="float" office:value="69.4444444444444" calcext:value-type="float">
            <text:p>69 mb/s</text:p>
          </table:table-cell>
          <table:table-cell table:style-name="ce82" table:formula="of:=MAX(1;[.S$13]*[.$F48])*[.$B$15]*[.$B$20]/([.$B$14]*3600)*8*[.$B$17]*[.$B$18]" office:value-type="float" office:value="416.666666666667" calcext:value-type="float">
            <text:p>417 mb/s</text:p>
          </table:table-cell>
          <table:table-cell table:style-name="ce82" table:formula="of:=MAX(1;[.T$13]*[.$F48])*[.$B$15]*[.$B$20]/([.$B$14]*3600)*8*[.$B$17]*[.$B$18]" office:value-type="float" office:value="694.444444444444" calcext:value-type="float">
            <text:p>694 mb/s</text:p>
          </table:table-cell>
          <table:table-cell table:style-name="ce82" table:formula="of:=MAX(1;[.U$13]*[.$F48])*[.$B$15]*[.$B$20]/([.$B$14]*3600)*8*[.$B$17]*[.$B$18]" office:value-type="float" office:value="972.222222222222" calcext:value-type="float">
            <text:p>972 mb/s</text:p>
          </table:table-cell>
          <table:table-cell table:style-name="ce88" table:formula="of:=MAX(1;[.V$13]*[.$F48])*[.$B$15]*[.$B$20]/([.$B$14]*3600)*8*[.$B$17]*[.$B$18]" office:value-type="float" office:value="1388.88888888889" calcext:value-type="float">
            <text:p>1 389 mb/s</text:p>
          </table:table-cell>
          <table:table-cell/>
          <table:table-cell table:style-name="ce45"/>
          <table:table-cell table:number-columns-repeated="6"/>
          <table:table-cell table:style-name="ce70"/>
        </table:table-row>
        <table:table-row table:style-name="ro11">
          <table:table-cell table:number-columns-repeated="5"/>
          <table:table-cell table:style-name="ce47" office:value-type="percentage" office:value="0.3" calcext:value-type="percentage">
            <text:p>30,00%</text:p>
          </table:table-cell>
          <table:table-cell table:style-name="ce57" table:formula="of:=MAX(1;[.G$13]*[.$F49])*[.$B$5]*[.$B$15]/([.$B$14]*3600)*[.$B$17]*[.$B$18]" office:value-type="float" office:value="1.04166666666667" calcext:value-type="float">
            <text:p>1,04 r/s</text:p>
          </table:table-cell>
          <table:table-cell table:style-name="ce57" table:formula="of:=MAX(1;[.H$13]*[.$F49])*[.$B$5]*[.$B$15]/([.$B$14]*3600)*[.$B$17]*[.$B$18]" office:value-type="float" office:value="312.5" calcext:value-type="float">
            <text:p>312,50 r/s</text:p>
          </table:table-cell>
          <table:table-cell table:style-name="ce57" table:formula="of:=MAX(1;[.I$13]*[.$F49])*[.$B$5]*[.$B$15]/([.$B$14]*3600)*[.$B$17]*[.$B$18]" office:value-type="float" office:value="1562.5" calcext:value-type="float">
            <text:p>1562,50 r/s</text:p>
          </table:table-cell>
          <table:table-cell table:style-name="ce57" table:formula="of:=MAX(1;[.J$13]*[.$F49])*[.$B$5]*[.$B$15]/([.$B$14]*3600)*[.$B$17]*[.$B$18]" office:value-type="float" office:value="9375" calcext:value-type="float">
            <text:p>9375,00 r/s</text:p>
          </table:table-cell>
          <table:table-cell table:style-name="ce57" table:formula="of:=MAX(1;[.K$13]*[.$F49])*[.$B$5]*[.$B$15]/([.$B$14]*3600)*[.$B$17]*[.$B$18]" office:value-type="float" office:value="15625" calcext:value-type="float">
            <text:p>15625,00 r/s</text:p>
          </table:table-cell>
          <table:table-cell table:style-name="ce57" table:formula="of:=MAX(1;[.L$13]*[.$F49])*[.$B$5]*[.$B$15]/([.$B$14]*3600)*[.$B$17]*[.$B$18]" office:value-type="float" office:value="21875" calcext:value-type="float">
            <text:p>21875,00 r/s</text:p>
          </table:table-cell>
          <table:table-cell table:style-name="ce73" table:formula="of:=MAX(1;[.M$13]*[.$F49])*[.$B$5]*[.$B$15]/([.$B$14]*3600)*[.$B$17]*[.$B$18]" office:value-type="float" office:value="31250" calcext:value-type="float">
            <text:p>31250,00 r/s</text:p>
          </table:table-cell>
          <table:table-cell/>
          <table:table-cell table:style-name="ce47" office:value-type="percentage" office:value="0.3" calcext:value-type="percentage">
            <text:p>30,00%</text:p>
          </table:table-cell>
          <table:table-cell table:style-name="ce82" table:formula="of:=MAX(1;[.P$13]*[.$F49])*[.$B$15]*[.$B$20]/([.$B$14]*3600)*8*[.$B$17]*[.$B$18]" office:value-type="float" office:value="0.0694444444444444" calcext:value-type="float">
            <text:p>0 mb/s</text:p>
          </table:table-cell>
          <table:table-cell table:style-name="ce82" table:formula="of:=MAX(1;[.Q$13]*[.$F49])*[.$B$15]*[.$B$20]/([.$B$14]*3600)*8*[.$B$17]*[.$B$18]" office:value-type="float" office:value="20.8333333333333" calcext:value-type="float">
            <text:p>21 mb/s</text:p>
          </table:table-cell>
          <table:table-cell table:style-name="ce82" table:formula="of:=MAX(1;[.R$13]*[.$F49])*[.$B$15]*[.$B$20]/([.$B$14]*3600)*8*[.$B$17]*[.$B$18]" office:value-type="float" office:value="104.166666666667" calcext:value-type="float">
            <text:p>104 mb/s</text:p>
          </table:table-cell>
          <table:table-cell table:style-name="ce82" table:formula="of:=MAX(1;[.S$13]*[.$F49])*[.$B$15]*[.$B$20]/([.$B$14]*3600)*8*[.$B$17]*[.$B$18]" office:value-type="float" office:value="625" calcext:value-type="float">
            <text:p>625 mb/s</text:p>
          </table:table-cell>
          <table:table-cell table:style-name="ce82" table:formula="of:=MAX(1;[.T$13]*[.$F49])*[.$B$15]*[.$B$20]/([.$B$14]*3600)*8*[.$B$17]*[.$B$18]" office:value-type="float" office:value="1041.66666666667" calcext:value-type="float">
            <text:p>1 042 mb/s</text:p>
          </table:table-cell>
          <table:table-cell table:style-name="ce82" table:formula="of:=MAX(1;[.U$13]*[.$F49])*[.$B$15]*[.$B$20]/([.$B$14]*3600)*8*[.$B$17]*[.$B$18]" office:value-type="float" office:value="1458.33333333333" calcext:value-type="float">
            <text:p>1 458 mb/s</text:p>
          </table:table-cell>
          <table:table-cell table:style-name="ce88" table:formula="of:=MAX(1;[.V$13]*[.$F49])*[.$B$15]*[.$B$20]/([.$B$14]*3600)*8*[.$B$17]*[.$B$18]" office:value-type="float" office:value="2083.33333333333" calcext:value-type="float">
            <text:p>2 083 mb/s</text:p>
          </table:table-cell>
          <table:table-cell/>
          <table:table-cell table:style-name="ce45"/>
          <table:table-cell table:number-columns-repeated="6"/>
          <table:table-cell table:style-name="ce70"/>
        </table:table-row>
        <table:table-row table:style-name="ro11">
          <table:table-cell table:number-columns-repeated="5"/>
          <table:table-cell table:style-name="ce47" office:value-type="percentage" office:value="0.5" calcext:value-type="percentage">
            <text:p>50,00%</text:p>
          </table:table-cell>
          <table:table-cell table:style-name="ce57" table:formula="of:=MAX(1;[.G$13]*[.$F50])*[.$B$5]*[.$B$15]/([.$B$14]*3600)*[.$B$17]*[.$B$18]" office:value-type="float" office:value="1.04166666666667" calcext:value-type="float">
            <text:p>1,04 r/s</text:p>
          </table:table-cell>
          <table:table-cell table:style-name="ce57" table:formula="of:=MAX(1;[.H$13]*[.$F50])*[.$B$5]*[.$B$15]/([.$B$14]*3600)*[.$B$17]*[.$B$18]" office:value-type="float" office:value="520.833333333333" calcext:value-type="float">
            <text:p>520,83 r/s</text:p>
          </table:table-cell>
          <table:table-cell table:style-name="ce57" table:formula="of:=MAX(1;[.I$13]*[.$F50])*[.$B$5]*[.$B$15]/([.$B$14]*3600)*[.$B$17]*[.$B$18]" office:value-type="float" office:value="2604.16666666667" calcext:value-type="float">
            <text:p>2604,17 r/s</text:p>
          </table:table-cell>
          <table:table-cell table:style-name="ce57" table:formula="of:=MAX(1;[.J$13]*[.$F50])*[.$B$5]*[.$B$15]/([.$B$14]*3600)*[.$B$17]*[.$B$18]" office:value-type="float" office:value="15625" calcext:value-type="float">
            <text:p>15625,00 r/s</text:p>
          </table:table-cell>
          <table:table-cell table:style-name="ce57" table:formula="of:=MAX(1;[.K$13]*[.$F50])*[.$B$5]*[.$B$15]/([.$B$14]*3600)*[.$B$17]*[.$B$18]" office:value-type="float" office:value="26041.6666666667" calcext:value-type="float">
            <text:p>26041,67 r/s</text:p>
          </table:table-cell>
          <table:table-cell table:style-name="ce57" table:formula="of:=MAX(1;[.L$13]*[.$F50])*[.$B$5]*[.$B$15]/([.$B$14]*3600)*[.$B$17]*[.$B$18]" office:value-type="float" office:value="36458.3333333333" calcext:value-type="float">
            <text:p>36458,33 r/s</text:p>
          </table:table-cell>
          <table:table-cell table:style-name="ce73" table:formula="of:=MAX(1;[.M$13]*[.$F50])*[.$B$5]*[.$B$15]/([.$B$14]*3600)*[.$B$17]*[.$B$18]" office:value-type="float" office:value="52083.3333333333" calcext:value-type="float">
            <text:p>52083,33 r/s</text:p>
          </table:table-cell>
          <table:table-cell/>
          <table:table-cell table:style-name="ce47" office:value-type="percentage" office:value="0.5" calcext:value-type="percentage">
            <text:p>50,00%</text:p>
          </table:table-cell>
          <table:table-cell table:style-name="ce82" table:formula="of:=MAX(1;[.P$13]*[.$F50])*[.$B$15]*[.$B$20]/([.$B$14]*3600)*8*[.$B$17]*[.$B$18]" office:value-type="float" office:value="0.0694444444444444" calcext:value-type="float">
            <text:p>0 mb/s</text:p>
          </table:table-cell>
          <table:table-cell table:style-name="ce82" table:formula="of:=MAX(1;[.Q$13]*[.$F50])*[.$B$15]*[.$B$20]/([.$B$14]*3600)*8*[.$B$17]*[.$B$18]" office:value-type="float" office:value="34.7222222222222" calcext:value-type="float">
            <text:p>35 mb/s</text:p>
          </table:table-cell>
          <table:table-cell table:style-name="ce82" table:formula="of:=MAX(1;[.R$13]*[.$F50])*[.$B$15]*[.$B$20]/([.$B$14]*3600)*8*[.$B$17]*[.$B$18]" office:value-type="float" office:value="173.611111111111" calcext:value-type="float">
            <text:p>174 mb/s</text:p>
          </table:table-cell>
          <table:table-cell table:style-name="ce82" table:formula="of:=MAX(1;[.S$13]*[.$F50])*[.$B$15]*[.$B$20]/([.$B$14]*3600)*8*[.$B$17]*[.$B$18]" office:value-type="float" office:value="1041.66666666667" calcext:value-type="float">
            <text:p>1 042 mb/s</text:p>
          </table:table-cell>
          <table:table-cell table:style-name="ce82" table:formula="of:=MAX(1;[.T$13]*[.$F50])*[.$B$15]*[.$B$20]/([.$B$14]*3600)*8*[.$B$17]*[.$B$18]" office:value-type="float" office:value="1736.11111111111" calcext:value-type="float">
            <text:p>1 736 mb/s</text:p>
          </table:table-cell>
          <table:table-cell table:style-name="ce82" table:formula="of:=MAX(1;[.U$13]*[.$F50])*[.$B$15]*[.$B$20]/([.$B$14]*3600)*8*[.$B$17]*[.$B$18]" office:value-type="float" office:value="2430.55555555556" calcext:value-type="float">
            <text:p>2 431 mb/s</text:p>
          </table:table-cell>
          <table:table-cell table:style-name="ce88" table:formula="of:=MAX(1;[.V$13]*[.$F50])*[.$B$15]*[.$B$20]/([.$B$14]*3600)*8*[.$B$17]*[.$B$18]" office:value-type="float" office:value="3472.22222222222" calcext:value-type="float">
            <text:p>3 472 mb/s</text:p>
          </table:table-cell>
          <table:table-cell/>
          <table:table-cell table:style-name="ce45"/>
          <table:table-cell table:number-columns-repeated="6"/>
          <table:table-cell table:style-name="ce70"/>
        </table:table-row>
        <table:table-row table:style-name="ro11">
          <table:table-cell table:number-columns-repeated="5"/>
          <table:table-cell table:style-name="ce45"/>
          <table:table-cell table:number-columns-repeated="6"/>
          <table: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5" office:value-type="string" calcext:value-type="string">
            <text:p>Login (SELECT) <text:s/>= A * N * Rl / ( Pl * 3600 )</text:p>
          </table:table-cell>
          <table:table-cell table:number-columns-repeated="4"/>
          <table:table-cell table:style-name="ce40" office:value-type="string" calcext:value-type="string">
            <text:p>Load due to login</text:p>
          </table:table-cell>
          <table:table-cell/>
          <table: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5"/>
          <table:table-cell table:style-name="ce55" office:value-type="string" calcext:value-type="string" table:number-columns-spanned="7" table:number-rows-spanned="1">
            <text:p>Number of users (N)</text:p>
          </table:table-cell>
          <table:covered-table-cell table:style-name="ce66" office:value-type="string" calcext:value-type="string">
            <text:p>Number of users (N)</text:p>
          </table:covered-table-cell>
          <table:covered-table-cell table:number-columns-repeated="4"/>
          <table:covered-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4">
          <table:table-cell table:number-columns-repeated="5"/>
          <table:table-cell table:style-name="ce46" office:value-type="string" calcext:value-type="string">
            <text:p>% of active users</text:p>
          </table:table-cell>
          <table:table-cell table:style-name="ce38" office:value-type="float" office:value="1" calcext:value-type="float">
            <text:p>1</text:p>
          </table:table-cell>
          <table:table-cell table:style-name="ce38" office:value-type="float" office:value="1000" calcext:value-type="float">
            <text:p>1000</text:p>
          </table:table-cell>
          <table:table-cell table:style-name="ce38" office:value-type="float" office:value="5000" calcext:value-type="float">
            <text:p>5000</text:p>
          </table:table-cell>
          <table:table-cell table:style-name="ce38" office:value-type="float" office:value="30000" calcext:value-type="float">
            <text:p>30000</text:p>
          </table:table-cell>
          <table:table-cell table:style-name="ce38" office:value-type="float" office:value="50000" calcext:value-type="float">
            <text:p>50000</text:p>
          </table:table-cell>
          <table:table-cell table:style-name="ce38" office:value-type="float" office:value="70000" calcext:value-type="float">
            <text:p>70000</text:p>
          </table:table-cell>
          <table:table-cell table:style-name="ce71" office:value-type="float" office:value="100000" calcext:value-type="float">
            <text:p>100000</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1">
          <table:table-cell table:number-columns-repeated="5"/>
          <table:table-cell table:style-name="ce47" office:value-type="percentage" office:value="0.05" calcext:value-type="percentage">
            <text:p>5,00%</text:p>
          </table:table-cell>
          <table:table-cell table:style-name="ce57" table:formula="of:=MAX(1;[.G$13]*[.$F55])*[.$B$4]/([.$B$19]*3600)" office:value-type="float" office:value="0.0888888888888889" calcext:value-type="float">
            <text:p>0,09 r/s</text:p>
          </table:table-cell>
          <table:table-cell table:style-name="ce57" table:formula="of:=MAX(1;[.H$13]*[.$F55])*[.$B$4]/([.$B$19]*3600)" office:value-type="float" office:value="4.44444444444444" calcext:value-type="float">
            <text:p>4,44 r/s</text:p>
          </table:table-cell>
          <table:table-cell table:style-name="ce57" table:formula="of:=MAX(1;[.I$13]*[.$F55])*[.$B$4]/([.$B$19]*3600)" office:value-type="float" office:value="22.2222222222222" calcext:value-type="float">
            <text:p>22,22 r/s</text:p>
          </table:table-cell>
          <table:table-cell table:style-name="ce57" table:formula="of:=MAX(1;[.J$13]*[.$F55])*[.$B$4]/([.$B$19]*3600)" office:value-type="float" office:value="133.333333333333" calcext:value-type="float">
            <text:p>133,33 r/s</text:p>
          </table:table-cell>
          <table:table-cell table:style-name="ce57" table:formula="of:=MAX(1;[.K$13]*[.$F55])*[.$B$4]/([.$B$19]*3600)" office:value-type="float" office:value="222.222222222222" calcext:value-type="float">
            <text:p>222,22 r/s</text:p>
          </table:table-cell>
          <table:table-cell table:style-name="ce57" table:formula="of:=MAX(1;[.L$13]*[.$F55])*[.$B$4]/([.$B$19]*3600)" office:value-type="float" office:value="311.111111111111" calcext:value-type="float">
            <text:p>311,11 r/s</text:p>
          </table:table-cell>
          <table:table-cell table:style-name="ce73" table:formula="of:=MAX(1;[.M$13]*[.$F55])*[.$B$4]/([.$B$19]*3600)" office:value-type="float" office:value="444.444444444444" calcext:value-type="float">
            <text:p>444,44 r/s</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1">
          <table:table-cell table:number-columns-repeated="5"/>
          <table:table-cell table:style-name="ce47" office:value-type="percentage" office:value="0.1" calcext:value-type="percentage">
            <text:p>10,00%</text:p>
          </table:table-cell>
          <table:table-cell table:style-name="ce57" table:formula="of:=MAX(1;[.G$13]*[.$F56])*[.$B$4]/([.$B$19]*3600)" office:value-type="float" office:value="0.0888888888888889" calcext:value-type="float">
            <text:p>0,09 r/s</text:p>
          </table:table-cell>
          <table:table-cell table:style-name="ce57" table:formula="of:=MAX(1;[.H$13]*[.$F56])*[.$B$4]/([.$B$19]*3600)" office:value-type="float" office:value="8.88888888888889" calcext:value-type="float">
            <text:p>8,89 r/s</text:p>
          </table:table-cell>
          <table:table-cell table:style-name="ce57" table:formula="of:=MAX(1;[.I$13]*[.$F56])*[.$B$4]/([.$B$19]*3600)" office:value-type="float" office:value="44.4444444444444" calcext:value-type="float">
            <text:p>44,44 r/s</text:p>
          </table:table-cell>
          <table:table-cell table:style-name="ce57" table:formula="of:=MAX(1;[.J$13]*[.$F56])*[.$B$4]/([.$B$19]*3600)" office:value-type="float" office:value="266.666666666667" calcext:value-type="float">
            <text:p>266,67 r/s</text:p>
          </table:table-cell>
          <table:table-cell table:style-name="ce57" table:formula="of:=MAX(1;[.K$13]*[.$F56])*[.$B$4]/([.$B$19]*3600)" office:value-type="float" office:value="444.444444444444" calcext:value-type="float">
            <text:p>444,44 r/s</text:p>
          </table:table-cell>
          <table:table-cell table:style-name="ce57" table:formula="of:=MAX(1;[.L$13]*[.$F56])*[.$B$4]/([.$B$19]*3600)" office:value-type="float" office:value="622.222222222222" calcext:value-type="float">
            <text:p>622,22 r/s</text:p>
          </table:table-cell>
          <table:table-cell table:style-name="ce73" table:formula="of:=MAX(1;[.M$13]*[.$F56])*[.$B$4]/([.$B$19]*3600)" office:value-type="float" office:value="888.888888888889" calcext:value-type="float">
            <text:p>888,89 r/s</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1">
          <table:table-cell table:number-columns-repeated="5"/>
          <table:table-cell table:style-name="ce47" office:value-type="percentage" office:value="0.15" calcext:value-type="percentage">
            <text:p>15,00%</text:p>
          </table:table-cell>
          <table:table-cell table:style-name="ce57" table:formula="of:=MAX(1;[.G$13]*[.$F57])*[.$B$4]/([.$B$19]*3600)" office:value-type="float" office:value="0.0888888888888889" calcext:value-type="float">
            <text:p>0,09 r/s</text:p>
          </table:table-cell>
          <table:table-cell table:style-name="ce57" table:formula="of:=MAX(1;[.H$13]*[.$F57])*[.$B$4]/([.$B$19]*3600)" office:value-type="float" office:value="13.3333333333333" calcext:value-type="float">
            <text:p>13,33 r/s</text:p>
          </table:table-cell>
          <table:table-cell table:style-name="ce57" table:formula="of:=MAX(1;[.I$13]*[.$F57])*[.$B$4]/([.$B$19]*3600)" office:value-type="float" office:value="66.6666666666667" calcext:value-type="float">
            <text:p>66,67 r/s</text:p>
          </table:table-cell>
          <table:table-cell table:style-name="ce57" table:formula="of:=MAX(1;[.J$13]*[.$F57])*[.$B$4]/([.$B$19]*3600)" office:value-type="float" office:value="400" calcext:value-type="float">
            <text:p>400,00 r/s</text:p>
          </table:table-cell>
          <table:table-cell table:style-name="ce57" table:formula="of:=MAX(1;[.K$13]*[.$F57])*[.$B$4]/([.$B$19]*3600)" office:value-type="float" office:value="666.666666666667" calcext:value-type="float">
            <text:p>666,67 r/s</text:p>
          </table:table-cell>
          <table:table-cell table:style-name="ce57" table:formula="of:=MAX(1;[.L$13]*[.$F57])*[.$B$4]/([.$B$19]*3600)" office:value-type="float" office:value="933.333333333333" calcext:value-type="float">
            <text:p>933,33 r/s</text:p>
          </table:table-cell>
          <table:table-cell table:style-name="ce73" table:formula="of:=MAX(1;[.M$13]*[.$F57])*[.$B$4]/([.$B$19]*3600)" office:value-type="float" office:value="1333.33333333333" calcext:value-type="float">
            <text:p>1333,33 r/s</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1">
          <table:table-cell table:number-columns-repeated="5"/>
          <table:table-cell table:style-name="ce47" office:value-type="percentage" office:value="0.2" calcext:value-type="percentage">
            <text:p>20,00%</text:p>
          </table:table-cell>
          <table:table-cell table:style-name="ce57" table:formula="of:=MAX(1;[.G$13]*[.$F58])*[.$B$4]/([.$B$19]*3600)" office:value-type="float" office:value="0.0888888888888889" calcext:value-type="float">
            <text:p>0,09 r/s</text:p>
          </table:table-cell>
          <table:table-cell table:style-name="ce57" table:formula="of:=MAX(1;[.H$13]*[.$F58])*[.$B$4]/([.$B$19]*3600)" office:value-type="float" office:value="17.7777777777778" calcext:value-type="float">
            <text:p>17,78 r/s</text:p>
          </table:table-cell>
          <table:table-cell table:style-name="ce57" table:formula="of:=MAX(1;[.I$13]*[.$F58])*[.$B$4]/([.$B$19]*3600)" office:value-type="float" office:value="88.8888888888889" calcext:value-type="float">
            <text:p>88,89 r/s</text:p>
          </table:table-cell>
          <table:table-cell table:style-name="ce57" table:formula="of:=MAX(1;[.J$13]*[.$F58])*[.$B$4]/([.$B$19]*3600)" office:value-type="float" office:value="533.333333333333" calcext:value-type="float">
            <text:p>533,33 r/s</text:p>
          </table:table-cell>
          <table:table-cell table:style-name="ce57" table:formula="of:=MAX(1;[.K$13]*[.$F58])*[.$B$4]/([.$B$19]*3600)" office:value-type="float" office:value="888.888888888889" calcext:value-type="float">
            <text:p>888,89 r/s</text:p>
          </table:table-cell>
          <table:table-cell table:style-name="ce57" table:formula="of:=MAX(1;[.L$13]*[.$F58])*[.$B$4]/([.$B$19]*3600)" office:value-type="float" office:value="1244.44444444444" calcext:value-type="float">
            <text:p>1244,44 r/s</text:p>
          </table:table-cell>
          <table:table-cell table:style-name="ce73" table:formula="of:=MAX(1;[.M$13]*[.$F58])*[.$B$4]/([.$B$19]*3600)" office:value-type="float" office:value="1777.77777777778" calcext:value-type="float">
            <text:p>1777,78 r/s</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1">
          <table:table-cell table:number-columns-repeated="5"/>
          <table:table-cell table:style-name="ce47" office:value-type="percentage" office:value="0.3" calcext:value-type="percentage">
            <text:p>30,00%</text:p>
          </table:table-cell>
          <table:table-cell table:style-name="ce57" table:formula="of:=MAX(1;[.G$13]*[.$F59])*[.$B$4]/([.$B$19]*3600)" office:value-type="float" office:value="0.0888888888888889" calcext:value-type="float">
            <text:p>0,09 r/s</text:p>
          </table:table-cell>
          <table:table-cell table:style-name="ce57" table:formula="of:=MAX(1;[.H$13]*[.$F59])*[.$B$4]/([.$B$19]*3600)" office:value-type="float" office:value="26.6666666666667" calcext:value-type="float">
            <text:p>26,67 r/s</text:p>
          </table:table-cell>
          <table:table-cell table:style-name="ce57" table:formula="of:=MAX(1;[.I$13]*[.$F59])*[.$B$4]/([.$B$19]*3600)" office:value-type="float" office:value="133.333333333333" calcext:value-type="float">
            <text:p>133,33 r/s</text:p>
          </table:table-cell>
          <table:table-cell table:style-name="ce57" table:formula="of:=MAX(1;[.J$13]*[.$F59])*[.$B$4]/([.$B$19]*3600)" office:value-type="float" office:value="800" calcext:value-type="float">
            <text:p>800,00 r/s</text:p>
          </table:table-cell>
          <table:table-cell table:style-name="ce57" table:formula="of:=MAX(1;[.K$13]*[.$F59])*[.$B$4]/([.$B$19]*3600)" office:value-type="float" office:value="1333.33333333333" calcext:value-type="float">
            <text:p>1333,33 r/s</text:p>
          </table:table-cell>
          <table:table-cell table:style-name="ce57" table:formula="of:=MAX(1;[.L$13]*[.$F59])*[.$B$4]/([.$B$19]*3600)" office:value-type="float" office:value="1866.66666666667" calcext:value-type="float">
            <text:p>1866,67 r/s</text:p>
          </table:table-cell>
          <table:table-cell table:style-name="ce73" table:formula="of:=MAX(1;[.M$13]*[.$F59])*[.$B$4]/([.$B$19]*3600)" office:value-type="float" office:value="2666.66666666667" calcext:value-type="float">
            <text:p>2666,67 r/s</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1">
          <table:table-cell table:number-columns-repeated="5"/>
          <table:table-cell table:style-name="ce47" office:value-type="percentage" office:value="0.5" calcext:value-type="percentage">
            <text:p>50,00%</text:p>
          </table:table-cell>
          <table:table-cell table:style-name="ce57" table:formula="of:=MAX(1;[.G$13]*[.$F60])*[.$B$4]/([.$B$19]*3600)" office:value-type="float" office:value="0.0888888888888889" calcext:value-type="float">
            <text:p>0,09 r/s</text:p>
          </table:table-cell>
          <table:table-cell table:style-name="ce57" table:formula="of:=MAX(1;[.H$13]*[.$F60])*[.$B$4]/([.$B$19]*3600)" office:value-type="float" office:value="44.4444444444444" calcext:value-type="float">
            <text:p>44,44 r/s</text:p>
          </table:table-cell>
          <table:table-cell table:style-name="ce57" table:formula="of:=MAX(1;[.I$13]*[.$F60])*[.$B$4]/([.$B$19]*3600)" office:value-type="float" office:value="222.222222222222" calcext:value-type="float">
            <text:p>222,22 r/s</text:p>
          </table:table-cell>
          <table:table-cell table:style-name="ce57" table:formula="of:=MAX(1;[.J$13]*[.$F60])*[.$B$4]/([.$B$19]*3600)" office:value-type="float" office:value="1333.33333333333" calcext:value-type="float">
            <text:p>1333,33 r/s</text:p>
          </table:table-cell>
          <table:table-cell table:style-name="ce57" table:formula="of:=MAX(1;[.K$13]*[.$F60])*[.$B$4]/([.$B$19]*3600)" office:value-type="float" office:value="2222.22222222222" calcext:value-type="float">
            <text:p>2222,22 r/s</text:p>
          </table:table-cell>
          <table:table-cell table:style-name="ce57" table:formula="of:=MAX(1;[.L$13]*[.$F60])*[.$B$4]/([.$B$19]*3600)" office:value-type="float" office:value="3111.11111111111" calcext:value-type="float">
            <text:p>3111,11 r/s</text:p>
          </table:table-cell>
          <table:table-cell table:style-name="ce73" table:formula="of:=MAX(1;[.M$13]*[.$F60])*[.$B$4]/([.$B$19]*3600)" office:value-type="float" office:value="4444.44444444444" calcext:value-type="float">
            <text:p>4444,44 r/s</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1">
          <table:table-cell table:number-columns-repeated="5"/>
          <table:table-cell table:style-name="ce45"/>
          <table:table-cell table:number-columns-repeated="6"/>
          <table: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5">
          <table:table-cell table:number-columns-repeated="5"/>
          <table:table-cell table:style-name="ce45"/>
          <table:table-cell table:number-columns-repeated="6"/>
          <table: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1" table:number-rows-repeated="3">
          <table:table-cell table:number-columns-repeated="5"/>
          <table:table-cell table:style-name="ce45"/>
          <table:table-cell table:number-columns-repeated="6"/>
          <table: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3">
          <table:table-cell table:number-columns-repeated="5"/>
          <table:table-cell table:style-name="ce48" office:value-type="string" calcext:value-type="string">
            <text:p>Total (SELECT + UPDATE)</text:p>
          </table:table-cell>
          <table:table-cell/>
          <table:table-cell table:style-name="ce40" office:value-type="string" calcext:value-type="string">
            <text:p>Tolal number of SQL requests / s</text:p>
          </table:table-cell>
          <table:table-cell table:number-columns-repeated="4"/>
          <table:table-cell table:style-name="ce70"/>
          <table:table-cell/>
          <table:table-cell table:style-name="ce49" office:value-type="string" calcext:value-type="string">
            <text:p>Total DL</text:p>
          </table:table-cell>
          <table:table-cell table:style-name="ce83" office:value-type="string" calcext:value-type="string" table:number-columns-spanned="7" table:number-rows-spanned="1">
            <text:p>Network bandwith simulation for download [Sync own+Sync share] (global ownCoRe architecture)</text:p>
          </table:table-cell>
          <table:covered-table-cell table:number-columns-repeated="5"/>
          <table:covered-table-cell table:style-name="ce70"/>
          <table:table-cell/>
          <table:table-cell table:style-name="ce45"/>
          <table:table-cell table:number-columns-repeated="6"/>
          <table:table-cell table:style-name="ce70"/>
        </table:table-row>
        <table:table-row table:style-name="ro12">
          <table:table-cell table:number-columns-repeated="5"/>
          <table:table-cell table:style-name="ce45"/>
          <table:table-cell table:style-name="ce55" office:value-type="string" calcext:value-type="string" table:number-columns-spanned="7" table:number-rows-spanned="1">
            <text:p>Number of users (N)</text:p>
          </table:table-cell>
          <table:covered-table-cell table:style-name="ce66" office:value-type="string" calcext:value-type="string">
            <text:p>Number of users (N)</text:p>
          </table:covered-table-cell>
          <table:covered-table-cell table:number-columns-repeated="4"/>
          <table:covered-table-cell table:style-name="ce70"/>
          <table:table-cell/>
          <table:table-cell table:style-name="ce45"/>
          <table:table-cell table:style-name="ce66" office:value-type="string" calcext:value-type="string" table:number-columns-spanned="7" table:number-rows-spanned="1">
            <text:p>Number of users (N)</text:p>
          </table:table-cell>
          <table:covered-table-cell table:number-columns-repeated="5"/>
          <table:covered-table-cell table:style-name="ce70"/>
          <table:table-cell/>
          <table:table-cell table:style-name="ce45"/>
          <table:table-cell table:number-columns-repeated="6"/>
          <table:table-cell table:style-name="ce70"/>
        </table:table-row>
        <table:table-row table:style-name="ro14">
          <table:table-cell table:number-columns-repeated="5"/>
          <table:table-cell table:style-name="ce46" office:value-type="string" calcext:value-type="string">
            <text:p>% of active users</text:p>
          </table:table-cell>
          <table:table-cell table:style-name="ce38" office:value-type="float" office:value="1" calcext:value-type="float">
            <text:p>1</text:p>
          </table:table-cell>
          <table:table-cell table:style-name="ce38" office:value-type="float" office:value="1000" calcext:value-type="float">
            <text:p>1000</text:p>
          </table:table-cell>
          <table:table-cell table:style-name="ce38" office:value-type="float" office:value="5000" calcext:value-type="float">
            <text:p>5000</text:p>
          </table:table-cell>
          <table:table-cell table:style-name="ce38" office:value-type="float" office:value="30000" calcext:value-type="float">
            <text:p>30000</text:p>
          </table:table-cell>
          <table:table-cell table:style-name="ce38" office:value-type="float" office:value="50000" calcext:value-type="float">
            <text:p>50000</text:p>
          </table:table-cell>
          <table:table-cell table:style-name="ce38" office:value-type="float" office:value="70000" calcext:value-type="float">
            <text:p>70000</text:p>
          </table:table-cell>
          <table:table-cell table:style-name="ce71" office:value-type="float" office:value="100000" calcext:value-type="float">
            <text:p>100000</text:p>
          </table:table-cell>
          <table:table-cell/>
          <table:table-cell table:style-name="ce46" office:value-type="string" calcext:value-type="string">
            <text:p>% of active users</text:p>
          </table:table-cell>
          <table:table-cell table:style-name="ce38" office:value-type="float" office:value="1" calcext:value-type="float">
            <text:p>1</text:p>
          </table:table-cell>
          <table:table-cell table:style-name="ce38" office:value-type="float" office:value="1000" calcext:value-type="float">
            <text:p>1000</text:p>
          </table:table-cell>
          <table:table-cell table:style-name="ce38" office:value-type="float" office:value="5000" calcext:value-type="float">
            <text:p>5000</text:p>
          </table:table-cell>
          <table:table-cell table:style-name="ce38" office:value-type="float" office:value="30000" calcext:value-type="float">
            <text:p>30000</text:p>
          </table:table-cell>
          <table:table-cell table:style-name="ce38" office:value-type="float" office:value="50000" calcext:value-type="float">
            <text:p>50000</text:p>
          </table:table-cell>
          <table:table-cell table:style-name="ce38" office:value-type="float" office:value="70000" calcext:value-type="float">
            <text:p>70000</text:p>
          </table:table-cell>
          <table:table-cell table:style-name="ce71" office:value-type="float" office:value="100000" calcext:value-type="float">
            <text:p>100000</text:p>
          </table:table-cell>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05" calcext:value-type="percentage">
            <text:p>5,00%</text:p>
          </table:table-cell>
          <table:table-cell table:style-name="ce58" table:formula="of:=[.G45]+[.G35]+[.G26]+[.G14]+[.G55]+[.G109]" office:value-type="float" office:value="5.9" calcext:value-type="float">
            <text:p>5,90 r/s</text:p>
          </table:table-cell>
          <table:table-cell table:style-name="ce58" table:formula="of:=[.H45]+[.H35]+[.H26]+[.H14]+[.H55]+[.H109]" office:value-type="float" office:value="364.444444444444" calcext:value-type="float">
            <text:p>364,44 r/s</text:p>
          </table:table-cell>
          <table:table-cell table:style-name="ce58" table:formula="of:=[.I45]+[.I35]+[.I26]+[.I14]+[.I55]+[.I109]" office:value-type="float" office:value="1822.22222222222" calcext:value-type="float">
            <text:p>1822,22 r/s</text:p>
          </table:table-cell>
          <table:table-cell table:style-name="ce58" table:formula="of:=[.J45]+[.J35]+[.J26]+[.J14]+[.J55]+[.J109]" office:value-type="float" office:value="10933.3333333333" calcext:value-type="float">
            <text:p>10933,33 r/s</text:p>
          </table:table-cell>
          <table:table-cell table:style-name="ce58" table:formula="of:=[.K45]+[.K35]+[.K26]+[.K14]+[.K55]+[.K109]" office:value-type="float" office:value="18222.2222222222" calcext:value-type="float">
            <text:p>18222,22 r/s</text:p>
          </table:table-cell>
          <table:table-cell table:style-name="ce58" table:formula="of:=[.L45]+[.L35]+[.L26]+[.L14]+[.L55]+[.L109]" office:value-type="float" office:value="25511.1111111111" calcext:value-type="float">
            <text:p>25511,11 r/s</text:p>
          </table:table-cell>
          <table:table-cell table:style-name="ce74" table:formula="of:=[.M45]+[.M35]+[.M26]+[.M14]+[.M55]+[.M109]" office:value-type="float" office:value="36444.4444444444" calcext:value-type="float">
            <text:p>36444,44 r/s</text:p>
          </table:table-cell>
          <table:table-cell/>
          <table:table-cell table:style-name="ce47" office:value-type="percentage" office:value="0.05" calcext:value-type="percentage">
            <text:p>5,00%</text:p>
          </table:table-cell>
          <table:table-cell table:style-name="ce84" table:formula="of:=[.P35]+[.P45]" office:value-type="float" office:value="0.25462962962963" calcext:value-type="float">
            <text:p>0 mb/s</text:p>
          </table:table-cell>
          <table:table-cell table:style-name="ce84" table:formula="of:=[.Q35]+[.Q45]" office:value-type="float" office:value="12.7314814814815" calcext:value-type="float">
            <text:p>13 mb/s</text:p>
          </table:table-cell>
          <table:table-cell table:style-name="ce84" table:formula="of:=[.R35]+[.R45]" office:value-type="float" office:value="63.6574074074074" calcext:value-type="float">
            <text:p>64 mb/s</text:p>
          </table:table-cell>
          <table:table-cell table:style-name="ce84" table:formula="of:=[.S35]+[.S45]" office:value-type="float" office:value="381.944444444444" calcext:value-type="float">
            <text:p>382 mb/s</text:p>
          </table:table-cell>
          <table:table-cell table:style-name="ce84" table:formula="of:=[.T35]+[.T45]" office:value-type="float" office:value="636.574074074074" calcext:value-type="float">
            <text:p>637 mb/s</text:p>
          </table:table-cell>
          <table:table-cell table:style-name="ce84" table:formula="of:=[.U35]+[.U45]" office:value-type="float" office:value="891.203703703704" calcext:value-type="float">
            <text:p>891 mb/s</text:p>
          </table:table-cell>
          <table:table-cell table:style-name="ce89" table:formula="of:=[.V35]+[.V45]" office:value-type="float" office:value="1273.14814814815" calcext:value-type="float">
            <text:p>1 273 mb/s</text:p>
          </table:table-cell>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1" calcext:value-type="percentage">
            <text:p>10,00%</text:p>
          </table:table-cell>
          <table:table-cell table:style-name="ce58" table:formula="of:=[.G46]+[.G36]+[.G27]+[.G15]+[.G56]+[.G110]" office:value-type="float" office:value="5.9" calcext:value-type="float">
            <text:p>5,90 r/s</text:p>
          </table:table-cell>
          <table:table-cell table:style-name="ce58" table:formula="of:=[.H46]+[.H36]+[.H27]+[.H15]+[.H56]+[.H110]" office:value-type="float" office:value="659.444444444445" calcext:value-type="float">
            <text:p>659,44 r/s</text:p>
          </table:table-cell>
          <table:table-cell table:style-name="ce58" table:formula="of:=[.I46]+[.I36]+[.I27]+[.I15]+[.I56]+[.I110]" office:value-type="float" office:value="3297.22222222222" calcext:value-type="float">
            <text:p>3297,22 r/s</text:p>
          </table:table-cell>
          <table:table-cell table:style-name="ce58" table:formula="of:=[.J46]+[.J36]+[.J27]+[.J15]+[.J56]+[.J110]" office:value-type="float" office:value="19783.3333333333" calcext:value-type="float">
            <text:p>19783,33 r/s</text:p>
          </table:table-cell>
          <table:table-cell table:style-name="ce58" table:formula="of:=[.K46]+[.K36]+[.K27]+[.K15]+[.K56]+[.K110]" office:value-type="float" office:value="32972.2222222222" calcext:value-type="float">
            <text:p>32972,22 r/s</text:p>
          </table:table-cell>
          <table:table-cell table:style-name="ce58" table:formula="of:=[.L46]+[.L36]+[.L27]+[.L15]+[.L56]+[.L110]" office:value-type="float" office:value="46161.1111111111" calcext:value-type="float">
            <text:p>46161,11 r/s</text:p>
          </table:table-cell>
          <table:table-cell table:style-name="ce74" table:formula="of:=[.M46]+[.M36]+[.M27]+[.M15]+[.M56]+[.M110]" office:value-type="float" office:value="65944.4444444444" calcext:value-type="float">
            <text:p>65944,44 r/s</text:p>
          </table:table-cell>
          <table:table-cell/>
          <table:table-cell table:style-name="ce47" office:value-type="percentage" office:value="0.1" calcext:value-type="percentage">
            <text:p>10,00%</text:p>
          </table:table-cell>
          <table:table-cell table:style-name="ce84" table:formula="of:=[.P36]+[.P46]" office:value-type="float" office:value="0.25462962962963" calcext:value-type="float">
            <text:p>0 mb/s</text:p>
          </table:table-cell>
          <table:table-cell table:style-name="ce84" table:formula="of:=[.Q36]+[.Q46]" office:value-type="float" office:value="25.462962962963" calcext:value-type="float">
            <text:p>25 mb/s</text:p>
          </table:table-cell>
          <table:table-cell table:style-name="ce84" table:formula="of:=[.R36]+[.R46]" office:value-type="float" office:value="127.314814814815" calcext:value-type="float">
            <text:p>127 mb/s</text:p>
          </table:table-cell>
          <table:table-cell table:style-name="ce84" table:formula="of:=[.S36]+[.S46]" office:value-type="float" office:value="763.888888888889" calcext:value-type="float">
            <text:p>764 mb/s</text:p>
          </table:table-cell>
          <table:table-cell table:style-name="ce84" table:formula="of:=[.T36]+[.T46]" office:value-type="float" office:value="1273.14814814815" calcext:value-type="float">
            <text:p>1 273 mb/s</text:p>
          </table:table-cell>
          <table:table-cell table:style-name="ce84" table:formula="of:=[.U36]+[.U46]" office:value-type="float" office:value="1782.40740740741" calcext:value-type="float">
            <text:p>1 782 mb/s</text:p>
          </table:table-cell>
          <table:table-cell table:style-name="ce89" table:formula="of:=[.V36]+[.V46]" office:value-type="float" office:value="2546.2962962963" calcext:value-type="float">
            <text:p>2 546 mb/s</text:p>
          </table:table-cell>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15" calcext:value-type="percentage">
            <text:p>15,00%</text:p>
          </table:table-cell>
          <table:table-cell table:style-name="ce58" table:formula="of:=[.G47]+[.G37]+[.G28]+[.G16]+[.G57]+[.G111]" office:value-type="float" office:value="5.9" calcext:value-type="float">
            <text:p>5,90 r/s</text:p>
          </table:table-cell>
          <table:table-cell table:style-name="ce67" table:formula="of:=[.H47]+[.H37]+[.H28]+[.H16]+[.H57]+[.H111]" office:value-type="float" office:value="954.444444444444" calcext:value-type="float">
            <text:p>954,44 r/s</text:p>
          </table:table-cell>
          <table:table-cell table:style-name="ce58" table:formula="of:=[.I47]+[.I37]+[.I28]+[.I16]+[.I57]+[.I111]" office:value-type="float" office:value="4772.22222222222" calcext:value-type="float">
            <text:p>4772,22 r/s</text:p>
          </table:table-cell>
          <table:table-cell table:style-name="ce58" table:formula="of:=[.J47]+[.J37]+[.J28]+[.J16]+[.J57]+[.J111]" office:value-type="float" office:value="28633.3333333333" calcext:value-type="float">
            <text:p>28633,33 r/s</text:p>
          </table:table-cell>
          <table:table-cell table:style-name="ce58" table:formula="of:=[.K47]+[.K37]+[.K28]+[.K16]+[.K57]+[.K111]" office:value-type="float" office:value="47722.2222222222" calcext:value-type="float">
            <text:p>47722,22 r/s</text:p>
          </table:table-cell>
          <table:table-cell table:style-name="ce58" table:formula="of:=[.L47]+[.L37]+[.L28]+[.L16]+[.L57]+[.L111]" office:value-type="float" office:value="66811.1111111111" calcext:value-type="float">
            <text:p>66811,11 r/s</text:p>
          </table:table-cell>
          <table:table-cell table:style-name="ce74" table:formula="of:=[.M47]+[.M37]+[.M28]+[.M16]+[.M57]+[.M111]" office:value-type="float" office:value="95444.4444444444" calcext:value-type="float">
            <text:p>95444,44 r/s</text:p>
          </table:table-cell>
          <table:table-cell/>
          <table:table-cell table:style-name="ce47" office:value-type="percentage" office:value="0.15" calcext:value-type="percentage">
            <text:p>15,00%</text:p>
          </table:table-cell>
          <table:table-cell table:style-name="ce84" table:formula="of:=[.P37]+[.P47]" office:value-type="float" office:value="0.25462962962963" calcext:value-type="float">
            <text:p>0 mb/s</text:p>
          </table:table-cell>
          <table:table-cell table:style-name="ce84" table:formula="of:=[.Q37]+[.Q47]" office:value-type="float" office:value="38.1944444444444" calcext:value-type="float">
            <text:p>38 mb/s</text:p>
          </table:table-cell>
          <table:table-cell table:style-name="ce84" table:formula="of:=[.R37]+[.R47]" office:value-type="float" office:value="190.972222222222" calcext:value-type="float">
            <text:p>191 mb/s</text:p>
          </table:table-cell>
          <table:table-cell table:style-name="ce84" table:formula="of:=[.S37]+[.S47]" office:value-type="float" office:value="1145.83333333333" calcext:value-type="float">
            <text:p>1 146 mb/s</text:p>
          </table:table-cell>
          <table:table-cell table:style-name="ce84" table:formula="of:=[.T37]+[.T47]" office:value-type="float" office:value="1909.72222222222" calcext:value-type="float">
            <text:p>1 910 mb/s</text:p>
          </table:table-cell>
          <table:table-cell table:style-name="ce84" table:formula="of:=[.U37]+[.U47]" office:value-type="float" office:value="2673.61111111111" calcext:value-type="float">
            <text:p>2 674 mb/s</text:p>
          </table:table-cell>
          <table:table-cell table:style-name="ce89" table:formula="of:=[.V37]+[.V47]" office:value-type="float" office:value="3819.44444444444" calcext:value-type="float">
            <text:p>3 819 mb/s</text:p>
          </table:table-cell>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2" calcext:value-type="percentage">
            <text:p>20,00%</text:p>
          </table:table-cell>
          <table:table-cell table:style-name="ce58" table:formula="of:=[.G48]+[.G38]+[.G29]+[.G17]+[.G58]+[.G112]" office:value-type="float" office:value="5.9" calcext:value-type="float">
            <text:p>5,90 r/s</text:p>
          </table:table-cell>
          <table:table-cell table:style-name="ce58" table:formula="of:=[.H48]+[.H38]+[.H29]+[.H17]+[.H58]+[.H112]" office:value-type="float" office:value="1318.88888888889" calcext:value-type="float">
            <text:p>1318,89 r/s</text:p>
          </table:table-cell>
          <table:table-cell table:style-name="ce58" table:formula="of:=[.I48]+[.I38]+[.I29]+[.I17]+[.I58]+[.I112]" office:value-type="float" office:value="6594.44444444444" calcext:value-type="float">
            <text:p>6594,44 r/s</text:p>
          </table:table-cell>
          <table:table-cell table:style-name="ce58" table:formula="of:=[.J48]+[.J38]+[.J29]+[.J17]+[.J58]+[.J112]" office:value-type="float" office:value="39566.6666666667" calcext:value-type="float">
            <text:p>39566,67 r/s</text:p>
          </table:table-cell>
          <table:table-cell table:style-name="ce58" table:formula="of:=[.K48]+[.K38]+[.K29]+[.K17]+[.K58]+[.K112]" office:value-type="float" office:value="65944.4444444445" calcext:value-type="float">
            <text:p>65944,44 r/s</text:p>
          </table:table-cell>
          <table:table-cell table:style-name="ce58" table:formula="of:=[.L48]+[.L38]+[.L29]+[.L17]+[.L58]+[.L112]" office:value-type="float" office:value="92322.2222222222" calcext:value-type="float">
            <text:p>92322,22 r/s</text:p>
          </table:table-cell>
          <table:table-cell table:style-name="ce74" table:formula="of:=[.M48]+[.M38]+[.M29]+[.M17]+[.M58]+[.M112]" office:value-type="float" office:value="131888.888888889" calcext:value-type="float">
            <text:p>131888,89 r/s</text:p>
          </table:table-cell>
          <table:table-cell/>
          <table:table-cell table:style-name="ce47" office:value-type="percentage" office:value="0.2" calcext:value-type="percentage">
            <text:p>20,00%</text:p>
          </table:table-cell>
          <table:table-cell table:style-name="ce84" table:formula="of:=[.P38]+[.P48]" office:value-type="float" office:value="0.25462962962963" calcext:value-type="float">
            <text:p>0 mb/s</text:p>
          </table:table-cell>
          <table:table-cell table:style-name="ce84" table:formula="of:=[.Q38]+[.Q48]" office:value-type="float" office:value="50.9259259259259" calcext:value-type="float">
            <text:p>51 mb/s</text:p>
          </table:table-cell>
          <table:table-cell table:style-name="ce84" table:formula="of:=[.R38]+[.R48]" office:value-type="float" office:value="254.62962962963" calcext:value-type="float">
            <text:p>255 mb/s</text:p>
          </table:table-cell>
          <table:table-cell table:style-name="ce84" table:formula="of:=[.S38]+[.S48]" office:value-type="float" office:value="1527.77777777778" calcext:value-type="float">
            <text:p>1 528 mb/s</text:p>
          </table:table-cell>
          <table:table-cell table:style-name="ce84" table:formula="of:=[.T38]+[.T48]" office:value-type="float" office:value="2546.2962962963" calcext:value-type="float">
            <text:p>2 546 mb/s</text:p>
          </table:table-cell>
          <table:table-cell table:style-name="ce84" table:formula="of:=[.U38]+[.U48]" office:value-type="float" office:value="3564.81481481481" calcext:value-type="float">
            <text:p>3 565 mb/s</text:p>
          </table:table-cell>
          <table:table-cell table:style-name="ce89" table:formula="of:=[.V38]+[.V48]" office:value-type="float" office:value="5092.59259259259" calcext:value-type="float">
            <text:p>5 093 mb/s</text:p>
          </table:table-cell>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3" calcext:value-type="percentage">
            <text:p>30,00%</text:p>
          </table:table-cell>
          <table:table-cell table:style-name="ce58" table:formula="of:=[.G49]+[.G39]+[.G30]+[.G18]+[.G59]+[.G113]" office:value-type="float" office:value="5.9" calcext:value-type="float">
            <text:p>5,90 r/s</text:p>
          </table:table-cell>
          <table:table-cell table:style-name="ce58" table:formula="of:=[.H49]+[.H39]+[.H30]+[.H18]+[.H59]+[.H113]" office:value-type="float" office:value="2047.77777777778" calcext:value-type="float">
            <text:p>2047,78 r/s</text:p>
          </table:table-cell>
          <table:table-cell table:style-name="ce58" table:formula="of:=[.I49]+[.I39]+[.I30]+[.I18]+[.I59]+[.I113]" office:value-type="float" office:value="10238.8888888889" calcext:value-type="float">
            <text:p>10238,89 r/s</text:p>
          </table:table-cell>
          <table:table-cell table:style-name="ce58" table:formula="of:=[.J49]+[.J39]+[.J30]+[.J18]+[.J59]+[.J113]" office:value-type="float" office:value="61433.3333333333" calcext:value-type="float">
            <text:p>61433,33 r/s</text:p>
          </table:table-cell>
          <table:table-cell table:style-name="ce58" table:formula="of:=[.K49]+[.K39]+[.K30]+[.K18]+[.K59]+[.K113]" office:value-type="float" office:value="102388.888888889" calcext:value-type="float">
            <text:p>102388,89 r/s</text:p>
          </table:table-cell>
          <table:table-cell table:style-name="ce58" table:formula="of:=[.L49]+[.L39]+[.L30]+[.L18]+[.L59]+[.L113]" office:value-type="float" office:value="143344.444444444" calcext:value-type="float">
            <text:p>143344,44 r/s</text:p>
          </table:table-cell>
          <table:table-cell table:style-name="ce74" table:formula="of:=[.M49]+[.M39]+[.M30]+[.M18]+[.M59]+[.M113]" office:value-type="float" office:value="204777.777777778" calcext:value-type="float">
            <text:p>204777,78 r/s</text:p>
          </table:table-cell>
          <table:table-cell/>
          <table:table-cell table:style-name="ce47" office:value-type="percentage" office:value="0.3" calcext:value-type="percentage">
            <text:p>30,00%</text:p>
          </table:table-cell>
          <table:table-cell table:style-name="ce84" table:formula="of:=[.P39]+[.P49]" office:value-type="float" office:value="0.25462962962963" calcext:value-type="float">
            <text:p>0 mb/s</text:p>
          </table:table-cell>
          <table:table-cell table:style-name="ce84" table:formula="of:=[.Q39]+[.Q49]" office:value-type="float" office:value="76.3888888888889" calcext:value-type="float">
            <text:p>76 mb/s</text:p>
          </table:table-cell>
          <table:table-cell table:style-name="ce84" table:formula="of:=[.R39]+[.R49]" office:value-type="float" office:value="381.944444444444" calcext:value-type="float">
            <text:p>382 mb/s</text:p>
          </table:table-cell>
          <table:table-cell table:style-name="ce84" table:formula="of:=[.S39]+[.S49]" office:value-type="float" office:value="2291.66666666667" calcext:value-type="float">
            <text:p>2 292 mb/s</text:p>
          </table:table-cell>
          <table:table-cell table:style-name="ce84" table:formula="of:=[.T39]+[.T49]" office:value-type="float" office:value="3819.44444444444" calcext:value-type="float">
            <text:p>3 819 mb/s</text:p>
          </table:table-cell>
          <table:table-cell table:style-name="ce84" table:formula="of:=[.U39]+[.U49]" office:value-type="float" office:value="5347.22222222222" calcext:value-type="float">
            <text:p>5 347 mb/s</text:p>
          </table:table-cell>
          <table:table-cell table:style-name="ce89" table:formula="of:=[.V39]+[.V49]" office:value-type="float" office:value="7638.88888888889" calcext:value-type="float">
            <text:p>7 639 mb/s</text:p>
          </table:table-cell>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5" calcext:value-type="percentage">
            <text:p>50,00%</text:p>
          </table:table-cell>
          <table:table-cell table:style-name="ce58" table:formula="of:=[.G50]+[.G40]+[.G31]+[.G19]+[.G60]+[.G114]" office:value-type="float" office:value="4.51111111111111" calcext:value-type="float">
            <text:p>4,51 r/s</text:p>
          </table:table-cell>
          <table:table-cell table:style-name="ce58" table:formula="of:=[.H50]+[.H40]+[.H31]+[.H19]+[.H60]+[.H114]" office:value-type="float" office:value="2255.55555555556" calcext:value-type="float">
            <text:p>2255,56 r/s</text:p>
          </table:table-cell>
          <table:table-cell table:style-name="ce58" table:formula="of:=[.I50]+[.I40]+[.I31]+[.I19]+[.I60]+[.I114]" office:value-type="float" office:value="11277.7777777778" calcext:value-type="float">
            <text:p>11277,78 r/s</text:p>
          </table:table-cell>
          <table:table-cell table:style-name="ce58" table:formula="of:=[.J50]+[.J40]+[.J31]+[.J19]+[.J60]+[.J114]" office:value-type="float" office:value="67666.6666666667" calcext:value-type="float">
            <text:p>67666,67 r/s</text:p>
          </table:table-cell>
          <table:table-cell table:style-name="ce58" table:formula="of:=[.K50]+[.K40]+[.K31]+[.K19]+[.K60]+[.K114]" office:value-type="float" office:value="112777.777777778" calcext:value-type="float">
            <text:p>112777,78 r/s</text:p>
          </table:table-cell>
          <table:table-cell table:style-name="ce58" table:formula="of:=[.L50]+[.L40]+[.L31]+[.L19]+[.L60]+[.L114]" office:value-type="float" office:value="157888.888888889" calcext:value-type="float">
            <text:p>157888,89 r/s</text:p>
          </table:table-cell>
          <table:table-cell table:style-name="ce74" table:formula="of:=[.M50]+[.M40]+[.M31]+[.M19]+[.M60]+[.M114]" office:value-type="float" office:value="225555.555555556" calcext:value-type="float">
            <text:p>225555,56 r/s</text:p>
          </table:table-cell>
          <table:table-cell/>
          <table:table-cell table:style-name="ce47" office:value-type="percentage" office:value="0.5" calcext:value-type="percentage">
            <text:p>50,00%</text:p>
          </table:table-cell>
          <table:table-cell table:style-name="ce84" table:formula="of:=[.P40]+[.P50]" office:value-type="float" office:value="0.25462962962963" calcext:value-type="float">
            <text:p>0 mb/s</text:p>
          </table:table-cell>
          <table:table-cell table:style-name="ce84" table:formula="of:=[.Q40]+[.Q50]" office:value-type="float" office:value="127.314814814815" calcext:value-type="float">
            <text:p>127 mb/s</text:p>
          </table:table-cell>
          <table:table-cell table:style-name="ce84" table:formula="of:=[.R40]+[.R50]" office:value-type="float" office:value="636.574074074074" calcext:value-type="float">
            <text:p>637 mb/s</text:p>
          </table:table-cell>
          <table:table-cell table:style-name="ce84" table:formula="of:=[.S40]+[.S50]" office:value-type="float" office:value="3819.44444444444" calcext:value-type="float">
            <text:p>3 819 mb/s</text:p>
          </table:table-cell>
          <table:table-cell table:style-name="ce84" table:formula="of:=[.T40]+[.T50]" office:value-type="float" office:value="6365.74074074074" calcext:value-type="float">
            <text:p>6 366 mb/s</text:p>
          </table:table-cell>
          <table:table-cell table:style-name="ce84" table:formula="of:=[.U40]+[.U50]" office:value-type="float" office:value="8912.03703703704" calcext:value-type="float">
            <text:p>8 912 mb/s</text:p>
          </table:table-cell>
          <table:table-cell table:style-name="ce89" table:formula="of:=[.V40]+[.V50]" office:value-type="float" office:value="12731.4814814815" calcext:value-type="float">
            <text:p>12 731 mb/s</text:p>
          </table:table-cell>
          <table:table-cell/>
          <table:table-cell table:style-name="ce45"/>
          <table:table-cell table:number-columns-repeated="6"/>
          <table:table-cell table:style-name="ce70"/>
        </table:table-row>
        <table:table-row table:style-name="ro11">
          <table:table-cell table:number-columns-repeated="5"/>
          <table:table-cell table:style-name="ce45"/>
          <table:table-cell table:number-columns-repeated="6"/>
          <table: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3">
          <table:table-cell table:number-columns-repeated="5"/>
          <table:table-cell table:style-name="ce49" office:value-type="string" calcext:value-type="string">
            <text:p>SQL servers</text:p>
          </table:table-cell>
          <table:table-cell/>
          <table:table-cell table:style-name="ce68" office:value-type="string" calcext:value-type="string">
            <text:p>Number of SQL nodes (~ VM) for the estimated SQL load (<text:span text:style-name="T2">8 cores/16GB RAM per node)</text:span></text:p>
          </table:table-cell>
          <table:table-cell table:number-columns-repeated="4"/>
          <table:table-cell table:style-name="ce70"/>
          <table:table-cell/>
          <table:table-cell table:style-name="ce49" office:value-type="string" calcext:value-type="string">
            <text:p>Total UL</text:p>
          </table:table-cell>
          <table:table-cell table:style-name="ce40" office:value-type="string" calcext:value-type="string">
            <text:p>Network bandwith simulation for upload [Sync own+Sync share] (global ownCoRe architecture)</text:p>
          </table:table-cell>
          <table:table-cell table:number-columns-repeated="5"/>
          <table:table-cell table:style-name="ce70"/>
          <table:table-cell/>
          <table:table-cell table:style-name="ce45"/>
          <table:table-cell table:number-columns-repeated="6"/>
          <table:table-cell table:style-name="ce70"/>
        </table:table-row>
        <table:table-row table:style-name="ro13">
          <table:table-cell table:number-columns-repeated="5"/>
          <table:table-cell table:style-name="ce45"/>
          <table:table-cell table:style-name="ce55" office:value-type="string" calcext:value-type="string" table:number-columns-spanned="7" table:number-rows-spanned="1">
            <text:p>Number of users (N)</text:p>
          </table:table-cell>
          <table:covered-table-cell table:style-name="ce66" office:value-type="string" calcext:value-type="string">
            <text:p>Number of users (N)</text:p>
          </table:covered-table-cell>
          <table:covered-table-cell table:number-columns-repeated="4"/>
          <table:covered-table-cell table:style-name="ce70"/>
          <table:table-cell/>
          <table:table-cell table:style-name="ce45"/>
          <table:table-cell table:style-name="ce66" office:value-type="string" calcext:value-type="string" table:number-columns-spanned="7" table:number-rows-spanned="1">
            <text:p>Number of users (N)</text:p>
          </table:table-cell>
          <table:covered-table-cell table:number-columns-repeated="5"/>
          <table:covered-table-cell table:style-name="ce70"/>
          <table:table-cell/>
          <table:table-cell table:style-name="ce45"/>
          <table:table-cell table:number-columns-repeated="6"/>
          <table:table-cell table:style-name="ce70"/>
        </table:table-row>
        <table:table-row table:style-name="ro14">
          <table:table-cell table:number-columns-repeated="5"/>
          <table:table-cell table:style-name="ce46" office:value-type="string" calcext:value-type="string">
            <text:p>% of active users</text:p>
          </table:table-cell>
          <table:table-cell table:style-name="ce38" office:value-type="float" office:value="1" calcext:value-type="float">
            <text:p>1</text:p>
          </table:table-cell>
          <table:table-cell table:style-name="ce38" office:value-type="float" office:value="1000" calcext:value-type="float">
            <text:p>1000</text:p>
          </table:table-cell>
          <table:table-cell table:style-name="ce38" office:value-type="float" office:value="5000" calcext:value-type="float">
            <text:p>5000</text:p>
          </table:table-cell>
          <table:table-cell table:style-name="ce38" office:value-type="float" office:value="30000" calcext:value-type="float">
            <text:p>30000</text:p>
          </table:table-cell>
          <table:table-cell table:style-name="ce38" office:value-type="float" office:value="50000" calcext:value-type="float">
            <text:p>50000</text:p>
          </table:table-cell>
          <table:table-cell table:style-name="ce38" office:value-type="float" office:value="70000" calcext:value-type="float">
            <text:p>70000</text:p>
          </table:table-cell>
          <table:table-cell table:style-name="ce71" office:value-type="float" office:value="100000" calcext:value-type="float">
            <text:p>100000</text:p>
          </table:table-cell>
          <table:table-cell/>
          <table:table-cell table:style-name="ce46" office:value-type="string" calcext:value-type="string">
            <text:p>% of active users</text:p>
          </table:table-cell>
          <table:table-cell table:style-name="ce38" office:value-type="float" office:value="1" calcext:value-type="float">
            <text:p>1</text:p>
          </table:table-cell>
          <table:table-cell table:style-name="ce38" office:value-type="float" office:value="1000" calcext:value-type="float">
            <text:p>1000</text:p>
          </table:table-cell>
          <table:table-cell table:style-name="ce38" office:value-type="float" office:value="5000" calcext:value-type="float">
            <text:p>5000</text:p>
          </table:table-cell>
          <table:table-cell table:style-name="ce38" office:value-type="float" office:value="30000" calcext:value-type="float">
            <text:p>30000</text:p>
          </table:table-cell>
          <table:table-cell table:style-name="ce38" office:value-type="float" office:value="50000" calcext:value-type="float">
            <text:p>50000</text:p>
          </table:table-cell>
          <table:table-cell table:style-name="ce38" office:value-type="float" office:value="70000" calcext:value-type="float">
            <text:p>70000</text:p>
          </table:table-cell>
          <table:table-cell table:style-name="ce71" office:value-type="float" office:value="100000" calcext:value-type="float">
            <text:p>100000</text:p>
          </table:table-cell>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05" calcext:value-type="percentage">
            <text:p>5,00%</text:p>
          </table:table-cell>
          <table:table-cell table:style-name="ce59" table:formula="of:=ROUNDUP([.G69]/[.$B$25])" office:value-type="float" office:value="1" calcext:value-type="float">
            <text:p>1</text:p>
          </table:table-cell>
          <table:table-cell table:style-name="ce59" table:formula="of:=ROUNDUP([.H69]/[.$B$25])" office:value-type="float" office:value="1" calcext:value-type="float">
            <text:p>1</text:p>
          </table:table-cell>
          <table:table-cell table:style-name="ce59" table:formula="of:=ROUNDUP([.I69]/[.$B$25])" office:value-type="float" office:value="1" calcext:value-type="float">
            <text:p>1</text:p>
          </table:table-cell>
          <table:table-cell table:style-name="ce59" table:formula="of:=ROUNDUP([.J69]/[.$B$25])" office:value-type="float" office:value="3" calcext:value-type="float">
            <text:p>3</text:p>
          </table:table-cell>
          <table:table-cell table:style-name="ce59" table:formula="of:=ROUNDUP([.K69]/[.$B$25])" office:value-type="float" office:value="5" calcext:value-type="float">
            <text:p>5</text:p>
          </table:table-cell>
          <table:table-cell table:style-name="ce59" table:formula="of:=ROUNDUP([.L69]/[.$B$25])" office:value-type="float" office:value="7" calcext:value-type="float">
            <text:p>7</text:p>
          </table:table-cell>
          <table:table-cell table:style-name="ce75" table:formula="of:=ROUNDUP([.M69]/[.$B$25])" office:value-type="float" office:value="10" calcext:value-type="float">
            <text:p>10</text:p>
          </table:table-cell>
          <table:table-cell/>
          <table:table-cell table:style-name="ce47" office:value-type="percentage" office:value="0.05" calcext:value-type="percentage">
            <text:p>5,00%</text:p>
          </table:table-cell>
          <table:table-cell table:style-name="ce85" table:formula="of:=[.P25]" office:value-type="float" office:value="0.0925925925925926" calcext:value-type="float">
            <text:p>0 mb/s</text:p>
          </table:table-cell>
          <table:table-cell table:style-name="ce85" table:formula="of:=[.Q25]" office:value-type="float" office:value="4.62962962962963" calcext:value-type="float">
            <text:p>5 mb/s</text:p>
          </table:table-cell>
          <table:table-cell table:style-name="ce85" table:formula="of:=[.R25]" office:value-type="float" office:value="23.1481481481481" calcext:value-type="float">
            <text:p>23 mb/s</text:p>
          </table:table-cell>
          <table:table-cell table:style-name="ce85" table:formula="of:=[.S25]" office:value-type="float" office:value="138.888888888889" calcext:value-type="float">
            <text:p>139 mb/s</text:p>
          </table:table-cell>
          <table:table-cell table:style-name="ce85" table:formula="of:=[.T25]" office:value-type="float" office:value="231.481481481481" calcext:value-type="float">
            <text:p>231 mb/s</text:p>
          </table:table-cell>
          <table:table-cell table:style-name="ce85" table:formula="of:=[.U25]" office:value-type="float" office:value="324.074074074074" calcext:value-type="float">
            <text:p>324 mb/s</text:p>
          </table:table-cell>
          <table:table-cell table:style-name="ce90" table:formula="of:=[.V25]" office:value-type="float" office:value="462.962962962963" calcext:value-type="float">
            <text:p>463 mb/s</text:p>
          </table:table-cell>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1" calcext:value-type="percentage">
            <text:p>10,00%</text:p>
          </table:table-cell>
          <table:table-cell table:style-name="ce59" table:formula="of:=ROUNDUP([.G70]/[.$B$25])" office:value-type="float" office:value="1" calcext:value-type="float">
            <text:p>1</text:p>
          </table:table-cell>
          <table:table-cell table:style-name="ce59" table:formula="of:=ROUNDUP([.H70]/[.$B$25])" office:value-type="float" office:value="1" calcext:value-type="float">
            <text:p>1</text:p>
          </table:table-cell>
          <table:table-cell table:style-name="ce59" table:formula="of:=ROUNDUP([.I70]/[.$B$25])" office:value-type="float" office:value="1" calcext:value-type="float">
            <text:p>1</text:p>
          </table:table-cell>
          <table:table-cell table:style-name="ce59" table:formula="of:=ROUNDUP([.J70]/[.$B$25])" office:value-type="float" office:value="6" calcext:value-type="float">
            <text:p>6</text:p>
          </table:table-cell>
          <table:table-cell table:style-name="ce59" table:formula="of:=ROUNDUP([.K70]/[.$B$25])" office:value-type="float" office:value="9" calcext:value-type="float">
            <text:p>9</text:p>
          </table:table-cell>
          <table:table-cell table:style-name="ce59" table:formula="of:=ROUNDUP([.L70]/[.$B$25])" office:value-type="float" office:value="12" calcext:value-type="float">
            <text:p>12</text:p>
          </table:table-cell>
          <table:table-cell table:style-name="ce75" table:formula="of:=ROUNDUP([.M70]/[.$B$25])" office:value-type="float" office:value="18" calcext:value-type="float">
            <text:p>18</text:p>
          </table:table-cell>
          <table:table-cell/>
          <table:table-cell table:style-name="ce47" office:value-type="percentage" office:value="0.1" calcext:value-type="percentage">
            <text:p>10,00%</text:p>
          </table:table-cell>
          <table:table-cell table:style-name="ce85" table:formula="of:=[.P26]" office:value-type="float" office:value="0.0925925925925926" calcext:value-type="float">
            <text:p>0 mb/s</text:p>
          </table:table-cell>
          <table:table-cell table:style-name="ce85" table:formula="of:=[.Q26]" office:value-type="float" office:value="9.25925925925926" calcext:value-type="float">
            <text:p>9 mb/s</text:p>
          </table:table-cell>
          <table:table-cell table:style-name="ce85" table:formula="of:=[.R26]" office:value-type="float" office:value="46.2962962962963" calcext:value-type="float">
            <text:p>46 mb/s</text:p>
          </table:table-cell>
          <table:table-cell table:style-name="ce85" table:formula="of:=[.S26]" office:value-type="float" office:value="277.777777777778" calcext:value-type="float">
            <text:p>278 mb/s</text:p>
          </table:table-cell>
          <table:table-cell table:style-name="ce85" table:formula="of:=[.T26]" office:value-type="float" office:value="462.962962962963" calcext:value-type="float">
            <text:p>463 mb/s</text:p>
          </table:table-cell>
          <table:table-cell table:style-name="ce85" table:formula="of:=[.U26]" office:value-type="float" office:value="648.148148148148" calcext:value-type="float">
            <text:p>648 mb/s</text:p>
          </table:table-cell>
          <table:table-cell table:style-name="ce90" table:formula="of:=[.V26]" office:value-type="float" office:value="925.925925925926" calcext:value-type="float">
            <text:p>926 mb/s</text:p>
          </table:table-cell>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15" calcext:value-type="percentage">
            <text:p>15,00%</text:p>
          </table:table-cell>
          <table:table-cell table:style-name="ce59" table:formula="of:=ROUNDUP([.G71]/[.$B$25])" office:value-type="float" office:value="1" calcext:value-type="float">
            <text:p>1</text:p>
          </table:table-cell>
          <table:table-cell table:style-name="ce59" table:formula="of:=ROUNDUP([.H71]/[.$B$25])" office:value-type="float" office:value="1" calcext:value-type="float">
            <text:p>1</text:p>
          </table:table-cell>
          <table:table-cell table:style-name="ce59" table:formula="of:=ROUNDUP([.I71]/[.$B$25])" office:value-type="float" office:value="2" calcext:value-type="float">
            <text:p>2</text:p>
          </table:table-cell>
          <table:table-cell table:style-name="ce59" table:formula="of:=ROUNDUP([.J71]/[.$B$25])" office:value-type="float" office:value="8" calcext:value-type="float">
            <text:p>8</text:p>
          </table:table-cell>
          <table:table-cell table:style-name="ce59" table:formula="of:=ROUNDUP([.K71]/[.$B$25])" office:value-type="float" office:value="13" calcext:value-type="float">
            <text:p>13</text:p>
          </table:table-cell>
          <table:table-cell table:style-name="ce59" table:formula="of:=ROUNDUP([.L71]/[.$B$25])" office:value-type="float" office:value="18" calcext:value-type="float">
            <text:p>18</text:p>
          </table:table-cell>
          <table:table-cell table:style-name="ce75" table:formula="of:=ROUNDUP([.M71]/[.$B$25])" office:value-type="float" office:value="25" calcext:value-type="float">
            <text:p>25</text:p>
          </table:table-cell>
          <table:table-cell/>
          <table:table-cell table:style-name="ce47" office:value-type="percentage" office:value="0.15" calcext:value-type="percentage">
            <text:p>15,00%</text:p>
          </table:table-cell>
          <table:table-cell table:style-name="ce85" table:formula="of:=[.P27]" office:value-type="float" office:value="0.0925925925925926" calcext:value-type="float">
            <text:p>0 mb/s</text:p>
          </table:table-cell>
          <table:table-cell table:style-name="ce85" table:formula="of:=[.Q27]" office:value-type="float" office:value="13.8888888888889" calcext:value-type="float">
            <text:p>14 mb/s</text:p>
          </table:table-cell>
          <table:table-cell table:style-name="ce85" table:formula="of:=[.R27]" office:value-type="float" office:value="69.4444444444444" calcext:value-type="float">
            <text:p>69 mb/s</text:p>
          </table:table-cell>
          <table:table-cell table:style-name="ce85" table:formula="of:=[.S27]" office:value-type="float" office:value="416.666666666667" calcext:value-type="float">
            <text:p>417 mb/s</text:p>
          </table:table-cell>
          <table:table-cell table:style-name="ce85" table:formula="of:=[.T27]" office:value-type="float" office:value="694.444444444444" calcext:value-type="float">
            <text:p>694 mb/s</text:p>
          </table:table-cell>
          <table:table-cell table:style-name="ce85" table:formula="of:=[.U27]" office:value-type="float" office:value="972.222222222222" calcext:value-type="float">
            <text:p>972 mb/s</text:p>
          </table:table-cell>
          <table:table-cell table:style-name="ce90" table:formula="of:=[.V27]" office:value-type="float" office:value="1388.88888888889" calcext:value-type="float">
            <text:p>1 389 mb/s</text:p>
          </table:table-cell>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2" calcext:value-type="percentage">
            <text:p>20,00%</text:p>
          </table:table-cell>
          <table:table-cell table:style-name="ce59" table:formula="of:=ROUNDUP([.G72]/[.$B$25])" office:value-type="float" office:value="1" calcext:value-type="float">
            <text:p>1</text:p>
          </table:table-cell>
          <table:table-cell table:style-name="ce59" table:formula="of:=ROUNDUP([.H72]/[.$B$25])" office:value-type="float" office:value="1" calcext:value-type="float">
            <text:p>1</text:p>
          </table:table-cell>
          <table:table-cell table:style-name="ce59" table:formula="of:=ROUNDUP([.I72]/[.$B$25])" office:value-type="float" office:value="2" calcext:value-type="float">
            <text:p>2</text:p>
          </table:table-cell>
          <table:table-cell table:style-name="ce59" table:formula="of:=ROUNDUP([.J72]/[.$B$25])" office:value-type="float" office:value="11" calcext:value-type="float">
            <text:p>11</text:p>
          </table:table-cell>
          <table:table-cell table:style-name="ce59" table:formula="of:=ROUNDUP([.K72]/[.$B$25])" office:value-type="float" office:value="18" calcext:value-type="float">
            <text:p>18</text:p>
          </table:table-cell>
          <table:table-cell table:style-name="ce59" table:formula="of:=ROUNDUP([.L72]/[.$B$25])" office:value-type="float" office:value="24" calcext:value-type="float">
            <text:p>24</text:p>
          </table:table-cell>
          <table:table-cell table:style-name="ce75" table:formula="of:=ROUNDUP([.M72]/[.$B$25])" office:value-type="float" office:value="35" calcext:value-type="float">
            <text:p>35</text:p>
          </table:table-cell>
          <table:table-cell/>
          <table:table-cell table:style-name="ce47" office:value-type="percentage" office:value="0.2" calcext:value-type="percentage">
            <text:p>20,00%</text:p>
          </table:table-cell>
          <table:table-cell table:style-name="ce85" table:formula="of:=[.P28]" office:value-type="float" office:value="0.0925925925925926" calcext:value-type="float">
            <text:p>0 mb/s</text:p>
          </table:table-cell>
          <table:table-cell table:style-name="ce85" table:formula="of:=[.Q28]" office:value-type="float" office:value="18.5185185185185" calcext:value-type="float">
            <text:p>19 mb/s</text:p>
          </table:table-cell>
          <table:table-cell table:style-name="ce85" table:formula="of:=[.R28]" office:value-type="float" office:value="92.5925925925926" calcext:value-type="float">
            <text:p>93 mb/s</text:p>
          </table:table-cell>
          <table:table-cell table:style-name="ce85" table:formula="of:=[.S28]" office:value-type="float" office:value="555.555555555556" calcext:value-type="float">
            <text:p>556 mb/s</text:p>
          </table:table-cell>
          <table:table-cell table:style-name="ce85" table:formula="of:=[.T28]" office:value-type="float" office:value="925.925925925926" calcext:value-type="float">
            <text:p>926 mb/s</text:p>
          </table:table-cell>
          <table:table-cell table:style-name="ce85" table:formula="of:=[.U28]" office:value-type="float" office:value="1296.2962962963" calcext:value-type="float">
            <text:p>1 296 mb/s</text:p>
          </table:table-cell>
          <table:table-cell table:style-name="ce90" table:formula="of:=[.V28]" office:value-type="float" office:value="1851.85185185185" calcext:value-type="float">
            <text:p>1 852 mb/s</text:p>
          </table:table-cell>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3" calcext:value-type="percentage">
            <text:p>30,00%</text:p>
          </table:table-cell>
          <table:table-cell table:style-name="ce59" table:formula="of:=ROUNDUP([.G73]/[.$B$25])" office:value-type="float" office:value="1" calcext:value-type="float">
            <text:p>1</text:p>
          </table:table-cell>
          <table:table-cell table:style-name="ce59" table:formula="of:=ROUNDUP([.H73]/[.$B$25])" office:value-type="float" office:value="1" calcext:value-type="float">
            <text:p>1</text:p>
          </table:table-cell>
          <table:table-cell table:style-name="ce59" table:formula="of:=ROUNDUP([.I73]/[.$B$25])" office:value-type="float" office:value="3" calcext:value-type="float">
            <text:p>3</text:p>
          </table:table-cell>
          <table:table-cell table:style-name="ce59" table:formula="of:=ROUNDUP([.J73]/[.$B$25])" office:value-type="float" office:value="16" calcext:value-type="float">
            <text:p>16</text:p>
          </table:table-cell>
          <table:table-cell table:style-name="ce59" table:formula="of:=ROUNDUP([.K73]/[.$B$25])" office:value-type="float" office:value="27" calcext:value-type="float">
            <text:p>27</text:p>
          </table:table-cell>
          <table:table-cell table:style-name="ce59" table:formula="of:=ROUNDUP([.L73]/[.$B$25])" office:value-type="float" office:value="38" calcext:value-type="float">
            <text:p>38</text:p>
          </table:table-cell>
          <table:table-cell table:style-name="ce75" table:formula="of:=ROUNDUP([.M73]/[.$B$25])" office:value-type="float" office:value="54" calcext:value-type="float">
            <text:p>54</text:p>
          </table:table-cell>
          <table:table-cell/>
          <table:table-cell table:style-name="ce47" office:value-type="percentage" office:value="0.3" calcext:value-type="percentage">
            <text:p>30,00%</text:p>
          </table:table-cell>
          <table:table-cell table:style-name="ce85" table:formula="of:=[.P29]" office:value-type="float" office:value="0.0925925925925926" calcext:value-type="float">
            <text:p>0 mb/s</text:p>
          </table:table-cell>
          <table:table-cell table:style-name="ce85" table:formula="of:=[.Q29]" office:value-type="float" office:value="27.7777777777778" calcext:value-type="float">
            <text:p>28 mb/s</text:p>
          </table:table-cell>
          <table:table-cell table:style-name="ce85" table:formula="of:=[.R29]" office:value-type="float" office:value="138.888888888889" calcext:value-type="float">
            <text:p>139 mb/s</text:p>
          </table:table-cell>
          <table:table-cell table:style-name="ce85" table:formula="of:=[.S29]" office:value-type="float" office:value="833.333333333334" calcext:value-type="float">
            <text:p>833 mb/s</text:p>
          </table:table-cell>
          <table:table-cell table:style-name="ce85" table:formula="of:=[.T29]" office:value-type="float" office:value="1388.88888888889" calcext:value-type="float">
            <text:p>1 389 mb/s</text:p>
          </table:table-cell>
          <table:table-cell table:style-name="ce85" table:formula="of:=[.U29]" office:value-type="float" office:value="1944.44444444444" calcext:value-type="float">
            <text:p>1 944 mb/s</text:p>
          </table:table-cell>
          <table:table-cell table:style-name="ce90" table:formula="of:=[.V29]" office:value-type="float" office:value="2777.77777777778" calcext:value-type="float">
            <text:p>2 778 mb/s</text:p>
          </table:table-cell>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5" calcext:value-type="percentage">
            <text:p>50,00%</text:p>
          </table:table-cell>
          <table:table-cell table:style-name="ce59" table:formula="of:=ROUNDUP([.G74]/[.$B$25])" office:value-type="float" office:value="1" calcext:value-type="float">
            <text:p>1</text:p>
          </table:table-cell>
          <table:table-cell table:style-name="ce59" table:formula="of:=ROUNDUP([.H74]/[.$B$25])" office:value-type="float" office:value="1" calcext:value-type="float">
            <text:p>1</text:p>
          </table:table-cell>
          <table:table-cell table:style-name="ce59" table:formula="of:=ROUNDUP([.I74]/[.$B$25])" office:value-type="float" office:value="3" calcext:value-type="float">
            <text:p>3</text:p>
          </table:table-cell>
          <table:table-cell table:style-name="ce59" table:formula="of:=ROUNDUP([.J74]/[.$B$25])" office:value-type="float" office:value="18" calcext:value-type="float">
            <text:p>18</text:p>
          </table:table-cell>
          <table:table-cell table:style-name="ce59" table:formula="of:=ROUNDUP([.K74]/[.$B$25])" office:value-type="float" office:value="30" calcext:value-type="float">
            <text:p>30</text:p>
          </table:table-cell>
          <table:table-cell table:style-name="ce59" table:formula="of:=ROUNDUP([.L74]/[.$B$25])" office:value-type="float" office:value="41" calcext:value-type="float">
            <text:p>41</text:p>
          </table:table-cell>
          <table:table-cell table:style-name="ce75" table:formula="of:=ROUNDUP([.M74]/[.$B$25])" office:value-type="float" office:value="59" calcext:value-type="float">
            <text:p>59</text:p>
          </table:table-cell>
          <table:table-cell/>
          <table:table-cell table:style-name="ce47" office:value-type="percentage" office:value="0.5" calcext:value-type="percentage">
            <text:p>50,00%</text:p>
          </table:table-cell>
          <table:table-cell table:style-name="ce85" table:formula="of:=[.P30]" office:value-type="float" office:value="0.0925925925925926" calcext:value-type="float">
            <text:p>0 mb/s</text:p>
          </table:table-cell>
          <table:table-cell table:style-name="ce85" table:formula="of:=[.Q30]" office:value-type="float" office:value="46.2962962962963" calcext:value-type="float">
            <text:p>46 mb/s</text:p>
          </table:table-cell>
          <table:table-cell table:style-name="ce85" table:formula="of:=[.R30]" office:value-type="float" office:value="231.481481481481" calcext:value-type="float">
            <text:p>231 mb/s</text:p>
          </table:table-cell>
          <table:table-cell table:style-name="ce85" table:formula="of:=[.S30]" office:value-type="float" office:value="1388.88888888889" calcext:value-type="float">
            <text:p>1 389 mb/s</text:p>
          </table:table-cell>
          <table:table-cell table:style-name="ce85" table:formula="of:=[.T30]" office:value-type="float" office:value="2314.81481481481" calcext:value-type="float">
            <text:p>2 315 mb/s</text:p>
          </table:table-cell>
          <table:table-cell table:style-name="ce85" table:formula="of:=[.U30]" office:value-type="float" office:value="3240.74074074074" calcext:value-type="float">
            <text:p>3 241 mb/s</text:p>
          </table:table-cell>
          <table:table-cell table:style-name="ce90" table:formula="of:=[.V30]" office:value-type="float" office:value="4629.62962962963" calcext:value-type="float">
            <text:p>4 630 mb/s</text:p>
          </table:table-cell>
          <table:table-cell/>
          <table:table-cell table:style-name="ce45"/>
          <table:table-cell table:number-columns-repeated="6"/>
          <table:table-cell table:style-name="ce70"/>
        </table:table-row>
        <table:table-row table:style-name="ro11">
          <table:table-cell table:number-columns-repeated="5"/>
          <table:table-cell table:style-name="ce45"/>
          <table:table-cell table:number-columns-repeated="6"/>
          <table: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9" office:value-type="string" calcext:value-type="string">
            <text:p>Total (INSERT)</text:p>
          </table:table-cell>
          <table:table-cell/>
          <table:table-cell table:style-name="ce40" office:value-type="string" calcext:value-type="string">
            <text:p>Tolal number of SQL requests / s</text:p>
          </table:table-cell>
          <table:table-cell table:number-columns-repeated="4"/>
          <table: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5"/>
          <table:table-cell table:style-name="ce55" office:value-type="string" calcext:value-type="string" table:number-columns-spanned="7" table:number-rows-spanned="1">
            <text:p>Number of users (N)</text:p>
          </table:table-cell>
          <table:covered-table-cell table:style-name="ce66" office:value-type="string" calcext:value-type="string">
            <text:p>Number of users (N)</text:p>
          </table:covered-table-cell>
          <table:covered-table-cell table:number-columns-repeated="4"/>
          <table:covered-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1">
          <table:table-cell table:number-columns-repeated="5"/>
          <table:table-cell table:style-name="ce50"/>
          <table:table-cell table:style-name="ce38" office:value-type="float" office:value="1" calcext:value-type="float">
            <text:p>1</text:p>
          </table:table-cell>
          <table:table-cell table:style-name="ce38" office:value-type="float" office:value="1000" calcext:value-type="float">
            <text:p>1000</text:p>
          </table:table-cell>
          <table:table-cell table:style-name="ce38" office:value-type="float" office:value="5000" calcext:value-type="float">
            <text:p>5000</text:p>
          </table:table-cell>
          <table:table-cell table:style-name="ce38" office:value-type="float" office:value="30000" calcext:value-type="float">
            <text:p>30000</text:p>
          </table:table-cell>
          <table:table-cell table:style-name="ce38" office:value-type="float" office:value="50000" calcext:value-type="float">
            <text:p>50000</text:p>
          </table:table-cell>
          <table:table-cell table:style-name="ce38" office:value-type="float" office:value="70000" calcext:value-type="float">
            <text:p>70000</text:p>
          </table:table-cell>
          <table:table-cell table:style-name="ce71" office:value-type="float" office:value="100000" calcext:value-type="float">
            <text:p>100000</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05" calcext:value-type="percentage">
            <text:p>5,00%</text:p>
          </table:table-cell>
          <table:table-cell table:style-name="ce60" table:formula="of:=([.G25]*[.$D$5]/([.$B$5])+[.G35]*([.$D$6]/[.$B$6])+[.G45]*([.$D$6]/[.$B$6])+[.G55]*([.$D$4]/[.$B$4]))" office:value-type="float" office:value="0.0300925925925926" calcext:value-type="float">
            <text:p>0,03 r/s</text:p>
          </table:table-cell>
          <table:table-cell table:style-name="ce60" table:formula="of:=([.H25]*[.$D$5]/([.$B$5])+[.H35]*([.$D$6]/[.$B$6])+[.H45]*([.$D$6]/[.$B$6])+[.H55]*([.$D$4]/[.$B$4]))" office:value-type="float" office:value="1.50462962962963" calcext:value-type="float">
            <text:p>1,50 r/s</text:p>
          </table:table-cell>
          <table:table-cell table:style-name="ce60" table:formula="of:=([.I25]*[.$D$5]/([.$B$5])+[.I35]*([.$D$6]/[.$B$6])+[.I45]*([.$D$6]/[.$B$6])+[.I55]*([.$D$4]/[.$B$4]))" office:value-type="float" office:value="7.52314814814815" calcext:value-type="float">
            <text:p>7,52 r/s</text:p>
          </table:table-cell>
          <table:table-cell table:style-name="ce60" table:formula="of:=([.J25]*[.$D$5]/([.$B$5])+[.J35]*([.$D$6]/[.$B$6])+[.J45]*([.$D$6]/[.$B$6])+[.J55]*([.$D$4]/[.$B$4]))" office:value-type="float" office:value="45.1388888888889" calcext:value-type="float">
            <text:p>45,14 r/s</text:p>
          </table:table-cell>
          <table:table-cell table:style-name="ce60" table:formula="of:=([.K25]*[.$D$5]/([.$B$5])+[.K35]*([.$D$6]/[.$B$6])+[.K45]*([.$D$6]/[.$B$6])+[.K55]*([.$D$4]/[.$B$4]))" office:value-type="float" office:value="75.2314814814815" calcext:value-type="float">
            <text:p>75,23 r/s</text:p>
          </table:table-cell>
          <table:table-cell table:style-name="ce60" table:formula="of:=([.L25]*[.$D$5]/([.$B$5])+[.L35]*([.$D$6]/[.$B$6])+[.L45]*([.$D$6]/[.$B$6])+[.L55]*([.$D$4]/[.$B$4]))" office:value-type="float" office:value="105.324074074074" calcext:value-type="float">
            <text:p>105,32 r/s</text:p>
          </table:table-cell>
          <table:table-cell table:style-name="ce76" table:formula="of:=([.M25]*[.$D$5]/([.$B$5])+[.M35]*([.$D$6]/[.$B$6])+[.M45]*([.$D$6]/[.$B$6])+[.M55]*([.$D$4]/[.$B$4]))" office:value-type="float" office:value="150.462962962963" calcext:value-type="float">
            <text:p>150,46 r/s</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1" calcext:value-type="percentage">
            <text:p>10,00%</text:p>
          </table:table-cell>
          <table:table-cell table:style-name="ce60" table:formula="of:=([.G26]*[.$D$5]/([.$B$5])+[.G36]*([.$D$6]/[.$B$6])+[.G46]*([.$D$6]/[.$B$6])+[.G56]*([.$D$4]/[.$B$4]))" office:value-type="float" office:value="0.0300925925925926" calcext:value-type="float">
            <text:p>0,03 r/s</text:p>
          </table:table-cell>
          <table:table-cell table:style-name="ce60" table:formula="of:=([.H26]*[.$D$5]/([.$B$5])+[.H36]*([.$D$6]/[.$B$6])+[.H46]*([.$D$6]/[.$B$6])+[.H56]*([.$D$4]/[.$B$4]))" office:value-type="float" office:value="3.00925925925926" calcext:value-type="float">
            <text:p>3,01 r/s</text:p>
          </table:table-cell>
          <table:table-cell table:style-name="ce60" table:formula="of:=([.I26]*[.$D$5]/([.$B$5])+[.I36]*([.$D$6]/[.$B$6])+[.I46]*([.$D$6]/[.$B$6])+[.I56]*([.$D$4]/[.$B$4]))" office:value-type="float" office:value="15.0462962962963" calcext:value-type="float">
            <text:p>15,05 r/s</text:p>
          </table:table-cell>
          <table:table-cell table:style-name="ce60" table:formula="of:=([.J26]*[.$D$5]/([.$B$5])+[.J36]*([.$D$6]/[.$B$6])+[.J46]*([.$D$6]/[.$B$6])+[.J56]*([.$D$4]/[.$B$4]))" office:value-type="float" office:value="90.2777777777778" calcext:value-type="float">
            <text:p>90,28 r/s</text:p>
          </table:table-cell>
          <table:table-cell table:style-name="ce60" table:formula="of:=([.K26]*[.$D$5]/([.$B$5])+[.K36]*([.$D$6]/[.$B$6])+[.K46]*([.$D$6]/[.$B$6])+[.K56]*([.$D$4]/[.$B$4]))" office:value-type="float" office:value="150.462962962963" calcext:value-type="float">
            <text:p>150,46 r/s</text:p>
          </table:table-cell>
          <table:table-cell table:style-name="ce60" table:formula="of:=([.L26]*[.$D$5]/([.$B$5])+[.L36]*([.$D$6]/[.$B$6])+[.L46]*([.$D$6]/[.$B$6])+[.L56]*([.$D$4]/[.$B$4]))" office:value-type="float" office:value="210.648148148148" calcext:value-type="float">
            <text:p>210,65 r/s</text:p>
          </table:table-cell>
          <table:table-cell table:style-name="ce76" table:formula="of:=([.M26]*[.$D$5]/([.$B$5])+[.M36]*([.$D$6]/[.$B$6])+[.M46]*([.$D$6]/[.$B$6])+[.M56]*([.$D$4]/[.$B$4]))" office:value-type="float" office:value="300.925925925926" calcext:value-type="float">
            <text:p>300,93 r/s</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15" calcext:value-type="percentage">
            <text:p>15,00%</text:p>
          </table:table-cell>
          <table:table-cell table:style-name="ce60" table:formula="of:=([.G27]*[.$D$5]/([.$B$5])+[.G37]*([.$D$6]/[.$B$6])+[.G47]*([.$D$6]/[.$B$6])+[.G57]*([.$D$4]/[.$B$4]))" office:value-type="float" office:value="0.0300925925925926" calcext:value-type="float">
            <text:p>0,03 r/s</text:p>
          </table:table-cell>
          <table:table-cell table:style-name="ce60" table:formula="of:=([.H27]*[.$D$5]/([.$B$5])+[.H37]*([.$D$6]/[.$B$6])+[.H47]*([.$D$6]/[.$B$6])+[.H57]*([.$D$4]/[.$B$4]))" office:value-type="float" office:value="4.51388888888889" calcext:value-type="float">
            <text:p>4,51 r/s</text:p>
          </table:table-cell>
          <table:table-cell table:style-name="ce60" table:formula="of:=([.I27]*[.$D$5]/([.$B$5])+[.I37]*([.$D$6]/[.$B$6])+[.I47]*([.$D$6]/[.$B$6])+[.I57]*([.$D$4]/[.$B$4]))" office:value-type="float" office:value="22.5694444444444" calcext:value-type="float">
            <text:p>22,57 r/s</text:p>
          </table:table-cell>
          <table:table-cell table:style-name="ce60" table:formula="of:=([.J27]*[.$D$5]/([.$B$5])+[.J37]*([.$D$6]/[.$B$6])+[.J47]*([.$D$6]/[.$B$6])+[.J57]*([.$D$4]/[.$B$4]))" office:value-type="float" office:value="135.416666666667" calcext:value-type="float">
            <text:p>135,42 r/s</text:p>
          </table:table-cell>
          <table:table-cell table:style-name="ce60" table:formula="of:=([.K27]*[.$D$5]/([.$B$5])+[.K37]*([.$D$6]/[.$B$6])+[.K47]*([.$D$6]/[.$B$6])+[.K57]*([.$D$4]/[.$B$4]))" office:value-type="float" office:value="225.694444444444" calcext:value-type="float">
            <text:p>225,69 r/s</text:p>
          </table:table-cell>
          <table:table-cell table:style-name="ce60" table:formula="of:=([.L27]*[.$D$5]/([.$B$5])+[.L37]*([.$D$6]/[.$B$6])+[.L47]*([.$D$6]/[.$B$6])+[.L57]*([.$D$4]/[.$B$4]))" office:value-type="float" office:value="315.972222222222" calcext:value-type="float">
            <text:p>315,97 r/s</text:p>
          </table:table-cell>
          <table:table-cell table:style-name="ce76" table:formula="of:=([.M27]*[.$D$5]/([.$B$5])+[.M37]*([.$D$6]/[.$B$6])+[.M47]*([.$D$6]/[.$B$6])+[.M57]*([.$D$4]/[.$B$4]))" office:value-type="float" office:value="451.388888888889" calcext:value-type="float">
            <text:p>451,39 r/s</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2" calcext:value-type="percentage">
            <text:p>20,00%</text:p>
          </table:table-cell>
          <table:table-cell table:style-name="ce60" table:formula="of:=([.G28]*[.$D$5]/([.$B$5])+[.G38]*([.$D$6]/[.$B$6])+[.G48]*([.$D$6]/[.$B$6])+[.G58]*([.$D$4]/[.$B$4]))" office:value-type="float" office:value="0.0300925925925926" calcext:value-type="float">
            <text:p>0,03 r/s</text:p>
          </table:table-cell>
          <table:table-cell table:style-name="ce60" table:formula="of:=([.H28]*[.$D$5]/([.$B$5])+[.H38]*([.$D$6]/[.$B$6])+[.H48]*([.$D$6]/[.$B$6])+[.H58]*([.$D$4]/[.$B$4]))" office:value-type="float" office:value="6.01851851851852" calcext:value-type="float">
            <text:p>6,02 r/s</text:p>
          </table:table-cell>
          <table:table-cell table:style-name="ce60" table:formula="of:=([.I28]*[.$D$5]/([.$B$5])+[.I38]*([.$D$6]/[.$B$6])+[.I48]*([.$D$6]/[.$B$6])+[.I58]*([.$D$4]/[.$B$4]))" office:value-type="float" office:value="30.0925925925926" calcext:value-type="float">
            <text:p>30,09 r/s</text:p>
          </table:table-cell>
          <table:table-cell table:style-name="ce60" table:formula="of:=([.J28]*[.$D$5]/([.$B$5])+[.J38]*([.$D$6]/[.$B$6])+[.J48]*([.$D$6]/[.$B$6])+[.J58]*([.$D$4]/[.$B$4]))" office:value-type="float" office:value="180.555555555556" calcext:value-type="float">
            <text:p>180,56 r/s</text:p>
          </table:table-cell>
          <table:table-cell table:style-name="ce60" table:formula="of:=([.K28]*[.$D$5]/([.$B$5])+[.K38]*([.$D$6]/[.$B$6])+[.K48]*([.$D$6]/[.$B$6])+[.K58]*([.$D$4]/[.$B$4]))" office:value-type="float" office:value="300.925925925926" calcext:value-type="float">
            <text:p>300,93 r/s</text:p>
          </table:table-cell>
          <table:table-cell table:style-name="ce60" table:formula="of:=([.L28]*[.$D$5]/([.$B$5])+[.L38]*([.$D$6]/[.$B$6])+[.L48]*([.$D$6]/[.$B$6])+[.L58]*([.$D$4]/[.$B$4]))" office:value-type="float" office:value="421.296296296296" calcext:value-type="float">
            <text:p>421,30 r/s</text:p>
          </table:table-cell>
          <table:table-cell table:style-name="ce76" table:formula="of:=([.M28]*[.$D$5]/([.$B$5])+[.M38]*([.$D$6]/[.$B$6])+[.M48]*([.$D$6]/[.$B$6])+[.M58]*([.$D$4]/[.$B$4]))" office:value-type="float" office:value="601.851851851852" calcext:value-type="float">
            <text:p>601,85 r/s</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3" calcext:value-type="percentage">
            <text:p>30,00%</text:p>
          </table:table-cell>
          <table:table-cell table:style-name="ce60" table:formula="of:=([.G29]*[.$D$5]/([.$B$5])+[.G39]*([.$D$6]/[.$B$6])+[.G49]*([.$D$6]/[.$B$6])+[.G59]*([.$D$4]/[.$B$4]))" office:value-type="float" office:value="0.0300925925925926" calcext:value-type="float">
            <text:p>0,03 r/s</text:p>
          </table:table-cell>
          <table:table-cell table:style-name="ce60" table:formula="of:=([.H29]*[.$D$5]/([.$B$5])+[.H39]*([.$D$6]/[.$B$6])+[.H49]*([.$D$6]/[.$B$6])+[.H59]*([.$D$4]/[.$B$4]))" office:value-type="float" office:value="9.02777777777778" calcext:value-type="float">
            <text:p>9,03 r/s</text:p>
          </table:table-cell>
          <table:table-cell table:style-name="ce60" table:formula="of:=([.I29]*[.$D$5]/([.$B$5])+[.I39]*([.$D$6]/[.$B$6])+[.I49]*([.$D$6]/[.$B$6])+[.I59]*([.$D$4]/[.$B$4]))" office:value-type="float" office:value="45.1388888888889" calcext:value-type="float">
            <text:p>45,14 r/s</text:p>
          </table:table-cell>
          <table:table-cell table:style-name="ce60" table:formula="of:=([.J29]*[.$D$5]/([.$B$5])+[.J39]*([.$D$6]/[.$B$6])+[.J49]*([.$D$6]/[.$B$6])+[.J59]*([.$D$4]/[.$B$4]))" office:value-type="float" office:value="270.833333333333" calcext:value-type="float">
            <text:p>270,83 r/s</text:p>
          </table:table-cell>
          <table:table-cell table:style-name="ce60" table:formula="of:=([.K29]*[.$D$5]/([.$B$5])+[.K39]*([.$D$6]/[.$B$6])+[.K49]*([.$D$6]/[.$B$6])+[.K59]*([.$D$4]/[.$B$4]))" office:value-type="float" office:value="451.388888888889" calcext:value-type="float">
            <text:p>451,39 r/s</text:p>
          </table:table-cell>
          <table:table-cell table:style-name="ce60" table:formula="of:=([.L29]*[.$D$5]/([.$B$5])+[.L39]*([.$D$6]/[.$B$6])+[.L49]*([.$D$6]/[.$B$6])+[.L59]*([.$D$4]/[.$B$4]))" office:value-type="float" office:value="631.944444444445" calcext:value-type="float">
            <text:p>631,94 r/s</text:p>
          </table:table-cell>
          <table:table-cell table:style-name="ce76" table:formula="of:=([.M29]*[.$D$5]/([.$B$5])+[.M39]*([.$D$6]/[.$B$6])+[.M49]*([.$D$6]/[.$B$6])+[.M59]*([.$D$4]/[.$B$4]))" office:value-type="float" office:value="902.777777777778" calcext:value-type="float">
            <text:p>902,78 r/s</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5" calcext:value-type="percentage">
            <text:p>50,00%</text:p>
          </table:table-cell>
          <table:table-cell table:style-name="ce60" table:formula="of:=([.G30]*[.$D$5]/([.$B$5])+[.G40]*([.$D$6]/[.$B$6])+[.G50]*([.$D$6]/[.$B$6])+[.G60]*([.$D$4]/[.$B$4]))" office:value-type="float" office:value="0.0300925925925926" calcext:value-type="float">
            <text:p>0,03 r/s</text:p>
          </table:table-cell>
          <table:table-cell table:style-name="ce60" table:formula="of:=([.H30]*[.$D$5]/([.$B$5])+[.H40]*([.$D$6]/[.$B$6])+[.H50]*([.$D$6]/[.$B$6])+[.H60]*([.$D$4]/[.$B$4]))" office:value-type="float" office:value="15.0462962962963" calcext:value-type="float">
            <text:p>15,05 r/s</text:p>
          </table:table-cell>
          <table:table-cell table:style-name="ce60" table:formula="of:=([.I30]*[.$D$5]/([.$B$5])+[.I40]*([.$D$6]/[.$B$6])+[.I50]*([.$D$6]/[.$B$6])+[.I60]*([.$D$4]/[.$B$4]))" office:value-type="float" office:value="75.2314814814815" calcext:value-type="float">
            <text:p>75,23 r/s</text:p>
          </table:table-cell>
          <table:table-cell table:style-name="ce60" table:formula="of:=([.J30]*[.$D$5]/([.$B$5])+[.J40]*([.$D$6]/[.$B$6])+[.J50]*([.$D$6]/[.$B$6])+[.J60]*([.$D$4]/[.$B$4]))" office:value-type="float" office:value="451.388888888889" calcext:value-type="float">
            <text:p>451,39 r/s</text:p>
          </table:table-cell>
          <table:table-cell table:style-name="ce60" table:formula="of:=([.K30]*[.$D$5]/([.$B$5])+[.K40]*([.$D$6]/[.$B$6])+[.K50]*([.$D$6]/[.$B$6])+[.K60]*([.$D$4]/[.$B$4]))" office:value-type="float" office:value="752.314814814815" calcext:value-type="float">
            <text:p>752,31 r/s</text:p>
          </table:table-cell>
          <table:table-cell table:style-name="ce60" table:formula="of:=([.L30]*[.$D$5]/([.$B$5])+[.L40]*([.$D$6]/[.$B$6])+[.L50]*([.$D$6]/[.$B$6])+[.L60]*([.$D$4]/[.$B$4]))" office:value-type="float" office:value="1053.24074074074" calcext:value-type="float">
            <text:p>1053,24 r/s</text:p>
          </table:table-cell>
          <table:table-cell table:style-name="ce76" table:formula="of:=([.M30]*[.$D$5]/([.$B$5])+[.M40]*([.$D$6]/[.$B$6])+[.M50]*([.$D$6]/[.$B$6])+[.M60]*([.$D$4]/[.$B$4]))" office:value-type="float" office:value="1504.62962962963" calcext:value-type="float">
            <text:p>1504,63 r/s</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1">
          <table:table-cell table:number-columns-repeated="5"/>
          <table:table-cell table:style-name="ce45"/>
          <table:table-cell table:number-columns-repeated="6"/>
          <table: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9" office:value-type="string" calcext:value-type="string">
            <text:p>Tenue Cluster / INSERT</text:p>
          </table:table-cell>
          <table:table-cell/>
          <table:table-cell table:style-name="ce40" office:value-type="string" calcext:value-type="string">
            <text:p>Number of SQL nodes (~ VM) for the estimated SQL load</text:p>
          </table:table-cell>
          <table:table-cell table:number-columns-repeated="4"/>
          <table: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5"/>
          <table:table-cell table:style-name="ce55" office:value-type="string" calcext:value-type="string" table:number-columns-spanned="7" table:number-rows-spanned="1">
            <text:p>Number of users (N)</text:p>
          </table:table-cell>
          <table:covered-table-cell table:style-name="ce66" office:value-type="string" calcext:value-type="string">
            <text:p>Number of users (N)</text:p>
          </table:covered-table-cell>
          <table:covered-table-cell table:number-columns-repeated="4"/>
          <table:covered-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4">
          <table:table-cell table:number-columns-repeated="5"/>
          <table:table-cell table:style-name="ce46" office:value-type="string" calcext:value-type="string">
            <text:p>% of active users</text:p>
          </table:table-cell>
          <table:table-cell table:style-name="ce38" office:value-type="float" office:value="1" calcext:value-type="float">
            <text:p>1</text:p>
          </table:table-cell>
          <table:table-cell table:style-name="ce38" office:value-type="float" office:value="1000" calcext:value-type="float">
            <text:p>1000</text:p>
          </table:table-cell>
          <table:table-cell table:style-name="ce38" office:value-type="float" office:value="5000" calcext:value-type="float">
            <text:p>5000</text:p>
          </table:table-cell>
          <table:table-cell table:style-name="ce38" office:value-type="float" office:value="30000" calcext:value-type="float">
            <text:p>30000</text:p>
          </table:table-cell>
          <table:table-cell table:style-name="ce38" office:value-type="float" office:value="50000" calcext:value-type="float">
            <text:p>50000</text:p>
          </table:table-cell>
          <table:table-cell table:style-name="ce38" office:value-type="float" office:value="70000" calcext:value-type="float">
            <text:p>70000</text:p>
          </table:table-cell>
          <table:table-cell table:style-name="ce71" office:value-type="float" office:value="100000" calcext:value-type="float">
            <text:p>100000</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05" calcext:value-type="percentage">
            <text:p>5,00%</text:p>
          </table:table-cell>
          <table:table-cell table:style-name="ce61" table:formula="of:=ROUNDUP([.G89]/[.$B$26])" office:value-type="float" office:value="1" calcext:value-type="float">
            <text:p>1</text:p>
          </table:table-cell>
          <table:table-cell table:style-name="ce61" table:formula="of:=ROUNDUP([.H89]/[.$B$26])" office:value-type="float" office:value="1" calcext:value-type="float">
            <text:p>1</text:p>
          </table:table-cell>
          <table:table-cell table:style-name="ce61" table:formula="of:=ROUNDUP([.I89]/[.$B$26])" office:value-type="float" office:value="1" calcext:value-type="float">
            <text:p>1</text:p>
          </table:table-cell>
          <table:table-cell table:style-name="ce61" table:formula="of:=ROUNDUP([.J89]/[.$B$26])" office:value-type="float" office:value="1" calcext:value-type="float">
            <text:p>1</text:p>
          </table:table-cell>
          <table:table-cell table:style-name="ce61" table:formula="of:=ROUNDUP([.K89]/[.$B$26])" office:value-type="float" office:value="1" calcext:value-type="float">
            <text:p>1</text:p>
          </table:table-cell>
          <table:table-cell table:style-name="ce61" table:formula="of:=ROUNDUP([.L89]/[.$B$26])" office:value-type="float" office:value="1" calcext:value-type="float">
            <text:p>1</text:p>
          </table:table-cell>
          <table:table-cell table:style-name="ce77" table:formula="of:=ROUNDUP([.M89]/[.$B$26])" office:value-type="float" office:value="1" calcext:value-type="float">
            <text:p>1</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1" calcext:value-type="percentage">
            <text:p>10,00%</text:p>
          </table:table-cell>
          <table:table-cell table:style-name="ce61" table:formula="of:=ROUNDUP([.G90]/[.$B$26])" office:value-type="float" office:value="1" calcext:value-type="float">
            <text:p>1</text:p>
          </table:table-cell>
          <table:table-cell table:style-name="ce61" table:formula="of:=ROUNDUP([.H90]/[.$B$26])" office:value-type="float" office:value="1" calcext:value-type="float">
            <text:p>1</text:p>
          </table:table-cell>
          <table:table-cell table:style-name="ce61" table:formula="of:=ROUNDUP([.I90]/[.$B$26])" office:value-type="float" office:value="1" calcext:value-type="float">
            <text:p>1</text:p>
          </table:table-cell>
          <table:table-cell table:style-name="ce61" table:formula="of:=ROUNDUP([.J90]/[.$B$26])" office:value-type="float" office:value="1" calcext:value-type="float">
            <text:p>1</text:p>
          </table:table-cell>
          <table:table-cell table:style-name="ce61" table:formula="of:=ROUNDUP([.K90]/[.$B$26])" office:value-type="float" office:value="1" calcext:value-type="float">
            <text:p>1</text:p>
          </table:table-cell>
          <table:table-cell table:style-name="ce61" table:formula="of:=ROUNDUP([.L90]/[.$B$26])" office:value-type="float" office:value="1" calcext:value-type="float">
            <text:p>1</text:p>
          </table:table-cell>
          <table:table-cell table:style-name="ce77" table:formula="of:=ROUNDUP([.M90]/[.$B$26])" office:value-type="float" office:value="1" calcext:value-type="float">
            <text:p>1</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15" calcext:value-type="percentage">
            <text:p>15,00%</text:p>
          </table:table-cell>
          <table:table-cell table:style-name="ce61" table:formula="of:=ROUNDUP([.G91]/[.$B$26])" office:value-type="float" office:value="1" calcext:value-type="float">
            <text:p>1</text:p>
          </table:table-cell>
          <table:table-cell table:style-name="ce61" table:formula="of:=ROUNDUP([.H91]/[.$B$26])" office:value-type="float" office:value="1" calcext:value-type="float">
            <text:p>1</text:p>
          </table:table-cell>
          <table:table-cell table:style-name="ce61" table:formula="of:=ROUNDUP([.I91]/[.$B$26])" office:value-type="float" office:value="1" calcext:value-type="float">
            <text:p>1</text:p>
          </table:table-cell>
          <table:table-cell table:style-name="ce61" table:formula="of:=ROUNDUP([.J91]/[.$B$26])" office:value-type="float" office:value="1" calcext:value-type="float">
            <text:p>1</text:p>
          </table:table-cell>
          <table:table-cell table:style-name="ce61" table:formula="of:=ROUNDUP([.K91]/[.$B$26])" office:value-type="float" office:value="1" calcext:value-type="float">
            <text:p>1</text:p>
          </table:table-cell>
          <table:table-cell table:style-name="ce61" table:formula="of:=ROUNDUP([.L91]/[.$B$26])" office:value-type="float" office:value="1" calcext:value-type="float">
            <text:p>1</text:p>
          </table:table-cell>
          <table:table-cell table:style-name="ce77" table:formula="of:=ROUNDUP([.M91]/[.$B$26])" office:value-type="float" office:value="1" calcext:value-type="float">
            <text:p>1</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2" calcext:value-type="percentage">
            <text:p>20,00%</text:p>
          </table:table-cell>
          <table:table-cell table:style-name="ce61" table:formula="of:=ROUNDUP([.G92]/[.$B$26])" office:value-type="float" office:value="1" calcext:value-type="float">
            <text:p>1</text:p>
          </table:table-cell>
          <table:table-cell table:style-name="ce61" table:formula="of:=ROUNDUP([.H92]/[.$B$26])" office:value-type="float" office:value="1" calcext:value-type="float">
            <text:p>1</text:p>
          </table:table-cell>
          <table:table-cell table:style-name="ce61" table:formula="of:=ROUNDUP([.I92]/[.$B$26])" office:value-type="float" office:value="1" calcext:value-type="float">
            <text:p>1</text:p>
          </table:table-cell>
          <table:table-cell table:style-name="ce61" table:formula="of:=ROUNDUP([.J92]/[.$B$26])" office:value-type="float" office:value="1" calcext:value-type="float">
            <text:p>1</text:p>
          </table:table-cell>
          <table:table-cell table:style-name="ce61" table:formula="of:=ROUNDUP([.K92]/[.$B$26])" office:value-type="float" office:value="1" calcext:value-type="float">
            <text:p>1</text:p>
          </table:table-cell>
          <table:table-cell table:style-name="ce61" table:formula="of:=ROUNDUP([.L92]/[.$B$26])" office:value-type="float" office:value="1" calcext:value-type="float">
            <text:p>1</text:p>
          </table:table-cell>
          <table:table-cell table:style-name="ce77" table:formula="of:=ROUNDUP([.M92]/[.$B$26])" office:value-type="float" office:value="1" calcext:value-type="float">
            <text:p>1</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3" calcext:value-type="percentage">
            <text:p>30,00%</text:p>
          </table:table-cell>
          <table:table-cell table:style-name="ce61" table:formula="of:=ROUNDUP([.G93]/[.$B$26])" office:value-type="float" office:value="1" calcext:value-type="float">
            <text:p>1</text:p>
          </table:table-cell>
          <table:table-cell table:style-name="ce61" table:formula="of:=ROUNDUP([.H93]/[.$B$26])" office:value-type="float" office:value="1" calcext:value-type="float">
            <text:p>1</text:p>
          </table:table-cell>
          <table:table-cell table:style-name="ce61" table:formula="of:=ROUNDUP([.I93]/[.$B$26])" office:value-type="float" office:value="1" calcext:value-type="float">
            <text:p>1</text:p>
          </table:table-cell>
          <table:table-cell table:style-name="ce61" table:formula="of:=ROUNDUP([.J93]/[.$B$26])" office:value-type="float" office:value="1" calcext:value-type="float">
            <text:p>1</text:p>
          </table:table-cell>
          <table:table-cell table:style-name="ce61" table:formula="of:=ROUNDUP([.K93]/[.$B$26])" office:value-type="float" office:value="1" calcext:value-type="float">
            <text:p>1</text:p>
          </table:table-cell>
          <table:table-cell table:style-name="ce61" table:formula="of:=ROUNDUP([.L93]/[.$B$26])" office:value-type="float" office:value="1" calcext:value-type="float">
            <text:p>1</text:p>
          </table:table-cell>
          <table:table-cell table:style-name="ce77" table:formula="of:=ROUNDUP([.M93]/[.$B$26])" office:value-type="float" office:value="1" calcext:value-type="float">
            <text:p>1</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5" calcext:value-type="percentage">
            <text:p>50,00%</text:p>
          </table:table-cell>
          <table:table-cell table:style-name="ce61" table:formula="of:=ROUNDUP([.G94]/[.$B$26])" office:value-type="float" office:value="1" calcext:value-type="float">
            <text:p>1</text:p>
          </table:table-cell>
          <table:table-cell table:style-name="ce61" table:formula="of:=ROUNDUP([.H94]/[.$B$26])" office:value-type="float" office:value="1" calcext:value-type="float">
            <text:p>1</text:p>
          </table:table-cell>
          <table:table-cell table:style-name="ce61" table:formula="of:=ROUNDUP([.I94]/[.$B$26])" office:value-type="float" office:value="1" calcext:value-type="float">
            <text:p>1</text:p>
          </table:table-cell>
          <table:table-cell table:style-name="ce61" table:formula="of:=ROUNDUP([.J94]/[.$B$26])" office:value-type="float" office:value="1" calcext:value-type="float">
            <text:p>1</text:p>
          </table:table-cell>
          <table:table-cell table:style-name="ce61" table:formula="of:=ROUNDUP([.K94]/[.$B$26])" office:value-type="float" office:value="1" calcext:value-type="float">
            <text:p>1</text:p>
          </table:table-cell>
          <table:table-cell table:style-name="ce61" table:formula="of:=ROUNDUP([.L94]/[.$B$26])" office:value-type="float" office:value="1" calcext:value-type="float">
            <text:p>1</text:p>
          </table:table-cell>
          <table:table-cell table:style-name="ce77" table:formula="of:=ROUNDUP([.M94]/[.$B$26])" office:value-type="float" office:value="1" calcext:value-type="float">
            <text:p>1</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1">
          <table:table-cell table:number-columns-repeated="5"/>
          <table:table-cell table:style-name="ce45"/>
          <table:table-cell table:number-columns-repeated="6"/>
          <table: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9" office:value-type="string" calcext:value-type="string">
            <text:p>Total (UPDATE)</text:p>
          </table:table-cell>
          <table:table-cell/>
          <table:table-cell table:style-name="ce40" office:value-type="string" calcext:value-type="string">
            <text:p>Tolal number of SQL requests / s</text:p>
          </table:table-cell>
          <table:table-cell table:number-columns-repeated="4"/>
          <table: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5"/>
          <table:table-cell table:style-name="ce55" office:value-type="string" calcext:value-type="string" table:number-columns-spanned="7" table:number-rows-spanned="1">
            <text:p>Number of users (N)</text:p>
          </table:table-cell>
          <table:covered-table-cell table:number-columns-repeated="5"/>
          <table:covered-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1">
          <table:table-cell table:number-columns-repeated="5"/>
          <table:table-cell table:style-name="ce50"/>
          <table:table-cell table:style-name="ce38" office:value-type="float" office:value="1" calcext:value-type="float">
            <text:p>1</text:p>
          </table:table-cell>
          <table:table-cell table:style-name="ce38" office:value-type="float" office:value="1000" calcext:value-type="float">
            <text:p>1000</text:p>
          </table:table-cell>
          <table:table-cell table:style-name="ce38" office:value-type="float" office:value="5000" calcext:value-type="float">
            <text:p>5000</text:p>
          </table:table-cell>
          <table:table-cell table:style-name="ce38" office:value-type="float" office:value="30000" calcext:value-type="float">
            <text:p>30000</text:p>
          </table:table-cell>
          <table:table-cell table:style-name="ce38" office:value-type="float" office:value="50000" calcext:value-type="float">
            <text:p>50000</text:p>
          </table:table-cell>
          <table:table-cell table:style-name="ce38" office:value-type="float" office:value="70000" calcext:value-type="float">
            <text:p>70000</text:p>
          </table:table-cell>
          <table:table-cell table:style-name="ce71" office:value-type="float" office:value="100000" calcext:value-type="float">
            <text:p>100000</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05" calcext:value-type="percentage">
            <text:p>5,00%</text:p>
          </table:table-cell>
          <table:table-cell table:style-name="ce62" table:formula="of:=([.G25]*[.$C$5]/([.$B$5])+[.G35]*([.$C$6]/[.$B$6])+[.G45]*([.$C$6]/[.$B$6])+[.G55]*([.$C$4]/[.$B$4]))" office:value-type="float" office:value="0.0601851851851852" calcext:value-type="float">
            <text:p>0,06 r/s</text:p>
          </table:table-cell>
          <table:table-cell table:style-name="ce62" table:formula="of:=([.H25]*[.$C$5]/([.$B$5])+[.H35]*([.$C$6]/[.$B$6])+[.H45]*([.$C$6]/[.$B$6])+[.H55]*([.$C$4]/[.$B$4]))" office:value-type="float" office:value="3.00925925925926" calcext:value-type="float">
            <text:p>3,01 r/s</text:p>
          </table:table-cell>
          <table:table-cell table:style-name="ce62" table:formula="of:=([.I25]*[.$C$5]/([.$B$5])+[.I35]*([.$C$6]/[.$B$6])+[.I45]*([.$C$6]/[.$B$6])+[.I55]*([.$C$4]/[.$B$4]))" office:value-type="float" office:value="15.0462962962963" calcext:value-type="float">
            <text:p>15,05 r/s</text:p>
          </table:table-cell>
          <table:table-cell table:style-name="ce62" table:formula="of:=([.J25]*[.$C$5]/([.$B$5])+[.J35]*([.$C$6]/[.$B$6])+[.J45]*([.$C$6]/[.$B$6])+[.J55]*([.$C$4]/[.$B$4]))" office:value-type="float" office:value="90.2777777777778" calcext:value-type="float">
            <text:p>90,28 r/s</text:p>
          </table:table-cell>
          <table:table-cell table:style-name="ce62" table:formula="of:=([.K25]*[.$C$5]/([.$B$5])+[.K35]*([.$C$6]/[.$B$6])+[.K45]*([.$C$6]/[.$B$6])+[.K55]*([.$C$4]/[.$B$4]))" office:value-type="float" office:value="150.462962962963" calcext:value-type="float">
            <text:p>150,46 r/s</text:p>
          </table:table-cell>
          <table:table-cell table:style-name="ce62" table:formula="of:=([.L25]*[.$C$5]/([.$B$5])+[.L35]*([.$C$6]/[.$B$6])+[.L45]*([.$C$6]/[.$B$6])+[.L55]*([.$C$4]/[.$B$4]))" office:value-type="float" office:value="210.648148148148" calcext:value-type="float">
            <text:p>210,65 r/s</text:p>
          </table:table-cell>
          <table:table-cell table:style-name="ce62" table:formula="of:=([.M25]*[.$C$5]/([.$B$5])+[.M35]*([.$C$6]/[.$B$6])+[.M45]*([.$C$6]/[.$B$6])+[.M55]*([.$C$4]/[.$B$4]))" office:value-type="float" office:value="300.925925925926" calcext:value-type="float">
            <text:p>300,93 r/s</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1" calcext:value-type="percentage">
            <text:p>10,00%</text:p>
          </table:table-cell>
          <table:table-cell table:style-name="ce62" table:formula="of:=([.G26]*[.$C$5]/([.$B$5])+[.G36]*([.$C$6]/[.$B$6])+[.G46]*([.$C$6]/[.$B$6])+[.G56]*([.$C$4]/[.$B$4]))" office:value-type="float" office:value="0.0601851851851852" calcext:value-type="float">
            <text:p>0,06 r/s</text:p>
          </table:table-cell>
          <table:table-cell table:style-name="ce62" table:formula="of:=([.H26]*[.$C$5]/([.$B$5])+[.H36]*([.$C$6]/[.$B$6])+[.H46]*([.$C$6]/[.$B$6])+[.H56]*([.$C$4]/[.$B$4]))" office:value-type="float" office:value="6.01851851851852" calcext:value-type="float">
            <text:p>6,02 r/s</text:p>
          </table:table-cell>
          <table:table-cell table:style-name="ce62" table:formula="of:=([.I26]*[.$C$5]/([.$B$5])+[.I36]*([.$C$6]/[.$B$6])+[.I46]*([.$C$6]/[.$B$6])+[.I56]*([.$C$4]/[.$B$4]))" office:value-type="float" office:value="30.0925925925926" calcext:value-type="float">
            <text:p>30,09 r/s</text:p>
          </table:table-cell>
          <table:table-cell table:style-name="ce62" table:formula="of:=([.J26]*[.$C$5]/([.$B$5])+[.J36]*([.$C$6]/[.$B$6])+[.J46]*([.$C$6]/[.$B$6])+[.J56]*([.$C$4]/[.$B$4]))" office:value-type="float" office:value="180.555555555556" calcext:value-type="float">
            <text:p>180,56 r/s</text:p>
          </table:table-cell>
          <table:table-cell table:style-name="ce62" table:formula="of:=([.K26]*[.$C$5]/([.$B$5])+[.K36]*([.$C$6]/[.$B$6])+[.K46]*([.$C$6]/[.$B$6])+[.K56]*([.$C$4]/[.$B$4]))" office:value-type="float" office:value="300.925925925926" calcext:value-type="float">
            <text:p>300,93 r/s</text:p>
          </table:table-cell>
          <table:table-cell table:style-name="ce62" table:formula="of:=([.L26]*[.$C$5]/([.$B$5])+[.L36]*([.$C$6]/[.$B$6])+[.L46]*([.$C$6]/[.$B$6])+[.L56]*([.$C$4]/[.$B$4]))" office:value-type="float" office:value="421.296296296296" calcext:value-type="float">
            <text:p>421,30 r/s</text:p>
          </table:table-cell>
          <table:table-cell table:style-name="ce62" table:formula="of:=([.M26]*[.$C$5]/([.$B$5])+[.M36]*([.$C$6]/[.$B$6])+[.M46]*([.$C$6]/[.$B$6])+[.M56]*([.$C$4]/[.$B$4]))" office:value-type="float" office:value="601.851851851852" calcext:value-type="float">
            <text:p>601,85 r/s</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15" calcext:value-type="percentage">
            <text:p>15,00%</text:p>
          </table:table-cell>
          <table:table-cell table:style-name="ce62" table:formula="of:=([.G27]*[.$C$5]/([.$B$5])+[.G37]*([.$C$6]/[.$B$6])+[.G47]*([.$C$6]/[.$B$6])+[.G57]*([.$C$4]/[.$B$4]))" office:value-type="float" office:value="0.0601851851851852" calcext:value-type="float">
            <text:p>0,06 r/s</text:p>
          </table:table-cell>
          <table:table-cell table:style-name="ce62" table:formula="of:=([.H27]*[.$C$5]/([.$B$5])+[.H37]*([.$C$6]/[.$B$6])+[.H47]*([.$C$6]/[.$B$6])+[.H57]*([.$C$4]/[.$B$4]))" office:value-type="float" office:value="9.02777777777778" calcext:value-type="float">
            <text:p>9,03 r/s</text:p>
          </table:table-cell>
          <table:table-cell table:style-name="ce62" table:formula="of:=([.I27]*[.$C$5]/([.$B$5])+[.I37]*([.$C$6]/[.$B$6])+[.I47]*([.$C$6]/[.$B$6])+[.I57]*([.$C$4]/[.$B$4]))" office:value-type="float" office:value="45.1388888888889" calcext:value-type="float">
            <text:p>45,14 r/s</text:p>
          </table:table-cell>
          <table:table-cell table:style-name="ce62" table:formula="of:=([.J27]*[.$C$5]/([.$B$5])+[.J37]*([.$C$6]/[.$B$6])+[.J47]*([.$C$6]/[.$B$6])+[.J57]*([.$C$4]/[.$B$4]))" office:value-type="float" office:value="270.833333333333" calcext:value-type="float">
            <text:p>270,83 r/s</text:p>
          </table:table-cell>
          <table:table-cell table:style-name="ce62" table:formula="of:=([.K27]*[.$C$5]/([.$B$5])+[.K37]*([.$C$6]/[.$B$6])+[.K47]*([.$C$6]/[.$B$6])+[.K57]*([.$C$4]/[.$B$4]))" office:value-type="float" office:value="451.388888888889" calcext:value-type="float">
            <text:p>451,39 r/s</text:p>
          </table:table-cell>
          <table:table-cell table:style-name="ce62" table:formula="of:=([.L27]*[.$C$5]/([.$B$5])+[.L37]*([.$C$6]/[.$B$6])+[.L47]*([.$C$6]/[.$B$6])+[.L57]*([.$C$4]/[.$B$4]))" office:value-type="float" office:value="631.944444444444" calcext:value-type="float">
            <text:p>631,94 r/s</text:p>
          </table:table-cell>
          <table:table-cell table:style-name="ce62" table:formula="of:=([.M27]*[.$C$5]/([.$B$5])+[.M37]*([.$C$6]/[.$B$6])+[.M47]*([.$C$6]/[.$B$6])+[.M57]*([.$C$4]/[.$B$4]))" office:value-type="float" office:value="902.777777777778" calcext:value-type="float">
            <text:p>902,78 r/s</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2" calcext:value-type="percentage">
            <text:p>20,00%</text:p>
          </table:table-cell>
          <table:table-cell table:style-name="ce62" table:formula="of:=([.G28]*[.$C$5]/([.$B$5])+[.G38]*([.$C$6]/[.$B$6])+[.G48]*([.$C$6]/[.$B$6])+[.G58]*([.$C$4]/[.$B$4]))" office:value-type="float" office:value="0.0601851851851852" calcext:value-type="float">
            <text:p>0,06 r/s</text:p>
          </table:table-cell>
          <table:table-cell table:style-name="ce62" table:formula="of:=([.H28]*[.$C$5]/([.$B$5])+[.H38]*([.$C$6]/[.$B$6])+[.H48]*([.$C$6]/[.$B$6])+[.H58]*([.$C$4]/[.$B$4]))" office:value-type="float" office:value="12.037037037037" calcext:value-type="float">
            <text:p>12,04 r/s</text:p>
          </table:table-cell>
          <table:table-cell table:style-name="ce62" table:formula="of:=([.I28]*[.$C$5]/([.$B$5])+[.I38]*([.$C$6]/[.$B$6])+[.I48]*([.$C$6]/[.$B$6])+[.I58]*([.$C$4]/[.$B$4]))" office:value-type="float" office:value="60.1851851851852" calcext:value-type="float">
            <text:p>60,19 r/s</text:p>
          </table:table-cell>
          <table:table-cell table:style-name="ce62" table:formula="of:=([.J28]*[.$C$5]/([.$B$5])+[.J38]*([.$C$6]/[.$B$6])+[.J48]*([.$C$6]/[.$B$6])+[.J58]*([.$C$4]/[.$B$4]))" office:value-type="float" office:value="361.111111111111" calcext:value-type="float">
            <text:p>361,11 r/s</text:p>
          </table:table-cell>
          <table:table-cell table:style-name="ce62" table:formula="of:=([.K28]*[.$C$5]/([.$B$5])+[.K38]*([.$C$6]/[.$B$6])+[.K48]*([.$C$6]/[.$B$6])+[.K58]*([.$C$4]/[.$B$4]))" office:value-type="float" office:value="601.851851851852" calcext:value-type="float">
            <text:p>601,85 r/s</text:p>
          </table:table-cell>
          <table:table-cell table:style-name="ce62" table:formula="of:=([.L28]*[.$C$5]/([.$B$5])+[.L38]*([.$C$6]/[.$B$6])+[.L48]*([.$C$6]/[.$B$6])+[.L58]*([.$C$4]/[.$B$4]))" office:value-type="float" office:value="842.592592592593" calcext:value-type="float">
            <text:p>842,59 r/s</text:p>
          </table:table-cell>
          <table:table-cell table:style-name="ce62" table:formula="of:=([.M28]*[.$C$5]/([.$B$5])+[.M38]*([.$C$6]/[.$B$6])+[.M48]*([.$C$6]/[.$B$6])+[.M58]*([.$C$4]/[.$B$4]))" office:value-type="float" office:value="1203.7037037037" calcext:value-type="float">
            <text:p>1203,70 r/s</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3" calcext:value-type="percentage">
            <text:p>30,00%</text:p>
          </table:table-cell>
          <table:table-cell table:style-name="ce62" table:formula="of:=([.G29]*[.$C$5]/([.$B$5])+[.G39]*([.$C$6]/[.$B$6])+[.G49]*([.$C$6]/[.$B$6])+[.G59]*([.$C$4]/[.$B$4]))" office:value-type="float" office:value="0.0601851851851852" calcext:value-type="float">
            <text:p>0,06 r/s</text:p>
          </table:table-cell>
          <table:table-cell table:style-name="ce62" table:formula="of:=([.H29]*[.$C$5]/([.$B$5])+[.H39]*([.$C$6]/[.$B$6])+[.H49]*([.$C$6]/[.$B$6])+[.H59]*([.$C$4]/[.$B$4]))" office:value-type="float" office:value="18.0555555555556" calcext:value-type="float">
            <text:p>18,06 r/s</text:p>
          </table:table-cell>
          <table:table-cell table:style-name="ce62" table:formula="of:=([.I29]*[.$C$5]/([.$B$5])+[.I39]*([.$C$6]/[.$B$6])+[.I49]*([.$C$6]/[.$B$6])+[.I59]*([.$C$4]/[.$B$4]))" office:value-type="float" office:value="90.2777777777778" calcext:value-type="float">
            <text:p>90,28 r/s</text:p>
          </table:table-cell>
          <table:table-cell table:style-name="ce62" table:formula="of:=([.J29]*[.$C$5]/([.$B$5])+[.J39]*([.$C$6]/[.$B$6])+[.J49]*([.$C$6]/[.$B$6])+[.J59]*([.$C$4]/[.$B$4]))" office:value-type="float" office:value="541.666666666667" calcext:value-type="float">
            <text:p>541,67 r/s</text:p>
          </table:table-cell>
          <table:table-cell table:style-name="ce62" table:formula="of:=([.K29]*[.$C$5]/([.$B$5])+[.K39]*([.$C$6]/[.$B$6])+[.K49]*([.$C$6]/[.$B$6])+[.K59]*([.$C$4]/[.$B$4]))" office:value-type="float" office:value="902.777777777778" calcext:value-type="float">
            <text:p>902,78 r/s</text:p>
          </table:table-cell>
          <table:table-cell table:style-name="ce62" table:formula="of:=([.L29]*[.$C$5]/([.$B$5])+[.L39]*([.$C$6]/[.$B$6])+[.L49]*([.$C$6]/[.$B$6])+[.L59]*([.$C$4]/[.$B$4]))" office:value-type="float" office:value="1263.88888888889" calcext:value-type="float">
            <text:p>1263,89 r/s</text:p>
          </table:table-cell>
          <table:table-cell table:style-name="ce62" table:formula="of:=([.M29]*[.$C$5]/([.$B$5])+[.M39]*([.$C$6]/[.$B$6])+[.M49]*([.$C$6]/[.$B$6])+[.M59]*([.$C$4]/[.$B$4]))" office:value-type="float" office:value="1805.55555555556" calcext:value-type="float">
            <text:p>1805,56 r/s</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3">
          <table:table-cell table:number-columns-repeated="5"/>
          <table:table-cell table:style-name="ce47" office:value-type="percentage" office:value="0.5" calcext:value-type="percentage">
            <text:p>50,00%</text:p>
          </table:table-cell>
          <table:table-cell table:style-name="ce62" table:formula="of:=([.G30]*[.$C$5]/([.$B$5])+[.G40]*([.$C$6]/[.$B$6])+[.G50]*([.$C$6]/[.$B$6])+[.G60]*([.$C$4]/[.$B$4]))" office:value-type="float" office:value="0.0601851851851852" calcext:value-type="float">
            <text:p>0,06 r/s</text:p>
          </table:table-cell>
          <table:table-cell table:style-name="ce62" table:formula="of:=([.H30]*[.$C$5]/([.$B$5])+[.H40]*([.$C$6]/[.$B$6])+[.H50]*([.$C$6]/[.$B$6])+[.H60]*([.$C$4]/[.$B$4]))" office:value-type="float" office:value="30.0925925925926" calcext:value-type="float">
            <text:p>30,09 r/s</text:p>
          </table:table-cell>
          <table:table-cell table:style-name="ce62" table:formula="of:=([.I30]*[.$C$5]/([.$B$5])+[.I40]*([.$C$6]/[.$B$6])+[.I50]*([.$C$6]/[.$B$6])+[.I60]*([.$C$4]/[.$B$4]))" office:value-type="float" office:value="150.462962962963" calcext:value-type="float">
            <text:p>150,46 r/s</text:p>
          </table:table-cell>
          <table:table-cell table:style-name="ce62" table:formula="of:=([.J30]*[.$C$5]/([.$B$5])+[.J40]*([.$C$6]/[.$B$6])+[.J50]*([.$C$6]/[.$B$6])+[.J60]*([.$C$4]/[.$B$4]))" office:value-type="float" office:value="902.777777777778" calcext:value-type="float">
            <text:p>902,78 r/s</text:p>
          </table:table-cell>
          <table:table-cell table:style-name="ce62" table:formula="of:=([.K30]*[.$C$5]/([.$B$5])+[.K40]*([.$C$6]/[.$B$6])+[.K50]*([.$C$6]/[.$B$6])+[.K60]*([.$C$4]/[.$B$4]))" office:value-type="float" office:value="1504.62962962963" calcext:value-type="float">
            <text:p>1504,63 r/s</text:p>
          </table:table-cell>
          <table:table-cell table:style-name="ce62" table:formula="of:=([.L30]*[.$C$5]/([.$B$5])+[.L40]*([.$C$6]/[.$B$6])+[.L50]*([.$C$6]/[.$B$6])+[.L60]*([.$C$4]/[.$B$4]))" office:value-type="float" office:value="2106.48148148148" calcext:value-type="float">
            <text:p>2106,48 r/s</text:p>
          </table:table-cell>
          <table:table-cell table:style-name="ce62" table:formula="of:=([.M30]*[.$C$5]/([.$B$5])+[.M40]*([.$C$6]/[.$B$6])+[.M50]*([.$C$6]/[.$B$6])+[.M60]*([.$C$4]/[.$B$4]))" office:value-type="float" office:value="3009.25925925926" calcext:value-type="float">
            <text:p>3009,26 r/s</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1">
          <table:table-cell table:number-columns-repeated="5"/>
          <table:table-cell table:style-name="ce45"/>
          <table:table-cell table:number-columns-repeated="6"/>
          <table: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9" office:value-type="string" calcext:value-type="string">
            <text:p>Tenue Cluster / UPDATE</text:p>
          </table:table-cell>
          <table:table-cell/>
          <table:table-cell table:style-name="ce40" office:value-type="string" calcext:value-type="string">
            <text:p>Number of SQL nodes (~ VM) for the estimated SQL load</text:p>
          </table:table-cell>
          <table:table-cell table:number-columns-repeated="4"/>
          <table: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5"/>
          <table:table-cell table:style-name="ce55" office:value-type="string" calcext:value-type="string" table:number-columns-spanned="7" table:number-rows-spanned="1">
            <text:p>Number of users (N)</text:p>
          </table:table-cell>
          <table:covered-table-cell table:number-columns-repeated="5"/>
          <table:covered-table-cell table:style-name="ce70"/>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4">
          <table:table-cell table:number-columns-repeated="5"/>
          <table:table-cell table:style-name="ce46" office:value-type="string" calcext:value-type="string">
            <text:p>% of active users</text:p>
          </table:table-cell>
          <table:table-cell table:style-name="ce38" office:value-type="float" office:value="1" calcext:value-type="float">
            <text:p>1</text:p>
          </table:table-cell>
          <table:table-cell table:style-name="ce38" office:value-type="float" office:value="1000" calcext:value-type="float">
            <text:p>1000</text:p>
          </table:table-cell>
          <table:table-cell table:style-name="ce38" office:value-type="float" office:value="5000" calcext:value-type="float">
            <text:p>5000</text:p>
          </table:table-cell>
          <table:table-cell table:style-name="ce38" office:value-type="float" office:value="30000" calcext:value-type="float">
            <text:p>30000</text:p>
          </table:table-cell>
          <table:table-cell table:style-name="ce38" office:value-type="float" office:value="50000" calcext:value-type="float">
            <text:p>50000</text:p>
          </table:table-cell>
          <table:table-cell table:style-name="ce38" office:value-type="float" office:value="70000" calcext:value-type="float">
            <text:p>70000</text:p>
          </table:table-cell>
          <table:table-cell table:style-name="ce71" office:value-type="float" office:value="100000" calcext:value-type="float">
            <text:p>100000</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05" calcext:value-type="percentage">
            <text:p>5,00%</text:p>
          </table:table-cell>
          <table:table-cell table:style-name="ce63" table:formula="of:=ROUNDUP([.G109]/[.$B$27])" office:value-type="float" office:value="1" calcext:value-type="float">
            <text:p>1</text:p>
          </table:table-cell>
          <table:table-cell table:style-name="ce63" table:formula="of:=ROUNDUP([.H109]/[.$B$27])" office:value-type="float" office:value="1" calcext:value-type="float">
            <text:p>1</text:p>
          </table:table-cell>
          <table:table-cell table:style-name="ce63" table:formula="of:=ROUNDUP([.I109]/[.$B$27])" office:value-type="float" office:value="1" calcext:value-type="float">
            <text:p>1</text:p>
          </table:table-cell>
          <table:table-cell table:style-name="ce63" table:formula="of:=ROUNDUP([.J109]/[.$B$27])" office:value-type="float" office:value="1" calcext:value-type="float">
            <text:p>1</text:p>
          </table:table-cell>
          <table:table-cell table:style-name="ce63" table:formula="of:=ROUNDUP([.K109]/[.$B$27])" office:value-type="float" office:value="1" calcext:value-type="float">
            <text:p>1</text:p>
          </table:table-cell>
          <table:table-cell table:style-name="ce63" table:formula="of:=ROUNDUP([.L109]/[.$B$27])" office:value-type="float" office:value="1" calcext:value-type="float">
            <text:p>1</text:p>
          </table:table-cell>
          <table:table-cell table:style-name="ce78" table:formula="of:=ROUNDUP([.M109]/[.$B$27])" office:value-type="float" office:value="1" calcext:value-type="float">
            <text:p>1</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1" calcext:value-type="percentage">
            <text:p>10,00%</text:p>
          </table:table-cell>
          <table:table-cell table:style-name="ce63" table:formula="of:=ROUNDUP([.G110]/[.$B$27])" office:value-type="float" office:value="1" calcext:value-type="float">
            <text:p>1</text:p>
          </table:table-cell>
          <table:table-cell table:style-name="ce63" table:formula="of:=ROUNDUP([.H110]/[.$B$27])" office:value-type="float" office:value="1" calcext:value-type="float">
            <text:p>1</text:p>
          </table:table-cell>
          <table:table-cell table:style-name="ce63" table:formula="of:=ROUNDUP([.I110]/[.$B$27])" office:value-type="float" office:value="1" calcext:value-type="float">
            <text:p>1</text:p>
          </table:table-cell>
          <table:table-cell table:style-name="ce63" table:formula="of:=ROUNDUP([.J110]/[.$B$27])" office:value-type="float" office:value="1" calcext:value-type="float">
            <text:p>1</text:p>
          </table:table-cell>
          <table:table-cell table:style-name="ce63" table:formula="of:=ROUNDUP([.K110]/[.$B$27])" office:value-type="float" office:value="1" calcext:value-type="float">
            <text:p>1</text:p>
          </table:table-cell>
          <table:table-cell table:style-name="ce63" table:formula="of:=ROUNDUP([.L110]/[.$B$27])" office:value-type="float" office:value="1" calcext:value-type="float">
            <text:p>1</text:p>
          </table:table-cell>
          <table:table-cell table:style-name="ce78" table:formula="of:=ROUNDUP([.M110]/[.$B$27])" office:value-type="float" office:value="1" calcext:value-type="float">
            <text:p>1</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15" calcext:value-type="percentage">
            <text:p>15,00%</text:p>
          </table:table-cell>
          <table:table-cell table:style-name="ce63" table:formula="of:=ROUNDUP([.G111]/[.$B$27])" office:value-type="float" office:value="1" calcext:value-type="float">
            <text:p>1</text:p>
          </table:table-cell>
          <table:table-cell table:style-name="ce63" table:formula="of:=ROUNDUP([.H111]/[.$B$27])" office:value-type="float" office:value="1" calcext:value-type="float">
            <text:p>1</text:p>
          </table:table-cell>
          <table:table-cell table:style-name="ce63" table:formula="of:=ROUNDUP([.I111]/[.$B$27])" office:value-type="float" office:value="1" calcext:value-type="float">
            <text:p>1</text:p>
          </table:table-cell>
          <table:table-cell table:style-name="ce63" table:formula="of:=ROUNDUP([.J111]/[.$B$27])" office:value-type="float" office:value="1" calcext:value-type="float">
            <text:p>1</text:p>
          </table:table-cell>
          <table:table-cell table:style-name="ce63" table:formula="of:=ROUNDUP([.K111]/[.$B$27])" office:value-type="float" office:value="1" calcext:value-type="float">
            <text:p>1</text:p>
          </table:table-cell>
          <table:table-cell table:style-name="ce63" table:formula="of:=ROUNDUP([.L111]/[.$B$27])" office:value-type="float" office:value="1" calcext:value-type="float">
            <text:p>1</text:p>
          </table:table-cell>
          <table:table-cell table:style-name="ce78" table:formula="of:=ROUNDUP([.M111]/[.$B$27])" office:value-type="float" office:value="1" calcext:value-type="float">
            <text:p>1</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2" calcext:value-type="percentage">
            <text:p>20,00%</text:p>
          </table:table-cell>
          <table:table-cell table:style-name="ce63" table:formula="of:=ROUNDUP([.G112]/[.$B$27])" office:value-type="float" office:value="1" calcext:value-type="float">
            <text:p>1</text:p>
          </table:table-cell>
          <table:table-cell table:style-name="ce63" table:formula="of:=ROUNDUP([.H112]/[.$B$27])" office:value-type="float" office:value="1" calcext:value-type="float">
            <text:p>1</text:p>
          </table:table-cell>
          <table:table-cell table:style-name="ce63" table:formula="of:=ROUNDUP([.I112]/[.$B$27])" office:value-type="float" office:value="1" calcext:value-type="float">
            <text:p>1</text:p>
          </table:table-cell>
          <table:table-cell table:style-name="ce63" table:formula="of:=ROUNDUP([.J112]/[.$B$27])" office:value-type="float" office:value="1" calcext:value-type="float">
            <text:p>1</text:p>
          </table:table-cell>
          <table:table-cell table:style-name="ce63" table:formula="of:=ROUNDUP([.K112]/[.$B$27])" office:value-type="float" office:value="1" calcext:value-type="float">
            <text:p>1</text:p>
          </table:table-cell>
          <table:table-cell table:style-name="ce63" table:formula="of:=ROUNDUP([.L112]/[.$B$27])" office:value-type="float" office:value="1" calcext:value-type="float">
            <text:p>1</text:p>
          </table:table-cell>
          <table:table-cell table:style-name="ce78" table:formula="of:=ROUNDUP([.M112]/[.$B$27])" office:value-type="float" office:value="1" calcext:value-type="float">
            <text:p>1</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47" office:value-type="percentage" office:value="0.3" calcext:value-type="percentage">
            <text:p>30,00%</text:p>
          </table:table-cell>
          <table:table-cell table:style-name="ce63" table:formula="of:=ROUNDUP([.G113]/[.$B$27])" office:value-type="float" office:value="1" calcext:value-type="float">
            <text:p>1</text:p>
          </table:table-cell>
          <table:table-cell table:style-name="ce63" table:formula="of:=ROUNDUP([.H113]/[.$B$27])" office:value-type="float" office:value="1" calcext:value-type="float">
            <text:p>1</text:p>
          </table:table-cell>
          <table:table-cell table:style-name="ce63" table:formula="of:=ROUNDUP([.I113]/[.$B$27])" office:value-type="float" office:value="1" calcext:value-type="float">
            <text:p>1</text:p>
          </table:table-cell>
          <table:table-cell table:style-name="ce63" table:formula="of:=ROUNDUP([.J113]/[.$B$27])" office:value-type="float" office:value="1" calcext:value-type="float">
            <text:p>1</text:p>
          </table:table-cell>
          <table:table-cell table:style-name="ce63" table:formula="of:=ROUNDUP([.K113]/[.$B$27])" office:value-type="float" office:value="1" calcext:value-type="float">
            <text:p>1</text:p>
          </table:table-cell>
          <table:table-cell table:style-name="ce63" table:formula="of:=ROUNDUP([.L113]/[.$B$27])" office:value-type="float" office:value="1" calcext:value-type="float">
            <text:p>1</text:p>
          </table:table-cell>
          <table:table-cell table:style-name="ce78" table:formula="of:=ROUNDUP([.M113]/[.$B$27])" office:value-type="float" office:value="1" calcext:value-type="float">
            <text:p>1</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51" office:value-type="percentage" office:value="0.5" calcext:value-type="percentage">
            <text:p>50,00%</text:p>
          </table:table-cell>
          <table:table-cell table:style-name="ce64" table:formula="of:=ROUNDUP([.G114]/[.$B$27])" office:value-type="float" office:value="1" calcext:value-type="float">
            <text:p>1</text:p>
          </table:table-cell>
          <table:table-cell table:style-name="ce64" table:formula="of:=ROUNDUP([.H114]/[.$B$27])" office:value-type="float" office:value="1" calcext:value-type="float">
            <text:p>1</text:p>
          </table:table-cell>
          <table:table-cell table:style-name="ce64" table:formula="of:=ROUNDUP([.I114]/[.$B$27])" office:value-type="float" office:value="1" calcext:value-type="float">
            <text:p>1</text:p>
          </table:table-cell>
          <table:table-cell table:style-name="ce64" table:formula="of:=ROUNDUP([.J114]/[.$B$27])" office:value-type="float" office:value="1" calcext:value-type="float">
            <text:p>1</text:p>
          </table:table-cell>
          <table:table-cell table:style-name="ce64" table:formula="of:=ROUNDUP([.K114]/[.$B$27])" office:value-type="float" office:value="1" calcext:value-type="float">
            <text:p>1</text:p>
          </table:table-cell>
          <table:table-cell table:style-name="ce64" table:formula="of:=ROUNDUP([.L114]/[.$B$27])" office:value-type="float" office:value="1" calcext:value-type="float">
            <text:p>1</text:p>
          </table:table-cell>
          <table:table-cell table:style-name="ce79" table:formula="of:=ROUNDUP([.M114]/[.$B$27])" office:value-type="float" office:value="1" calcext:value-type="float">
            <text:p>1</text:p>
          </table:table-cell>
          <table:table-cell/>
          <table:table-cell table:style-name="ce45"/>
          <table:table-cell table:number-columns-repeated="6"/>
          <table:table-cell table:style-name="ce70"/>
          <table:table-cell/>
          <table:table-cell table:style-name="ce45"/>
          <table:table-cell table:number-columns-repeated="6"/>
          <table:table-cell table:style-name="ce70"/>
        </table:table-row>
        <table:table-row table:style-name="ro12">
          <table:table-cell table:number-columns-repeated="5"/>
          <table:table-cell table:style-name="ce52" office:value-type="string" calcext:value-type="string" table:number-columns-spanned="8" table:number-rows-spanned="1">
            <text:p>Analysis for SQL load simulation</text:p>
          </table:table-cell>
          <table:covered-table-cell table:number-columns-repeated="6"/>
          <table:covered-table-cell table:style-name="ce70"/>
          <table:table-cell/>
          <table:table-cell table:style-name="ce52" office:value-type="string" calcext:value-type="string" table:number-columns-spanned="8" table:number-rows-spanned="1">
            <text:p>Analysis for bandwith simulation</text:p>
          </table:table-cell>
          <table:covered-table-cell table:number-columns-repeated="6"/>
          <table:covered-table-cell table:style-name="ce70"/>
          <table:table-cell/>
          <table:table-cell table:style-name="ce45"/>
          <table:table-cell table:number-columns-repeated="6"/>
          <table:table-cell table:style-name="ce70"/>
        </table:table-row>
        <table:table-row table:style-name="ro16">
          <table:table-cell table:number-columns-repeated="5"/>
          <table:table-cell table:style-name="ce53" office:value-type="string" calcext:value-type="string" table:number-columns-spanned="8" table:number-rows-spanned="1">
            <text:p>We should have a 20 % of active users so for our target (100k users), we should have a maximum of 60 SQL nodes. Moreover, we think thant we should have the same number (or less) of Web nodes (Apache/PHP/ownCloud) in order to handle such a number of users (this point needs to be estimated more precisely)</text:p>
          </table:table-cell>
          <table:covered-table-cell table:number-columns-repeated="6" table:style-name="ce65"/>
          <table:covered-table-cell table:style-name="ce80"/>
          <table:table-cell/>
          <table:table-cell table:style-name="ce53" office:value-type="string" calcext:value-type="string" table:number-columns-spanned="8" table:number-rows-spanned="1">
            <text:p>Rigth now, we consider that we should have 20 % of active users, so in terms of network bandwith, we may have between 2 and 5 Gbit/s for download and between 1 and 2 Gbit/s for upload</text:p>
          </table:table-cell>
          <table:covered-table-cell table:number-columns-repeated="6" table:style-name="ce86"/>
          <table:covered-table-cell table:style-name="ce91"/>
          <table:table-cell/>
          <table:table-cell table:style-name="ce93"/>
          <table:table-cell table:style-name="ce86" table:number-columns-repeated="6"/>
          <table:table-cell table:style-name="ce91"/>
        </table:table-row>
        <table:table-row table:style-name="ro11" table:number-rows-repeated="1048449">
          <table:table-cell table:number-columns-repeated="31"/>
        </table:table-row>
        <table:table-row table:style-name="ro11">
          <table:table-cell table:number-columns-repeated="31"/>
        </table:table-row>
        <calcext:conditional-formats>
          <calcext:conditional-format calcext:target-range-address="'Sim Charge SQL'.G79:'Sim Charge SQL'.M84">
            <calcext:color-scale>
              <calcext:color-scale-entry calcext:value="5" calcext:type="number" calcext:color="#355e00"/>
              <calcext:color-scale-entry calcext:value="20" calcext:type="number" calcext:color="#ffff00"/>
              <calcext:color-scale-entry calcext:value="70" calcext:type="number" calcext:color="#ff0000"/>
            </calcext:color-scale>
          </calcext:conditional-format>
          <calcext:conditional-format calcext:target-range-address="'Sim Charge SQL'.P69:'Sim Charge SQL'.V74">
            <calcext:color-scale>
              <calcext:color-scale-entry calcext:value="100" calcext:type="number" calcext:color="#355e00"/>
              <calcext:color-scale-entry calcext:value="2000" calcext:type="number" calcext:color="#ffff00"/>
              <calcext:color-scale-entry calcext:value="10000" calcext:type="number" calcext:color="#ff0000"/>
            </calcext:color-scale>
          </calcext:conditional-format>
          <calcext:conditional-format calcext:target-range-address="'Sim Charge SQL'.G69:'Sim Charge SQL'.M70 'Sim Charge SQL'.G72:'Sim Charge SQL'.M74 'Sim Charge SQL'.G71:'Sim Charge SQL'.G71 'Sim Charge SQL'.I71:'Sim Charge SQL'.M71">
            <calcext:color-scale>
              <calcext:color-scale-entry calcext:value="2000" calcext:type="number" calcext:color="#355e00"/>
              <calcext:color-scale-entry calcext:value="20000" calcext:type="number" calcext:color="#ffff00"/>
              <calcext:color-scale-entry calcext:value="200000" calcext:type="number" calcext:color="#ff0000"/>
            </calcext:color-scale>
          </calcext:conditional-format>
          <calcext:conditional-format calcext:target-range-address="'Sim Charge SQL'.P79:'Sim Charge SQL'.V84">
            <calcext:color-scale>
              <calcext:color-scale-entry calcext:value="100" calcext:type="number" calcext:color="#355e00"/>
              <calcext:color-scale-entry calcext:value="2000" calcext:type="number" calcext:color="#ffff00"/>
              <calcext:color-scale-entry calcext:value="10000" calcext:type="number" calcext:color="#ff0000"/>
            </calcext:color-scale>
          </calcext:conditional-format>
          <calcext:conditional-format calcext:target-range-address="'Sim Charge SQL'.G89:'Sim Charge SQL'.M94">
            <calcext:color-scale>
              <calcext:color-scale-entry calcext:value="500" calcext:type="number" calcext:color="#355e00"/>
              <calcext:color-scale-entry calcext:value="1000" calcext:type="number" calcext:color="#ffff00"/>
              <calcext:color-scale-entry calcext:value="2000" calcext:type="number" calcext:color="#ff0000"/>
            </calcext:color-scale>
          </calcext:conditional-format>
          <calcext:conditional-format calcext:target-range-address="'Sim Charge SQL'.G99:'Sim Charge SQL'.M104">
            <calcext:color-scale>
              <calcext:color-scale-entry calcext:value="5" calcext:type="number" calcext:color="#355e00"/>
              <calcext:color-scale-entry calcext:value="20" calcext:type="number" calcext:color="#ffff00"/>
              <calcext:color-scale-entry calcext:value="70" calcext:type="number" calcext:color="#ff0000"/>
            </calcext:color-scale>
          </calcext:conditional-format>
          <calcext:conditional-format calcext:target-range-address="'Sim Charge SQL'.G109:'Sim Charge SQL'.M114">
            <calcext:color-scale>
              <calcext:color-scale-entry calcext:value="500" calcext:type="number" calcext:color="#355e00"/>
              <calcext:color-scale-entry calcext:value="1000" calcext:type="number" calcext:color="#ffff00"/>
              <calcext:color-scale-entry calcext:value="2000" calcext:type="number" calcext:color="#ff0000"/>
            </calcext:color-scale>
          </calcext:conditional-format>
          <calcext:conditional-format calcext:target-range-address="'Sim Charge SQL'.G119:'Sim Charge SQL'.M124">
            <calcext:color-scale>
              <calcext:color-scale-entry calcext:value="5" calcext:type="number" calcext:color="#355e00"/>
              <calcext:color-scale-entry calcext:value="20" calcext:type="number" calcext:color="#ffff00"/>
              <calcext:color-scale-entry calcext:value="70" calcext:type="number" calcext:color="#ff0000"/>
            </calcext:color-scale>
          </calcext:conditional-format>
          <calcext:conditional-format calcext:target-range-address="'Sim Charge SQL'.H71:'Sim Charge SQL'.H71">
            <calcext:color-scale>
              <calcext:color-scale-entry calcext:value="2000" calcext:type="number" calcext:color="#355e00"/>
              <calcext:color-scale-entry calcext:value="20000" calcext:type="number" calcext:color="#ffff00"/>
              <calcext:color-scale-entry calcext:value="200000" calcext:type="number" calcext:color="#ff0000"/>
            </calcext:color-scale>
          </calcext:conditional-format>
        </calcext:conditional-formats>
      </table:table>
      <table:table table:name="Virtu" table:style-name="ta1">
        <table:table-column table:style-name="co22" table:default-cell-style-name="Default"/>
        <table:table-column table:style-name="co23" table:default-cell-style-name="Default"/>
        <table:table-column table:style-name="co24" table:default-cell-style-name="Default"/>
        <table:table-column table:style-name="co25" table:number-columns-repeated="6" table:default-cell-style-name="Default"/>
        <table:table-column table:style-name="co24" table:default-cell-style-name="Default"/>
        <table:table-column table:style-name="co26" table:default-cell-style-name="Default"/>
        <table:table-row table:style-name="ro11">
          <table:table-cell table:number-columns-repeated="11"/>
        </table:table-row>
        <table:table-row table:style-name="ro13">
          <table:table-cell/>
          <table:table-cell table:style-name="ce99" office:value-type="string" calcext:value-type="string">
            <text:p>High hypothesis = 100% of 100.000 users really active</text:p>
          </table:table-cell>
          <table:table-cell table:number-columns-repeated="9"/>
        </table:table-row>
        <table:table-row table:style-name="ro11">
          <table:table-cell table:number-columns-repeated="11"/>
        </table:table-row>
        <table:table-row table:style-name="ro12">
          <table:table-cell/>
          <table:table-cell table:style-name="ce36" office:value-type="string" calcext:value-type="string">
            <text:p>Server</text:p>
          </table:table-cell>
          <table:table-cell table:style-name="ce36" office:value-type="string" calcext:value-type="string">
            <text:p>Nodes</text:p>
          </table:table-cell>
          <table:table-cell table:style-name="ce36" office:value-type="string" calcext:value-type="string" table:number-columns-spanned="2" table:number-rows-spanned="1">
            <text:p>vCPU</text:p>
          </table:table-cell>
          <table:covered-table-cell table:style-name="ce36"/>
          <table:table-cell table:style-name="ce36" office:value-type="string" calcext:value-type="string" table:number-columns-spanned="2" table:number-rows-spanned="1">
            <text:p>Physical</text:p>
          </table:table-cell>
          <table:covered-table-cell table:style-name="ce36"/>
          <table:table-cell table:style-name="ce36" office:value-type="string" calcext:value-type="string" table:number-columns-spanned="2" table:number-rows-spanned="1">
            <text:p>RAM (Gb)</text:p>
          </table:table-cell>
          <table:covered-table-cell table:style-name="ce36"/>
          <table:table-cell table:style-name="ce36" office:value-type="string" calcext:value-type="string">
            <text:p>Network</text:p>
          </table:table-cell>
          <table:table-cell table:style-name="ce36" office:value-type="string" calcext:value-type="string">
            <text:p>Comments</text:p>
          </table:table-cell>
        </table:table-row>
        <table:table-row table:style-name="ro12">
          <table:table-cell/>
          <table:table-cell table:style-name="ce100" table:number-columns-repeated="2"/>
          <table:table-cell table:style-name="ce107" office:value-type="string" calcext:value-type="string">
            <text:p>Unit</text:p>
          </table:table-cell>
          <table:table-cell table:style-name="ce108" office:value-type="string" calcext:value-type="string">
            <text:p>Total</text:p>
          </table:table-cell>
          <table:table-cell table:style-name="ce108" office:value-type="string" calcext:value-type="string">
            <text:p>Cores</text:p>
          </table:table-cell>
          <table:table-cell table:style-name="ce108" office:value-type="string" calcext:value-type="string">
            <text:p>Blades</text:p>
          </table:table-cell>
          <table:table-cell table:style-name="ce108" office:value-type="string" calcext:value-type="string">
            <text:p>Unit</text:p>
          </table:table-cell>
          <table:table-cell table:style-name="ce108" office:value-type="string" calcext:value-type="string">
            <text:p>Total</text:p>
          </table:table-cell>
          <table:table-cell table:style-name="ce100" table:number-columns-repeated="2"/>
        </table:table-row>
        <table:table-row table:style-name="ro13">
          <table:table-cell/>
          <table:table-cell table:style-name="ce101" office:value-type="string" calcext:value-type="string">
            <text:p>LDAP</text:p>
          </table:table-cell>
          <table:table-cell table:style-name="ce104" office:value-type="float" office:value="4" calcext:value-type="float">
            <text:p>4</text:p>
          </table:table-cell>
          <table:table-cell table:style-name="ce104" table:number-columns-repeated="7"/>
          <table:table-cell table:style-name="ce101" office:value-type="string" calcext:value-type="string">
            <text:p>Used ?</text:p>
          </table:table-cell>
        </table:table-row>
        <table:table-row table:style-name="ro13">
          <table:table-cell/>
          <table:table-cell table:style-name="ce102" office:value-type="string" calcext:value-type="string">
            <text:p>Alteon</text:p>
          </table:table-cell>
          <table:table-cell table:style-name="ce105" office:value-type="float" office:value="2" calcext:value-type="float">
            <text:p>2</text:p>
          </table:table-cell>
          <table:table-cell table:style-name="ce105" table:number-columns-repeated="6"/>
          <table:table-cell table:style-name="ce105" office:value-type="string" calcext:value-type="string">
            <text:p>10 Gb/s</text:p>
          </table:table-cell>
          <table:table-cell table:style-name="ce111" office:value-type="string" calcext:value-type="string">
            <text:p>NG 5224</text:p>
          </table:table-cell>
        </table:table-row>
        <table:table-row table:style-name="ro12">
          <table:table-cell/>
          <table:table-cell table:style-name="ce102" office:value-type="string" calcext:value-type="string">
            <text:p>Apache RP</text:p>
          </table:table-cell>
          <table:table-cell table:style-name="ce105" office:value-type="float" office:value="10" calcext:value-type="float">
            <text:p>10</text:p>
          </table:table-cell>
          <table:table-cell table:style-name="ce105" office:value-type="float" office:value="8" calcext:value-type="float">
            <text:p>8</text:p>
          </table:table-cell>
          <table:table-cell table:style-name="ce105" table:formula="of:=[.C8]*[.D8]" office:value-type="float" office:value="80" calcext:value-type="float">
            <text:p>80</text:p>
          </table:table-cell>
          <table:table-cell table:style-name="ce109" table:formula="of:=[.E8]*1.1" office:value-type="float" office:value="88" calcext:value-type="float">
            <text:p>88</text:p>
          </table:table-cell>
          <table:table-cell table:style-name="ce109"/>
          <table:table-cell table:style-name="ce105" office:value-type="float" office:value="2" calcext:value-type="float">
            <text:p>2</text:p>
          </table:table-cell>
          <table:table-cell table:style-name="ce105" table:formula="of:=[.C8]*[.H8]" office:value-type="float" office:value="20" calcext:value-type="float">
            <text:p>20</text:p>
          </table:table-cell>
          <table:table-cell table:style-name="ce105" office:value-type="string" calcext:value-type="string">
            <text:p>1 Gb/s</text:p>
          </table:table-cell>
          <table:table-cell table:style-name="ce102" office:value-type="string" calcext:value-type="string">
            <text:p>or Nginx ?</text:p>
          </table:table-cell>
        </table:table-row>
        <table:table-row table:style-name="ro13">
          <table:table-cell/>
          <table:table-cell table:style-name="ce102" office:value-type="string" calcext:value-type="string">
            <text:p>ownCloud</text:p>
          </table:table-cell>
          <table:table-cell table:style-name="ce105" office:value-type="float" office:value="100" calcext:value-type="float">
            <text:p>100</text:p>
          </table:table-cell>
          <table:table-cell table:style-name="ce105" office:value-type="float" office:value="8" calcext:value-type="float">
            <text:p>8</text:p>
          </table:table-cell>
          <table:table-cell table:style-name="ce105" table:formula="of:=[.C9]*[.D9]" office:value-type="float" office:value="800" calcext:value-type="float">
            <text:p>800</text:p>
          </table:table-cell>
          <table:table-cell table:style-name="ce109" table:formula="of:=[.E9]*1.1" office:value-type="float" office:value="880" calcext:value-type="float">
            <text:p>880</text:p>
          </table:table-cell>
          <table:table-cell table:style-name="ce109"/>
          <table:table-cell table:style-name="ce105" office:value-type="float" office:value="16" calcext:value-type="float">
            <text:p>16</text:p>
          </table:table-cell>
          <table:table-cell table:style-name="ce105" table:formula="of:=[.C9]*[.H9]" office:value-type="float" office:value="1600" calcext:value-type="float">
            <text:p>1600</text:p>
          </table:table-cell>
          <table:table-cell table:style-name="ce105"/>
          <table:table-cell table:style-name="ce102"/>
        </table:table-row>
        <table:table-row table:style-name="ro12">
          <table:table-cell/>
          <table:table-cell table:style-name="ce102" office:value-type="string" calcext:value-type="string">
            <text:p>Cluster Control</text:p>
          </table:table-cell>
          <table:table-cell table:number-columns-repeated="2" table:style-name="ce105" office:value-type="float" office:value="1" calcext:value-type="float">
            <text:p>1</text:p>
          </table:table-cell>
          <table:table-cell table:style-name="ce105" table:formula="of:=[.C10]*[.D10]" office:value-type="float" office:value="1" calcext:value-type="float">
            <text:p>1</text:p>
          </table:table-cell>
          <table:table-cell table:style-name="ce109" table:formula="of:=[.E10]*1.1" office:value-type="float" office:value="1.1" calcext:value-type="float">
            <text:p>1</text:p>
          </table:table-cell>
          <table:table-cell table:style-name="ce109"/>
          <table:table-cell table:style-name="ce105" office:value-type="float" office:value="2" calcext:value-type="float">
            <text:p>2</text:p>
          </table:table-cell>
          <table:table-cell table:style-name="ce105" table:formula="of:=[.C10]*[.H10]" office:value-type="float" office:value="2" calcext:value-type="float">
            <text:p>2</text:p>
          </table:table-cell>
          <table:table-cell table:style-name="ce105"/>
          <table:table-cell table:style-name="ce102"/>
        </table:table-row>
        <table:table-row table:style-name="ro12">
          <table:table-cell/>
          <table:table-cell table:style-name="ce102" office:value-type="string" calcext:value-type="string">
            <text:p>HA Proxy</text:p>
          </table:table-cell>
          <table:table-cell table:style-name="ce105" office:value-type="float" office:value="5" calcext:value-type="float">
            <text:p>5</text:p>
          </table:table-cell>
          <table:table-cell table:style-name="ce105" office:value-type="float" office:value="4" calcext:value-type="float">
            <text:p>4</text:p>
          </table:table-cell>
          <table:table-cell table:style-name="ce105" table:formula="of:=[.C11]*[.D11]" office:value-type="float" office:value="20" calcext:value-type="float">
            <text:p>20</text:p>
          </table:table-cell>
          <table:table-cell table:style-name="ce109" table:formula="of:=[.E11]*1.1" office:value-type="float" office:value="22" calcext:value-type="float">
            <text:p>22</text:p>
          </table:table-cell>
          <table:table-cell table:style-name="ce109"/>
          <table:table-cell table:style-name="ce105" office:value-type="float" office:value="2" calcext:value-type="float">
            <text:p>2</text:p>
          </table:table-cell>
          <table:table-cell table:style-name="ce105" table:formula="of:=[.C11]*[.H11]" office:value-type="float" office:value="10" calcext:value-type="float">
            <text:p>10</text:p>
          </table:table-cell>
          <table:table-cell table:style-name="ce105"/>
          <table:table-cell table:style-name="ce102"/>
        </table:table-row>
        <table:table-row table:style-name="ro12">
          <table:table-cell/>
          <table:table-cell table:style-name="ce102" office:value-type="string" calcext:value-type="string">
            <text:p>MariaDB</text:p>
          </table:table-cell>
          <table:table-cell table:style-name="ce105" office:value-type="float" office:value="60" calcext:value-type="float">
            <text:p>60</text:p>
          </table:table-cell>
          <table:table-cell table:style-name="ce105" office:value-type="float" office:value="8" calcext:value-type="float">
            <text:p>8</text:p>
          </table:table-cell>
          <table:table-cell table:style-name="ce105" table:formula="of:=[.C12]*[.D12]" office:value-type="float" office:value="480" calcext:value-type="float">
            <text:p>480</text:p>
          </table:table-cell>
          <table:table-cell table:style-name="ce109" table:formula="of:=[.E12]*1.1" office:value-type="float" office:value="528" calcext:value-type="float">
            <text:p>528</text:p>
          </table:table-cell>
          <table:table-cell table:style-name="ce109"/>
          <table:table-cell table:style-name="ce105" office:value-type="float" office:value="16" calcext:value-type="float">
            <text:p>16</text:p>
          </table:table-cell>
          <table:table-cell table:style-name="ce105" table:formula="of:=[.C12]*[.H12]" office:value-type="float" office:value="960" calcext:value-type="float">
            <text:p>960</text:p>
          </table:table-cell>
          <table:table-cell table:style-name="ce105"/>
          <table:table-cell table:style-name="ce102"/>
        </table:table-row>
        <table:table-row table:style-name="ro11">
          <table:table-cell/>
          <table:table-cell table:style-name="ce103" office:value-type="string" calcext:value-type="string">
            <text:p>Total</text:p>
          </table:table-cell>
          <table:table-cell table:style-name="ce106" table:formula="of:=SUM([.C7:.C12])" office:value-type="float" office:value="178" calcext:value-type="float">
            <text:p>178</text:p>
          </table:table-cell>
          <table:table-cell table:style-name="ce106"/>
          <table:table-cell table:style-name="ce106" table:formula="of:=SUM([.E6:.E12])" office:value-type="float" office:value="1381" calcext:value-type="float">
            <text:p>1381</text:p>
          </table:table-cell>
          <table:table-cell table:style-name="ce110" table:formula="of:=[.E13]*1.1" office:value-type="float" office:value="1519.1" calcext:value-type="float">
            <text:p>1519</text:p>
          </table:table-cell>
          <table:table-cell table:style-name="ce110" table:formula="of:=[.F13]/16" office:value-type="float" office:value="94.94375" calcext:value-type="float">
            <text:p>95</text:p>
          </table:table-cell>
          <table:table-cell table:style-name="ce106"/>
          <table:table-cell table:style-name="ce106" table:formula="of:=SUM([.I6:.I12])" office:value-type="float" office:value="2592" calcext:value-type="float">
            <text:p>2592</text:p>
          </table:table-cell>
          <table:table-cell table:style-name="ce106"/>
          <table:table-cell table:style-name="ce103"/>
        </table:table-row>
        <table:table-row table:style-name="ro11">
          <table:table-cell table:number-columns-repeated="11"/>
        </table:table-row>
        <table:table-row table:style-name="ro13">
          <table:table-cell/>
          <table:table-cell table:style-name="ce99" office:value-type="string" calcext:value-type="string">
            <text:p>Low hypothesis = 15% of 100.000 users really active</text:p>
          </table:table-cell>
          <table:table-cell table:number-columns-repeated="9"/>
        </table:table-row>
        <table:table-row table:style-name="ro11">
          <table:table-cell table:number-columns-repeated="11"/>
        </table:table-row>
        <table:table-row table:style-name="ro12">
          <table:table-cell/>
          <table:table-cell table:style-name="ce36" office:value-type="string" calcext:value-type="string">
            <text:p>Server</text:p>
          </table:table-cell>
          <table:table-cell table:style-name="ce36" office:value-type="string" calcext:value-type="string">
            <text:p>Nodes</text:p>
          </table:table-cell>
          <table:table-cell table:style-name="ce36" office:value-type="string" calcext:value-type="string" table:number-columns-spanned="2" table:number-rows-spanned="1">
            <text:p>vCPU</text:p>
          </table:table-cell>
          <table:covered-table-cell table:style-name="ce36"/>
          <table:table-cell table:style-name="ce36" office:value-type="string" calcext:value-type="string" table:number-columns-spanned="2" table:number-rows-spanned="1">
            <text:p>Physical</text:p>
          </table:table-cell>
          <table:covered-table-cell table:style-name="ce36"/>
          <table:table-cell table:style-name="ce36" office:value-type="string" calcext:value-type="string" table:number-columns-spanned="2" table:number-rows-spanned="1">
            <text:p>RAM (Gb)</text:p>
          </table:table-cell>
          <table:covered-table-cell table:style-name="ce36"/>
          <table:table-cell table:style-name="ce36" office:value-type="string" calcext:value-type="string">
            <text:p>Network</text:p>
          </table:table-cell>
          <table:table-cell table:style-name="ce36" office:value-type="string" calcext:value-type="string">
            <text:p>Comments</text:p>
          </table:table-cell>
        </table:table-row>
        <table:table-row table:style-name="ro12">
          <table:table-cell/>
          <table:table-cell table:style-name="ce100" table:number-columns-repeated="2"/>
          <table:table-cell table:style-name="ce107" office:value-type="string" calcext:value-type="string">
            <text:p>Unit</text:p>
          </table:table-cell>
          <table:table-cell table:style-name="ce108" office:value-type="string" calcext:value-type="string">
            <text:p>Total</text:p>
          </table:table-cell>
          <table:table-cell table:style-name="ce108" office:value-type="string" calcext:value-type="string">
            <text:p>Cores</text:p>
          </table:table-cell>
          <table:table-cell table:style-name="ce108" office:value-type="string" calcext:value-type="string">
            <text:p>Blades</text:p>
          </table:table-cell>
          <table:table-cell table:style-name="ce108" office:value-type="string" calcext:value-type="string">
            <text:p>Unit</text:p>
          </table:table-cell>
          <table:table-cell table:style-name="ce108" office:value-type="string" calcext:value-type="string">
            <text:p>Total</text:p>
          </table:table-cell>
          <table:table-cell table:style-name="ce100" table:number-columns-repeated="2"/>
        </table:table-row>
        <table:table-row table:style-name="ro13">
          <table:table-cell/>
          <table:table-cell table:style-name="ce101" office:value-type="string" calcext:value-type="string">
            <text:p>LDAP</text:p>
          </table:table-cell>
          <table:table-cell table:style-name="ce104" office:value-type="float" office:value="4" calcext:value-type="float">
            <text:p>4</text:p>
          </table:table-cell>
          <table:table-cell table:style-name="ce104" table:number-columns-repeated="7"/>
          <table:table-cell table:style-name="ce101" office:value-type="string" calcext:value-type="string">
            <text:p>Used ?</text:p>
          </table:table-cell>
        </table:table-row>
        <table:table-row table:style-name="ro12">
          <table:table-cell/>
          <table:table-cell table:style-name="ce102" office:value-type="string" calcext:value-type="string">
            <text:p>Alteon</text:p>
          </table:table-cell>
          <table:table-cell table:style-name="ce105" office:value-type="float" office:value="2" calcext:value-type="float">
            <text:p>2</text:p>
          </table:table-cell>
          <table:table-cell table:style-name="ce105" table:number-columns-repeated="6"/>
          <table:table-cell table:style-name="ce105" office:value-type="string" calcext:value-type="string">
            <text:p>10 Gb/s</text:p>
          </table:table-cell>
          <table:table-cell table:style-name="ce111" office:value-type="string" calcext:value-type="string">
            <text:p>NG 5224</text:p>
          </table:table-cell>
        </table:table-row>
        <table:table-row table:style-name="ro12">
          <table:table-cell/>
          <table:table-cell table:style-name="ce102" office:value-type="string" calcext:value-type="string">
            <text:p>Apache RP</text:p>
          </table:table-cell>
          <table:table-cell table:number-columns-repeated="2" table:style-name="ce105" office:value-type="float" office:value="4" calcext:value-type="float">
            <text:p>4</text:p>
          </table:table-cell>
          <table:table-cell table:style-name="ce105" table:formula="of:=[.C21]*[.D21]" office:value-type="float" office:value="16" calcext:value-type="float">
            <text:p>16</text:p>
          </table:table-cell>
          <table:table-cell table:style-name="ce109" table:formula="of:=[.E21]*1.1" office:value-type="float" office:value="17.6" calcext:value-type="float">
            <text:p>18</text:p>
          </table:table-cell>
          <table:table-cell table:style-name="ce109"/>
          <table:table-cell table:style-name="ce105" office:value-type="float" office:value="2" calcext:value-type="float">
            <text:p>2</text:p>
          </table:table-cell>
          <table:table-cell table:style-name="ce105" table:formula="of:=[.C21]*[.H21]" office:value-type="float" office:value="8" calcext:value-type="float">
            <text:p>8</text:p>
          </table:table-cell>
          <table:table-cell table:style-name="ce105" office:value-type="string" calcext:value-type="string">
            <text:p>1 Gb/s</text:p>
          </table:table-cell>
          <table:table-cell table:style-name="ce102" office:value-type="string" calcext:value-type="string">
            <text:p>or Nginx ?</text:p>
          </table:table-cell>
        </table:table-row>
        <table:table-row table:style-name="ro13">
          <table:table-cell/>
          <table:table-cell table:style-name="ce102" office:value-type="string" calcext:value-type="string">
            <text:p>ownCloud</text:p>
          </table:table-cell>
          <table:table-cell table:style-name="ce105" office:value-type="float" office:value="30" calcext:value-type="float">
            <text:p>30</text:p>
          </table:table-cell>
          <table:table-cell table:style-name="ce105" office:value-type="float" office:value="8" calcext:value-type="float">
            <text:p>8</text:p>
          </table:table-cell>
          <table:table-cell table:style-name="ce105" table:formula="of:=[.C22]*[.D22]" office:value-type="float" office:value="240" calcext:value-type="float">
            <text:p>240</text:p>
          </table:table-cell>
          <table:table-cell table:style-name="ce109" table:formula="of:=[.E22]*1.1" office:value-type="float" office:value="264" calcext:value-type="float">
            <text:p>264</text:p>
          </table:table-cell>
          <table:table-cell table:style-name="ce109"/>
          <table:table-cell table:style-name="ce105" office:value-type="float" office:value="16" calcext:value-type="float">
            <text:p>16</text:p>
          </table:table-cell>
          <table:table-cell table:style-name="ce105" table:formula="of:=[.C22]*[.H22]" office:value-type="float" office:value="480" calcext:value-type="float">
            <text:p>480</text:p>
          </table:table-cell>
          <table:table-cell table:style-name="ce105"/>
          <table:table-cell table:style-name="ce102"/>
        </table:table-row>
        <table:table-row table:style-name="ro12">
          <table:table-cell/>
          <table:table-cell table:style-name="ce102" office:value-type="string" calcext:value-type="string">
            <text:p>Cluster Control</text:p>
          </table:table-cell>
          <table:table-cell table:number-columns-repeated="2" table:style-name="ce105" office:value-type="float" office:value="1" calcext:value-type="float">
            <text:p>1</text:p>
          </table:table-cell>
          <table:table-cell table:style-name="ce105" table:formula="of:=[.C23]*[.D23]" office:value-type="float" office:value="1" calcext:value-type="float">
            <text:p>1</text:p>
          </table:table-cell>
          <table:table-cell table:style-name="ce109" table:formula="of:=[.E23]*1.1" office:value-type="float" office:value="1.1" calcext:value-type="float">
            <text:p>1</text:p>
          </table:table-cell>
          <table:table-cell table:style-name="ce109"/>
          <table:table-cell table:style-name="ce105" office:value-type="float" office:value="2" calcext:value-type="float">
            <text:p>2</text:p>
          </table:table-cell>
          <table:table-cell table:style-name="ce105" table:formula="of:=[.C23]*[.H23]" office:value-type="float" office:value="2" calcext:value-type="float">
            <text:p>2</text:p>
          </table:table-cell>
          <table:table-cell table:style-name="ce105"/>
          <table:table-cell table:style-name="ce102"/>
        </table:table-row>
        <table:table-row table:style-name="ro12">
          <table:table-cell/>
          <table:table-cell table:style-name="ce102" office:value-type="string" calcext:value-type="string">
            <text:p>HA Proxy</text:p>
          </table:table-cell>
          <table:table-cell table:style-name="ce105" office:value-type="float" office:value="5" calcext:value-type="float">
            <text:p>5</text:p>
          </table:table-cell>
          <table:table-cell table:style-name="ce105" office:value-type="float" office:value="4" calcext:value-type="float">
            <text:p>4</text:p>
          </table:table-cell>
          <table:table-cell table:style-name="ce105" table:formula="of:=[.C24]*[.D24]" office:value-type="float" office:value="20" calcext:value-type="float">
            <text:p>20</text:p>
          </table:table-cell>
          <table:table-cell table:style-name="ce109" table:formula="of:=[.E24]*1.1" office:value-type="float" office:value="22" calcext:value-type="float">
            <text:p>22</text:p>
          </table:table-cell>
          <table:table-cell table:style-name="ce109"/>
          <table:table-cell table:style-name="ce105" office:value-type="float" office:value="2" calcext:value-type="float">
            <text:p>2</text:p>
          </table:table-cell>
          <table:table-cell table:style-name="ce105" table:formula="of:=[.C24]*[.H24]" office:value-type="float" office:value="10" calcext:value-type="float">
            <text:p>10</text:p>
          </table:table-cell>
          <table:table-cell table:style-name="ce105"/>
          <table:table-cell table:style-name="ce102"/>
        </table:table-row>
        <table:table-row table:style-name="ro12">
          <table:table-cell/>
          <table:table-cell table:style-name="ce102" office:value-type="string" calcext:value-type="string">
            <text:p>MariaDB</text:p>
          </table:table-cell>
          <table:table-cell table:style-name="ce105" office:value-type="float" office:value="25" calcext:value-type="float">
            <text:p>25</text:p>
          </table:table-cell>
          <table:table-cell table:style-name="ce105" office:value-type="float" office:value="8" calcext:value-type="float">
            <text:p>8</text:p>
          </table:table-cell>
          <table:table-cell table:style-name="ce105" table:formula="of:=[.C25]*[.D25]" office:value-type="float" office:value="200" calcext:value-type="float">
            <text:p>200</text:p>
          </table:table-cell>
          <table:table-cell table:style-name="ce109" table:formula="of:=[.E25]*1.1" office:value-type="float" office:value="220" calcext:value-type="float">
            <text:p>220</text:p>
          </table:table-cell>
          <table:table-cell table:style-name="ce109"/>
          <table:table-cell table:style-name="ce105" office:value-type="float" office:value="16" calcext:value-type="float">
            <text:p>16</text:p>
          </table:table-cell>
          <table:table-cell table:style-name="ce105" table:formula="of:=[.C25]*[.H25]" office:value-type="float" office:value="400" calcext:value-type="float">
            <text:p>400</text:p>
          </table:table-cell>
          <table:table-cell table:style-name="ce105"/>
          <table:table-cell table:style-name="ce102"/>
        </table:table-row>
        <table:table-row table:style-name="ro11">
          <table:table-cell/>
          <table:table-cell table:style-name="ce103" office:value-type="string" calcext:value-type="string">
            <text:p>Total</text:p>
          </table:table-cell>
          <table:table-cell table:style-name="ce106" table:formula="of:=SUM([.C20:.C25])" office:value-type="float" office:value="67" calcext:value-type="float">
            <text:p>67</text:p>
          </table:table-cell>
          <table:table-cell table:style-name="ce106"/>
          <table:table-cell table:style-name="ce106" table:formula="of:=SUM([.E19:.E25])" office:value-type="float" office:value="477" calcext:value-type="float">
            <text:p>477</text:p>
          </table:table-cell>
          <table:table-cell table:style-name="ce110" table:formula="of:=[.E26]*1.1" office:value-type="float" office:value="524.7" calcext:value-type="float">
            <text:p>525</text:p>
          </table:table-cell>
          <table:table-cell table:style-name="ce110" table:formula="of:=[.F26]/16" office:value-type="float" office:value="32.79375" calcext:value-type="float">
            <text:p>33</text:p>
          </table:table-cell>
          <table:table-cell table:style-name="ce106"/>
          <table:table-cell table:style-name="ce106" table:formula="of:=SUM([.I19:.I25])" office:value-type="float" office:value="900" calcext:value-type="float">
            <text:p>900</text:p>
          </table:table-cell>
          <table:table-cell table:style-name="ce106"/>
          <table:table-cell table:style-name="ce103"/>
        </table:table-row>
        <table:table-row table:style-name="ro11">
          <table:table-cell table:number-columns-repeated="11"/>
        </table:table-row>
        <table:table-row table:style-name="ro11">
          <table:table-cell/>
          <table:table-cell table:style-name="ce99" office:value-type="string" calcext:value-type="string">
            <text:p>Pre-production</text:p>
          </table:table-cell>
          <table:table-cell table:number-columns-repeated="9"/>
        </table:table-row>
        <table:table-row table:style-name="ro11">
          <table:table-cell table:number-columns-repeated="11"/>
        </table:table-row>
        <table:table-row table:style-name="ro12">
          <table:table-cell/>
          <table:table-cell table:style-name="ce36" office:value-type="string" calcext:value-type="string">
            <text:p>Server</text:p>
          </table:table-cell>
          <table:table-cell table:style-name="ce36" office:value-type="string" calcext:value-type="string">
            <text:p>Nodes</text:p>
          </table:table-cell>
          <table:table-cell table:style-name="ce36" office:value-type="string" calcext:value-type="string" table:number-columns-spanned="2" table:number-rows-spanned="1">
            <text:p>vCPU</text:p>
          </table:table-cell>
          <table:covered-table-cell table:style-name="ce36"/>
          <table:table-cell table:style-name="ce36" office:value-type="string" calcext:value-type="string" table:number-columns-spanned="2" table:number-rows-spanned="1">
            <text:p>Physical</text:p>
          </table:table-cell>
          <table:covered-table-cell table:style-name="ce36"/>
          <table:table-cell table:style-name="ce36" office:value-type="string" calcext:value-type="string" table:number-columns-spanned="2" table:number-rows-spanned="1">
            <text:p>RAM (Gb)</text:p>
          </table:table-cell>
          <table:covered-table-cell table:style-name="ce36"/>
          <table:table-cell table:style-name="ce36" office:value-type="string" calcext:value-type="string">
            <text:p>Network</text:p>
          </table:table-cell>
          <table:table-cell table:style-name="ce36" office:value-type="string" calcext:value-type="string">
            <text:p>Comments</text:p>
          </table:table-cell>
        </table:table-row>
        <table:table-row table:style-name="ro12">
          <table:table-cell/>
          <table:table-cell table:style-name="ce100" table:number-columns-repeated="2"/>
          <table:table-cell table:style-name="ce107" office:value-type="string" calcext:value-type="string">
            <text:p>Unit</text:p>
          </table:table-cell>
          <table:table-cell table:style-name="ce108" office:value-type="string" calcext:value-type="string">
            <text:p>Total</text:p>
          </table:table-cell>
          <table:table-cell table:style-name="ce108" office:value-type="string" calcext:value-type="string">
            <text:p>Cores</text:p>
          </table:table-cell>
          <table:table-cell table:style-name="ce108" office:value-type="string" calcext:value-type="string">
            <text:p>Blades</text:p>
          </table:table-cell>
          <table:table-cell table:style-name="ce108" office:value-type="string" calcext:value-type="string">
            <text:p>Unit</text:p>
          </table:table-cell>
          <table:table-cell table:style-name="ce108" office:value-type="string" calcext:value-type="string">
            <text:p>Total</text:p>
          </table:table-cell>
          <table:table-cell table:style-name="ce100" table:number-columns-repeated="2"/>
        </table:table-row>
        <table:table-row table:style-name="ro13">
          <table:table-cell/>
          <table:table-cell table:style-name="ce101" office:value-type="string" calcext:value-type="string">
            <text:p>LDAP</text:p>
          </table:table-cell>
          <table:table-cell table:style-name="ce104" office:value-type="float" office:value="4" calcext:value-type="float">
            <text:p>4</text:p>
          </table:table-cell>
          <table:table-cell table:style-name="ce104" table:number-columns-repeated="7"/>
          <table:table-cell table:style-name="ce101" office:value-type="string" calcext:value-type="string">
            <text:p>Used ?</text:p>
          </table:table-cell>
        </table:table-row>
        <table:table-row table:style-name="ro12">
          <table:table-cell/>
          <table:table-cell table:style-name="ce102" office:value-type="string" calcext:value-type="string">
            <text:p>Alteon</text:p>
          </table:table-cell>
          <table:table-cell table:number-columns-repeated="2" table:style-name="ce105" office:value-type="float" office:value="2" calcext:value-type="float">
            <text:p>2</text:p>
          </table:table-cell>
          <table:table-cell table:style-name="ce105" table:formula="of:=[.C33]*[.D33]" office:value-type="float" office:value="4" calcext:value-type="float">
            <text:p>4</text:p>
          </table:table-cell>
          <table:table-cell table:style-name="ce109" table:formula="of:=[.E33]*1.1" office:value-type="float" office:value="4.4" calcext:value-type="float">
            <text:p>4</text:p>
          </table:table-cell>
          <table:table-cell table:style-name="ce109"/>
          <table:table-cell table:style-name="ce105" office:value-type="float" office:value="2" calcext:value-type="float">
            <text:p>2</text:p>
          </table:table-cell>
          <table:table-cell table:style-name="ce105" table:formula="of:=[.C33]*[.H33]" office:value-type="float" office:value="4" calcext:value-type="float">
            <text:p>4</text:p>
          </table:table-cell>
          <table:table-cell table:style-name="ce105" office:value-type="string" calcext:value-type="string">
            <text:p>200 Mb/s</text:p>
          </table:table-cell>
          <table:table-cell table:style-name="ce111" office:value-type="string" calcext:value-type="string">
            <text:p>VA</text:p>
          </table:table-cell>
        </table:table-row>
        <table:table-row table:style-name="ro12">
          <table:table-cell/>
          <table:table-cell table:style-name="ce102" office:value-type="string" calcext:value-type="string">
            <text:p>Apache RP</text:p>
          </table:table-cell>
          <table:table-cell table:number-columns-repeated="2" table:style-name="ce105" office:value-type="float" office:value="2" calcext:value-type="float">
            <text:p>2</text:p>
          </table:table-cell>
          <table:table-cell table:style-name="ce105" table:formula="of:=[.C34]*[.D34]" office:value-type="float" office:value="4" calcext:value-type="float">
            <text:p>4</text:p>
          </table:table-cell>
          <table:table-cell table:style-name="ce109" table:formula="of:=[.E34]*1.1" office:value-type="float" office:value="4.4" calcext:value-type="float">
            <text:p>4</text:p>
          </table:table-cell>
          <table:table-cell table:style-name="ce109"/>
          <table:table-cell table:style-name="ce105" office:value-type="float" office:value="2" calcext:value-type="float">
            <text:p>2</text:p>
          </table:table-cell>
          <table:table-cell table:style-name="ce105" table:formula="of:=[.C34]*[.H34]" office:value-type="float" office:value="4" calcext:value-type="float">
            <text:p>4</text:p>
          </table:table-cell>
          <table:table-cell table:style-name="ce105" office:value-type="string" calcext:value-type="string">
            <text:p>100 Mb/s</text:p>
          </table:table-cell>
          <table:table-cell table:style-name="ce102" office:value-type="string" calcext:value-type="string">
            <text:p>or Nginx ?</text:p>
          </table:table-cell>
        </table:table-row>
        <table:table-row table:style-name="ro12">
          <table:table-cell/>
          <table:table-cell table:style-name="ce102" office:value-type="string" calcext:value-type="string">
            <text:p>OwnCloud</text:p>
          </table:table-cell>
          <table:table-cell table:number-columns-repeated="2" table:style-name="ce105" office:value-type="float" office:value="2" calcext:value-type="float">
            <text:p>2</text:p>
          </table:table-cell>
          <table:table-cell table:style-name="ce105" table:formula="of:=[.C35]*[.D35]" office:value-type="float" office:value="4" calcext:value-type="float">
            <text:p>4</text:p>
          </table:table-cell>
          <table:table-cell table:style-name="ce109" table:formula="of:=[.E35]*1.1" office:value-type="float" office:value="4.4" calcext:value-type="float">
            <text:p>4</text:p>
          </table:table-cell>
          <table:table-cell table:style-name="ce109"/>
          <table:table-cell table:style-name="ce105" office:value-type="float" office:value="2" calcext:value-type="float">
            <text:p>2</text:p>
          </table:table-cell>
          <table:table-cell table:style-name="ce105" table:formula="of:=[.C35]*[.H35]" office:value-type="float" office:value="4" calcext:value-type="float">
            <text:p>4</text:p>
          </table:table-cell>
          <table:table-cell table:style-name="ce105"/>
          <table:table-cell table:style-name="ce102"/>
        </table:table-row>
        <table:table-row table:style-name="ro12">
          <table:table-cell/>
          <table:table-cell table:style-name="ce102" office:value-type="string" calcext:value-type="string">
            <text:p>Cluster Control</text:p>
          </table:table-cell>
          <table:table-cell table:number-columns-repeated="2" table:style-name="ce105" office:value-type="float" office:value="1" calcext:value-type="float">
            <text:p>1</text:p>
          </table:table-cell>
          <table:table-cell table:style-name="ce105" table:formula="of:=[.C36]*[.D36]" office:value-type="float" office:value="1" calcext:value-type="float">
            <text:p>1</text:p>
          </table:table-cell>
          <table:table-cell table:style-name="ce109" table:formula="of:=[.E36]*1.1" office:value-type="float" office:value="1.1" calcext:value-type="float">
            <text:p>1</text:p>
          </table:table-cell>
          <table:table-cell table:style-name="ce109"/>
          <table:table-cell table:style-name="ce105" office:value-type="float" office:value="2" calcext:value-type="float">
            <text:p>2</text:p>
          </table:table-cell>
          <table:table-cell table:style-name="ce105" table:formula="of:=[.C36]*[.H36]" office:value-type="float" office:value="2" calcext:value-type="float">
            <text:p>2</text:p>
          </table:table-cell>
          <table:table-cell table:style-name="ce105"/>
          <table:table-cell table:style-name="ce102"/>
        </table:table-row>
        <table:table-row table:style-name="ro12">
          <table:table-cell/>
          <table:table-cell table:style-name="ce102" office:value-type="string" calcext:value-type="string">
            <text:p>HA Proxy</text:p>
          </table:table-cell>
          <table:table-cell table:number-columns-repeated="2" table:style-name="ce105" office:value-type="float" office:value="2" calcext:value-type="float">
            <text:p>2</text:p>
          </table:table-cell>
          <table:table-cell table:style-name="ce105" table:formula="of:=[.C37]*[.D37]" office:value-type="float" office:value="4" calcext:value-type="float">
            <text:p>4</text:p>
          </table:table-cell>
          <table:table-cell table:style-name="ce109" table:formula="of:=[.E37]*1.1" office:value-type="float" office:value="4.4" calcext:value-type="float">
            <text:p>4</text:p>
          </table:table-cell>
          <table:table-cell table:style-name="ce109"/>
          <table:table-cell table:style-name="ce105" office:value-type="float" office:value="2" calcext:value-type="float">
            <text:p>2</text:p>
          </table:table-cell>
          <table:table-cell table:style-name="ce105" table:formula="of:=[.C37]*[.H37]" office:value-type="float" office:value="4" calcext:value-type="float">
            <text:p>4</text:p>
          </table:table-cell>
          <table:table-cell table:style-name="ce105"/>
          <table:table-cell table:style-name="ce102"/>
        </table:table-row>
        <table:table-row table:style-name="ro12">
          <table:table-cell/>
          <table:table-cell table:style-name="ce102" office:value-type="string" calcext:value-type="string">
            <text:p>MariaDB</text:p>
          </table:table-cell>
          <table:table-cell table:style-name="ce105" office:value-type="float" office:value="3" calcext:value-type="float">
            <text:p>3</text:p>
          </table:table-cell>
          <table:table-cell table:style-name="ce105" office:value-type="float" office:value="2" calcext:value-type="float">
            <text:p>2</text:p>
          </table:table-cell>
          <table:table-cell table:style-name="ce105" table:formula="of:=[.C38]*[.D38]" office:value-type="float" office:value="6" calcext:value-type="float">
            <text:p>6</text:p>
          </table:table-cell>
          <table:table-cell table:style-name="ce109" table:formula="of:=[.E38]*1.1" office:value-type="float" office:value="6.6" calcext:value-type="float">
            <text:p>7</text:p>
          </table:table-cell>
          <table:table-cell table:style-name="ce109"/>
          <table:table-cell table:style-name="ce105" office:value-type="float" office:value="2" calcext:value-type="float">
            <text:p>2</text:p>
          </table:table-cell>
          <table:table-cell table:style-name="ce105" table:formula="of:=[.C38]*[.H38]" office:value-type="float" office:value="6" calcext:value-type="float">
            <text:p>6</text:p>
          </table:table-cell>
          <table:table-cell table:style-name="ce105"/>
          <table:table-cell table:style-name="ce102"/>
        </table:table-row>
        <table:table-row table:style-name="ro11">
          <table:table-cell/>
          <table:table-cell table:style-name="ce103" office:value-type="string" calcext:value-type="string">
            <text:p>Total</text:p>
          </table:table-cell>
          <table:table-cell table:style-name="ce106" table:formula="of:=SUM([.C32:.C38])" office:value-type="float" office:value="16" calcext:value-type="float">
            <text:p>16</text:p>
          </table:table-cell>
          <table:table-cell table:style-name="ce106"/>
          <table:table-cell table:style-name="ce106" table:formula="of:=SUM([.E32:.E38])" office:value-type="float" office:value="23" calcext:value-type="float">
            <text:p>23</text:p>
          </table:table-cell>
          <table:table-cell table:style-name="ce110" table:formula="of:=[.E39]*1.1" office:value-type="float" office:value="25.3" calcext:value-type="float">
            <text:p>25</text:p>
          </table:table-cell>
          <table:table-cell table:style-name="ce110" table:formula="of:=[.F39]/16" office:value-type="float" office:value="1.58125" calcext:value-type="float">
            <text:p>2</text:p>
          </table:table-cell>
          <table:table-cell table:style-name="ce106"/>
          <table:table-cell table:style-name="ce106" table:formula="of:=SUM([.I32:.I38])" office:value-type="float" office:value="24" calcext:value-type="float">
            <text:p>24</text:p>
          </table:table-cell>
          <table:table-cell table:style-name="ce106"/>
          <table:table-cell table:style-name="ce103"/>
        </table:table-row>
        <table:table-row table:style-name="ro11" table:number-rows-repeated="1048536">
          <table:table-cell table:number-columns-repeated="11"/>
        </table:table-row>
        <table:table-row table:style-name="ro11">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1"/>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fr" fo:country="FR"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text-style style:name="N100">
      <number:text-content/>
    </number:text-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min-integer-digits="1"/>
      <number:text> r/s</number:text>
    </number:number-style>
    <number:number-style style:name="N109">
      <number:number number:decimal-places="2" number:min-integer-digits="1"/>
      <number:text> r/s</number:text>
    </number:number-style>
    <number:number-style style:name="N110">
      <number:number number:decimal-places="2" number:min-integer-digits="1"/>
      <number:text> mb/s</number:text>
    </number:number-style>
    <number:number-style style:name="N111">
      <number:number number:decimal-places="0" number:min-integer-digits="1"/>
      <number:text> mb/s</number:text>
    </number:number-style>
    <number:number-style style:name="N112">
      <number:number number:decimal-places="0" number:min-integer-digits="1" number:grouping="true" number:display-factor="1000"/>
      <number:text>mb/s</number:text>
    </number:number-style>
    <number:number-style style:name="N113">
      <number:number number:decimal-places="0" number:min-integer-digits="1" number:grouping="true"/>
      <number:text> mb/s</number:text>
    </number:number-style>
    <number:number-style style:name="N114">
      <number:number number:min-integer-digits="1"/>
      <number:text> conn</number:text>
    </number:number-style>
    <number:number-style style:name="N115">
      <number:number number:decimal-places="0" number:min-integer-digits="1"/>
      <number:text> serv</number:text>
    </number:number-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text> </number:text>
      <number:fill-character> </number:fill-character>
      <number:number number:decimal-places="0" number:min-integer-digits="1" number:grouping="true"/>
      <number:text>    </number:text>
    </number:number-style>
    <number:number-style style:name="N125P1" style:volatile="true">
      <number:text>-</number:text>
      <number:fill-character> </number:fill-character>
      <number:number number: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fill-character> </number:fill-character>
      <number:number number:decimal-places="0" number:min-integer-digits="1" number:grouping="true"/>
      <number:text> € </number:text>
    </number:number-style>
    <number:number-style style:name="N129P1" style:volatile="true">
      <number:text>-</number:text>
      <number:fill-character> </number:fill-character>
      <number:number number:decimal-places="0" number:min-integer-digits="1" number:grouping="true"/>
      <number:text> € </number:text>
    </number:number-style>
    <number:number-style style:name="N129P2" style:volatile="true">
      <number:text> </number:text>
      <number:fill-character> </number:fill-character>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fill-character> </number:fill-character>
      <number:number number:decimal-places="2" number:min-integer-digits="1" number:grouping="true"/>
      <number:text>    </number:text>
    </number:number-style>
    <number:number-style style:name="N133P1" style:volatile="true">
      <number:text>-</number:text>
      <number:fill-character> </number:fill-character>
      <number:number number:decimal-places="2" number:min-integer-digits="1" number:grouping="true"/>
      <number:text>    </number:text>
    </number:number-style>
    <number:number-style style:name="N133P2" style:volatile="true">
      <number:text> </number:text>
      <number:fill-character> </number: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fill-character> </number:fill-character>
      <number:number number:decimal-places="2" number:min-integer-digits="1" number:grouping="true"/>
      <number:text> € </number:text>
    </number:number-style>
    <number:number-style style:name="N137P1" style:volatile="true">
      <number:text>-</number:text>
      <number:fill-character> </number:fill-character>
      <number:number number:decimal-places="2" number:min-integer-digits="1" number:grouping="true"/>
      <number:text> € </number:text>
    </number:number-style>
    <number:number-style style:name="N137P2" style:volatile="true">
      <number:text> </number:text>
      <number:fill-character> </number:fill-character>
      <number:text>-</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number:min-integer-digits="3" number:min-exponent-digits="1"/>
    </number:number-style>
    <number:currency-style style:name="N142P0" style:volatile="true">
      <number:number number:decimal-places="2" number:min-integer-digits="1" number:grouping="true"/>
      <number:text> </number:text>
      <number:currency-symbol number:language="fr" number:country="FR">€</number:currency-symbol>
    </number:currency-style>
    <number:currency-style style:name="N14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2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ext-propertie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Normal_20_3" style:display-name="Normal 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styles>
  <office:automatic-styles>
    <style:page-layout style:name="Mpm1">
      <style:page-layout-properties fo:page-width="42cm" fo:page-height="29.7cm" style:num-format="1" style:print-orientation="landscape" fo:background-color="transparent" style:print-page-order="ltr" style:scale-to="78%"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region-left>
          <text:p><text:sheet-name>???</text:sheet-name></text:p>
        </style:region-left>
        <style:region-right>
          <text:p><text:title>???</text:title></text:p>
        </style:region-right>
      </style:header>
      <style:header-left style:display="false"/>
      <style:footer>
        <style:region-left>
          <text:p><text:date style:data-style-name="N2" text:date-value="2014-04-25">00/00/0000</text:date></text:p>
        </style:region-left>
        <style:region-right>
          <text:p><text:page-number>1</text:page-number></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5">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VILAREM</meta:initial-creator>
    <meta:creation-date>2014-02-28T15:34:21.923802847</meta:creation-date>
    <dc:date>2014-04-25T09:59:37.684910418</dc:date>
    <dc:creator>David ROUSSE</dc:creator>
    <meta:editing-duration>PT6H3M33S</meta:editing-duration>
    <meta:editing-cycles>82</meta:editing-cycles>
    <meta:generator>LibreOffice/4.1.1.2$Linux_X86_64 LibreOffice_project/410m0$Build-2</meta:generator>
    <meta:document-statistic meta:table-count="3" meta:cell-count="1390" meta:object-count="2"/>
  </office:meta>
</office:document-meta>
</file>